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505cm"/>
    </style:style>
    <style:style style:name="co6" style:family="table-column">
      <style:table-column-properties fo:break-before="auto" style:column-width="4.616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3.01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4.396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" fo:font-size="14pt" fo:font-style="normal" fo:text-shadow="none" style:text-underline-style="none" fo:font-weight="normal" style:font-size-asian="14pt" style:font-style-asian="normal" style:font-weight-asian="normal" style:font-name-complex="F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" fo:font-size="14pt" fo:font-style="normal" fo:text-shadow="none" style:text-underline-style="none" fo:font-weight="normal" style:font-size-asian="14pt" style:font-style-asian="normal" style:font-weight-asian="normal" style:font-name-complex="F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8" style:family="table-cell" style:parent-style-name="Default" style:data-style-name="N118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9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dobe Gothic Std B" fo:font-size="14pt" fo:font-style="normal" fo:text-shadow="none" style:text-underline-style="none" fo:font-weight="bold" style:font-size-asian="14pt" style:font-style-asian="normal" style:font-weight-asian="bold" style:font-name-complex="Adobe Gothic Std B" style:font-size-complex="14pt" style:font-style-complex="normal" style:font-weight-complex="bold"/>
    </style:style>
    <style:style style:name="ce10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" fo:font-size="14pt" fo:font-style="normal" fo:text-shadow="none" style:text-underline-style="none" fo:font-weight="normal" style:font-size-asian="14pt" style:font-style-asian="normal" style:font-weight-asian="normal" style:font-name-complex="F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10"/>
        <table:table-column table:style-name="co3" table:number-columns-repeated="243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lor</text:p>
          </table:table-cell>
          <table:table-cell table:style-name="ce1" office:value-type="string" calcext:value-type="string" table:number-columns-spanned="1" table:number-rows-spanned="2">
            <text:p>Hex</text:p>
          </table:table-cell>
          <table:table-cell table:style-name="ce5" office:value-type="string" calcext:value-type="string" table:number-columns-spanned="3" table:number-rows-spanned="1">
            <text:p>Hex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RGB Values</text:p>
          </table:table-cell>
          <table:covered-table-cell table:number-columns-repeated="2" table:style-name="ce7"/>
          <table:table-cell table:style-name="ce5" office:value-type="string" calcext:value-type="string" table:number-columns-spanned="1" table:number-rows-spanned="2">
            <text:p>Min</text:p>
          </table:table-cell>
          <table:table-cell table:style-name="ce5" office:value-type="string" calcext:value-type="string" table:number-columns-spanned="1" table:number-rows-spanned="2">
            <text:p>Max</text:p>
          </table:table-cell>
          <table:table-cell table:style-name="ce5" office:value-type="string" calcext:value-type="string" table:number-columns-spanned="1" table:number-rows-spanned="2">
            <text:p>Luminance</text:p>
          </table:table-cell>
          <table:table-cell table:style-name="ce5" office:value-type="string" calcext:value-type="string" table:number-columns-spanned="1" table:number-rows-spanned="2">
            <text:p>Saturation</text:p>
          </table:table-cell>
          <table:table-cell table:style-name="ce5" office:value-type="string" calcext:value-type="string" table:number-columns-spanned="1" table:number-rows-spanned="2">
            <text:p>Hue</text:p>
          </table:table-cell>
          <table:table-cell table:style-name="ce8" office:value-type="string" calcext:value-type="string" table:number-columns-spanned="1" table:number-rows-spanned="2">
            <text:p>Hue Angle</text:p>
          </table:table-cell>
          <table:table-cell table:style-name="ce6" table:number-columns-repeated="1010"/>
        </table:table-row>
        <table:table-row table:style-name="ro2">
          <table:covered-table-cell table:number-columns-repeated="2" table:style-name="ce2"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B</text:p>
          </table:table-cell>
          <table:covered-table-cell table:number-columns-repeated="5" table:style-name="ce7"/>
          <table:covered-table-cell table:style-name="ce9"/>
          <table:table-cell table:style-name="ce6" table:number-columns-repeated="1010"/>
        </table:table-row>
        <table:table-row table:style-name="ro3"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#800080</text:p>
          </table:table-cell>
          <table:table-cell table:formula="of:=LEFT(RIGHT([.B3];6);2)" office:value-type="string" office:string-value="80" calcext:value-type="string">
            <text:p>80</text:p>
          </table:table-cell>
          <table:table-cell table:formula="of:=RIGHT(LEFT(RIGHT([.B3];6);4);2)" office:value-type="string" office:string-value="00" calcext:value-type="string">
            <text:p>00</text:p>
          </table:table-cell>
          <table:table-cell table:formula="of:=RIGHT(RIGHT([.B3];6);2)" office:value-type="string" office:string-value="80" calcext:value-type="string">
            <text:p>80</text:p>
          </table:table-cell>
          <table:table-cell table:formula="of:=HEX2DEC([.C3])/255" office:value-type="float" office:value="0.501960784313726" calcext:value-type="float">
            <text:p>0.5019607843</text:p>
          </table:table-cell>
          <table:table-cell table:formula="of:=HEX2DEC([.D3])/255" office:value-type="float" office:value="0" calcext:value-type="float">
            <text:p>0</text:p>
          </table:table-cell>
          <table:table-cell table:formula="of:=HEX2DEC([.E3])/255" office:value-type="float" office:value="0.501960784313726" calcext:value-type="float">
            <text:p>0.5019607843</text:p>
          </table:table-cell>
          <table:table-cell table:formula="of:=MIN([.F3:.H3])" office:value-type="float" office:value="0" calcext:value-type="float">
            <text:p>0</text:p>
          </table:table-cell>
          <table:table-cell table:formula="of:=MAX([.F3:.H3])" office:value-type="float" office:value="0.501960784313726" calcext:value-type="float">
            <text:p>0.5019607843</text:p>
          </table:table-cell>
          <table:table-cell table:formula="of:=([.I3]+[.J3])/2" office:value-type="float" office:value="0.250980392156863" calcext:value-type="float">
            <text:p>0.2509803922</text:p>
          </table:table-cell>
          <table:table-cell table:formula="of:=IF([.K3]&lt;0.5;([.J3]-[.I3])/([.J3]+[.I3]);([.J3]-[.I3])/(2-[.J3]-[.I3]))" office:value-type="float" office:value="1" calcext:value-type="float">
            <text:p>1</text:p>
          </table:table-cell>
          <table:table-cell table:formula="of:=ROUND(IF([.J3]=[.F3];IF([.J3]=[.I3];0;([.G3]-[.H3])/([.J3]-[.I3]));IF([.J3]=[.G3];IF([.J3]=[.I3];0;2+([.H3]-[.F3])/([.J3]-[.I3]));IF([.J3]=[.I3];0;4+([.F3]-[.G3])/([.J3]-[.I3]))));2)" office:value-type="float" office:value="-1" calcext:value-type="float">
            <text:p>-1</text:p>
          </table:table-cell>
          <table:table-cell table:formula="of:=[.M3]*60" office:value-type="float" office:value="-60" calcext:value-type="float">
            <text:p>-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magenta</text:p>
          </table:table-cell>
          <table:table-cell table:style-name="ce3" office:value-type="string" calcext:value-type="string">
            <text:p>#8b008b</text:p>
          </table:table-cell>
          <table:table-cell table:formula="of:=LEFT(RIGHT([.B4];6);2)" office:value-type="string" office:string-value="8b" calcext:value-type="string">
            <text:p>8b</text:p>
          </table:table-cell>
          <table:table-cell table:formula="of:=RIGHT(LEFT(RIGHT([.B4];6);4);2)" office:value-type="string" office:string-value="00" calcext:value-type="string">
            <text:p>00</text:p>
          </table:table-cell>
          <table:table-cell table:formula="of:=RIGHT(RIGHT([.B4];6);2)" office:value-type="string" office:string-value="8b" calcext:value-type="string">
            <text:p>8b</text:p>
          </table:table-cell>
          <table:table-cell table:formula="of:=HEX2DEC([.C4])/255" office:value-type="float" office:value="0.545098039215686" calcext:value-type="float">
            <text:p>0.5450980392</text:p>
          </table:table-cell>
          <table:table-cell table:formula="of:=HEX2DEC([.D4])/255" office:value-type="float" office:value="0" calcext:value-type="float">
            <text:p>0</text:p>
          </table:table-cell>
          <table:table-cell table:formula="of:=HEX2DEC([.E4])/255" office:value-type="float" office:value="0.545098039215686" calcext:value-type="float">
            <text:p>0.5450980392</text:p>
          </table:table-cell>
          <table:table-cell table:formula="of:=MIN([.F4:.H4])" office:value-type="float" office:value="0" calcext:value-type="float">
            <text:p>0</text:p>
          </table:table-cell>
          <table:table-cell table:formula="of:=MAX([.F4:.H4])" office:value-type="float" office:value="0.545098039215686" calcext:value-type="float">
            <text:p>0.5450980392</text:p>
          </table:table-cell>
          <table:table-cell table:formula="of:=([.I4]+[.J4])/2" office:value-type="float" office:value="0.272549019607843" calcext:value-type="float">
            <text:p>0.2725490196</text:p>
          </table:table-cell>
          <table:table-cell table:formula="of:=IF([.K4]&lt;0.5;([.J4]-[.I4])/([.J4]+[.I4]);([.J4]-[.I4])/(2-[.J4]-[.I4]))" office:value-type="float" office:value="1" calcext:value-type="float">
            <text:p>1</text:p>
          </table:table-cell>
          <table:table-cell table:formula="of:=ROUND(IF([.J4]=[.F4];IF([.J4]=[.I4];0;([.G4]-[.H4])/([.J4]-[.I4]));IF([.J4]=[.G4];IF([.J4]=[.I4];0;2+([.H4]-[.F4])/([.J4]-[.I4]));IF([.J4]=[.I4];0;4+([.F4]-[.G4])/([.J4]-[.I4]))));2)" office:value-type="float" office:value="-1" calcext:value-type="float">
            <text:p>-1</text:p>
          </table:table-cell>
          <table:table-cell table:formula="of:=[.M4]*60" office:value-type="float" office:value="-60" calcext:value-type="float">
            <text:p>-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fuchsia</text:p>
          </table:table-cell>
          <table:table-cell table:style-name="ce3" office:value-type="string" calcext:value-type="string">
            <text:p>#ff00ff</text:p>
          </table:table-cell>
          <table:table-cell table:formula="of:=LEFT(RIGHT([.B5];6);2)" office:value-type="string" office:string-value="ff" calcext:value-type="string">
            <text:p>ff</text:p>
          </table:table-cell>
          <table:table-cell table:formula="of:=RIGHT(LEFT(RIGHT([.B5];6);4);2)" office:value-type="string" office:string-value="00" calcext:value-type="string">
            <text:p>00</text:p>
          </table:table-cell>
          <table:table-cell table:formula="of:=RIGHT(RIGHT([.B5];6);2)" office:value-type="string" office:string-value="ff" calcext:value-type="string">
            <text:p>ff</text:p>
          </table:table-cell>
          <table:table-cell table:formula="of:=HEX2DEC([.C5])/255" office:value-type="float" office:value="1" calcext:value-type="float">
            <text:p>1</text:p>
          </table:table-cell>
          <table:table-cell table:formula="of:=HEX2DEC([.D5])/255" office:value-type="float" office:value="0" calcext:value-type="float">
            <text:p>0</text:p>
          </table:table-cell>
          <table:table-cell table:formula="of:=HEX2DEC([.E5])/255" office:value-type="float" office:value="1" calcext:value-type="float">
            <text:p>1</text:p>
          </table:table-cell>
          <table:table-cell table:formula="of:=MIN([.F5:.H5])" office:value-type="float" office:value="0" calcext:value-type="float">
            <text:p>0</text:p>
          </table:table-cell>
          <table:table-cell table:formula="of:=MAX([.F5:.H5])" office:value-type="float" office:value="1" calcext:value-type="float">
            <text:p>1</text:p>
          </table:table-cell>
          <table:table-cell table:formula="of:=([.I5]+[.J5])/2" office:value-type="float" office:value="0.5" calcext:value-type="float">
            <text:p>0.5</text:p>
          </table:table-cell>
          <table:table-cell table:formula="of:=IF([.K5]&lt;0.5;([.J5]-[.I5])/([.J5]+[.I5]);([.J5]-[.I5])/(2-[.J5]-[.I5]))" office:value-type="float" office:value="1" calcext:value-type="float">
            <text:p>1</text:p>
          </table:table-cell>
          <table:table-cell table:formula="of:=ROUND(IF([.J5]=[.F5];IF([.J5]=[.I5];0;([.G5]-[.H5])/([.J5]-[.I5]));IF([.J5]=[.G5];IF([.J5]=[.I5];0;2+([.H5]-[.F5])/([.J5]-[.I5]));IF([.J5]=[.I5];0;4+([.F5]-[.G5])/([.J5]-[.I5]))));2)" office:value-type="float" office:value="-1" calcext:value-type="float">
            <text:p>-1</text:p>
          </table:table-cell>
          <table:table-cell table:formula="of:=[.M5]*60" office:value-type="float" office:value="-60" calcext:value-type="float">
            <text:p>-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violet</text:p>
          </table:table-cell>
          <table:table-cell table:style-name="ce3" office:value-type="string" calcext:value-type="string">
            <text:p>#ee82ee</text:p>
          </table:table-cell>
          <table:table-cell table:formula="of:=LEFT(RIGHT([.B6];6);2)" office:value-type="string" office:string-value="ee" calcext:value-type="string">
            <text:p>ee</text:p>
          </table:table-cell>
          <table:table-cell table:formula="of:=RIGHT(LEFT(RIGHT([.B6];6);4);2)" office:value-type="string" office:string-value="82" calcext:value-type="string">
            <text:p>82</text:p>
          </table:table-cell>
          <table:table-cell table:formula="of:=RIGHT(RIGHT([.B6];6);2)" office:value-type="string" office:string-value="ee" calcext:value-type="string">
            <text:p>ee</text:p>
          </table:table-cell>
          <table:table-cell table:formula="of:=HEX2DEC([.C6])/255" office:value-type="float" office:value="0.933333333333333" calcext:value-type="float">
            <text:p>0.9333333333</text:p>
          </table:table-cell>
          <table:table-cell table:formula="of:=HEX2DEC([.D6])/255" office:value-type="float" office:value="0.509803921568627" calcext:value-type="float">
            <text:p>0.5098039216</text:p>
          </table:table-cell>
          <table:table-cell table:formula="of:=HEX2DEC([.E6])/255" office:value-type="float" office:value="0.933333333333333" calcext:value-type="float">
            <text:p>0.9333333333</text:p>
          </table:table-cell>
          <table:table-cell table:formula="of:=MIN([.F6:.H6])" office:value-type="float" office:value="0.509803921568627" calcext:value-type="float">
            <text:p>0.5098039216</text:p>
          </table:table-cell>
          <table:table-cell table:formula="of:=MAX([.F6:.H6])" office:value-type="float" office:value="0.933333333333333" calcext:value-type="float">
            <text:p>0.9333333333</text:p>
          </table:table-cell>
          <table:table-cell table:formula="of:=([.I6]+[.J6])/2" office:value-type="float" office:value="0.72156862745098" calcext:value-type="float">
            <text:p>0.7215686275</text:p>
          </table:table-cell>
          <table:table-cell table:formula="of:=IF([.K6]&lt;0.5;([.J6]-[.I6])/([.J6]+[.I6]);([.J6]-[.I6])/(2-[.J6]-[.I6]))" office:value-type="float" office:value="0.76056338028169" calcext:value-type="float">
            <text:p>0.7605633803</text:p>
          </table:table-cell>
          <table:table-cell table:formula="of:=ROUND(IF([.J6]=[.F6];IF([.J6]=[.I6];0;([.G6]-[.H6])/([.J6]-[.I6]));IF([.J6]=[.G6];IF([.J6]=[.I6];0;2+([.H6]-[.F6])/([.J6]-[.I6]));IF([.J6]=[.I6];0;4+([.F6]-[.G6])/([.J6]-[.I6]))));2)" office:value-type="float" office:value="-1" calcext:value-type="float">
            <text:p>-1</text:p>
          </table:table-cell>
          <table:table-cell table:formula="of:=[.M6]*60" office:value-type="float" office:value="-60" calcext:value-type="float">
            <text:p>-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lum</text:p>
          </table:table-cell>
          <table:table-cell table:style-name="ce3" office:value-type="string" calcext:value-type="string">
            <text:p>#dda0dd</text:p>
          </table:table-cell>
          <table:table-cell table:formula="of:=LEFT(RIGHT([.B7];6);2)" office:value-type="string" office:string-value="dd" calcext:value-type="string">
            <text:p>dd</text:p>
          </table:table-cell>
          <table:table-cell table:formula="of:=RIGHT(LEFT(RIGHT([.B7];6);4);2)" office:value-type="string" office:string-value="a0" calcext:value-type="string">
            <text:p>a0</text:p>
          </table:table-cell>
          <table:table-cell table:formula="of:=RIGHT(RIGHT([.B7];6);2)" office:value-type="string" office:string-value="dd" calcext:value-type="string">
            <text:p>dd</text:p>
          </table:table-cell>
          <table:table-cell table:formula="of:=HEX2DEC([.C7])/255" office:value-type="float" office:value="0.866666666666667" calcext:value-type="float">
            <text:p>0.8666666667</text:p>
          </table:table-cell>
          <table:table-cell table:formula="of:=HEX2DEC([.D7])/255" office:value-type="float" office:value="0.627450980392157" calcext:value-type="float">
            <text:p>0.6274509804</text:p>
          </table:table-cell>
          <table:table-cell table:formula="of:=HEX2DEC([.E7])/255" office:value-type="float" office:value="0.866666666666667" calcext:value-type="float">
            <text:p>0.8666666667</text:p>
          </table:table-cell>
          <table:table-cell table:formula="of:=MIN([.F7:.H7])" office:value-type="float" office:value="0.627450980392157" calcext:value-type="float">
            <text:p>0.6274509804</text:p>
          </table:table-cell>
          <table:table-cell table:formula="of:=MAX([.F7:.H7])" office:value-type="float" office:value="0.866666666666667" calcext:value-type="float">
            <text:p>0.8666666667</text:p>
          </table:table-cell>
          <table:table-cell table:formula="of:=([.I7]+[.J7])/2" office:value-type="float" office:value="0.747058823529412" calcext:value-type="float">
            <text:p>0.7470588235</text:p>
          </table:table-cell>
          <table:table-cell table:formula="of:=IF([.K7]&lt;0.5;([.J7]-[.I7])/([.J7]+[.I7]);([.J7]-[.I7])/(2-[.J7]-[.I7]))" office:value-type="float" office:value="0.472868217054264" calcext:value-type="float">
            <text:p>0.4728682171</text:p>
          </table:table-cell>
          <table:table-cell table:formula="of:=ROUND(IF([.J7]=[.F7];IF([.J7]=[.I7];0;([.G7]-[.H7])/([.J7]-[.I7]));IF([.J7]=[.G7];IF([.J7]=[.I7];0;2+([.H7]-[.F7])/([.J7]-[.I7]));IF([.J7]=[.I7];0;4+([.F7]-[.G7])/([.J7]-[.I7]))));2)" office:value-type="float" office:value="-1" calcext:value-type="float">
            <text:p>-1</text:p>
          </table:table-cell>
          <table:table-cell table:formula="of:=[.M7]*60" office:value-type="float" office:value="-60" calcext:value-type="float">
            <text:p>-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histle</text:p>
          </table:table-cell>
          <table:table-cell table:style-name="ce3" office:value-type="string" calcext:value-type="string">
            <text:p>#d8bfd8</text:p>
          </table:table-cell>
          <table:table-cell table:formula="of:=LEFT(RIGHT([.B8];6);2)" office:value-type="string" office:string-value="d8" calcext:value-type="string">
            <text:p>d8</text:p>
          </table:table-cell>
          <table:table-cell table:formula="of:=RIGHT(LEFT(RIGHT([.B8];6);4);2)" office:value-type="string" office:string-value="bf" calcext:value-type="string">
            <text:p>bf</text:p>
          </table:table-cell>
          <table:table-cell table:formula="of:=RIGHT(RIGHT([.B8];6);2)" office:value-type="string" office:string-value="d8" calcext:value-type="string">
            <text:p>d8</text:p>
          </table:table-cell>
          <table:table-cell table:formula="of:=HEX2DEC([.C8])/255" office:value-type="float" office:value="0.847058823529412" calcext:value-type="float">
            <text:p>0.8470588235</text:p>
          </table:table-cell>
          <table:table-cell table:formula="of:=HEX2DEC([.D8])/255" office:value-type="float" office:value="0.749019607843137" calcext:value-type="float">
            <text:p>0.7490196078</text:p>
          </table:table-cell>
          <table:table-cell table:formula="of:=HEX2DEC([.E8])/255" office:value-type="float" office:value="0.847058823529412" calcext:value-type="float">
            <text:p>0.8470588235</text:p>
          </table:table-cell>
          <table:table-cell table:formula="of:=MIN([.F8:.H8])" office:value-type="float" office:value="0.749019607843137" calcext:value-type="float">
            <text:p>0.7490196078</text:p>
          </table:table-cell>
          <table:table-cell table:formula="of:=MAX([.F8:.H8])" office:value-type="float" office:value="0.847058823529412" calcext:value-type="float">
            <text:p>0.8470588235</text:p>
          </table:table-cell>
          <table:table-cell table:formula="of:=([.I8]+[.J8])/2" office:value-type="float" office:value="0.798039215686275" calcext:value-type="float">
            <text:p>0.7980392157</text:p>
          </table:table-cell>
          <table:table-cell table:formula="of:=IF([.K8]&lt;0.5;([.J8]-[.I8])/([.J8]+[.I8]);([.J8]-[.I8])/(2-[.J8]-[.I8]))" office:value-type="float" office:value="0.242718446601942" calcext:value-type="float">
            <text:p>0.2427184466</text:p>
          </table:table-cell>
          <table:table-cell table:formula="of:=ROUND(IF([.J8]=[.F8];IF([.J8]=[.I8];0;([.G8]-[.H8])/([.J8]-[.I8]));IF([.J8]=[.G8];IF([.J8]=[.I8];0;2+([.H8]-[.F8])/([.J8]-[.I8]));IF([.J8]=[.I8];0;4+([.F8]-[.G8])/([.J8]-[.I8]))));2)" office:value-type="float" office:value="-1" calcext:value-type="float">
            <text:p>-1</text:p>
          </table:table-cell>
          <table:table-cell table:formula="of:=[.M8]*60" office:value-type="float" office:value="-60" calcext:value-type="float">
            <text:p>-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rchid</text:p>
          </table:table-cell>
          <table:table-cell table:style-name="ce3" office:value-type="string" calcext:value-type="string">
            <text:p>#da70d6</text:p>
          </table:table-cell>
          <table:table-cell table:formula="of:=LEFT(RIGHT([.B9];6);2)" office:value-type="string" office:string-value="da" calcext:value-type="string">
            <text:p>da</text:p>
          </table:table-cell>
          <table:table-cell table:formula="of:=RIGHT(LEFT(RIGHT([.B9];6);4);2)" office:value-type="string" office:string-value="70" calcext:value-type="string">
            <text:p>70</text:p>
          </table:table-cell>
          <table:table-cell table:formula="of:=RIGHT(RIGHT([.B9];6);2)" office:value-type="string" office:string-value="d6" calcext:value-type="string">
            <text:p>d6</text:p>
          </table:table-cell>
          <table:table-cell table:formula="of:=HEX2DEC([.C9])/255" office:value-type="float" office:value="0.854901960784314" calcext:value-type="float">
            <text:p>0.8549019608</text:p>
          </table:table-cell>
          <table:table-cell table:formula="of:=HEX2DEC([.D9])/255" office:value-type="float" office:value="0.43921568627451" calcext:value-type="float">
            <text:p>0.4392156863</text:p>
          </table:table-cell>
          <table:table-cell table:formula="of:=HEX2DEC([.E9])/255" office:value-type="float" office:value="0.83921568627451" calcext:value-type="float">
            <text:p>0.8392156863</text:p>
          </table:table-cell>
          <table:table-cell table:formula="of:=MIN([.F9:.H9])" office:value-type="float" office:value="0.43921568627451" calcext:value-type="float">
            <text:p>0.4392156863</text:p>
          </table:table-cell>
          <table:table-cell table:formula="of:=MAX([.F9:.H9])" office:value-type="float" office:value="0.854901960784314" calcext:value-type="float">
            <text:p>0.8549019608</text:p>
          </table:table-cell>
          <table:table-cell table:formula="of:=([.I9]+[.J9])/2" office:value-type="float" office:value="0.647058823529412" calcext:value-type="float">
            <text:p>0.6470588235</text:p>
          </table:table-cell>
          <table:table-cell table:formula="of:=IF([.K9]&lt;0.5;([.J9]-[.I9])/([.J9]+[.I9]);([.J9]-[.I9])/(2-[.J9]-[.I9]))" office:value-type="float" office:value="0.588888888888889" calcext:value-type="float">
            <text:p>0.5888888889</text:p>
          </table:table-cell>
          <table:table-cell table:formula="of:=ROUND(IF([.J9]=[.F9];IF([.J9]=[.I9];0;([.G9]-[.H9])/([.J9]-[.I9]));IF([.J9]=[.G9];IF([.J9]=[.I9];0;2+([.H9]-[.F9])/([.J9]-[.I9]));IF([.J9]=[.I9];0;4+([.F9]-[.G9])/([.J9]-[.I9]))));2)" office:value-type="float" office:value="-0.96" calcext:value-type="float">
            <text:p>-0.96</text:p>
          </table:table-cell>
          <table:table-cell table:formula="of:=[.M9]*60" office:value-type="float" office:value="-57.6" calcext:value-type="float">
            <text:p>-57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violetred</text:p>
          </table:table-cell>
          <table:table-cell table:style-name="ce3" office:value-type="string" calcext:value-type="string">
            <text:p>#c71585</text:p>
          </table:table-cell>
          <table:table-cell table:formula="of:=LEFT(RIGHT([.B10];6);2)" office:value-type="string" office:string-value="c7" calcext:value-type="string">
            <text:p>c7</text:p>
          </table:table-cell>
          <table:table-cell table:formula="of:=RIGHT(LEFT(RIGHT([.B10];6);4);2)" office:value-type="string" office:string-value="15" calcext:value-type="string">
            <text:p>15</text:p>
          </table:table-cell>
          <table:table-cell table:formula="of:=RIGHT(RIGHT([.B10];6);2)" office:value-type="string" office:string-value="85" calcext:value-type="string">
            <text:p>85</text:p>
          </table:table-cell>
          <table:table-cell table:formula="of:=HEX2DEC([.C10])/255" office:value-type="float" office:value="0.780392156862745" calcext:value-type="float">
            <text:p>0.7803921569</text:p>
          </table:table-cell>
          <table:table-cell table:formula="of:=HEX2DEC([.D10])/255" office:value-type="float" office:value="0.0823529411764706" calcext:value-type="float">
            <text:p>0.0823529412</text:p>
          </table:table-cell>
          <table:table-cell table:formula="of:=HEX2DEC([.E10])/255" office:value-type="float" office:value="0.52156862745098" calcext:value-type="float">
            <text:p>0.5215686275</text:p>
          </table:table-cell>
          <table:table-cell table:formula="of:=MIN([.F10:.H10])" office:value-type="float" office:value="0.0823529411764706" calcext:value-type="float">
            <text:p>0.0823529412</text:p>
          </table:table-cell>
          <table:table-cell table:formula="of:=MAX([.F10:.H10])" office:value-type="float" office:value="0.780392156862745" calcext:value-type="float">
            <text:p>0.7803921569</text:p>
          </table:table-cell>
          <table:table-cell table:formula="of:=([.I10]+[.J10])/2" office:value-type="float" office:value="0.431372549019608" calcext:value-type="float">
            <text:p>0.431372549</text:p>
          </table:table-cell>
          <table:table-cell table:formula="of:=IF([.K10]&lt;0.5;([.J10]-[.I10])/([.J10]+[.I10]);([.J10]-[.I10])/(2-[.J10]-[.I10]))" office:value-type="float" office:value="0.809090909090909" calcext:value-type="float">
            <text:p>0.8090909091</text:p>
          </table:table-cell>
          <table:table-cell table:formula="of:=ROUND(IF([.J10]=[.F10];IF([.J10]=[.I10];0;([.G10]-[.H10])/([.J10]-[.I10]));IF([.J10]=[.G10];IF([.J10]=[.I10];0;2+([.H10]-[.F10])/([.J10]-[.I10]));IF([.J10]=[.I10];0;4+([.F10]-[.G10])/([.J10]-[.I10]))));2)" office:value-type="float" office:value="-0.63" calcext:value-type="float">
            <text:p>-0.63</text:p>
          </table:table-cell>
          <table:table-cell table:formula="of:=[.M10]*60" office:value-type="float" office:value="-37.8" calcext:value-type="float">
            <text:p>-37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eeppink</text:p>
          </table:table-cell>
          <table:table-cell table:style-name="ce3" office:value-type="string" calcext:value-type="string">
            <text:p>#ff1493</text:p>
          </table:table-cell>
          <table:table-cell table:formula="of:=LEFT(RIGHT([.B11];6);2)" office:value-type="string" office:string-value="ff" calcext:value-type="string">
            <text:p>ff</text:p>
          </table:table-cell>
          <table:table-cell table:formula="of:=RIGHT(LEFT(RIGHT([.B11];6);4);2)" office:value-type="string" office:string-value="14" calcext:value-type="string">
            <text:p>14</text:p>
          </table:table-cell>
          <table:table-cell table:formula="of:=RIGHT(RIGHT([.B11];6);2)" office:value-type="string" office:string-value="93" calcext:value-type="string">
            <text:p>93</text:p>
          </table:table-cell>
          <table:table-cell table:formula="of:=HEX2DEC([.C11])/255" office:value-type="float" office:value="1" calcext:value-type="float">
            <text:p>1</text:p>
          </table:table-cell>
          <table:table-cell table:formula="of:=HEX2DEC([.D11])/255" office:value-type="float" office:value="0.0784313725490196" calcext:value-type="float">
            <text:p>0.0784313725</text:p>
          </table:table-cell>
          <table:table-cell table:formula="of:=HEX2DEC([.E11])/255" office:value-type="float" office:value="0.576470588235294" calcext:value-type="float">
            <text:p>0.5764705882</text:p>
          </table:table-cell>
          <table:table-cell table:formula="of:=MIN([.F11:.H11])" office:value-type="float" office:value="0.0784313725490196" calcext:value-type="float">
            <text:p>0.0784313725</text:p>
          </table:table-cell>
          <table:table-cell table:formula="of:=MAX([.F11:.H11])" office:value-type="float" office:value="1" calcext:value-type="float">
            <text:p>1</text:p>
          </table:table-cell>
          <table:table-cell table:formula="of:=([.I11]+[.J11])/2" office:value-type="float" office:value="0.53921568627451" calcext:value-type="float">
            <text:p>0.5392156863</text:p>
          </table:table-cell>
          <table:table-cell table:formula="of:=IF([.K11]&lt;0.5;([.J11]-[.I11])/([.J11]+[.I11]);([.J11]-[.I11])/(2-[.J11]-[.I11]))" office:value-type="float" office:value="1" calcext:value-type="float">
            <text:p>1</text:p>
          </table:table-cell>
          <table:table-cell table:formula="of:=ROUND(IF([.J11]=[.F11];IF([.J11]=[.I11];0;([.G11]-[.H11])/([.J11]-[.I11]));IF([.J11]=[.G11];IF([.J11]=[.I11];0;2+([.H11]-[.F11])/([.J11]-[.I11]));IF([.J11]=[.I11];0;4+([.F11]-[.G11])/([.J11]-[.I11]))));2)" office:value-type="float" office:value="-0.54" calcext:value-type="float">
            <text:p>-0.54</text:p>
          </table:table-cell>
          <table:table-cell table:formula="of:=[.M11]*60" office:value-type="float" office:value="-32.4" calcext:value-type="float">
            <text:p>-32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hotpink</text:p>
          </table:table-cell>
          <table:table-cell table:style-name="ce3" office:value-type="string" calcext:value-type="string">
            <text:p>#ff69b4</text:p>
          </table:table-cell>
          <table:table-cell table:formula="of:=LEFT(RIGHT([.B12];6);2)" office:value-type="string" office:string-value="ff" calcext:value-type="string">
            <text:p>ff</text:p>
          </table:table-cell>
          <table:table-cell table:formula="of:=RIGHT(LEFT(RIGHT([.B12];6);4);2)" office:value-type="string" office:string-value="69" calcext:value-type="string">
            <text:p>69</text:p>
          </table:table-cell>
          <table:table-cell table:formula="of:=RIGHT(RIGHT([.B12];6);2)" office:value-type="string" office:string-value="b4" calcext:value-type="string">
            <text:p>b4</text:p>
          </table:table-cell>
          <table:table-cell table:formula="of:=HEX2DEC([.C12])/255" office:value-type="float" office:value="1" calcext:value-type="float">
            <text:p>1</text:p>
          </table:table-cell>
          <table:table-cell table:formula="of:=HEX2DEC([.D12])/255" office:value-type="float" office:value="0.411764705882353" calcext:value-type="float">
            <text:p>0.4117647059</text:p>
          </table:table-cell>
          <table:table-cell table:formula="of:=HEX2DEC([.E12])/255" office:value-type="float" office:value="0.705882352941176" calcext:value-type="float">
            <text:p>0.7058823529</text:p>
          </table:table-cell>
          <table:table-cell table:formula="of:=MIN([.F12:.H12])" office:value-type="float" office:value="0.411764705882353" calcext:value-type="float">
            <text:p>0.4117647059</text:p>
          </table:table-cell>
          <table:table-cell table:formula="of:=MAX([.F12:.H12])" office:value-type="float" office:value="1" calcext:value-type="float">
            <text:p>1</text:p>
          </table:table-cell>
          <table:table-cell table:formula="of:=([.I12]+[.J12])/2" office:value-type="float" office:value="0.705882352941176" calcext:value-type="float">
            <text:p>0.7058823529</text:p>
          </table:table-cell>
          <table:table-cell table:formula="of:=IF([.K12]&lt;0.5;([.J12]-[.I12])/([.J12]+[.I12]);([.J12]-[.I12])/(2-[.J12]-[.I12]))" office:value-type="float" office:value="1" calcext:value-type="float">
            <text:p>1</text:p>
          </table:table-cell>
          <table:table-cell table:formula="of:=ROUND(IF([.J12]=[.F12];IF([.J12]=[.I12];0;([.G12]-[.H12])/([.J12]-[.I12]));IF([.J12]=[.G12];IF([.J12]=[.I12];0;2+([.H12]-[.F12])/([.J12]-[.I12]));IF([.J12]=[.I12];0;4+([.F12]-[.G12])/([.J12]-[.I12]))));2)" office:value-type="float" office:value="-0.5" calcext:value-type="float">
            <text:p>-0.5</text:p>
          </table:table-cell>
          <table:table-cell table:formula="of:=[.M12]*60" office:value-type="float" office:value="-30" calcext:value-type="float">
            <text:p>-3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alevioletred</text:p>
          </table:table-cell>
          <table:table-cell table:style-name="ce3" office:value-type="string" calcext:value-type="string">
            <text:p>#db7093</text:p>
          </table:table-cell>
          <table:table-cell table:formula="of:=LEFT(RIGHT([.B13];6);2)" office:value-type="string" office:string-value="db" calcext:value-type="string">
            <text:p>db</text:p>
          </table:table-cell>
          <table:table-cell table:formula="of:=RIGHT(LEFT(RIGHT([.B13];6);4);2)" office:value-type="string" office:string-value="70" calcext:value-type="string">
            <text:p>70</text:p>
          </table:table-cell>
          <table:table-cell table:formula="of:=RIGHT(RIGHT([.B13];6);2)" office:value-type="string" office:string-value="93" calcext:value-type="string">
            <text:p>93</text:p>
          </table:table-cell>
          <table:table-cell table:formula="of:=HEX2DEC([.C13])/255" office:value-type="float" office:value="0.858823529411765" calcext:value-type="float">
            <text:p>0.8588235294</text:p>
          </table:table-cell>
          <table:table-cell table:formula="of:=HEX2DEC([.D13])/255" office:value-type="float" office:value="0.43921568627451" calcext:value-type="float">
            <text:p>0.4392156863</text:p>
          </table:table-cell>
          <table:table-cell table:formula="of:=HEX2DEC([.E13])/255" office:value-type="float" office:value="0.576470588235294" calcext:value-type="float">
            <text:p>0.5764705882</text:p>
          </table:table-cell>
          <table:table-cell table:formula="of:=MIN([.F13:.H13])" office:value-type="float" office:value="0.43921568627451" calcext:value-type="float">
            <text:p>0.4392156863</text:p>
          </table:table-cell>
          <table:table-cell table:formula="of:=MAX([.F13:.H13])" office:value-type="float" office:value="0.858823529411765" calcext:value-type="float">
            <text:p>0.8588235294</text:p>
          </table:table-cell>
          <table:table-cell table:formula="of:=([.I13]+[.J13])/2" office:value-type="float" office:value="0.649019607843137" calcext:value-type="float">
            <text:p>0.6490196078</text:p>
          </table:table-cell>
          <table:table-cell table:formula="of:=IF([.K13]&lt;0.5;([.J13]-[.I13])/([.J13]+[.I13]);([.J13]-[.I13])/(2-[.J13]-[.I13]))" office:value-type="float" office:value="0.597765363128492" calcext:value-type="float">
            <text:p>0.5977653631</text:p>
          </table:table-cell>
          <table:table-cell table:formula="of:=ROUND(IF([.J13]=[.F13];IF([.J13]=[.I13];0;([.G13]-[.H13])/([.J13]-[.I13]));IF([.J13]=[.G13];IF([.J13]=[.I13];0;2+([.H13]-[.F13])/([.J13]-[.I13]));IF([.J13]=[.I13];0;4+([.F13]-[.G13])/([.J13]-[.I13]))));2)" office:value-type="float" office:value="-0.33" calcext:value-type="float">
            <text:p>-0.33</text:p>
          </table:table-cell>
          <table:table-cell table:formula="of:=[.M13]*60" office:value-type="float" office:value="-19.8" calcext:value-type="float">
            <text:p>-19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avenderblush</text:p>
          </table:table-cell>
          <table:table-cell table:style-name="ce3" office:value-type="string" calcext:value-type="string">
            <text:p>#fff0f5</text:p>
          </table:table-cell>
          <table:table-cell table:formula="of:=LEFT(RIGHT([.B14];6);2)" office:value-type="string" office:string-value="ff" calcext:value-type="string">
            <text:p>ff</text:p>
          </table:table-cell>
          <table:table-cell table:formula="of:=RIGHT(LEFT(RIGHT([.B14];6);4);2)" office:value-type="string" office:string-value="f0" calcext:value-type="string">
            <text:p>f0</text:p>
          </table:table-cell>
          <table:table-cell table:formula="of:=RIGHT(RIGHT([.B14];6);2)" office:value-type="string" office:string-value="f5" calcext:value-type="string">
            <text:p>f5</text:p>
          </table:table-cell>
          <table:table-cell table:formula="of:=HEX2DEC([.C14])/255" office:value-type="float" office:value="1" calcext:value-type="float">
            <text:p>1</text:p>
          </table:table-cell>
          <table:table-cell table:formula="of:=HEX2DEC([.D14])/255" office:value-type="float" office:value="0.941176470588235" calcext:value-type="float">
            <text:p>0.9411764706</text:p>
          </table:table-cell>
          <table:table-cell table:formula="of:=HEX2DEC([.E14])/255" office:value-type="float" office:value="0.96078431372549" calcext:value-type="float">
            <text:p>0.9607843137</text:p>
          </table:table-cell>
          <table:table-cell table:formula="of:=MIN([.F14:.H14])" office:value-type="float" office:value="0.941176470588235" calcext:value-type="float">
            <text:p>0.9411764706</text:p>
          </table:table-cell>
          <table:table-cell table:formula="of:=MAX([.F14:.H14])" office:value-type="float" office:value="1" calcext:value-type="float">
            <text:p>1</text:p>
          </table:table-cell>
          <table:table-cell table:formula="of:=([.I14]+[.J14])/2" office:value-type="float" office:value="0.970588235294118" calcext:value-type="float">
            <text:p>0.9705882353</text:p>
          </table:table-cell>
          <table:table-cell table:formula="of:=IF([.K14]&lt;0.5;([.J14]-[.I14])/([.J14]+[.I14]);([.J14]-[.I14])/(2-[.J14]-[.I14]))" office:value-type="float" office:value="1" calcext:value-type="float">
            <text:p>1</text:p>
          </table:table-cell>
          <table:table-cell table:formula="of:=ROUND(IF([.J14]=[.F14];IF([.J14]=[.I14];0;([.G14]-[.H14])/([.J14]-[.I14]));IF([.J14]=[.G14];IF([.J14]=[.I14];0;2+([.H14]-[.F14])/([.J14]-[.I14]));IF([.J14]=[.I14];0;4+([.F14]-[.G14])/([.J14]-[.I14]))));2)" office:value-type="float" office:value="-0.33" calcext:value-type="float">
            <text:p>-0.33</text:p>
          </table:table-cell>
          <table:table-cell table:formula="of:=[.M14]*60" office:value-type="float" office:value="-19.8" calcext:value-type="float">
            <text:p>-19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rimson</text:p>
          </table:table-cell>
          <table:table-cell table:style-name="ce3" office:value-type="string" calcext:value-type="string">
            <text:p>#dc143c</text:p>
          </table:table-cell>
          <table:table-cell table:formula="of:=LEFT(RIGHT([.B15];6);2)" office:value-type="string" office:string-value="dc" calcext:value-type="string">
            <text:p>dc</text:p>
          </table:table-cell>
          <table:table-cell table:formula="of:=RIGHT(LEFT(RIGHT([.B15];6);4);2)" office:value-type="string" office:string-value="14" calcext:value-type="string">
            <text:p>14</text:p>
          </table:table-cell>
          <table:table-cell table:formula="of:=RIGHT(RIGHT([.B15];6);2)" office:value-type="string" office:string-value="3c" calcext:value-type="string">
            <text:p>3c</text:p>
          </table:table-cell>
          <table:table-cell table:formula="of:=HEX2DEC([.C15])/255" office:value-type="float" office:value="0.862745098039216" calcext:value-type="float">
            <text:p>0.862745098</text:p>
          </table:table-cell>
          <table:table-cell table:formula="of:=HEX2DEC([.D15])/255" office:value-type="float" office:value="0.0784313725490196" calcext:value-type="float">
            <text:p>0.0784313725</text:p>
          </table:table-cell>
          <table:table-cell table:formula="of:=HEX2DEC([.E15])/255" office:value-type="float" office:value="0.235294117647059" calcext:value-type="float">
            <text:p>0.2352941176</text:p>
          </table:table-cell>
          <table:table-cell table:formula="of:=MIN([.F15:.H15])" office:value-type="float" office:value="0.0784313725490196" calcext:value-type="float">
            <text:p>0.0784313725</text:p>
          </table:table-cell>
          <table:table-cell table:formula="of:=MAX([.F15:.H15])" office:value-type="float" office:value="0.862745098039216" calcext:value-type="float">
            <text:p>0.862745098</text:p>
          </table:table-cell>
          <table:table-cell table:formula="of:=([.I15]+[.J15])/2" office:value-type="float" office:value="0.470588235294118" calcext:value-type="float">
            <text:p>0.4705882353</text:p>
          </table:table-cell>
          <table:table-cell table:formula="of:=IF([.K15]&lt;0.5;([.J15]-[.I15])/([.J15]+[.I15]);([.J15]-[.I15])/(2-[.J15]-[.I15]))" office:value-type="float" office:value="0.833333333333333" calcext:value-type="float">
            <text:p>0.8333333333</text:p>
          </table:table-cell>
          <table:table-cell table:formula="of:=ROUND(IF([.J15]=[.F15];IF([.J15]=[.I15];0;([.G15]-[.H15])/([.J15]-[.I15]));IF([.J15]=[.G15];IF([.J15]=[.I15];0;2+([.H15]-[.F15])/([.J15]-[.I15]));IF([.J15]=[.I15];0;4+([.F15]-[.G15])/([.J15]-[.I15]))));2)" office:value-type="float" office:value="-0.2" calcext:value-type="float">
            <text:p>-0.2</text:p>
          </table:table-cell>
          <table:table-cell table:formula="of:=[.M15]*60" office:value-type="float" office:value="-12" calcext:value-type="float">
            <text:p>-12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ink</text:p>
          </table:table-cell>
          <table:table-cell table:style-name="ce3" office:value-type="string" calcext:value-type="string">
            <text:p>#ffc0cb</text:p>
          </table:table-cell>
          <table:table-cell table:formula="of:=LEFT(RIGHT([.B16];6);2)" office:value-type="string" office:string-value="ff" calcext:value-type="string">
            <text:p>ff</text:p>
          </table:table-cell>
          <table:table-cell table:formula="of:=RIGHT(LEFT(RIGHT([.B16];6);4);2)" office:value-type="string" office:string-value="c0" calcext:value-type="string">
            <text:p>c0</text:p>
          </table:table-cell>
          <table:table-cell table:formula="of:=RIGHT(RIGHT([.B16];6);2)" office:value-type="string" office:string-value="cb" calcext:value-type="string">
            <text:p>cb</text:p>
          </table:table-cell>
          <table:table-cell table:formula="of:=HEX2DEC([.C16])/255" office:value-type="float" office:value="1" calcext:value-type="float">
            <text:p>1</text:p>
          </table:table-cell>
          <table:table-cell table:formula="of:=HEX2DEC([.D16])/255" office:value-type="float" office:value="0.752941176470588" calcext:value-type="float">
            <text:p>0.7529411765</text:p>
          </table:table-cell>
          <table:table-cell table:formula="of:=HEX2DEC([.E16])/255" office:value-type="float" office:value="0.796078431372549" calcext:value-type="float">
            <text:p>0.7960784314</text:p>
          </table:table-cell>
          <table:table-cell table:formula="of:=MIN([.F16:.H16])" office:value-type="float" office:value="0.752941176470588" calcext:value-type="float">
            <text:p>0.7529411765</text:p>
          </table:table-cell>
          <table:table-cell table:formula="of:=MAX([.F16:.H16])" office:value-type="float" office:value="1" calcext:value-type="float">
            <text:p>1</text:p>
          </table:table-cell>
          <table:table-cell table:formula="of:=([.I16]+[.J16])/2" office:value-type="float" office:value="0.876470588235294" calcext:value-type="float">
            <text:p>0.8764705882</text:p>
          </table:table-cell>
          <table:table-cell table:formula="of:=IF([.K16]&lt;0.5;([.J16]-[.I16])/([.J16]+[.I16]);([.J16]-[.I16])/(2-[.J16]-[.I16]))" office:value-type="float" office:value="1" calcext:value-type="float">
            <text:p>1</text:p>
          </table:table-cell>
          <table:table-cell table:formula="of:=ROUND(IF([.J16]=[.F16];IF([.J16]=[.I16];0;([.G16]-[.H16])/([.J16]-[.I16]));IF([.J16]=[.G16];IF([.J16]=[.I16];0;2+([.H16]-[.F16])/([.J16]-[.I16]));IF([.J16]=[.I16];0;4+([.F16]-[.G16])/([.J16]-[.I16]))));2)" office:value-type="float" office:value="-0.17" calcext:value-type="float">
            <text:p>-0.17</text:p>
          </table:table-cell>
          <table:table-cell table:formula="of:=[.M16]*60" office:value-type="float" office:value="-10.2" calcext:value-type="float">
            <text:p>-10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pink</text:p>
          </table:table-cell>
          <table:table-cell table:style-name="ce3" office:value-type="string" calcext:value-type="string">
            <text:p>#ffb6c1</text:p>
          </table:table-cell>
          <table:table-cell table:formula="of:=LEFT(RIGHT([.B17];6);2)" office:value-type="string" office:string-value="ff" calcext:value-type="string">
            <text:p>ff</text:p>
          </table:table-cell>
          <table:table-cell table:formula="of:=RIGHT(LEFT(RIGHT([.B17];6);4);2)" office:value-type="string" office:string-value="b6" calcext:value-type="string">
            <text:p>b6</text:p>
          </table:table-cell>
          <table:table-cell table:formula="of:=RIGHT(RIGHT([.B17];6);2)" office:value-type="string" office:string-value="c1" calcext:value-type="string">
            <text:p>c1</text:p>
          </table:table-cell>
          <table:table-cell table:formula="of:=HEX2DEC([.C17])/255" office:value-type="float" office:value="1" calcext:value-type="float">
            <text:p>1</text:p>
          </table:table-cell>
          <table:table-cell table:formula="of:=HEX2DEC([.D17])/255" office:value-type="float" office:value="0.713725490196078" calcext:value-type="float">
            <text:p>0.7137254902</text:p>
          </table:table-cell>
          <table:table-cell table:formula="of:=HEX2DEC([.E17])/255" office:value-type="float" office:value="0.756862745098039" calcext:value-type="float">
            <text:p>0.7568627451</text:p>
          </table:table-cell>
          <table:table-cell table:formula="of:=MIN([.F17:.H17])" office:value-type="float" office:value="0.713725490196078" calcext:value-type="float">
            <text:p>0.7137254902</text:p>
          </table:table-cell>
          <table:table-cell table:formula="of:=MAX([.F17:.H17])" office:value-type="float" office:value="1" calcext:value-type="float">
            <text:p>1</text:p>
          </table:table-cell>
          <table:table-cell table:formula="of:=([.I17]+[.J17])/2" office:value-type="float" office:value="0.856862745098039" calcext:value-type="float">
            <text:p>0.8568627451</text:p>
          </table:table-cell>
          <table:table-cell table:formula="of:=IF([.K17]&lt;0.5;([.J17]-[.I17])/([.J17]+[.I17]);([.J17]-[.I17])/(2-[.J17]-[.I17]))" office:value-type="float" office:value="1" calcext:value-type="float">
            <text:p>1</text:p>
          </table:table-cell>
          <table:table-cell table:formula="of:=ROUND(IF([.J17]=[.F17];IF([.J17]=[.I17];0;([.G17]-[.H17])/([.J17]-[.I17]));IF([.J17]=[.G17];IF([.J17]=[.I17];0;2+([.H17]-[.F17])/([.J17]-[.I17]));IF([.J17]=[.I17];0;4+([.F17]-[.G17])/([.J17]-[.I17]))));2)" office:value-type="float" office:value="-0.15" calcext:value-type="float">
            <text:p>-0.15</text:p>
          </table:table-cell>
          <table:table-cell table:formula="of:=[.M17]*60" office:value-type="float" office:value="-9" calcext:value-type="float">
            <text:p>-9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#000000</text:p>
          </table:table-cell>
          <table:table-cell table:formula="of:=LEFT(RIGHT([.B18];6);2)" office:value-type="string" office:string-value="00" calcext:value-type="string">
            <text:p>00</text:p>
          </table:table-cell>
          <table:table-cell table:formula="of:=RIGHT(LEFT(RIGHT([.B18];6);4);2)" office:value-type="string" office:string-value="00" calcext:value-type="string">
            <text:p>00</text:p>
          </table:table-cell>
          <table:table-cell table:formula="of:=RIGHT(RIGHT([.B18];6);2)" office:value-type="string" office:string-value="00" calcext:value-type="string">
            <text:p>00</text:p>
          </table:table-cell>
          <table:table-cell table:formula="of:=HEX2DEC([.C18])/255" office:value-type="float" office:value="0" calcext:value-type="float">
            <text:p>0</text:p>
          </table:table-cell>
          <table:table-cell table:formula="of:=HEX2DEC([.D18])/255" office:value-type="float" office:value="0" calcext:value-type="float">
            <text:p>0</text:p>
          </table:table-cell>
          <table:table-cell table:formula="of:=HEX2DEC([.E18])/255" office:value-type="float" office:value="0" calcext:value-type="float">
            <text:p>0</text:p>
          </table:table-cell>
          <table:table-cell table:formula="of:=MIN([.F18:.H18])" office:value-type="float" office:value="0" calcext:value-type="float">
            <text:p>0</text:p>
          </table:table-cell>
          <table:table-cell table:formula="of:=MAX([.F18:.H18])" office:value-type="float" office:value="0" calcext:value-type="float">
            <text:p>0</text:p>
          </table:table-cell>
          <table:table-cell table:formula="of:=([.I18]+[.J18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IF([.J18]=[.F18];IF([.J18]=[.I18];0;([.G18]-[.H18])/([.J18]-[.I18]));IF([.J18]=[.G18];IF([.J18]=[.I18];0;2+([.H18]-[.F18])/([.J18]-[.I18]));IF([.J18]=[.I18];0;4+([.F18]-[.G18])/([.J18]-[.I18]))));2)" office:value-type="float" office:value="0" calcext:value-type="float">
            <text:p>0</text:p>
          </table:table-cell>
          <table:table-cell table:formula="of:=[.M18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aroon</text:p>
          </table:table-cell>
          <table:table-cell table:style-name="ce3" office:value-type="string" calcext:value-type="string">
            <text:p>#800000</text:p>
          </table:table-cell>
          <table:table-cell table:formula="of:=LEFT(RIGHT([.B19];6);2)" office:value-type="string" office:string-value="80" calcext:value-type="string">
            <text:p>80</text:p>
          </table:table-cell>
          <table:table-cell table:formula="of:=RIGHT(LEFT(RIGHT([.B19];6);4);2)" office:value-type="string" office:string-value="00" calcext:value-type="string">
            <text:p>00</text:p>
          </table:table-cell>
          <table:table-cell table:formula="of:=RIGHT(RIGHT([.B19];6);2)" office:value-type="string" office:string-value="00" calcext:value-type="string">
            <text:p>00</text:p>
          </table:table-cell>
          <table:table-cell table:formula="of:=HEX2DEC([.C19])/255" office:value-type="float" office:value="0.501960784313726" calcext:value-type="float">
            <text:p>0.5019607843</text:p>
          </table:table-cell>
          <table:table-cell table:formula="of:=HEX2DEC([.D19])/255" office:value-type="float" office:value="0" calcext:value-type="float">
            <text:p>0</text:p>
          </table:table-cell>
          <table:table-cell table:formula="of:=HEX2DEC([.E19])/255" office:value-type="float" office:value="0" calcext:value-type="float">
            <text:p>0</text:p>
          </table:table-cell>
          <table:table-cell table:formula="of:=MIN([.F19:.H19])" office:value-type="float" office:value="0" calcext:value-type="float">
            <text:p>0</text:p>
          </table:table-cell>
          <table:table-cell table:formula="of:=MAX([.F19:.H19])" office:value-type="float" office:value="0.501960784313726" calcext:value-type="float">
            <text:p>0.5019607843</text:p>
          </table:table-cell>
          <table:table-cell table:formula="of:=([.I19]+[.J19])/2" office:value-type="float" office:value="0.250980392156863" calcext:value-type="float">
            <text:p>0.2509803922</text:p>
          </table:table-cell>
          <table:table-cell table:formula="of:=IF([.K19]&lt;0.5;([.J19]-[.I19])/([.J19]+[.I19]);([.J19]-[.I19])/(2-[.J19]-[.I19]))" office:value-type="float" office:value="1" calcext:value-type="float">
            <text:p>1</text:p>
          </table:table-cell>
          <table:table-cell table:formula="of:=ROUND(IF([.J19]=[.F19];IF([.J19]=[.I19];0;([.G19]-[.H19])/([.J19]-[.I19]));IF([.J19]=[.G19];IF([.J19]=[.I19];0;2+([.H19]-[.F19])/([.J19]-[.I19]));IF([.J19]=[.I19];0;4+([.F19]-[.G19])/([.J19]-[.I19]))));2)" office:value-type="float" office:value="0" calcext:value-type="float">
            <text:p>0</text:p>
          </table:table-cell>
          <table:table-cell table:formula="of:=[.M19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red</text:p>
          </table:table-cell>
          <table:table-cell table:style-name="ce3" office:value-type="string" calcext:value-type="string">
            <text:p>#8b0000</text:p>
          </table:table-cell>
          <table:table-cell table:formula="of:=LEFT(RIGHT([.B20];6);2)" office:value-type="string" office:string-value="8b" calcext:value-type="string">
            <text:p>8b</text:p>
          </table:table-cell>
          <table:table-cell table:formula="of:=RIGHT(LEFT(RIGHT([.B20];6);4);2)" office:value-type="string" office:string-value="00" calcext:value-type="string">
            <text:p>00</text:p>
          </table:table-cell>
          <table:table-cell table:formula="of:=RIGHT(RIGHT([.B20];6);2)" office:value-type="string" office:string-value="00" calcext:value-type="string">
            <text:p>00</text:p>
          </table:table-cell>
          <table:table-cell table:formula="of:=HEX2DEC([.C20])/255" office:value-type="float" office:value="0.545098039215686" calcext:value-type="float">
            <text:p>0.5450980392</text:p>
          </table:table-cell>
          <table:table-cell table:formula="of:=HEX2DEC([.D20])/255" office:value-type="float" office:value="0" calcext:value-type="float">
            <text:p>0</text:p>
          </table:table-cell>
          <table:table-cell table:formula="of:=HEX2DEC([.E20])/255" office:value-type="float" office:value="0" calcext:value-type="float">
            <text:p>0</text:p>
          </table:table-cell>
          <table:table-cell table:formula="of:=MIN([.F20:.H20])" office:value-type="float" office:value="0" calcext:value-type="float">
            <text:p>0</text:p>
          </table:table-cell>
          <table:table-cell table:formula="of:=MAX([.F20:.H20])" office:value-type="float" office:value="0.545098039215686" calcext:value-type="float">
            <text:p>0.5450980392</text:p>
          </table:table-cell>
          <table:table-cell table:formula="of:=([.I20]+[.J20])/2" office:value-type="float" office:value="0.272549019607843" calcext:value-type="float">
            <text:p>0.2725490196</text:p>
          </table:table-cell>
          <table:table-cell table:formula="of:=IF([.K20]&lt;0.5;([.J20]-[.I20])/([.J20]+[.I20]);([.J20]-[.I20])/(2-[.J20]-[.I20]))" office:value-type="float" office:value="1" calcext:value-type="float">
            <text:p>1</text:p>
          </table:table-cell>
          <table:table-cell table:formula="of:=ROUND(IF([.J20]=[.F20];IF([.J20]=[.I20];0;([.G20]-[.H20])/([.J20]-[.I20]));IF([.J20]=[.G20];IF([.J20]=[.I20];0;2+([.H20]-[.F20])/([.J20]-[.I20]));IF([.J20]=[.I20];0;4+([.F20]-[.G20])/([.J20]-[.I20]))));2)" office:value-type="float" office:value="0" calcext:value-type="float">
            <text:p>0</text:p>
          </table:table-cell>
          <table:table-cell table:formula="of:=[.M20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#a52a2a</text:p>
          </table:table-cell>
          <table:table-cell table:formula="of:=LEFT(RIGHT([.B21];6);2)" office:value-type="string" office:string-value="a5" calcext:value-type="string">
            <text:p>a5</text:p>
          </table:table-cell>
          <table:table-cell table:formula="of:=RIGHT(LEFT(RIGHT([.B21];6);4);2)" office:value-type="string" office:string-value="2a" calcext:value-type="string">
            <text:p>2a</text:p>
          </table:table-cell>
          <table:table-cell table:formula="of:=RIGHT(RIGHT([.B21];6);2)" office:value-type="string" office:string-value="2a" calcext:value-type="string">
            <text:p>2a</text:p>
          </table:table-cell>
          <table:table-cell table:formula="of:=HEX2DEC([.C21])/255" office:value-type="float" office:value="0.647058823529412" calcext:value-type="float">
            <text:p>0.6470588235</text:p>
          </table:table-cell>
          <table:table-cell table:formula="of:=HEX2DEC([.D21])/255" office:value-type="float" office:value="0.164705882352941" calcext:value-type="float">
            <text:p>0.1647058824</text:p>
          </table:table-cell>
          <table:table-cell table:formula="of:=HEX2DEC([.E21])/255" office:value-type="float" office:value="0.164705882352941" calcext:value-type="float">
            <text:p>0.1647058824</text:p>
          </table:table-cell>
          <table:table-cell table:formula="of:=MIN([.F21:.H21])" office:value-type="float" office:value="0.164705882352941" calcext:value-type="float">
            <text:p>0.1647058824</text:p>
          </table:table-cell>
          <table:table-cell table:formula="of:=MAX([.F21:.H21])" office:value-type="float" office:value="0.647058823529412" calcext:value-type="float">
            <text:p>0.6470588235</text:p>
          </table:table-cell>
          <table:table-cell table:formula="of:=([.I21]+[.J21])/2" office:value-type="float" office:value="0.405882352941176" calcext:value-type="float">
            <text:p>0.4058823529</text:p>
          </table:table-cell>
          <table:table-cell table:formula="of:=IF([.K21]&lt;0.5;([.J21]-[.I21])/([.J21]+[.I21]);([.J21]-[.I21])/(2-[.J21]-[.I21]))" office:value-type="float" office:value="0.594202898550725" calcext:value-type="float">
            <text:p>0.5942028986</text:p>
          </table:table-cell>
          <table:table-cell table:formula="of:=ROUND(IF([.J21]=[.F21];IF([.J21]=[.I21];0;([.G21]-[.H21])/([.J21]-[.I21]));IF([.J21]=[.G21];IF([.J21]=[.I21];0;2+([.H21]-[.F21])/([.J21]-[.I21]));IF([.J21]=[.I21];0;4+([.F21]-[.G21])/([.J21]-[.I21]))));2)" office:value-type="float" office:value="0" calcext:value-type="float">
            <text:p>0</text:p>
          </table:table-cell>
          <table:table-cell table:formula="of:=[.M21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imgray</text:p>
          </table:table-cell>
          <table:table-cell table:style-name="ce3" office:value-type="string" calcext:value-type="string">
            <text:p>#696969</text:p>
          </table:table-cell>
          <table:table-cell table:formula="of:=LEFT(RIGHT([.B22];6);2)" office:value-type="string" office:string-value="69" calcext:value-type="string">
            <text:p>69</text:p>
          </table:table-cell>
          <table:table-cell table:formula="of:=RIGHT(LEFT(RIGHT([.B22];6);4);2)" office:value-type="string" office:string-value="69" calcext:value-type="string">
            <text:p>69</text:p>
          </table:table-cell>
          <table:table-cell table:formula="of:=RIGHT(RIGHT([.B22];6);2)" office:value-type="string" office:string-value="69" calcext:value-type="string">
            <text:p>69</text:p>
          </table:table-cell>
          <table:table-cell table:formula="of:=HEX2DEC([.C22])/255" office:value-type="float" office:value="0.411764705882353" calcext:value-type="float">
            <text:p>0.4117647059</text:p>
          </table:table-cell>
          <table:table-cell table:formula="of:=HEX2DEC([.D22])/255" office:value-type="float" office:value="0.411764705882353" calcext:value-type="float">
            <text:p>0.4117647059</text:p>
          </table:table-cell>
          <table:table-cell table:formula="of:=HEX2DEC([.E22])/255" office:value-type="float" office:value="0.411764705882353" calcext:value-type="float">
            <text:p>0.4117647059</text:p>
          </table:table-cell>
          <table:table-cell table:formula="of:=MIN([.F22:.H22])" office:value-type="float" office:value="0.411764705882353" calcext:value-type="float">
            <text:p>0.4117647059</text:p>
          </table:table-cell>
          <table:table-cell table:formula="of:=MAX([.F22:.H22])" office:value-type="float" office:value="0.411764705882353" calcext:value-type="float">
            <text:p>0.4117647059</text:p>
          </table:table-cell>
          <table:table-cell table:formula="of:=([.I22]+[.J22])/2" office:value-type="float" office:value="0.411764705882353" calcext:value-type="float">
            <text:p>0.4117647059</text:p>
          </table:table-cell>
          <table:table-cell table:formula="of:=IF([.K22]&lt;0.5;([.J22]-[.I22])/([.J22]+[.I22]);([.J22]-[.I22])/(2-[.J22]-[.I22]))" office:value-type="float" office:value="0" calcext:value-type="float">
            <text:p>0</text:p>
          </table:table-cell>
          <table:table-cell table:formula="of:=ROUND(IF([.J22]=[.F22];IF([.J22]=[.I22];0;([.G22]-[.H22])/([.J22]-[.I22]));IF([.J22]=[.G22];IF([.J22]=[.I22];0;2+([.H22]-[.F22])/([.J22]-[.I22]));IF([.J22]=[.I22];0;4+([.F22]-[.G22])/([.J22]-[.I22]))));2)" office:value-type="float" office:value="0" calcext:value-type="float">
            <text:p>0</text:p>
          </table:table-cell>
          <table:table-cell table:formula="of:=[.M22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imgrey</text:p>
          </table:table-cell>
          <table:table-cell table:style-name="ce3" office:value-type="string" calcext:value-type="string">
            <text:p>#696969</text:p>
          </table:table-cell>
          <table:table-cell table:formula="of:=LEFT(RIGHT([.B23];6);2)" office:value-type="string" office:string-value="69" calcext:value-type="string">
            <text:p>69</text:p>
          </table:table-cell>
          <table:table-cell table:formula="of:=RIGHT(LEFT(RIGHT([.B23];6);4);2)" office:value-type="string" office:string-value="69" calcext:value-type="string">
            <text:p>69</text:p>
          </table:table-cell>
          <table:table-cell table:formula="of:=RIGHT(RIGHT([.B23];6);2)" office:value-type="string" office:string-value="69" calcext:value-type="string">
            <text:p>69</text:p>
          </table:table-cell>
          <table:table-cell table:formula="of:=HEX2DEC([.C23])/255" office:value-type="float" office:value="0.411764705882353" calcext:value-type="float">
            <text:p>0.4117647059</text:p>
          </table:table-cell>
          <table:table-cell table:formula="of:=HEX2DEC([.D23])/255" office:value-type="float" office:value="0.411764705882353" calcext:value-type="float">
            <text:p>0.4117647059</text:p>
          </table:table-cell>
          <table:table-cell table:formula="of:=HEX2DEC([.E23])/255" office:value-type="float" office:value="0.411764705882353" calcext:value-type="float">
            <text:p>0.4117647059</text:p>
          </table:table-cell>
          <table:table-cell table:formula="of:=MIN([.F23:.H23])" office:value-type="float" office:value="0.411764705882353" calcext:value-type="float">
            <text:p>0.4117647059</text:p>
          </table:table-cell>
          <table:table-cell table:formula="of:=MAX([.F23:.H23])" office:value-type="float" office:value="0.411764705882353" calcext:value-type="float">
            <text:p>0.4117647059</text:p>
          </table:table-cell>
          <table:table-cell table:formula="of:=([.I23]+[.J23])/2" office:value-type="float" office:value="0.411764705882353" calcext:value-type="float">
            <text:p>0.4117647059</text:p>
          </table:table-cell>
          <table:table-cell table:formula="of:=IF([.K23]&lt;0.5;([.J23]-[.I23])/([.J23]+[.I23]);([.J23]-[.I23])/(2-[.J23]-[.I23]))" office:value-type="float" office:value="0" calcext:value-type="float">
            <text:p>0</text:p>
          </table:table-cell>
          <table:table-cell table:formula="of:=ROUND(IF([.J23]=[.F23];IF([.J23]=[.I23];0;([.G23]-[.H23])/([.J23]-[.I23]));IF([.J23]=[.G23];IF([.J23]=[.I23];0;2+([.H23]-[.F23])/([.J23]-[.I23]));IF([.J23]=[.I23];0;4+([.F23]-[.G23])/([.J23]-[.I23]))));2)" office:value-type="float" office:value="0" calcext:value-type="float">
            <text:p>0</text:p>
          </table:table-cell>
          <table:table-cell table:formula="of:=[.M23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firebrick</text:p>
          </table:table-cell>
          <table:table-cell table:style-name="ce3" office:value-type="string" calcext:value-type="string">
            <text:p>#b22222</text:p>
          </table:table-cell>
          <table:table-cell table:formula="of:=LEFT(RIGHT([.B24];6);2)" office:value-type="string" office:string-value="b2" calcext:value-type="string">
            <text:p>b2</text:p>
          </table:table-cell>
          <table:table-cell table:formula="of:=RIGHT(LEFT(RIGHT([.B24];6);4);2)" office:value-type="string" office:string-value="22" calcext:value-type="string">
            <text:p>22</text:p>
          </table:table-cell>
          <table:table-cell table:formula="of:=RIGHT(RIGHT([.B24];6);2)" office:value-type="string" office:string-value="22" calcext:value-type="string">
            <text:p>22</text:p>
          </table:table-cell>
          <table:table-cell table:formula="of:=HEX2DEC([.C24])/255" office:value-type="float" office:value="0.698039215686274" calcext:value-type="float">
            <text:p>0.6980392157</text:p>
          </table:table-cell>
          <table:table-cell table:formula="of:=HEX2DEC([.D24])/255" office:value-type="float" office:value="0.133333333333333" calcext:value-type="float">
            <text:p>0.1333333333</text:p>
          </table:table-cell>
          <table:table-cell table:formula="of:=HEX2DEC([.E24])/255" office:value-type="float" office:value="0.133333333333333" calcext:value-type="float">
            <text:p>0.1333333333</text:p>
          </table:table-cell>
          <table:table-cell table:formula="of:=MIN([.F24:.H24])" office:value-type="float" office:value="0.133333333333333" calcext:value-type="float">
            <text:p>0.1333333333</text:p>
          </table:table-cell>
          <table:table-cell table:formula="of:=MAX([.F24:.H24])" office:value-type="float" office:value="0.698039215686274" calcext:value-type="float">
            <text:p>0.6980392157</text:p>
          </table:table-cell>
          <table:table-cell table:formula="of:=([.I24]+[.J24])/2" office:value-type="float" office:value="0.415686274509804" calcext:value-type="float">
            <text:p>0.4156862745</text:p>
          </table:table-cell>
          <table:table-cell table:formula="of:=IF([.K24]&lt;0.5;([.J24]-[.I24])/([.J24]+[.I24]);([.J24]-[.I24])/(2-[.J24]-[.I24]))" office:value-type="float" office:value="0.679245283018868" calcext:value-type="float">
            <text:p>0.679245283</text:p>
          </table:table-cell>
          <table:table-cell table:formula="of:=ROUND(IF([.J24]=[.F24];IF([.J24]=[.I24];0;([.G24]-[.H24])/([.J24]-[.I24]));IF([.J24]=[.G24];IF([.J24]=[.I24];0;2+([.H24]-[.F24])/([.J24]-[.I24]));IF([.J24]=[.I24];0;4+([.F24]-[.G24])/([.J24]-[.I24]))));2)" office:value-type="float" office:value="0" calcext:value-type="float">
            <text:p>0</text:p>
          </table:table-cell>
          <table:table-cell table:formula="of:=[.M24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#ff0000</text:p>
          </table:table-cell>
          <table:table-cell table:formula="of:=LEFT(RIGHT([.B25];6);2)" office:value-type="string" office:string-value="ff" calcext:value-type="string">
            <text:p>ff</text:p>
          </table:table-cell>
          <table:table-cell table:formula="of:=RIGHT(LEFT(RIGHT([.B25];6);4);2)" office:value-type="string" office:string-value="00" calcext:value-type="string">
            <text:p>00</text:p>
          </table:table-cell>
          <table:table-cell table:formula="of:=RIGHT(RIGHT([.B25];6);2)" office:value-type="string" office:string-value="00" calcext:value-type="string">
            <text:p>00</text:p>
          </table:table-cell>
          <table:table-cell table:formula="of:=HEX2DEC([.C25])/255" office:value-type="float" office:value="1" calcext:value-type="float">
            <text:p>1</text:p>
          </table:table-cell>
          <table:table-cell table:formula="of:=HEX2DEC([.D25])/255" office:value-type="float" office:value="0" calcext:value-type="float">
            <text:p>0</text:p>
          </table:table-cell>
          <table:table-cell table:formula="of:=HEX2DEC([.E25])/255" office:value-type="float" office:value="0" calcext:value-type="float">
            <text:p>0</text:p>
          </table:table-cell>
          <table:table-cell table:formula="of:=MIN([.F25:.H25])" office:value-type="float" office:value="0" calcext:value-type="float">
            <text:p>0</text:p>
          </table:table-cell>
          <table:table-cell table:formula="of:=MAX([.F25:.H25])" office:value-type="float" office:value="1" calcext:value-type="float">
            <text:p>1</text:p>
          </table:table-cell>
          <table:table-cell table:formula="of:=([.I25]+[.J25])/2" office:value-type="float" office:value="0.5" calcext:value-type="float">
            <text:p>0.5</text:p>
          </table:table-cell>
          <table:table-cell table:formula="of:=IF([.K25]&lt;0.5;([.J25]-[.I25])/([.J25]+[.I25]);([.J25]-[.I25])/(2-[.J25]-[.I25]))" office:value-type="float" office:value="1" calcext:value-type="float">
            <text:p>1</text:p>
          </table:table-cell>
          <table:table-cell table:formula="of:=ROUND(IF([.J25]=[.F25];IF([.J25]=[.I25];0;([.G25]-[.H25])/([.J25]-[.I25]));IF([.J25]=[.G25];IF([.J25]=[.I25];0;2+([.H25]-[.F25])/([.J25]-[.I25]));IF([.J25]=[.I25];0;4+([.F25]-[.G25])/([.J25]-[.I25]))));2)" office:value-type="float" office:value="0" calcext:value-type="float">
            <text:p>0</text:p>
          </table:table-cell>
          <table:table-cell table:formula="of:=[.M25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ray</text:p>
          </table:table-cell>
          <table:table-cell table:style-name="ce3" office:value-type="string" calcext:value-type="string">
            <text:p>#808080</text:p>
          </table:table-cell>
          <table:table-cell table:formula="of:=LEFT(RIGHT([.B26];6);2)" office:value-type="string" office:string-value="80" calcext:value-type="string">
            <text:p>80</text:p>
          </table:table-cell>
          <table:table-cell table:formula="of:=RIGHT(LEFT(RIGHT([.B26];6);4);2)" office:value-type="string" office:string-value="80" calcext:value-type="string">
            <text:p>80</text:p>
          </table:table-cell>
          <table:table-cell table:formula="of:=RIGHT(RIGHT([.B26];6);2)" office:value-type="string" office:string-value="80" calcext:value-type="string">
            <text:p>80</text:p>
          </table:table-cell>
          <table:table-cell table:formula="of:=HEX2DEC([.C26])/255" office:value-type="float" office:value="0.501960784313726" calcext:value-type="float">
            <text:p>0.5019607843</text:p>
          </table:table-cell>
          <table:table-cell table:formula="of:=HEX2DEC([.D26])/255" office:value-type="float" office:value="0.501960784313726" calcext:value-type="float">
            <text:p>0.5019607843</text:p>
          </table:table-cell>
          <table:table-cell table:formula="of:=HEX2DEC([.E26])/255" office:value-type="float" office:value="0.501960784313726" calcext:value-type="float">
            <text:p>0.5019607843</text:p>
          </table:table-cell>
          <table:table-cell table:formula="of:=MIN([.F26:.H26])" office:value-type="float" office:value="0.501960784313726" calcext:value-type="float">
            <text:p>0.5019607843</text:p>
          </table:table-cell>
          <table:table-cell table:formula="of:=MAX([.F26:.H26])" office:value-type="float" office:value="0.501960784313726" calcext:value-type="float">
            <text:p>0.5019607843</text:p>
          </table:table-cell>
          <table:table-cell table:formula="of:=([.I26]+[.J26])/2" office:value-type="float" office:value="0.501960784313726" calcext:value-type="float">
            <text:p>0.5019607843</text:p>
          </table:table-cell>
          <table:table-cell table:formula="of:=IF([.K26]&lt;0.5;([.J26]-[.I26])/([.J26]+[.I26]);([.J26]-[.I26])/(2-[.J26]-[.I26]))" office:value-type="float" office:value="0" calcext:value-type="float">
            <text:p>0</text:p>
          </table:table-cell>
          <table:table-cell table:formula="of:=ROUND(IF([.J26]=[.F26];IF([.J26]=[.I26];0;([.G26]-[.H26])/([.J26]-[.I26]));IF([.J26]=[.G26];IF([.J26]=[.I26];0;2+([.H26]-[.F26])/([.J26]-[.I26]));IF([.J26]=[.I26];0;4+([.F26]-[.G26])/([.J26]-[.I26]))));2)" office:value-type="float" office:value="0" calcext:value-type="float">
            <text:p>0</text:p>
          </table:table-cell>
          <table:table-cell table:formula="of:=[.M26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#808080</text:p>
          </table:table-cell>
          <table:table-cell table:formula="of:=LEFT(RIGHT([.B27];6);2)" office:value-type="string" office:string-value="80" calcext:value-type="string">
            <text:p>80</text:p>
          </table:table-cell>
          <table:table-cell table:formula="of:=RIGHT(LEFT(RIGHT([.B27];6);4);2)" office:value-type="string" office:string-value="80" calcext:value-type="string">
            <text:p>80</text:p>
          </table:table-cell>
          <table:table-cell table:formula="of:=RIGHT(RIGHT([.B27];6);2)" office:value-type="string" office:string-value="80" calcext:value-type="string">
            <text:p>80</text:p>
          </table:table-cell>
          <table:table-cell table:formula="of:=HEX2DEC([.C27])/255" office:value-type="float" office:value="0.501960784313726" calcext:value-type="float">
            <text:p>0.5019607843</text:p>
          </table:table-cell>
          <table:table-cell table:formula="of:=HEX2DEC([.D27])/255" office:value-type="float" office:value="0.501960784313726" calcext:value-type="float">
            <text:p>0.5019607843</text:p>
          </table:table-cell>
          <table:table-cell table:formula="of:=HEX2DEC([.E27])/255" office:value-type="float" office:value="0.501960784313726" calcext:value-type="float">
            <text:p>0.5019607843</text:p>
          </table:table-cell>
          <table:table-cell table:formula="of:=MIN([.F27:.H27])" office:value-type="float" office:value="0.501960784313726" calcext:value-type="float">
            <text:p>0.5019607843</text:p>
          </table:table-cell>
          <table:table-cell table:formula="of:=MAX([.F27:.H27])" office:value-type="float" office:value="0.501960784313726" calcext:value-type="float">
            <text:p>0.5019607843</text:p>
          </table:table-cell>
          <table:table-cell table:formula="of:=([.I27]+[.J27])/2" office:value-type="float" office:value="0.501960784313726" calcext:value-type="float">
            <text:p>0.5019607843</text:p>
          </table:table-cell>
          <table:table-cell table:formula="of:=IF([.K27]&lt;0.5;([.J27]-[.I27])/([.J27]+[.I27]);([.J27]-[.I27])/(2-[.J27]-[.I27]))" office:value-type="float" office:value="0" calcext:value-type="float">
            <text:p>0</text:p>
          </table:table-cell>
          <table:table-cell table:formula="of:=ROUND(IF([.J27]=[.F27];IF([.J27]=[.I27];0;([.G27]-[.H27])/([.J27]-[.I27]));IF([.J27]=[.G27];IF([.J27]=[.I27];0;2+([.H27]-[.F27])/([.J27]-[.I27]));IF([.J27]=[.I27];0;4+([.F27]-[.G27])/([.J27]-[.I27]))));2)" office:value-type="float" office:value="0" calcext:value-type="float">
            <text:p>0</text:p>
          </table:table-cell>
          <table:table-cell table:formula="of:=[.M27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indianred</text:p>
          </table:table-cell>
          <table:table-cell table:style-name="ce3" office:value-type="string" calcext:value-type="string">
            <text:p>#cd5c5c</text:p>
          </table:table-cell>
          <table:table-cell table:formula="of:=LEFT(RIGHT([.B28];6);2)" office:value-type="string" office:string-value="cd" calcext:value-type="string">
            <text:p>cd</text:p>
          </table:table-cell>
          <table:table-cell table:formula="of:=RIGHT(LEFT(RIGHT([.B28];6);4);2)" office:value-type="string" office:string-value="5c" calcext:value-type="string">
            <text:p>5c</text:p>
          </table:table-cell>
          <table:table-cell table:formula="of:=RIGHT(RIGHT([.B28];6);2)" office:value-type="string" office:string-value="5c" calcext:value-type="string">
            <text:p>5c</text:p>
          </table:table-cell>
          <table:table-cell table:formula="of:=HEX2DEC([.C28])/255" office:value-type="float" office:value="0.803921568627451" calcext:value-type="float">
            <text:p>0.8039215686</text:p>
          </table:table-cell>
          <table:table-cell table:formula="of:=HEX2DEC([.D28])/255" office:value-type="float" office:value="0.36078431372549" calcext:value-type="float">
            <text:p>0.3607843137</text:p>
          </table:table-cell>
          <table:table-cell table:formula="of:=HEX2DEC([.E28])/255" office:value-type="float" office:value="0.36078431372549" calcext:value-type="float">
            <text:p>0.3607843137</text:p>
          </table:table-cell>
          <table:table-cell table:formula="of:=MIN([.F28:.H28])" office:value-type="float" office:value="0.36078431372549" calcext:value-type="float">
            <text:p>0.3607843137</text:p>
          </table:table-cell>
          <table:table-cell table:formula="of:=MAX([.F28:.H28])" office:value-type="float" office:value="0.803921568627451" calcext:value-type="float">
            <text:p>0.8039215686</text:p>
          </table:table-cell>
          <table:table-cell table:formula="of:=([.I28]+[.J28])/2" office:value-type="float" office:value="0.582352941176471" calcext:value-type="float">
            <text:p>0.5823529412</text:p>
          </table:table-cell>
          <table:table-cell table:formula="of:=IF([.K28]&lt;0.5;([.J28]-[.I28])/([.J28]+[.I28]);([.J28]-[.I28])/(2-[.J28]-[.I28]))" office:value-type="float" office:value="0.530516431924883" calcext:value-type="float">
            <text:p>0.5305164319</text:p>
          </table:table-cell>
          <table:table-cell table:formula="of:=ROUND(IF([.J28]=[.F28];IF([.J28]=[.I28];0;([.G28]-[.H28])/([.J28]-[.I28]));IF([.J28]=[.G28];IF([.J28]=[.I28];0;2+([.H28]-[.F28])/([.J28]-[.I28]));IF([.J28]=[.I28];0;4+([.F28]-[.G28])/([.J28]-[.I28]))));2)" office:value-type="float" office:value="0" calcext:value-type="float">
            <text:p>0</text:p>
          </table:table-cell>
          <table:table-cell table:formula="of:=[.M28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rosybrown</text:p>
          </table:table-cell>
          <table:table-cell table:style-name="ce3" office:value-type="string" calcext:value-type="string">
            <text:p>#bc8f8f</text:p>
          </table:table-cell>
          <table:table-cell table:formula="of:=LEFT(RIGHT([.B29];6);2)" office:value-type="string" office:string-value="bc" calcext:value-type="string">
            <text:p>bc</text:p>
          </table:table-cell>
          <table:table-cell table:formula="of:=RIGHT(LEFT(RIGHT([.B29];6);4);2)" office:value-type="string" office:string-value="8f" calcext:value-type="string">
            <text:p>8f</text:p>
          </table:table-cell>
          <table:table-cell table:formula="of:=RIGHT(RIGHT([.B29];6);2)" office:value-type="string" office:string-value="8f" calcext:value-type="string">
            <text:p>8f</text:p>
          </table:table-cell>
          <table:table-cell table:formula="of:=HEX2DEC([.C29])/255" office:value-type="float" office:value="0.737254901960784" calcext:value-type="float">
            <text:p>0.737254902</text:p>
          </table:table-cell>
          <table:table-cell table:formula="of:=HEX2DEC([.D29])/255" office:value-type="float" office:value="0.56078431372549" calcext:value-type="float">
            <text:p>0.5607843137</text:p>
          </table:table-cell>
          <table:table-cell table:formula="of:=HEX2DEC([.E29])/255" office:value-type="float" office:value="0.56078431372549" calcext:value-type="float">
            <text:p>0.5607843137</text:p>
          </table:table-cell>
          <table:table-cell table:formula="of:=MIN([.F29:.H29])" office:value-type="float" office:value="0.56078431372549" calcext:value-type="float">
            <text:p>0.5607843137</text:p>
          </table:table-cell>
          <table:table-cell table:formula="of:=MAX([.F29:.H29])" office:value-type="float" office:value="0.737254901960784" calcext:value-type="float">
            <text:p>0.737254902</text:p>
          </table:table-cell>
          <table:table-cell table:formula="of:=([.I29]+[.J29])/2" office:value-type="float" office:value="0.649019607843137" calcext:value-type="float">
            <text:p>0.6490196078</text:p>
          </table:table-cell>
          <table:table-cell table:formula="of:=IF([.K29]&lt;0.5;([.J29]-[.I29])/([.J29]+[.I29]);([.J29]-[.I29])/(2-[.J29]-[.I29]))" office:value-type="float" office:value="0.251396648044693" calcext:value-type="float">
            <text:p>0.251396648</text:p>
          </table:table-cell>
          <table:table-cell table:formula="of:=ROUND(IF([.J29]=[.F29];IF([.J29]=[.I29];0;([.G29]-[.H29])/([.J29]-[.I29]));IF([.J29]=[.G29];IF([.J29]=[.I29];0;2+([.H29]-[.F29])/([.J29]-[.I29]));IF([.J29]=[.I29];0;4+([.F29]-[.G29])/([.J29]-[.I29]))));2)" office:value-type="float" office:value="0" calcext:value-type="float">
            <text:p>0</text:p>
          </table:table-cell>
          <table:table-cell table:formula="of:=[.M29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gray</text:p>
          </table:table-cell>
          <table:table-cell table:style-name="ce3" office:value-type="string" calcext:value-type="string">
            <text:p>#a9a9a9</text:p>
          </table:table-cell>
          <table:table-cell table:formula="of:=LEFT(RIGHT([.B30];6);2)" office:value-type="string" office:string-value="a9" calcext:value-type="string">
            <text:p>a9</text:p>
          </table:table-cell>
          <table:table-cell table:formula="of:=RIGHT(LEFT(RIGHT([.B30];6);4);2)" office:value-type="string" office:string-value="a9" calcext:value-type="string">
            <text:p>a9</text:p>
          </table:table-cell>
          <table:table-cell table:formula="of:=RIGHT(RIGHT([.B30];6);2)" office:value-type="string" office:string-value="a9" calcext:value-type="string">
            <text:p>a9</text:p>
          </table:table-cell>
          <table:table-cell table:formula="of:=HEX2DEC([.C30])/255" office:value-type="float" office:value="0.662745098039216" calcext:value-type="float">
            <text:p>0.662745098</text:p>
          </table:table-cell>
          <table:table-cell table:formula="of:=HEX2DEC([.D30])/255" office:value-type="float" office:value="0.662745098039216" calcext:value-type="float">
            <text:p>0.662745098</text:p>
          </table:table-cell>
          <table:table-cell table:formula="of:=HEX2DEC([.E30])/255" office:value-type="float" office:value="0.662745098039216" calcext:value-type="float">
            <text:p>0.662745098</text:p>
          </table:table-cell>
          <table:table-cell table:formula="of:=MIN([.F30:.H30])" office:value-type="float" office:value="0.662745098039216" calcext:value-type="float">
            <text:p>0.662745098</text:p>
          </table:table-cell>
          <table:table-cell table:formula="of:=MAX([.F30:.H30])" office:value-type="float" office:value="0.662745098039216" calcext:value-type="float">
            <text:p>0.662745098</text:p>
          </table:table-cell>
          <table:table-cell table:formula="of:=([.I30]+[.J30])/2" office:value-type="float" office:value="0.662745098039216" calcext:value-type="float">
            <text:p>0.662745098</text:p>
          </table:table-cell>
          <table:table-cell table:formula="of:=IF([.K30]&lt;0.5;([.J30]-[.I30])/([.J30]+[.I30]);([.J30]-[.I30])/(2-[.J30]-[.I30]))" office:value-type="float" office:value="0" calcext:value-type="float">
            <text:p>0</text:p>
          </table:table-cell>
          <table:table-cell table:formula="of:=ROUND(IF([.J30]=[.F30];IF([.J30]=[.I30];0;([.G30]-[.H30])/([.J30]-[.I30]));IF([.J30]=[.G30];IF([.J30]=[.I30];0;2+([.H30]-[.F30])/([.J30]-[.I30]));IF([.J30]=[.I30];0;4+([.F30]-[.G30])/([.J30]-[.I30]))));2)" office:value-type="float" office:value="0" calcext:value-type="float">
            <text:p>0</text:p>
          </table:table-cell>
          <table:table-cell table:formula="of:=[.M30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grey</text:p>
          </table:table-cell>
          <table:table-cell table:style-name="ce3" office:value-type="string" calcext:value-type="string">
            <text:p>#a9a9a9</text:p>
          </table:table-cell>
          <table:table-cell table:formula="of:=LEFT(RIGHT([.B31];6);2)" office:value-type="string" office:string-value="a9" calcext:value-type="string">
            <text:p>a9</text:p>
          </table:table-cell>
          <table:table-cell table:formula="of:=RIGHT(LEFT(RIGHT([.B31];6);4);2)" office:value-type="string" office:string-value="a9" calcext:value-type="string">
            <text:p>a9</text:p>
          </table:table-cell>
          <table:table-cell table:formula="of:=RIGHT(RIGHT([.B31];6);2)" office:value-type="string" office:string-value="a9" calcext:value-type="string">
            <text:p>a9</text:p>
          </table:table-cell>
          <table:table-cell table:formula="of:=HEX2DEC([.C31])/255" office:value-type="float" office:value="0.662745098039216" calcext:value-type="float">
            <text:p>0.662745098</text:p>
          </table:table-cell>
          <table:table-cell table:formula="of:=HEX2DEC([.D31])/255" office:value-type="float" office:value="0.662745098039216" calcext:value-type="float">
            <text:p>0.662745098</text:p>
          </table:table-cell>
          <table:table-cell table:formula="of:=HEX2DEC([.E31])/255" office:value-type="float" office:value="0.662745098039216" calcext:value-type="float">
            <text:p>0.662745098</text:p>
          </table:table-cell>
          <table:table-cell table:formula="of:=MIN([.F31:.H31])" office:value-type="float" office:value="0.662745098039216" calcext:value-type="float">
            <text:p>0.662745098</text:p>
          </table:table-cell>
          <table:table-cell table:formula="of:=MAX([.F31:.H31])" office:value-type="float" office:value="0.662745098039216" calcext:value-type="float">
            <text:p>0.662745098</text:p>
          </table:table-cell>
          <table:table-cell table:formula="of:=([.I31]+[.J31])/2" office:value-type="float" office:value="0.662745098039216" calcext:value-type="float">
            <text:p>0.662745098</text:p>
          </table:table-cell>
          <table:table-cell table:formula="of:=IF([.K31]&lt;0.5;([.J31]-[.I31])/([.J31]+[.I31]);([.J31]-[.I31])/(2-[.J31]-[.I31]))" office:value-type="float" office:value="0" calcext:value-type="float">
            <text:p>0</text:p>
          </table:table-cell>
          <table:table-cell table:formula="of:=ROUND(IF([.J31]=[.F31];IF([.J31]=[.I31];0;([.G31]-[.H31])/([.J31]-[.I31]));IF([.J31]=[.G31];IF([.J31]=[.I31];0;2+([.H31]-[.F31])/([.J31]-[.I31]));IF([.J31]=[.I31];0;4+([.F31]-[.G31])/([.J31]-[.I31]))));2)" office:value-type="float" office:value="0" calcext:value-type="float">
            <text:p>0</text:p>
          </table:table-cell>
          <table:table-cell table:formula="of:=[.M31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coral</text:p>
          </table:table-cell>
          <table:table-cell table:style-name="ce3" office:value-type="string" calcext:value-type="string">
            <text:p>#f08080</text:p>
          </table:table-cell>
          <table:table-cell table:formula="of:=LEFT(RIGHT([.B32];6);2)" office:value-type="string" office:string-value="f0" calcext:value-type="string">
            <text:p>f0</text:p>
          </table:table-cell>
          <table:table-cell table:formula="of:=RIGHT(LEFT(RIGHT([.B32];6);4);2)" office:value-type="string" office:string-value="80" calcext:value-type="string">
            <text:p>80</text:p>
          </table:table-cell>
          <table:table-cell table:formula="of:=RIGHT(RIGHT([.B32];6);2)" office:value-type="string" office:string-value="80" calcext:value-type="string">
            <text:p>80</text:p>
          </table:table-cell>
          <table:table-cell table:formula="of:=HEX2DEC([.C32])/255" office:value-type="float" office:value="0.941176470588235" calcext:value-type="float">
            <text:p>0.9411764706</text:p>
          </table:table-cell>
          <table:table-cell table:formula="of:=HEX2DEC([.D32])/255" office:value-type="float" office:value="0.501960784313726" calcext:value-type="float">
            <text:p>0.5019607843</text:p>
          </table:table-cell>
          <table:table-cell table:formula="of:=HEX2DEC([.E32])/255" office:value-type="float" office:value="0.501960784313726" calcext:value-type="float">
            <text:p>0.5019607843</text:p>
          </table:table-cell>
          <table:table-cell table:formula="of:=MIN([.F32:.H32])" office:value-type="float" office:value="0.501960784313726" calcext:value-type="float">
            <text:p>0.5019607843</text:p>
          </table:table-cell>
          <table:table-cell table:formula="of:=MAX([.F32:.H32])" office:value-type="float" office:value="0.941176470588235" calcext:value-type="float">
            <text:p>0.9411764706</text:p>
          </table:table-cell>
          <table:table-cell table:formula="of:=([.I32]+[.J32])/2" office:value-type="float" office:value="0.72156862745098" calcext:value-type="float">
            <text:p>0.7215686275</text:p>
          </table:table-cell>
          <table:table-cell table:formula="of:=IF([.K32]&lt;0.5;([.J32]-[.I32])/([.J32]+[.I32]);([.J32]-[.I32])/(2-[.J32]-[.I32]))" office:value-type="float" office:value="0.788732394366197" calcext:value-type="float">
            <text:p>0.7887323944</text:p>
          </table:table-cell>
          <table:table-cell table:formula="of:=ROUND(IF([.J32]=[.F32];IF([.J32]=[.I32];0;([.G32]-[.H32])/([.J32]-[.I32]));IF([.J32]=[.G32];IF([.J32]=[.I32];0;2+([.H32]-[.F32])/([.J32]-[.I32]));IF([.J32]=[.I32];0;4+([.F32]-[.G32])/([.J32]-[.I32]))));2)" office:value-type="float" office:value="0" calcext:value-type="float">
            <text:p>0</text:p>
          </table:table-cell>
          <table:table-cell table:formula="of:=[.M32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ilver</text:p>
          </table:table-cell>
          <table:table-cell table:style-name="ce3" office:value-type="string" calcext:value-type="string">
            <text:p>#c0c0c0</text:p>
          </table:table-cell>
          <table:table-cell table:formula="of:=LEFT(RIGHT([.B33];6);2)" office:value-type="string" office:string-value="c0" calcext:value-type="string">
            <text:p>c0</text:p>
          </table:table-cell>
          <table:table-cell table:formula="of:=RIGHT(LEFT(RIGHT([.B33];6);4);2)" office:value-type="string" office:string-value="c0" calcext:value-type="string">
            <text:p>c0</text:p>
          </table:table-cell>
          <table:table-cell table:formula="of:=RIGHT(RIGHT([.B33];6);2)" office:value-type="string" office:string-value="c0" calcext:value-type="string">
            <text:p>c0</text:p>
          </table:table-cell>
          <table:table-cell table:formula="of:=HEX2DEC([.C33])/255" office:value-type="float" office:value="0.752941176470588" calcext:value-type="float">
            <text:p>0.7529411765</text:p>
          </table:table-cell>
          <table:table-cell table:formula="of:=HEX2DEC([.D33])/255" office:value-type="float" office:value="0.752941176470588" calcext:value-type="float">
            <text:p>0.7529411765</text:p>
          </table:table-cell>
          <table:table-cell table:formula="of:=HEX2DEC([.E33])/255" office:value-type="float" office:value="0.752941176470588" calcext:value-type="float">
            <text:p>0.7529411765</text:p>
          </table:table-cell>
          <table:table-cell table:formula="of:=MIN([.F33:.H33])" office:value-type="float" office:value="0.752941176470588" calcext:value-type="float">
            <text:p>0.7529411765</text:p>
          </table:table-cell>
          <table:table-cell table:formula="of:=MAX([.F33:.H33])" office:value-type="float" office:value="0.752941176470588" calcext:value-type="float">
            <text:p>0.7529411765</text:p>
          </table:table-cell>
          <table:table-cell table:formula="of:=([.I33]+[.J33])/2" office:value-type="float" office:value="0.752941176470588" calcext:value-type="float">
            <text:p>0.7529411765</text:p>
          </table:table-cell>
          <table:table-cell table:formula="of:=IF([.K33]&lt;0.5;([.J33]-[.I33])/([.J33]+[.I33]);([.J33]-[.I33])/(2-[.J33]-[.I33]))" office:value-type="float" office:value="0" calcext:value-type="float">
            <text:p>0</text:p>
          </table:table-cell>
          <table:table-cell table:formula="of:=ROUND(IF([.J33]=[.F33];IF([.J33]=[.I33];0;([.G33]-[.H33])/([.J33]-[.I33]));IF([.J33]=[.G33];IF([.J33]=[.I33];0;2+([.H33]-[.F33])/([.J33]-[.I33]));IF([.J33]=[.I33];0;4+([.F33]-[.G33])/([.J33]-[.I33]))));2)" office:value-type="float" office:value="0" calcext:value-type="float">
            <text:p>0</text:p>
          </table:table-cell>
          <table:table-cell table:formula="of:=[.M33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gray</text:p>
          </table:table-cell>
          <table:table-cell table:style-name="ce3" office:value-type="string" calcext:value-type="string">
            <text:p>#d3d3d3</text:p>
          </table:table-cell>
          <table:table-cell table:formula="of:=LEFT(RIGHT([.B34];6);2)" office:value-type="string" office:string-value="d3" calcext:value-type="string">
            <text:p>d3</text:p>
          </table:table-cell>
          <table:table-cell table:formula="of:=RIGHT(LEFT(RIGHT([.B34];6);4);2)" office:value-type="string" office:string-value="d3" calcext:value-type="string">
            <text:p>d3</text:p>
          </table:table-cell>
          <table:table-cell table:formula="of:=RIGHT(RIGHT([.B34];6);2)" office:value-type="string" office:string-value="d3" calcext:value-type="string">
            <text:p>d3</text:p>
          </table:table-cell>
          <table:table-cell table:formula="of:=HEX2DEC([.C34])/255" office:value-type="float" office:value="0.827450980392157" calcext:value-type="float">
            <text:p>0.8274509804</text:p>
          </table:table-cell>
          <table:table-cell table:formula="of:=HEX2DEC([.D34])/255" office:value-type="float" office:value="0.827450980392157" calcext:value-type="float">
            <text:p>0.8274509804</text:p>
          </table:table-cell>
          <table:table-cell table:formula="of:=HEX2DEC([.E34])/255" office:value-type="float" office:value="0.827450980392157" calcext:value-type="float">
            <text:p>0.8274509804</text:p>
          </table:table-cell>
          <table:table-cell table:formula="of:=MIN([.F34:.H34])" office:value-type="float" office:value="0.827450980392157" calcext:value-type="float">
            <text:p>0.8274509804</text:p>
          </table:table-cell>
          <table:table-cell table:formula="of:=MAX([.F34:.H34])" office:value-type="float" office:value="0.827450980392157" calcext:value-type="float">
            <text:p>0.8274509804</text:p>
          </table:table-cell>
          <table:table-cell table:formula="of:=([.I34]+[.J34])/2" office:value-type="float" office:value="0.827450980392157" calcext:value-type="float">
            <text:p>0.8274509804</text:p>
          </table:table-cell>
          <table:table-cell table:formula="of:=IF([.K34]&lt;0.5;([.J34]-[.I34])/([.J34]+[.I34]);([.J34]-[.I34])/(2-[.J34]-[.I34]))" office:value-type="float" office:value="0" calcext:value-type="float">
            <text:p>0</text:p>
          </table:table-cell>
          <table:table-cell table:formula="of:=ROUND(IF([.J34]=[.F34];IF([.J34]=[.I34];0;([.G34]-[.H34])/([.J34]-[.I34]));IF([.J34]=[.G34];IF([.J34]=[.I34];0;2+([.H34]-[.F34])/([.J34]-[.I34]));IF([.J34]=[.I34];0;4+([.F34]-[.G34])/([.J34]-[.I34]))));2)" office:value-type="float" office:value="0" calcext:value-type="float">
            <text:p>0</text:p>
          </table:table-cell>
          <table:table-cell table:formula="of:=[.M34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grey</text:p>
          </table:table-cell>
          <table:table-cell table:style-name="ce3" office:value-type="string" calcext:value-type="string">
            <text:p>#d3d3d3</text:p>
          </table:table-cell>
          <table:table-cell table:formula="of:=LEFT(RIGHT([.B35];6);2)" office:value-type="string" office:string-value="d3" calcext:value-type="string">
            <text:p>d3</text:p>
          </table:table-cell>
          <table:table-cell table:formula="of:=RIGHT(LEFT(RIGHT([.B35];6);4);2)" office:value-type="string" office:string-value="d3" calcext:value-type="string">
            <text:p>d3</text:p>
          </table:table-cell>
          <table:table-cell table:formula="of:=RIGHT(RIGHT([.B35];6);2)" office:value-type="string" office:string-value="d3" calcext:value-type="string">
            <text:p>d3</text:p>
          </table:table-cell>
          <table:table-cell table:formula="of:=HEX2DEC([.C35])/255" office:value-type="float" office:value="0.827450980392157" calcext:value-type="float">
            <text:p>0.8274509804</text:p>
          </table:table-cell>
          <table:table-cell table:formula="of:=HEX2DEC([.D35])/255" office:value-type="float" office:value="0.827450980392157" calcext:value-type="float">
            <text:p>0.8274509804</text:p>
          </table:table-cell>
          <table:table-cell table:formula="of:=HEX2DEC([.E35])/255" office:value-type="float" office:value="0.827450980392157" calcext:value-type="float">
            <text:p>0.8274509804</text:p>
          </table:table-cell>
          <table:table-cell table:formula="of:=MIN([.F35:.H35])" office:value-type="float" office:value="0.827450980392157" calcext:value-type="float">
            <text:p>0.8274509804</text:p>
          </table:table-cell>
          <table:table-cell table:formula="of:=MAX([.F35:.H35])" office:value-type="float" office:value="0.827450980392157" calcext:value-type="float">
            <text:p>0.8274509804</text:p>
          </table:table-cell>
          <table:table-cell table:formula="of:=([.I35]+[.J35])/2" office:value-type="float" office:value="0.827450980392157" calcext:value-type="float">
            <text:p>0.8274509804</text:p>
          </table:table-cell>
          <table:table-cell table:formula="of:=IF([.K35]&lt;0.5;([.J35]-[.I35])/([.J35]+[.I35]);([.J35]-[.I35])/(2-[.J35]-[.I35]))" office:value-type="float" office:value="0" calcext:value-type="float">
            <text:p>0</text:p>
          </table:table-cell>
          <table:table-cell table:formula="of:=ROUND(IF([.J35]=[.F35];IF([.J35]=[.I35];0;([.G35]-[.H35])/([.J35]-[.I35]));IF([.J35]=[.G35];IF([.J35]=[.I35];0;2+([.H35]-[.F35])/([.J35]-[.I35]));IF([.J35]=[.I35];0;4+([.F35]-[.G35])/([.J35]-[.I35]))));2)" office:value-type="float" office:value="0" calcext:value-type="float">
            <text:p>0</text:p>
          </table:table-cell>
          <table:table-cell table:formula="of:=[.M35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insboro</text:p>
          </table:table-cell>
          <table:table-cell table:style-name="ce3" office:value-type="string" calcext:value-type="string">
            <text:p>#dcdcdc</text:p>
          </table:table-cell>
          <table:table-cell table:formula="of:=LEFT(RIGHT([.B36];6);2)" office:value-type="string" office:string-value="dc" calcext:value-type="string">
            <text:p>dc</text:p>
          </table:table-cell>
          <table:table-cell table:formula="of:=RIGHT(LEFT(RIGHT([.B36];6);4);2)" office:value-type="string" office:string-value="dc" calcext:value-type="string">
            <text:p>dc</text:p>
          </table:table-cell>
          <table:table-cell table:formula="of:=RIGHT(RIGHT([.B36];6);2)" office:value-type="string" office:string-value="dc" calcext:value-type="string">
            <text:p>dc</text:p>
          </table:table-cell>
          <table:table-cell table:formula="of:=HEX2DEC([.C36])/255" office:value-type="float" office:value="0.862745098039216" calcext:value-type="float">
            <text:p>0.862745098</text:p>
          </table:table-cell>
          <table:table-cell table:formula="of:=HEX2DEC([.D36])/255" office:value-type="float" office:value="0.862745098039216" calcext:value-type="float">
            <text:p>0.862745098</text:p>
          </table:table-cell>
          <table:table-cell table:formula="of:=HEX2DEC([.E36])/255" office:value-type="float" office:value="0.862745098039216" calcext:value-type="float">
            <text:p>0.862745098</text:p>
          </table:table-cell>
          <table:table-cell table:formula="of:=MIN([.F36:.H36])" office:value-type="float" office:value="0.862745098039216" calcext:value-type="float">
            <text:p>0.862745098</text:p>
          </table:table-cell>
          <table:table-cell table:formula="of:=MAX([.F36:.H36])" office:value-type="float" office:value="0.862745098039216" calcext:value-type="float">
            <text:p>0.862745098</text:p>
          </table:table-cell>
          <table:table-cell table:formula="of:=([.I36]+[.J36])/2" office:value-type="float" office:value="0.862745098039216" calcext:value-type="float">
            <text:p>0.862745098</text:p>
          </table:table-cell>
          <table:table-cell table:formula="of:=IF([.K36]&lt;0.5;([.J36]-[.I36])/([.J36]+[.I36]);([.J36]-[.I36])/(2-[.J36]-[.I36]))" office:value-type="float" office:value="0" calcext:value-type="float">
            <text:p>0</text:p>
          </table:table-cell>
          <table:table-cell table:formula="of:=ROUND(IF([.J36]=[.F36];IF([.J36]=[.I36];0;([.G36]-[.H36])/([.J36]-[.I36]));IF([.J36]=[.G36];IF([.J36]=[.I36];0;2+([.H36]-[.F36])/([.J36]-[.I36]));IF([.J36]=[.I36];0;4+([.F36]-[.G36])/([.J36]-[.I36]))));2)" office:value-type="float" office:value="0" calcext:value-type="float">
            <text:p>0</text:p>
          </table:table-cell>
          <table:table-cell table:formula="of:=[.M36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whitesmoke</text:p>
          </table:table-cell>
          <table:table-cell table:style-name="ce3" office:value-type="string" calcext:value-type="string">
            <text:p>#f5f5f5</text:p>
          </table:table-cell>
          <table:table-cell table:formula="of:=LEFT(RIGHT([.B37];6);2)" office:value-type="string" office:string-value="f5" calcext:value-type="string">
            <text:p>f5</text:p>
          </table:table-cell>
          <table:table-cell table:formula="of:=RIGHT(LEFT(RIGHT([.B37];6);4);2)" office:value-type="string" office:string-value="f5" calcext:value-type="string">
            <text:p>f5</text:p>
          </table:table-cell>
          <table:table-cell table:formula="of:=RIGHT(RIGHT([.B37];6);2)" office:value-type="string" office:string-value="f5" calcext:value-type="string">
            <text:p>f5</text:p>
          </table:table-cell>
          <table:table-cell table:formula="of:=HEX2DEC([.C37])/255" office:value-type="float" office:value="0.96078431372549" calcext:value-type="float">
            <text:p>0.9607843137</text:p>
          </table:table-cell>
          <table:table-cell table:formula="of:=HEX2DEC([.D37])/255" office:value-type="float" office:value="0.96078431372549" calcext:value-type="float">
            <text:p>0.9607843137</text:p>
          </table:table-cell>
          <table:table-cell table:formula="of:=HEX2DEC([.E37])/255" office:value-type="float" office:value="0.96078431372549" calcext:value-type="float">
            <text:p>0.9607843137</text:p>
          </table:table-cell>
          <table:table-cell table:formula="of:=MIN([.F37:.H37])" office:value-type="float" office:value="0.96078431372549" calcext:value-type="float">
            <text:p>0.9607843137</text:p>
          </table:table-cell>
          <table:table-cell table:formula="of:=MAX([.F37:.H37])" office:value-type="float" office:value="0.96078431372549" calcext:value-type="float">
            <text:p>0.9607843137</text:p>
          </table:table-cell>
          <table:table-cell table:formula="of:=([.I37]+[.J37])/2" office:value-type="float" office:value="0.96078431372549" calcext:value-type="float">
            <text:p>0.9607843137</text:p>
          </table:table-cell>
          <table:table-cell table:formula="of:=IF([.K37]&lt;0.5;([.J37]-[.I37])/([.J37]+[.I37]);([.J37]-[.I37])/(2-[.J37]-[.I37]))" office:value-type="float" office:value="0" calcext:value-type="float">
            <text:p>0</text:p>
          </table:table-cell>
          <table:table-cell table:formula="of:=ROUND(IF([.J37]=[.F37];IF([.J37]=[.I37];0;([.G37]-[.H37])/([.J37]-[.I37]));IF([.J37]=[.G37];IF([.J37]=[.I37];0;2+([.H37]-[.F37])/([.J37]-[.I37]));IF([.J37]=[.I37];0;4+([.F37]-[.G37])/([.J37]-[.I37]))));2)" office:value-type="float" office:value="0" calcext:value-type="float">
            <text:p>0</text:p>
          </table:table-cell>
          <table:table-cell table:formula="of:=[.M37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now</text:p>
          </table:table-cell>
          <table:table-cell table:style-name="ce3" office:value-type="string" calcext:value-type="string">
            <text:p>#fffafa</text:p>
          </table:table-cell>
          <table:table-cell table:formula="of:=LEFT(RIGHT([.B38];6);2)" office:value-type="string" office:string-value="ff" calcext:value-type="string">
            <text:p>ff</text:p>
          </table:table-cell>
          <table:table-cell table:formula="of:=RIGHT(LEFT(RIGHT([.B38];6);4);2)" office:value-type="string" office:string-value="fa" calcext:value-type="string">
            <text:p>fa</text:p>
          </table:table-cell>
          <table:table-cell table:formula="of:=RIGHT(RIGHT([.B38];6);2)" office:value-type="string" office:string-value="fa" calcext:value-type="string">
            <text:p>fa</text:p>
          </table:table-cell>
          <table:table-cell table:formula="of:=HEX2DEC([.C38])/255" office:value-type="float" office:value="1" calcext:value-type="float">
            <text:p>1</text:p>
          </table:table-cell>
          <table:table-cell table:formula="of:=HEX2DEC([.D38])/255" office:value-type="float" office:value="0.980392156862745" calcext:value-type="float">
            <text:p>0.9803921569</text:p>
          </table:table-cell>
          <table:table-cell table:formula="of:=HEX2DEC([.E38])/255" office:value-type="float" office:value="0.980392156862745" calcext:value-type="float">
            <text:p>0.9803921569</text:p>
          </table:table-cell>
          <table:table-cell table:formula="of:=MIN([.F38:.H38])" office:value-type="float" office:value="0.980392156862745" calcext:value-type="float">
            <text:p>0.9803921569</text:p>
          </table:table-cell>
          <table:table-cell table:formula="of:=MAX([.F38:.H38])" office:value-type="float" office:value="1" calcext:value-type="float">
            <text:p>1</text:p>
          </table:table-cell>
          <table:table-cell table:formula="of:=([.I38]+[.J38])/2" office:value-type="float" office:value="0.990196078431373" calcext:value-type="float">
            <text:p>0.9901960784</text:p>
          </table:table-cell>
          <table:table-cell table:formula="of:=IF([.K38]&lt;0.5;([.J38]-[.I38])/([.J38]+[.I38]);([.J38]-[.I38])/(2-[.J38]-[.I38]))" office:value-type="float" office:value="1" calcext:value-type="float">
            <text:p>1</text:p>
          </table:table-cell>
          <table:table-cell table:formula="of:=ROUND(IF([.J38]=[.F38];IF([.J38]=[.I38];0;([.G38]-[.H38])/([.J38]-[.I38]));IF([.J38]=[.G38];IF([.J38]=[.I38];0;2+([.H38]-[.F38])/([.J38]-[.I38]));IF([.J38]=[.I38];0;4+([.F38]-[.G38])/([.J38]-[.I38]))));2)" office:value-type="float" office:value="0" calcext:value-type="float">
            <text:p>0</text:p>
          </table:table-cell>
          <table:table-cell table:formula="of:=[.M38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#ffffff</text:p>
          </table:table-cell>
          <table:table-cell table:formula="of:=LEFT(RIGHT([.B39];6);2)" office:value-type="string" office:string-value="ff" calcext:value-type="string">
            <text:p>ff</text:p>
          </table:table-cell>
          <table:table-cell table:formula="of:=RIGHT(LEFT(RIGHT([.B39];6);4);2)" office:value-type="string" office:string-value="ff" calcext:value-type="string">
            <text:p>ff</text:p>
          </table:table-cell>
          <table:table-cell table:formula="of:=RIGHT(RIGHT([.B39];6);2)" office:value-type="string" office:string-value="ff" calcext:value-type="string">
            <text:p>ff</text:p>
          </table:table-cell>
          <table:table-cell table:formula="of:=HEX2DEC([.C39])/255" office:value-type="float" office:value="1" calcext:value-type="float">
            <text:p>1</text:p>
          </table:table-cell>
          <table:table-cell table:formula="of:=HEX2DEC([.D39])/255" office:value-type="float" office:value="1" calcext:value-type="float">
            <text:p>1</text:p>
          </table:table-cell>
          <table:table-cell table:formula="of:=HEX2DEC([.E39])/255" office:value-type="float" office:value="1" calcext:value-type="float">
            <text:p>1</text:p>
          </table:table-cell>
          <table:table-cell table:formula="of:=MIN([.F39:.H39])" office:value-type="float" office:value="1" calcext:value-type="float">
            <text:p>1</text:p>
          </table:table-cell>
          <table:table-cell table:formula="of:=MAX([.F39:.H39])" office:value-type="float" office:value="1" calcext:value-type="float">
            <text:p>1</text:p>
          </table:table-cell>
          <table:table-cell table:formula="of:=([.I39]+[.J3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IF([.J39]=[.F39];IF([.J39]=[.I39];0;([.G39]-[.H39])/([.J39]-[.I39]));IF([.J39]=[.G39];IF([.J39]=[.I39];0;2+([.H39]-[.F39])/([.J39]-[.I39]));IF([.J39]=[.I39];0;4+([.F39]-[.G39])/([.J39]-[.I39]))));2)" office:value-type="float" office:value="0" calcext:value-type="float">
            <text:p>0</text:p>
          </table:table-cell>
          <table:table-cell table:formula="of:=[.M39]*60" office:value-type="float" office:value="0" calcext:value-type="float">
            <text:p>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almon</text:p>
          </table:table-cell>
          <table:table-cell table:style-name="ce3" office:value-type="string" calcext:value-type="string">
            <text:p>#fa8072</text:p>
          </table:table-cell>
          <table:table-cell table:formula="of:=LEFT(RIGHT([.B40];6);2)" office:value-type="string" office:string-value="fa" calcext:value-type="string">
            <text:p>fa</text:p>
          </table:table-cell>
          <table:table-cell table:formula="of:=RIGHT(LEFT(RIGHT([.B40];6);4);2)" office:value-type="string" office:string-value="80" calcext:value-type="string">
            <text:p>80</text:p>
          </table:table-cell>
          <table:table-cell table:formula="of:=RIGHT(RIGHT([.B40];6);2)" office:value-type="string" office:string-value="72" calcext:value-type="string">
            <text:p>72</text:p>
          </table:table-cell>
          <table:table-cell table:formula="of:=HEX2DEC([.C40])/255" office:value-type="float" office:value="0.980392156862745" calcext:value-type="float">
            <text:p>0.9803921569</text:p>
          </table:table-cell>
          <table:table-cell table:formula="of:=HEX2DEC([.D40])/255" office:value-type="float" office:value="0.501960784313726" calcext:value-type="float">
            <text:p>0.5019607843</text:p>
          </table:table-cell>
          <table:table-cell table:formula="of:=HEX2DEC([.E40])/255" office:value-type="float" office:value="0.447058823529412" calcext:value-type="float">
            <text:p>0.4470588235</text:p>
          </table:table-cell>
          <table:table-cell table:formula="of:=MIN([.F40:.H40])" office:value-type="float" office:value="0.447058823529412" calcext:value-type="float">
            <text:p>0.4470588235</text:p>
          </table:table-cell>
          <table:table-cell table:formula="of:=MAX([.F40:.H40])" office:value-type="float" office:value="0.980392156862745" calcext:value-type="float">
            <text:p>0.9803921569</text:p>
          </table:table-cell>
          <table:table-cell table:formula="of:=([.I40]+[.J40])/2" office:value-type="float" office:value="0.713725490196078" calcext:value-type="float">
            <text:p>0.7137254902</text:p>
          </table:table-cell>
          <table:table-cell table:formula="of:=IF([.K40]&lt;0.5;([.J40]-[.I40])/([.J40]+[.I40]);([.J40]-[.I40])/(2-[.J40]-[.I40]))" office:value-type="float" office:value="0.931506849315068" calcext:value-type="float">
            <text:p>0.9315068493</text:p>
          </table:table-cell>
          <table:table-cell table:formula="of:=ROUND(IF([.J40]=[.F40];IF([.J40]=[.I40];0;([.G40]-[.H40])/([.J40]-[.I40]));IF([.J40]=[.G40];IF([.J40]=[.I40];0;2+([.H40]-[.F40])/([.J40]-[.I40]));IF([.J40]=[.I40];0;4+([.F40]-[.G40])/([.J40]-[.I40]))));2)" office:value-type="float" office:value="0.1" calcext:value-type="float">
            <text:p>0.1</text:p>
          </table:table-cell>
          <table:table-cell table:formula="of:=[.M40]*60" office:value-type="float" office:value="6" calcext:value-type="float">
            <text:p>6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istyrose</text:p>
          </table:table-cell>
          <table:table-cell table:style-name="ce3" office:value-type="string" calcext:value-type="string">
            <text:p>#ffe4e1</text:p>
          </table:table-cell>
          <table:table-cell table:formula="of:=LEFT(RIGHT([.B41];6);2)" office:value-type="string" office:string-value="ff" calcext:value-type="string">
            <text:p>ff</text:p>
          </table:table-cell>
          <table:table-cell table:formula="of:=RIGHT(LEFT(RIGHT([.B41];6);4);2)" office:value-type="string" office:string-value="e4" calcext:value-type="string">
            <text:p>e4</text:p>
          </table:table-cell>
          <table:table-cell table:formula="of:=RIGHT(RIGHT([.B41];6);2)" office:value-type="string" office:string-value="e1" calcext:value-type="string">
            <text:p>e1</text:p>
          </table:table-cell>
          <table:table-cell table:formula="of:=HEX2DEC([.C41])/255" office:value-type="float" office:value="1" calcext:value-type="float">
            <text:p>1</text:p>
          </table:table-cell>
          <table:table-cell table:formula="of:=HEX2DEC([.D41])/255" office:value-type="float" office:value="0.894117647058824" calcext:value-type="float">
            <text:p>0.8941176471</text:p>
          </table:table-cell>
          <table:table-cell table:formula="of:=HEX2DEC([.E41])/255" office:value-type="float" office:value="0.882352941176471" calcext:value-type="float">
            <text:p>0.8823529412</text:p>
          </table:table-cell>
          <table:table-cell table:formula="of:=MIN([.F41:.H41])" office:value-type="float" office:value="0.882352941176471" calcext:value-type="float">
            <text:p>0.8823529412</text:p>
          </table:table-cell>
          <table:table-cell table:formula="of:=MAX([.F41:.H41])" office:value-type="float" office:value="1" calcext:value-type="float">
            <text:p>1</text:p>
          </table:table-cell>
          <table:table-cell table:formula="of:=([.I41]+[.J41])/2" office:value-type="float" office:value="0.941176470588235" calcext:value-type="float">
            <text:p>0.9411764706</text:p>
          </table:table-cell>
          <table:table-cell table:formula="of:=IF([.K41]&lt;0.5;([.J41]-[.I41])/([.J41]+[.I41]);([.J41]-[.I41])/(2-[.J41]-[.I41]))" office:value-type="float" office:value="1" calcext:value-type="float">
            <text:p>1</text:p>
          </table:table-cell>
          <table:table-cell table:formula="of:=ROUND(IF([.J41]=[.F41];IF([.J41]=[.I41];0;([.G41]-[.H41])/([.J41]-[.I41]));IF([.J41]=[.G41];IF([.J41]=[.I41];0;2+([.H41]-[.F41])/([.J41]-[.I41]));IF([.J41]=[.I41];0;4+([.F41]-[.G41])/([.J41]-[.I41]))));2)" office:value-type="float" office:value="0.1" calcext:value-type="float">
            <text:p>0.1</text:p>
          </table:table-cell>
          <table:table-cell table:formula="of:=[.M41]*60" office:value-type="float" office:value="6" calcext:value-type="float">
            <text:p>6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omato</text:p>
          </table:table-cell>
          <table:table-cell table:style-name="ce3" office:value-type="string" calcext:value-type="string">
            <text:p>#ff6347</text:p>
          </table:table-cell>
          <table:table-cell table:formula="of:=LEFT(RIGHT([.B42];6);2)" office:value-type="string" office:string-value="ff" calcext:value-type="string">
            <text:p>ff</text:p>
          </table:table-cell>
          <table:table-cell table:formula="of:=RIGHT(LEFT(RIGHT([.B42];6);4);2)" office:value-type="string" office:string-value="63" calcext:value-type="string">
            <text:p>63</text:p>
          </table:table-cell>
          <table:table-cell table:formula="of:=RIGHT(RIGHT([.B42];6);2)" office:value-type="string" office:string-value="47" calcext:value-type="string">
            <text:p>47</text:p>
          </table:table-cell>
          <table:table-cell table:formula="of:=HEX2DEC([.C42])/255" office:value-type="float" office:value="1" calcext:value-type="float">
            <text:p>1</text:p>
          </table:table-cell>
          <table:table-cell table:formula="of:=HEX2DEC([.D42])/255" office:value-type="float" office:value="0.388235294117647" calcext:value-type="float">
            <text:p>0.3882352941</text:p>
          </table:table-cell>
          <table:table-cell table:formula="of:=HEX2DEC([.E42])/255" office:value-type="float" office:value="0.27843137254902" calcext:value-type="float">
            <text:p>0.2784313725</text:p>
          </table:table-cell>
          <table:table-cell table:formula="of:=MIN([.F42:.H42])" office:value-type="float" office:value="0.27843137254902" calcext:value-type="float">
            <text:p>0.2784313725</text:p>
          </table:table-cell>
          <table:table-cell table:formula="of:=MAX([.F42:.H42])" office:value-type="float" office:value="1" calcext:value-type="float">
            <text:p>1</text:p>
          </table:table-cell>
          <table:table-cell table:formula="of:=([.I42]+[.J42])/2" office:value-type="float" office:value="0.63921568627451" calcext:value-type="float">
            <text:p>0.6392156863</text:p>
          </table:table-cell>
          <table:table-cell table:formula="of:=IF([.K42]&lt;0.5;([.J42]-[.I42])/([.J42]+[.I42]);([.J42]-[.I42])/(2-[.J42]-[.I42]))" office:value-type="float" office:value="1" calcext:value-type="float">
            <text:p>1</text:p>
          </table:table-cell>
          <table:table-cell table:formula="of:=ROUND(IF([.J42]=[.F42];IF([.J42]=[.I42];0;([.G42]-[.H42])/([.J42]-[.I42]));IF([.J42]=[.G42];IF([.J42]=[.I42];0;2+([.H42]-[.F42])/([.J42]-[.I42]));IF([.J42]=[.I42];0;4+([.F42]-[.G42])/([.J42]-[.I42]))));2)" office:value-type="float" office:value="0.15" calcext:value-type="float">
            <text:p>0.15</text:p>
          </table:table-cell>
          <table:table-cell table:formula="of:=[.M42]*60" office:value-type="float" office:value="9" calcext:value-type="float">
            <text:p>9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salmon</text:p>
          </table:table-cell>
          <table:table-cell table:style-name="ce3" office:value-type="string" calcext:value-type="string">
            <text:p>#e9967a</text:p>
          </table:table-cell>
          <table:table-cell table:formula="of:=LEFT(RIGHT([.B43];6);2)" office:value-type="string" office:string-value="e9" calcext:value-type="string">
            <text:p>e9</text:p>
          </table:table-cell>
          <table:table-cell table:formula="of:=RIGHT(LEFT(RIGHT([.B43];6);4);2)" office:value-type="string" office:string-value="96" calcext:value-type="string">
            <text:p>96</text:p>
          </table:table-cell>
          <table:table-cell table:formula="of:=RIGHT(RIGHT([.B43];6);2)" office:value-type="string" office:string-value="7a" calcext:value-type="string">
            <text:p>7a</text:p>
          </table:table-cell>
          <table:table-cell table:formula="of:=HEX2DEC([.C43])/255" office:value-type="float" office:value="0.913725490196078" calcext:value-type="float">
            <text:p>0.9137254902</text:p>
          </table:table-cell>
          <table:table-cell table:formula="of:=HEX2DEC([.D43])/255" office:value-type="float" office:value="0.588235294117647" calcext:value-type="float">
            <text:p>0.5882352941</text:p>
          </table:table-cell>
          <table:table-cell table:formula="of:=HEX2DEC([.E43])/255" office:value-type="float" office:value="0.47843137254902" calcext:value-type="float">
            <text:p>0.4784313725</text:p>
          </table:table-cell>
          <table:table-cell table:formula="of:=MIN([.F43:.H43])" office:value-type="float" office:value="0.47843137254902" calcext:value-type="float">
            <text:p>0.4784313725</text:p>
          </table:table-cell>
          <table:table-cell table:formula="of:=MAX([.F43:.H43])" office:value-type="float" office:value="0.913725490196078" calcext:value-type="float">
            <text:p>0.9137254902</text:p>
          </table:table-cell>
          <table:table-cell table:formula="of:=([.I43]+[.J43])/2" office:value-type="float" office:value="0.696078431372549" calcext:value-type="float">
            <text:p>0.6960784314</text:p>
          </table:table-cell>
          <table:table-cell table:formula="of:=IF([.K43]&lt;0.5;([.J43]-[.I43])/([.J43]+[.I43]);([.J43]-[.I43])/(2-[.J43]-[.I43]))" office:value-type="float" office:value="0.716129032258064" calcext:value-type="float">
            <text:p>0.7161290323</text:p>
          </table:table-cell>
          <table:table-cell table:formula="of:=ROUND(IF([.J43]=[.F43];IF([.J43]=[.I43];0;([.G43]-[.H43])/([.J43]-[.I43]));IF([.J43]=[.G43];IF([.J43]=[.I43];0;2+([.H43]-[.F43])/([.J43]-[.I43]));IF([.J43]=[.I43];0;4+([.F43]-[.G43])/([.J43]-[.I43]))));2)" office:value-type="float" office:value="0.25" calcext:value-type="float">
            <text:p>0.25</text:p>
          </table:table-cell>
          <table:table-cell table:formula="of:=[.M43]*60" office:value-type="float" office:value="15" calcext:value-type="float">
            <text:p>15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rangered</text:p>
          </table:table-cell>
          <table:table-cell table:style-name="ce3" office:value-type="string" calcext:value-type="string">
            <text:p>#ff4500</text:p>
          </table:table-cell>
          <table:table-cell table:formula="of:=LEFT(RIGHT([.B44];6);2)" office:value-type="string" office:string-value="ff" calcext:value-type="string">
            <text:p>ff</text:p>
          </table:table-cell>
          <table:table-cell table:formula="of:=RIGHT(LEFT(RIGHT([.B44];6);4);2)" office:value-type="string" office:string-value="45" calcext:value-type="string">
            <text:p>45</text:p>
          </table:table-cell>
          <table:table-cell table:formula="of:=RIGHT(RIGHT([.B44];6);2)" office:value-type="string" office:string-value="00" calcext:value-type="string">
            <text:p>00</text:p>
          </table:table-cell>
          <table:table-cell table:formula="of:=HEX2DEC([.C44])/255" office:value-type="float" office:value="1" calcext:value-type="float">
            <text:p>1</text:p>
          </table:table-cell>
          <table:table-cell table:formula="of:=HEX2DEC([.D44])/255" office:value-type="float" office:value="0.270588235294118" calcext:value-type="float">
            <text:p>0.2705882353</text:p>
          </table:table-cell>
          <table:table-cell table:formula="of:=HEX2DEC([.E44])/255" office:value-type="float" office:value="0" calcext:value-type="float">
            <text:p>0</text:p>
          </table:table-cell>
          <table:table-cell table:formula="of:=MIN([.F44:.H44])" office:value-type="float" office:value="0" calcext:value-type="float">
            <text:p>0</text:p>
          </table:table-cell>
          <table:table-cell table:formula="of:=MAX([.F44:.H44])" office:value-type="float" office:value="1" calcext:value-type="float">
            <text:p>1</text:p>
          </table:table-cell>
          <table:table-cell table:formula="of:=([.I44]+[.J44])/2" office:value-type="float" office:value="0.5" calcext:value-type="float">
            <text:p>0.5</text:p>
          </table:table-cell>
          <table:table-cell table:formula="of:=IF([.K44]&lt;0.5;([.J44]-[.I44])/([.J44]+[.I44]);([.J44]-[.I44])/(2-[.J44]-[.I44]))" office:value-type="float" office:value="1" calcext:value-type="float">
            <text:p>1</text:p>
          </table:table-cell>
          <table:table-cell table:formula="of:=ROUND(IF([.J44]=[.F44];IF([.J44]=[.I44];0;([.G44]-[.H44])/([.J44]-[.I44]));IF([.J44]=[.G44];IF([.J44]=[.I44];0;2+([.H44]-[.F44])/([.J44]-[.I44]));IF([.J44]=[.I44];0;4+([.F44]-[.G44])/([.J44]-[.I44]))));2)" office:value-type="float" office:value="0.27" calcext:value-type="float">
            <text:p>0.27</text:p>
          </table:table-cell>
          <table:table-cell table:formula="of:=[.M44]*60" office:value-type="float" office:value="16.2" calcext:value-type="float">
            <text:p>16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#ff7f50</text:p>
          </table:table-cell>
          <table:table-cell table:formula="of:=LEFT(RIGHT([.B45];6);2)" office:value-type="string" office:string-value="ff" calcext:value-type="string">
            <text:p>ff</text:p>
          </table:table-cell>
          <table:table-cell table:formula="of:=RIGHT(LEFT(RIGHT([.B45];6);4);2)" office:value-type="string" office:string-value="7f" calcext:value-type="string">
            <text:p>7f</text:p>
          </table:table-cell>
          <table:table-cell table:formula="of:=RIGHT(RIGHT([.B45];6);2)" office:value-type="string" office:string-value="50" calcext:value-type="string">
            <text:p>50</text:p>
          </table:table-cell>
          <table:table-cell table:formula="of:=HEX2DEC([.C45])/255" office:value-type="float" office:value="1" calcext:value-type="float">
            <text:p>1</text:p>
          </table:table-cell>
          <table:table-cell table:formula="of:=HEX2DEC([.D45])/255" office:value-type="float" office:value="0.498039215686275" calcext:value-type="float">
            <text:p>0.4980392157</text:p>
          </table:table-cell>
          <table:table-cell table:formula="of:=HEX2DEC([.E45])/255" office:value-type="float" office:value="0.313725490196078" calcext:value-type="float">
            <text:p>0.3137254902</text:p>
          </table:table-cell>
          <table:table-cell table:formula="of:=MIN([.F45:.H45])" office:value-type="float" office:value="0.313725490196078" calcext:value-type="float">
            <text:p>0.3137254902</text:p>
          </table:table-cell>
          <table:table-cell table:formula="of:=MAX([.F45:.H45])" office:value-type="float" office:value="1" calcext:value-type="float">
            <text:p>1</text:p>
          </table:table-cell>
          <table:table-cell table:formula="of:=([.I45]+[.J45])/2" office:value-type="float" office:value="0.656862745098039" calcext:value-type="float">
            <text:p>0.6568627451</text:p>
          </table:table-cell>
          <table:table-cell table:formula="of:=IF([.K45]&lt;0.5;([.J45]-[.I45])/([.J45]+[.I45]);([.J45]-[.I45])/(2-[.J45]-[.I45]))" office:value-type="float" office:value="1" calcext:value-type="float">
            <text:p>1</text:p>
          </table:table-cell>
          <table:table-cell table:formula="of:=ROUND(IF([.J45]=[.F45];IF([.J45]=[.I45];0;([.G45]-[.H45])/([.J45]-[.I45]));IF([.J45]=[.G45];IF([.J45]=[.I45];0;2+([.H45]-[.F45])/([.J45]-[.I45]));IF([.J45]=[.I45];0;4+([.F45]-[.G45])/([.J45]-[.I45]))));2)" office:value-type="float" office:value="0.27" calcext:value-type="float">
            <text:p>0.27</text:p>
          </table:table-cell>
          <table:table-cell table:formula="of:=[.M45]*60" office:value-type="float" office:value="16.2" calcext:value-type="float">
            <text:p>16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salmon</text:p>
          </table:table-cell>
          <table:table-cell table:style-name="ce3" office:value-type="string" calcext:value-type="string">
            <text:p>#ffa07a</text:p>
          </table:table-cell>
          <table:table-cell table:formula="of:=LEFT(RIGHT([.B46];6);2)" office:value-type="string" office:string-value="ff" calcext:value-type="string">
            <text:p>ff</text:p>
          </table:table-cell>
          <table:table-cell table:formula="of:=RIGHT(LEFT(RIGHT([.B46];6);4);2)" office:value-type="string" office:string-value="a0" calcext:value-type="string">
            <text:p>a0</text:p>
          </table:table-cell>
          <table:table-cell table:formula="of:=RIGHT(RIGHT([.B46];6);2)" office:value-type="string" office:string-value="7a" calcext:value-type="string">
            <text:p>7a</text:p>
          </table:table-cell>
          <table:table-cell table:formula="of:=HEX2DEC([.C46])/255" office:value-type="float" office:value="1" calcext:value-type="float">
            <text:p>1</text:p>
          </table:table-cell>
          <table:table-cell table:formula="of:=HEX2DEC([.D46])/255" office:value-type="float" office:value="0.627450980392157" calcext:value-type="float">
            <text:p>0.6274509804</text:p>
          </table:table-cell>
          <table:table-cell table:formula="of:=HEX2DEC([.E46])/255" office:value-type="float" office:value="0.47843137254902" calcext:value-type="float">
            <text:p>0.4784313725</text:p>
          </table:table-cell>
          <table:table-cell table:formula="of:=MIN([.F46:.H46])" office:value-type="float" office:value="0.47843137254902" calcext:value-type="float">
            <text:p>0.4784313725</text:p>
          </table:table-cell>
          <table:table-cell table:formula="of:=MAX([.F46:.H46])" office:value-type="float" office:value="1" calcext:value-type="float">
            <text:p>1</text:p>
          </table:table-cell>
          <table:table-cell table:formula="of:=([.I46]+[.J46])/2" office:value-type="float" office:value="0.73921568627451" calcext:value-type="float">
            <text:p>0.7392156863</text:p>
          </table:table-cell>
          <table:table-cell table:formula="of:=IF([.K46]&lt;0.5;([.J46]-[.I46])/([.J46]+[.I46]);([.J46]-[.I46])/(2-[.J46]-[.I46]))" office:value-type="float" office:value="1" calcext:value-type="float">
            <text:p>1</text:p>
          </table:table-cell>
          <table:table-cell table:formula="of:=ROUND(IF([.J46]=[.F46];IF([.J46]=[.I46];0;([.G46]-[.H46])/([.J46]-[.I46]));IF([.J46]=[.G46];IF([.J46]=[.I46];0;2+([.H46]-[.F46])/([.J46]-[.I46]));IF([.J46]=[.I46];0;4+([.F46]-[.G46])/([.J46]-[.I46]))));2)" office:value-type="float" office:value="0.29" calcext:value-type="float">
            <text:p>0.29</text:p>
          </table:table-cell>
          <table:table-cell table:formula="of:=[.M46]*60" office:value-type="float" office:value="17.4" calcext:value-type="float">
            <text:p>17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ienna</text:p>
          </table:table-cell>
          <table:table-cell table:style-name="ce3" office:value-type="string" calcext:value-type="string">
            <text:p>#a0522d</text:p>
          </table:table-cell>
          <table:table-cell table:formula="of:=LEFT(RIGHT([.B47];6);2)" office:value-type="string" office:string-value="a0" calcext:value-type="string">
            <text:p>a0</text:p>
          </table:table-cell>
          <table:table-cell table:formula="of:=RIGHT(LEFT(RIGHT([.B47];6);4);2)" office:value-type="string" office:string-value="52" calcext:value-type="string">
            <text:p>52</text:p>
          </table:table-cell>
          <table:table-cell table:formula="of:=RIGHT(RIGHT([.B47];6);2)" office:value-type="string" office:string-value="2d" calcext:value-type="string">
            <text:p>2d</text:p>
          </table:table-cell>
          <table:table-cell table:formula="of:=HEX2DEC([.C47])/255" office:value-type="float" office:value="0.627450980392157" calcext:value-type="float">
            <text:p>0.6274509804</text:p>
          </table:table-cell>
          <table:table-cell table:formula="of:=HEX2DEC([.D47])/255" office:value-type="float" office:value="0.32156862745098" calcext:value-type="float">
            <text:p>0.3215686275</text:p>
          </table:table-cell>
          <table:table-cell table:formula="of:=HEX2DEC([.E47])/255" office:value-type="float" office:value="0.176470588235294" calcext:value-type="float">
            <text:p>0.1764705882</text:p>
          </table:table-cell>
          <table:table-cell table:formula="of:=MIN([.F47:.H47])" office:value-type="float" office:value="0.176470588235294" calcext:value-type="float">
            <text:p>0.1764705882</text:p>
          </table:table-cell>
          <table:table-cell table:formula="of:=MAX([.F47:.H47])" office:value-type="float" office:value="0.627450980392157" calcext:value-type="float">
            <text:p>0.6274509804</text:p>
          </table:table-cell>
          <table:table-cell table:formula="of:=([.I47]+[.J47])/2" office:value-type="float" office:value="0.401960784313726" calcext:value-type="float">
            <text:p>0.4019607843</text:p>
          </table:table-cell>
          <table:table-cell table:formula="of:=IF([.K47]&lt;0.5;([.J47]-[.I47])/([.J47]+[.I47]);([.J47]-[.I47])/(2-[.J47]-[.I47]))" office:value-type="float" office:value="0.560975609756097" calcext:value-type="float">
            <text:p>0.5609756098</text:p>
          </table:table-cell>
          <table:table-cell table:formula="of:=ROUND(IF([.J47]=[.F47];IF([.J47]=[.I47];0;([.G47]-[.H47])/([.J47]-[.I47]));IF([.J47]=[.G47];IF([.J47]=[.I47];0;2+([.H47]-[.F47])/([.J47]-[.I47]));IF([.J47]=[.I47];0;4+([.F47]-[.G47])/([.J47]-[.I47]))));2)" office:value-type="float" office:value="0.32" calcext:value-type="float">
            <text:p>0.32</text:p>
          </table:table-cell>
          <table:table-cell table:formula="of:=[.M47]*60" office:value-type="float" office:value="19.2" calcext:value-type="float">
            <text:p>19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eashell</text:p>
          </table:table-cell>
          <table:table-cell table:style-name="ce3" office:value-type="string" calcext:value-type="string">
            <text:p>#fff5ee</text:p>
          </table:table-cell>
          <table:table-cell table:formula="of:=LEFT(RIGHT([.B48];6);2)" office:value-type="string" office:string-value="ff" calcext:value-type="string">
            <text:p>ff</text:p>
          </table:table-cell>
          <table:table-cell table:formula="of:=RIGHT(LEFT(RIGHT([.B48];6);4);2)" office:value-type="string" office:string-value="f5" calcext:value-type="string">
            <text:p>f5</text:p>
          </table:table-cell>
          <table:table-cell table:formula="of:=RIGHT(RIGHT([.B48];6);2)" office:value-type="string" office:string-value="ee" calcext:value-type="string">
            <text:p>ee</text:p>
          </table:table-cell>
          <table:table-cell table:formula="of:=HEX2DEC([.C48])/255" office:value-type="float" office:value="1" calcext:value-type="float">
            <text:p>1</text:p>
          </table:table-cell>
          <table:table-cell table:formula="of:=HEX2DEC([.D48])/255" office:value-type="float" office:value="0.96078431372549" calcext:value-type="float">
            <text:p>0.9607843137</text:p>
          </table:table-cell>
          <table:table-cell table:formula="of:=HEX2DEC([.E48])/255" office:value-type="float" office:value="0.933333333333333" calcext:value-type="float">
            <text:p>0.9333333333</text:p>
          </table:table-cell>
          <table:table-cell table:formula="of:=MIN([.F48:.H48])" office:value-type="float" office:value="0.933333333333333" calcext:value-type="float">
            <text:p>0.9333333333</text:p>
          </table:table-cell>
          <table:table-cell table:formula="of:=MAX([.F48:.H48])" office:value-type="float" office:value="1" calcext:value-type="float">
            <text:p>1</text:p>
          </table:table-cell>
          <table:table-cell table:formula="of:=([.I48]+[.J48])/2" office:value-type="float" office:value="0.966666666666667" calcext:value-type="float">
            <text:p>0.9666666667</text:p>
          </table:table-cell>
          <table:table-cell table:formula="of:=IF([.K48]&lt;0.5;([.J48]-[.I48])/([.J48]+[.I48]);([.J48]-[.I48])/(2-[.J48]-[.I48]))" office:value-type="float" office:value="1" calcext:value-type="float">
            <text:p>1</text:p>
          </table:table-cell>
          <table:table-cell table:formula="of:=ROUND(IF([.J48]=[.F48];IF([.J48]=[.I48];0;([.G48]-[.H48])/([.J48]-[.I48]));IF([.J48]=[.G48];IF([.J48]=[.I48];0;2+([.H48]-[.F48])/([.J48]-[.I48]));IF([.J48]=[.I48];0;4+([.F48]-[.G48])/([.J48]-[.I48]))));2)" office:value-type="float" office:value="0.41" calcext:value-type="float">
            <text:p>0.41</text:p>
          </table:table-cell>
          <table:table-cell table:formula="of:=[.M48]*60" office:value-type="float" office:value="24.6" calcext:value-type="float">
            <text:p>24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addlebrown</text:p>
          </table:table-cell>
          <table:table-cell table:style-name="ce3" office:value-type="string" calcext:value-type="string">
            <text:p>#8b4513</text:p>
          </table:table-cell>
          <table:table-cell table:formula="of:=LEFT(RIGHT([.B49];6);2)" office:value-type="string" office:string-value="8b" calcext:value-type="string">
            <text:p>8b</text:p>
          </table:table-cell>
          <table:table-cell table:formula="of:=RIGHT(LEFT(RIGHT([.B49];6);4);2)" office:value-type="string" office:string-value="45" calcext:value-type="string">
            <text:p>45</text:p>
          </table:table-cell>
          <table:table-cell table:formula="of:=RIGHT(RIGHT([.B49];6);2)" office:value-type="string" office:string-value="13" calcext:value-type="string">
            <text:p>13</text:p>
          </table:table-cell>
          <table:table-cell table:formula="of:=HEX2DEC([.C49])/255" office:value-type="float" office:value="0.545098039215686" calcext:value-type="float">
            <text:p>0.5450980392</text:p>
          </table:table-cell>
          <table:table-cell table:formula="of:=HEX2DEC([.D49])/255" office:value-type="float" office:value="0.270588235294118" calcext:value-type="float">
            <text:p>0.2705882353</text:p>
          </table:table-cell>
          <table:table-cell table:formula="of:=HEX2DEC([.E49])/255" office:value-type="float" office:value="0.0745098039215686" calcext:value-type="float">
            <text:p>0.0745098039</text:p>
          </table:table-cell>
          <table:table-cell table:formula="of:=MIN([.F49:.H49])" office:value-type="float" office:value="0.0745098039215686" calcext:value-type="float">
            <text:p>0.0745098039</text:p>
          </table:table-cell>
          <table:table-cell table:formula="of:=MAX([.F49:.H49])" office:value-type="float" office:value="0.545098039215686" calcext:value-type="float">
            <text:p>0.5450980392</text:p>
          </table:table-cell>
          <table:table-cell table:formula="of:=([.I49]+[.J49])/2" office:value-type="float" office:value="0.309803921568627" calcext:value-type="float">
            <text:p>0.3098039216</text:p>
          </table:table-cell>
          <table:table-cell table:formula="of:=IF([.K49]&lt;0.5;([.J49]-[.I49])/([.J49]+[.I49]);([.J49]-[.I49])/(2-[.J49]-[.I49]))" office:value-type="float" office:value="0.759493670886076" calcext:value-type="float">
            <text:p>0.7594936709</text:p>
          </table:table-cell>
          <table:table-cell table:formula="of:=ROUND(IF([.J49]=[.F49];IF([.J49]=[.I49];0;([.G49]-[.H49])/([.J49]-[.I49]));IF([.J49]=[.G49];IF([.J49]=[.I49];0;2+([.H49]-[.F49])/([.J49]-[.I49]));IF([.J49]=[.I49];0;4+([.F49]-[.G49])/([.J49]-[.I49]))));2)" office:value-type="float" office:value="0.42" calcext:value-type="float">
            <text:p>0.42</text:p>
          </table:table-cell>
          <table:table-cell table:formula="of:=[.M49]*60" office:value-type="float" office:value="25.2" calcext:value-type="float">
            <text:p>25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#d2691e</text:p>
          </table:table-cell>
          <table:table-cell table:formula="of:=LEFT(RIGHT([.B50];6);2)" office:value-type="string" office:string-value="d2" calcext:value-type="string">
            <text:p>d2</text:p>
          </table:table-cell>
          <table:table-cell table:formula="of:=RIGHT(LEFT(RIGHT([.B50];6);4);2)" office:value-type="string" office:string-value="69" calcext:value-type="string">
            <text:p>69</text:p>
          </table:table-cell>
          <table:table-cell table:formula="of:=RIGHT(RIGHT([.B50];6);2)" office:value-type="string" office:string-value="1e" calcext:value-type="string">
            <text:p>1e</text:p>
          </table:table-cell>
          <table:table-cell table:formula="of:=HEX2DEC([.C50])/255" office:value-type="float" office:value="0.823529411764706" calcext:value-type="float">
            <text:p>0.8235294118</text:p>
          </table:table-cell>
          <table:table-cell table:formula="of:=HEX2DEC([.D50])/255" office:value-type="float" office:value="0.411764705882353" calcext:value-type="float">
            <text:p>0.4117647059</text:p>
          </table:table-cell>
          <table:table-cell table:formula="of:=HEX2DEC([.E50])/255" office:value-type="float" office:value="0.117647058823529" calcext:value-type="float">
            <text:p>0.1176470588</text:p>
          </table:table-cell>
          <table:table-cell table:formula="of:=MIN([.F50:.H50])" office:value-type="float" office:value="0.117647058823529" calcext:value-type="float">
            <text:p>0.1176470588</text:p>
          </table:table-cell>
          <table:table-cell table:formula="of:=MAX([.F50:.H50])" office:value-type="float" office:value="0.823529411764706" calcext:value-type="float">
            <text:p>0.8235294118</text:p>
          </table:table-cell>
          <table:table-cell table:formula="of:=([.I50]+[.J50])/2" office:value-type="float" office:value="0.470588235294118" calcext:value-type="float">
            <text:p>0.4705882353</text:p>
          </table:table-cell>
          <table:table-cell table:formula="of:=IF([.K50]&lt;0.5;([.J50]-[.I50])/([.J50]+[.I50]);([.J50]-[.I50])/(2-[.J50]-[.I50]))" office:value-type="float" office:value="0.75" calcext:value-type="float">
            <text:p>0.75</text:p>
          </table:table-cell>
          <table:table-cell table:formula="of:=ROUND(IF([.J50]=[.F50];IF([.J50]=[.I50];0;([.G50]-[.H50])/([.J50]-[.I50]));IF([.J50]=[.G50];IF([.J50]=[.I50];0;2+([.H50]-[.F50])/([.J50]-[.I50]));IF([.J50]=[.I50];0;4+([.F50]-[.G50])/([.J50]-[.I50]))));2)" office:value-type="float" office:value="0.42" calcext:value-type="float">
            <text:p>0.42</text:p>
          </table:table-cell>
          <table:table-cell table:formula="of:=[.M50]*60" office:value-type="float" office:value="25.2" calcext:value-type="float">
            <text:p>25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andybrown</text:p>
          </table:table-cell>
          <table:table-cell table:style-name="ce3" office:value-type="string" calcext:value-type="string">
            <text:p>#f4a460</text:p>
          </table:table-cell>
          <table:table-cell table:formula="of:=LEFT(RIGHT([.B51];6);2)" office:value-type="string" office:string-value="f4" calcext:value-type="string">
            <text:p>f4</text:p>
          </table:table-cell>
          <table:table-cell table:formula="of:=RIGHT(LEFT(RIGHT([.B51];6);4);2)" office:value-type="string" office:string-value="a4" calcext:value-type="string">
            <text:p>a4</text:p>
          </table:table-cell>
          <table:table-cell table:formula="of:=RIGHT(RIGHT([.B51];6);2)" office:value-type="string" office:string-value="60" calcext:value-type="string">
            <text:p>60</text:p>
          </table:table-cell>
          <table:table-cell table:formula="of:=HEX2DEC([.C51])/255" office:value-type="float" office:value="0.956862745098039" calcext:value-type="float">
            <text:p>0.9568627451</text:p>
          </table:table-cell>
          <table:table-cell table:formula="of:=HEX2DEC([.D51])/255" office:value-type="float" office:value="0.643137254901961" calcext:value-type="float">
            <text:p>0.6431372549</text:p>
          </table:table-cell>
          <table:table-cell table:formula="of:=HEX2DEC([.E51])/255" office:value-type="float" office:value="0.376470588235294" calcext:value-type="float">
            <text:p>0.3764705882</text:p>
          </table:table-cell>
          <table:table-cell table:formula="of:=MIN([.F51:.H51])" office:value-type="float" office:value="0.376470588235294" calcext:value-type="float">
            <text:p>0.3764705882</text:p>
          </table:table-cell>
          <table:table-cell table:formula="of:=MAX([.F51:.H51])" office:value-type="float" office:value="0.956862745098039" calcext:value-type="float">
            <text:p>0.9568627451</text:p>
          </table:table-cell>
          <table:table-cell table:formula="of:=([.I51]+[.J51])/2" office:value-type="float" office:value="0.666666666666667" calcext:value-type="float">
            <text:p>0.6666666667</text:p>
          </table:table-cell>
          <table:table-cell table:formula="of:=IF([.K51]&lt;0.5;([.J51]-[.I51])/([.J51]+[.I51]);([.J51]-[.I51])/(2-[.J51]-[.I51]))" office:value-type="float" office:value="0.870588235294118" calcext:value-type="float">
            <text:p>0.8705882353</text:p>
          </table:table-cell>
          <table:table-cell table:formula="of:=ROUND(IF([.J51]=[.F51];IF([.J51]=[.I51];0;([.G51]-[.H51])/([.J51]-[.I51]));IF([.J51]=[.G51];IF([.J51]=[.I51];0;2+([.H51]-[.F51])/([.J51]-[.I51]));IF([.J51]=[.I51];0;4+([.F51]-[.G51])/([.J51]-[.I51]))));2)" office:value-type="float" office:value="0.46" calcext:value-type="float">
            <text:p>0.46</text:p>
          </table:table-cell>
          <table:table-cell table:formula="of:=[.M51]*60" office:value-type="float" office:value="27.6" calcext:value-type="float">
            <text:p>27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eachpuff</text:p>
          </table:table-cell>
          <table:table-cell table:style-name="ce3" office:value-type="string" calcext:value-type="string">
            <text:p>#ffdab9</text:p>
          </table:table-cell>
          <table:table-cell table:formula="of:=LEFT(RIGHT([.B52];6);2)" office:value-type="string" office:string-value="ff" calcext:value-type="string">
            <text:p>ff</text:p>
          </table:table-cell>
          <table:table-cell table:formula="of:=RIGHT(LEFT(RIGHT([.B52];6);4);2)" office:value-type="string" office:string-value="da" calcext:value-type="string">
            <text:p>da</text:p>
          </table:table-cell>
          <table:table-cell table:formula="of:=RIGHT(RIGHT([.B52];6);2)" office:value-type="string" office:string-value="b9" calcext:value-type="string">
            <text:p>b9</text:p>
          </table:table-cell>
          <table:table-cell table:formula="of:=HEX2DEC([.C52])/255" office:value-type="float" office:value="1" calcext:value-type="float">
            <text:p>1</text:p>
          </table:table-cell>
          <table:table-cell table:formula="of:=HEX2DEC([.D52])/255" office:value-type="float" office:value="0.854901960784314" calcext:value-type="float">
            <text:p>0.8549019608</text:p>
          </table:table-cell>
          <table:table-cell table:formula="of:=HEX2DEC([.E52])/255" office:value-type="float" office:value="0.725490196078431" calcext:value-type="float">
            <text:p>0.7254901961</text:p>
          </table:table-cell>
          <table:table-cell table:formula="of:=MIN([.F52:.H52])" office:value-type="float" office:value="0.725490196078431" calcext:value-type="float">
            <text:p>0.7254901961</text:p>
          </table:table-cell>
          <table:table-cell table:formula="of:=MAX([.F52:.H52])" office:value-type="float" office:value="1" calcext:value-type="float">
            <text:p>1</text:p>
          </table:table-cell>
          <table:table-cell table:formula="of:=([.I52]+[.J52])/2" office:value-type="float" office:value="0.862745098039216" calcext:value-type="float">
            <text:p>0.862745098</text:p>
          </table:table-cell>
          <table:table-cell table:formula="of:=IF([.K52]&lt;0.5;([.J52]-[.I52])/([.J52]+[.I52]);([.J52]-[.I52])/(2-[.J52]-[.I52]))" office:value-type="float" office:value="1" calcext:value-type="float">
            <text:p>1</text:p>
          </table:table-cell>
          <table:table-cell table:formula="of:=ROUND(IF([.J52]=[.F52];IF([.J52]=[.I52];0;([.G52]-[.H52])/([.J52]-[.I52]));IF([.J52]=[.G52];IF([.J52]=[.I52];0;2+([.H52]-[.F52])/([.J52]-[.I52]));IF([.J52]=[.I52];0;4+([.F52]-[.G52])/([.J52]-[.I52]))));2)" office:value-type="float" office:value="0.47" calcext:value-type="float">
            <text:p>0.47</text:p>
          </table:table-cell>
          <table:table-cell table:formula="of:=[.M52]*60" office:value-type="float" office:value="28.2" calcext:value-type="float">
            <text:p>28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eru</text:p>
          </table:table-cell>
          <table:table-cell table:style-name="ce3" office:value-type="string" calcext:value-type="string">
            <text:p>#cd853f</text:p>
          </table:table-cell>
          <table:table-cell table:formula="of:=LEFT(RIGHT([.B53];6);2)" office:value-type="string" office:string-value="cd" calcext:value-type="string">
            <text:p>cd</text:p>
          </table:table-cell>
          <table:table-cell table:formula="of:=RIGHT(LEFT(RIGHT([.B53];6);4);2)" office:value-type="string" office:string-value="85" calcext:value-type="string">
            <text:p>85</text:p>
          </table:table-cell>
          <table:table-cell table:formula="of:=RIGHT(RIGHT([.B53];6);2)" office:value-type="string" office:string-value="3f" calcext:value-type="string">
            <text:p>3f</text:p>
          </table:table-cell>
          <table:table-cell table:formula="of:=HEX2DEC([.C53])/255" office:value-type="float" office:value="0.803921568627451" calcext:value-type="float">
            <text:p>0.8039215686</text:p>
          </table:table-cell>
          <table:table-cell table:formula="of:=HEX2DEC([.D53])/255" office:value-type="float" office:value="0.52156862745098" calcext:value-type="float">
            <text:p>0.5215686275</text:p>
          </table:table-cell>
          <table:table-cell table:formula="of:=HEX2DEC([.E53])/255" office:value-type="float" office:value="0.247058823529412" calcext:value-type="float">
            <text:p>0.2470588235</text:p>
          </table:table-cell>
          <table:table-cell table:formula="of:=MIN([.F53:.H53])" office:value-type="float" office:value="0.247058823529412" calcext:value-type="float">
            <text:p>0.2470588235</text:p>
          </table:table-cell>
          <table:table-cell table:formula="of:=MAX([.F53:.H53])" office:value-type="float" office:value="0.803921568627451" calcext:value-type="float">
            <text:p>0.8039215686</text:p>
          </table:table-cell>
          <table:table-cell table:formula="of:=([.I53]+[.J53])/2" office:value-type="float" office:value="0.525490196078431" calcext:value-type="float">
            <text:p>0.5254901961</text:p>
          </table:table-cell>
          <table:table-cell table:formula="of:=IF([.K53]&lt;0.5;([.J53]-[.I53])/([.J53]+[.I53]);([.J53]-[.I53])/(2-[.J53]-[.I53]))" office:value-type="float" office:value="0.586776859504132" calcext:value-type="float">
            <text:p>0.5867768595</text:p>
          </table:table-cell>
          <table:table-cell table:formula="of:=ROUND(IF([.J53]=[.F53];IF([.J53]=[.I53];0;([.G53]-[.H53])/([.J53]-[.I53]));IF([.J53]=[.G53];IF([.J53]=[.I53];0;2+([.H53]-[.F53])/([.J53]-[.I53]));IF([.J53]=[.I53];0;4+([.F53]-[.G53])/([.J53]-[.I53]))));2)" office:value-type="float" office:value="0.49" calcext:value-type="float">
            <text:p>0.49</text:p>
          </table:table-cell>
          <table:table-cell table:formula="of:=[.M53]*60" office:value-type="float" office:value="29.4" calcext:value-type="float">
            <text:p>29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nen</text:p>
          </table:table-cell>
          <table:table-cell table:style-name="ce3" office:value-type="string" calcext:value-type="string">
            <text:p>#faf0e6</text:p>
          </table:table-cell>
          <table:table-cell table:formula="of:=LEFT(RIGHT([.B54];6);2)" office:value-type="string" office:string-value="fa" calcext:value-type="string">
            <text:p>fa</text:p>
          </table:table-cell>
          <table:table-cell table:formula="of:=RIGHT(LEFT(RIGHT([.B54];6);4);2)" office:value-type="string" office:string-value="f0" calcext:value-type="string">
            <text:p>f0</text:p>
          </table:table-cell>
          <table:table-cell table:formula="of:=RIGHT(RIGHT([.B54];6);2)" office:value-type="string" office:string-value="e6" calcext:value-type="string">
            <text:p>e6</text:p>
          </table:table-cell>
          <table:table-cell table:formula="of:=HEX2DEC([.C54])/255" office:value-type="float" office:value="0.980392156862745" calcext:value-type="float">
            <text:p>0.9803921569</text:p>
          </table:table-cell>
          <table:table-cell table:formula="of:=HEX2DEC([.D54])/255" office:value-type="float" office:value="0.941176470588235" calcext:value-type="float">
            <text:p>0.9411764706</text:p>
          </table:table-cell>
          <table:table-cell table:formula="of:=HEX2DEC([.E54])/255" office:value-type="float" office:value="0.901960784313726" calcext:value-type="float">
            <text:p>0.9019607843</text:p>
          </table:table-cell>
          <table:table-cell table:formula="of:=MIN([.F54:.H54])" office:value-type="float" office:value="0.901960784313726" calcext:value-type="float">
            <text:p>0.9019607843</text:p>
          </table:table-cell>
          <table:table-cell table:formula="of:=MAX([.F54:.H54])" office:value-type="float" office:value="0.980392156862745" calcext:value-type="float">
            <text:p>0.9803921569</text:p>
          </table:table-cell>
          <table:table-cell table:formula="of:=([.I54]+[.J54])/2" office:value-type="float" office:value="0.941176470588235" calcext:value-type="float">
            <text:p>0.9411764706</text:p>
          </table:table-cell>
          <table:table-cell table:formula="of:=IF([.K54]&lt;0.5;([.J54]-[.I54])/([.J54]+[.I54]);([.J54]-[.I54])/(2-[.J54]-[.I54]))" office:value-type="float" office:value="0.666666666666667" calcext:value-type="float">
            <text:p>0.6666666667</text:p>
          </table:table-cell>
          <table:table-cell table:formula="of:=ROUND(IF([.J54]=[.F54];IF([.J54]=[.I54];0;([.G54]-[.H54])/([.J54]-[.I54]));IF([.J54]=[.G54];IF([.J54]=[.I54];0;2+([.H54]-[.F54])/([.J54]-[.I54]));IF([.J54]=[.I54];0;4+([.F54]-[.G54])/([.J54]-[.I54]))));2)" office:value-type="float" office:value="0.5" calcext:value-type="float">
            <text:p>0.5</text:p>
          </table:table-cell>
          <table:table-cell table:formula="of:=[.M54]*60" office:value-type="float" office:value="30" calcext:value-type="float">
            <text:p>3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isque</text:p>
          </table:table-cell>
          <table:table-cell table:style-name="ce3" office:value-type="string" calcext:value-type="string">
            <text:p>#ffe4c4</text:p>
          </table:table-cell>
          <table:table-cell table:formula="of:=LEFT(RIGHT([.B55];6);2)" office:value-type="string" office:string-value="ff" calcext:value-type="string">
            <text:p>ff</text:p>
          </table:table-cell>
          <table:table-cell table:formula="of:=RIGHT(LEFT(RIGHT([.B55];6);4);2)" office:value-type="string" office:string-value="e4" calcext:value-type="string">
            <text:p>e4</text:p>
          </table:table-cell>
          <table:table-cell table:formula="of:=RIGHT(RIGHT([.B55];6);2)" office:value-type="string" office:string-value="c4" calcext:value-type="string">
            <text:p>c4</text:p>
          </table:table-cell>
          <table:table-cell table:formula="of:=HEX2DEC([.C55])/255" office:value-type="float" office:value="1" calcext:value-type="float">
            <text:p>1</text:p>
          </table:table-cell>
          <table:table-cell table:formula="of:=HEX2DEC([.D55])/255" office:value-type="float" office:value="0.894117647058824" calcext:value-type="float">
            <text:p>0.8941176471</text:p>
          </table:table-cell>
          <table:table-cell table:formula="of:=HEX2DEC([.E55])/255" office:value-type="float" office:value="0.768627450980392" calcext:value-type="float">
            <text:p>0.768627451</text:p>
          </table:table-cell>
          <table:table-cell table:formula="of:=MIN([.F55:.H55])" office:value-type="float" office:value="0.768627450980392" calcext:value-type="float">
            <text:p>0.768627451</text:p>
          </table:table-cell>
          <table:table-cell table:formula="of:=MAX([.F55:.H55])" office:value-type="float" office:value="1" calcext:value-type="float">
            <text:p>1</text:p>
          </table:table-cell>
          <table:table-cell table:formula="of:=([.I55]+[.J55])/2" office:value-type="float" office:value="0.884313725490196" calcext:value-type="float">
            <text:p>0.8843137255</text:p>
          </table:table-cell>
          <table:table-cell table:formula="of:=IF([.K55]&lt;0.5;([.J55]-[.I55])/([.J55]+[.I55]);([.J55]-[.I55])/(2-[.J55]-[.I55]))" office:value-type="float" office:value="1" calcext:value-type="float">
            <text:p>1</text:p>
          </table:table-cell>
          <table:table-cell table:formula="of:=ROUND(IF([.J55]=[.F55];IF([.J55]=[.I55];0;([.G55]-[.H55])/([.J55]-[.I55]));IF([.J55]=[.G55];IF([.J55]=[.I55];0;2+([.H55]-[.F55])/([.J55]-[.I55]));IF([.J55]=[.I55];0;4+([.F55]-[.G55])/([.J55]-[.I55]))));2)" office:value-type="float" office:value="0.54" calcext:value-type="float">
            <text:p>0.54</text:p>
          </table:table-cell>
          <table:table-cell table:formula="of:=[.M55]*60" office:value-type="float" office:value="32.4" calcext:value-type="float">
            <text:p>32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orange</text:p>
          </table:table-cell>
          <table:table-cell table:style-name="ce3" office:value-type="string" calcext:value-type="string">
            <text:p>#ff8c00</text:p>
          </table:table-cell>
          <table:table-cell table:formula="of:=LEFT(RIGHT([.B56];6);2)" office:value-type="string" office:string-value="ff" calcext:value-type="string">
            <text:p>ff</text:p>
          </table:table-cell>
          <table:table-cell table:formula="of:=RIGHT(LEFT(RIGHT([.B56];6);4);2)" office:value-type="string" office:string-value="8c" calcext:value-type="string">
            <text:p>8c</text:p>
          </table:table-cell>
          <table:table-cell table:formula="of:=RIGHT(RIGHT([.B56];6);2)" office:value-type="string" office:string-value="00" calcext:value-type="string">
            <text:p>00</text:p>
          </table:table-cell>
          <table:table-cell table:formula="of:=HEX2DEC([.C56])/255" office:value-type="float" office:value="1" calcext:value-type="float">
            <text:p>1</text:p>
          </table:table-cell>
          <table:table-cell table:formula="of:=HEX2DEC([.D56])/255" office:value-type="float" office:value="0.549019607843137" calcext:value-type="float">
            <text:p>0.5490196078</text:p>
          </table:table-cell>
          <table:table-cell table:formula="of:=HEX2DEC([.E56])/255" office:value-type="float" office:value="0" calcext:value-type="float">
            <text:p>0</text:p>
          </table:table-cell>
          <table:table-cell table:formula="of:=MIN([.F56:.H56])" office:value-type="float" office:value="0" calcext:value-type="float">
            <text:p>0</text:p>
          </table:table-cell>
          <table:table-cell table:formula="of:=MAX([.F56:.H56])" office:value-type="float" office:value="1" calcext:value-type="float">
            <text:p>1</text:p>
          </table:table-cell>
          <table:table-cell table:formula="of:=([.I56]+[.J56])/2" office:value-type="float" office:value="0.5" calcext:value-type="float">
            <text:p>0.5</text:p>
          </table:table-cell>
          <table:table-cell table:formula="of:=IF([.K56]&lt;0.5;([.J56]-[.I56])/([.J56]+[.I56]);([.J56]-[.I56])/(2-[.J56]-[.I56]))" office:value-type="float" office:value="1" calcext:value-type="float">
            <text:p>1</text:p>
          </table:table-cell>
          <table:table-cell table:formula="of:=ROUND(IF([.J56]=[.F56];IF([.J56]=[.I56];0;([.G56]-[.H56])/([.J56]-[.I56]));IF([.J56]=[.G56];IF([.J56]=[.I56];0;2+([.H56]-[.F56])/([.J56]-[.I56]));IF([.J56]=[.I56];0;4+([.F56]-[.G56])/([.J56]-[.I56]))));2)" office:value-type="float" office:value="0.55" calcext:value-type="float">
            <text:p>0.55</text:p>
          </table:table-cell>
          <table:table-cell table:formula="of:=[.M56]*60" office:value-type="float" office:value="33" calcext:value-type="float">
            <text:p>33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urlywood</text:p>
          </table:table-cell>
          <table:table-cell table:style-name="ce3" office:value-type="string" calcext:value-type="string">
            <text:p>#deb887</text:p>
          </table:table-cell>
          <table:table-cell table:formula="of:=LEFT(RIGHT([.B57];6);2)" office:value-type="string" office:string-value="de" calcext:value-type="string">
            <text:p>de</text:p>
          </table:table-cell>
          <table:table-cell table:formula="of:=RIGHT(LEFT(RIGHT([.B57];6);4);2)" office:value-type="string" office:string-value="b8" calcext:value-type="string">
            <text:p>b8</text:p>
          </table:table-cell>
          <table:table-cell table:formula="of:=RIGHT(RIGHT([.B57];6);2)" office:value-type="string" office:string-value="87" calcext:value-type="string">
            <text:p>87</text:p>
          </table:table-cell>
          <table:table-cell table:formula="of:=HEX2DEC([.C57])/255" office:value-type="float" office:value="0.870588235294118" calcext:value-type="float">
            <text:p>0.8705882353</text:p>
          </table:table-cell>
          <table:table-cell table:formula="of:=HEX2DEC([.D57])/255" office:value-type="float" office:value="0.72156862745098" calcext:value-type="float">
            <text:p>0.7215686275</text:p>
          </table:table-cell>
          <table:table-cell table:formula="of:=HEX2DEC([.E57])/255" office:value-type="float" office:value="0.529411764705882" calcext:value-type="float">
            <text:p>0.5294117647</text:p>
          </table:table-cell>
          <table:table-cell table:formula="of:=MIN([.F57:.H57])" office:value-type="float" office:value="0.529411764705882" calcext:value-type="float">
            <text:p>0.5294117647</text:p>
          </table:table-cell>
          <table:table-cell table:formula="of:=MAX([.F57:.H57])" office:value-type="float" office:value="0.870588235294118" calcext:value-type="float">
            <text:p>0.8705882353</text:p>
          </table:table-cell>
          <table:table-cell table:formula="of:=([.I57]+[.J57])/2" office:value-type="float" office:value="0.7" calcext:value-type="float">
            <text:p>0.7</text:p>
          </table:table-cell>
          <table:table-cell table:formula="of:=IF([.K57]&lt;0.5;([.J57]-[.I57])/([.J57]+[.I57]);([.J57]-[.I57])/(2-[.J57]-[.I57]))" office:value-type="float" office:value="0.568627450980392" calcext:value-type="float">
            <text:p>0.568627451</text:p>
          </table:table-cell>
          <table:table-cell table:formula="of:=ROUND(IF([.J57]=[.F57];IF([.J57]=[.I57];0;([.G57]-[.H57])/([.J57]-[.I57]));IF([.J57]=[.G57];IF([.J57]=[.I57];0;2+([.H57]-[.F57])/([.J57]-[.I57]));IF([.J57]=[.I57];0;4+([.F57]-[.G57])/([.J57]-[.I57]))));2)" office:value-type="float" office:value="0.56" calcext:value-type="float">
            <text:p>0.56</text:p>
          </table:table-cell>
          <table:table-cell table:formula="of:=[.M57]*60" office:value-type="float" office:value="33.6" calcext:value-type="float">
            <text:p>33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an</text:p>
          </table:table-cell>
          <table:table-cell table:style-name="ce3" office:value-type="string" calcext:value-type="string">
            <text:p>#d2b48c</text:p>
          </table:table-cell>
          <table:table-cell table:formula="of:=LEFT(RIGHT([.B58];6);2)" office:value-type="string" office:string-value="d2" calcext:value-type="string">
            <text:p>d2</text:p>
          </table:table-cell>
          <table:table-cell table:formula="of:=RIGHT(LEFT(RIGHT([.B58];6);4);2)" office:value-type="string" office:string-value="b4" calcext:value-type="string">
            <text:p>b4</text:p>
          </table:table-cell>
          <table:table-cell table:formula="of:=RIGHT(RIGHT([.B58];6);2)" office:value-type="string" office:string-value="8c" calcext:value-type="string">
            <text:p>8c</text:p>
          </table:table-cell>
          <table:table-cell table:formula="of:=HEX2DEC([.C58])/255" office:value-type="float" office:value="0.823529411764706" calcext:value-type="float">
            <text:p>0.8235294118</text:p>
          </table:table-cell>
          <table:table-cell table:formula="of:=HEX2DEC([.D58])/255" office:value-type="float" office:value="0.705882352941176" calcext:value-type="float">
            <text:p>0.7058823529</text:p>
          </table:table-cell>
          <table:table-cell table:formula="of:=HEX2DEC([.E58])/255" office:value-type="float" office:value="0.549019607843137" calcext:value-type="float">
            <text:p>0.5490196078</text:p>
          </table:table-cell>
          <table:table-cell table:formula="of:=MIN([.F58:.H58])" office:value-type="float" office:value="0.549019607843137" calcext:value-type="float">
            <text:p>0.5490196078</text:p>
          </table:table-cell>
          <table:table-cell table:formula="of:=MAX([.F58:.H58])" office:value-type="float" office:value="0.823529411764706" calcext:value-type="float">
            <text:p>0.8235294118</text:p>
          </table:table-cell>
          <table:table-cell table:formula="of:=([.I58]+[.J58])/2" office:value-type="float" office:value="0.686274509803922" calcext:value-type="float">
            <text:p>0.6862745098</text:p>
          </table:table-cell>
          <table:table-cell table:formula="of:=IF([.K58]&lt;0.5;([.J58]-[.I58])/([.J58]+[.I58]);([.J58]-[.I58])/(2-[.J58]-[.I58]))" office:value-type="float" office:value="0.4375" calcext:value-type="float">
            <text:p>0.4375</text:p>
          </table:table-cell>
          <table:table-cell table:formula="of:=ROUND(IF([.J58]=[.F58];IF([.J58]=[.I58];0;([.G58]-[.H58])/([.J58]-[.I58]));IF([.J58]=[.G58];IF([.J58]=[.I58];0;2+([.H58]-[.F58])/([.J58]-[.I58]));IF([.J58]=[.I58];0;4+([.F58]-[.G58])/([.J58]-[.I58]))));2)" office:value-type="float" office:value="0.57" calcext:value-type="float">
            <text:p>0.57</text:p>
          </table:table-cell>
          <table:table-cell table:formula="of:=[.M58]*60" office:value-type="float" office:value="34.2" calcext:value-type="float">
            <text:p>34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antiquewhite</text:p>
          </table:table-cell>
          <table:table-cell table:style-name="ce3" office:value-type="string" calcext:value-type="string">
            <text:p>#faebd7</text:p>
          </table:table-cell>
          <table:table-cell table:formula="of:=LEFT(RIGHT([.B59];6);2)" office:value-type="string" office:string-value="fa" calcext:value-type="string">
            <text:p>fa</text:p>
          </table:table-cell>
          <table:table-cell table:formula="of:=RIGHT(LEFT(RIGHT([.B59];6);4);2)" office:value-type="string" office:string-value="eb" calcext:value-type="string">
            <text:p>eb</text:p>
          </table:table-cell>
          <table:table-cell table:formula="of:=RIGHT(RIGHT([.B59];6);2)" office:value-type="string" office:string-value="d7" calcext:value-type="string">
            <text:p>d7</text:p>
          </table:table-cell>
          <table:table-cell table:formula="of:=HEX2DEC([.C59])/255" office:value-type="float" office:value="0.980392156862745" calcext:value-type="float">
            <text:p>0.9803921569</text:p>
          </table:table-cell>
          <table:table-cell table:formula="of:=HEX2DEC([.D59])/255" office:value-type="float" office:value="0.92156862745098" calcext:value-type="float">
            <text:p>0.9215686275</text:p>
          </table:table-cell>
          <table:table-cell table:formula="of:=HEX2DEC([.E59])/255" office:value-type="float" office:value="0.843137254901961" calcext:value-type="float">
            <text:p>0.8431372549</text:p>
          </table:table-cell>
          <table:table-cell table:formula="of:=MIN([.F59:.H59])" office:value-type="float" office:value="0.843137254901961" calcext:value-type="float">
            <text:p>0.8431372549</text:p>
          </table:table-cell>
          <table:table-cell table:formula="of:=MAX([.F59:.H59])" office:value-type="float" office:value="0.980392156862745" calcext:value-type="float">
            <text:p>0.9803921569</text:p>
          </table:table-cell>
          <table:table-cell table:formula="of:=([.I59]+[.J59])/2" office:value-type="float" office:value="0.911764705882353" calcext:value-type="float">
            <text:p>0.9117647059</text:p>
          </table:table-cell>
          <table:table-cell table:formula="of:=IF([.K59]&lt;0.5;([.J59]-[.I59])/([.J59]+[.I59]);([.J59]-[.I59])/(2-[.J59]-[.I59]))" office:value-type="float" office:value="0.777777777777778" calcext:value-type="float">
            <text:p>0.7777777778</text:p>
          </table:table-cell>
          <table:table-cell table:formula="of:=ROUND(IF([.J59]=[.F59];IF([.J59]=[.I59];0;([.G59]-[.H59])/([.J59]-[.I59]));IF([.J59]=[.G59];IF([.J59]=[.I59];0;2+([.H59]-[.F59])/([.J59]-[.I59]));IF([.J59]=[.I59];0;4+([.F59]-[.G59])/([.J59]-[.I59]))));2)" office:value-type="float" office:value="0.57" calcext:value-type="float">
            <text:p>0.57</text:p>
          </table:table-cell>
          <table:table-cell table:formula="of:=[.M59]*60" office:value-type="float" office:value="34.2" calcext:value-type="float">
            <text:p>34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navajowhite</text:p>
          </table:table-cell>
          <table:table-cell table:style-name="ce3" office:value-type="string" calcext:value-type="string">
            <text:p>#ffdead</text:p>
          </table:table-cell>
          <table:table-cell table:formula="of:=LEFT(RIGHT([.B60];6);2)" office:value-type="string" office:string-value="ff" calcext:value-type="string">
            <text:p>ff</text:p>
          </table:table-cell>
          <table:table-cell table:formula="of:=RIGHT(LEFT(RIGHT([.B60];6);4);2)" office:value-type="string" office:string-value="de" calcext:value-type="string">
            <text:p>de</text:p>
          </table:table-cell>
          <table:table-cell table:formula="of:=RIGHT(RIGHT([.B60];6);2)" office:value-type="string" office:string-value="ad" calcext:value-type="string">
            <text:p>ad</text:p>
          </table:table-cell>
          <table:table-cell table:formula="of:=HEX2DEC([.C60])/255" office:value-type="float" office:value="1" calcext:value-type="float">
            <text:p>1</text:p>
          </table:table-cell>
          <table:table-cell table:formula="of:=HEX2DEC([.D60])/255" office:value-type="float" office:value="0.870588235294118" calcext:value-type="float">
            <text:p>0.8705882353</text:p>
          </table:table-cell>
          <table:table-cell table:formula="of:=HEX2DEC([.E60])/255" office:value-type="float" office:value="0.67843137254902" calcext:value-type="float">
            <text:p>0.6784313725</text:p>
          </table:table-cell>
          <table:table-cell table:formula="of:=MIN([.F60:.H60])" office:value-type="float" office:value="0.67843137254902" calcext:value-type="float">
            <text:p>0.6784313725</text:p>
          </table:table-cell>
          <table:table-cell table:formula="of:=MAX([.F60:.H60])" office:value-type="float" office:value="1" calcext:value-type="float">
            <text:p>1</text:p>
          </table:table-cell>
          <table:table-cell table:formula="of:=([.I60]+[.J60])/2" office:value-type="float" office:value="0.83921568627451" calcext:value-type="float">
            <text:p>0.8392156863</text:p>
          </table:table-cell>
          <table:table-cell table:formula="of:=IF([.K60]&lt;0.5;([.J60]-[.I60])/([.J60]+[.I60]);([.J60]-[.I60])/(2-[.J60]-[.I60]))" office:value-type="float" office:value="1" calcext:value-type="float">
            <text:p>1</text:p>
          </table:table-cell>
          <table:table-cell table:formula="of:=ROUND(IF([.J60]=[.F60];IF([.J60]=[.I60];0;([.G60]-[.H60])/([.J60]-[.I60]));IF([.J60]=[.G60];IF([.J60]=[.I60];0;2+([.H60]-[.F60])/([.J60]-[.I60]));IF([.J60]=[.I60];0;4+([.F60]-[.G60])/([.J60]-[.I60]))));2)" office:value-type="float" office:value="0.6" calcext:value-type="float">
            <text:p>0.6</text:p>
          </table:table-cell>
          <table:table-cell table:formula="of:=[.M60]*60" office:value-type="float" office:value="36" calcext:value-type="float">
            <text:p>36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lanchedalmond</text:p>
          </table:table-cell>
          <table:table-cell table:style-name="ce3" office:value-type="string" calcext:value-type="string">
            <text:p>#ffebcd</text:p>
          </table:table-cell>
          <table:table-cell table:formula="of:=LEFT(RIGHT([.B61];6);2)" office:value-type="string" office:string-value="ff" calcext:value-type="string">
            <text:p>ff</text:p>
          </table:table-cell>
          <table:table-cell table:formula="of:=RIGHT(LEFT(RIGHT([.B61];6);4);2)" office:value-type="string" office:string-value="eb" calcext:value-type="string">
            <text:p>eb</text:p>
          </table:table-cell>
          <table:table-cell table:formula="of:=RIGHT(RIGHT([.B61];6);2)" office:value-type="string" office:string-value="cd" calcext:value-type="string">
            <text:p>cd</text:p>
          </table:table-cell>
          <table:table-cell table:formula="of:=HEX2DEC([.C61])/255" office:value-type="float" office:value="1" calcext:value-type="float">
            <text:p>1</text:p>
          </table:table-cell>
          <table:table-cell table:formula="of:=HEX2DEC([.D61])/255" office:value-type="float" office:value="0.92156862745098" calcext:value-type="float">
            <text:p>0.9215686275</text:p>
          </table:table-cell>
          <table:table-cell table:formula="of:=HEX2DEC([.E61])/255" office:value-type="float" office:value="0.803921568627451" calcext:value-type="float">
            <text:p>0.8039215686</text:p>
          </table:table-cell>
          <table:table-cell table:formula="of:=MIN([.F61:.H61])" office:value-type="float" office:value="0.803921568627451" calcext:value-type="float">
            <text:p>0.8039215686</text:p>
          </table:table-cell>
          <table:table-cell table:formula="of:=MAX([.F61:.H61])" office:value-type="float" office:value="1" calcext:value-type="float">
            <text:p>1</text:p>
          </table:table-cell>
          <table:table-cell table:formula="of:=([.I61]+[.J61])/2" office:value-type="float" office:value="0.901960784313726" calcext:value-type="float">
            <text:p>0.9019607843</text:p>
          </table:table-cell>
          <table:table-cell table:formula="of:=IF([.K61]&lt;0.5;([.J61]-[.I61])/([.J61]+[.I61]);([.J61]-[.I61])/(2-[.J61]-[.I61]))" office:value-type="float" office:value="1" calcext:value-type="float">
            <text:p>1</text:p>
          </table:table-cell>
          <table:table-cell table:formula="of:=ROUND(IF([.J61]=[.F61];IF([.J61]=[.I61];0;([.G61]-[.H61])/([.J61]-[.I61]));IF([.J61]=[.G61];IF([.J61]=[.I61];0;2+([.H61]-[.F61])/([.J61]-[.I61]));IF([.J61]=[.I61];0;4+([.F61]-[.G61])/([.J61]-[.I61]))));2)" office:value-type="float" office:value="0.6" calcext:value-type="float">
            <text:p>0.6</text:p>
          </table:table-cell>
          <table:table-cell table:formula="of:=[.M61]*60" office:value-type="float" office:value="36" calcext:value-type="float">
            <text:p>36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apayawhip</text:p>
          </table:table-cell>
          <table:table-cell table:style-name="ce3" office:value-type="string" calcext:value-type="string">
            <text:p>#ffefd5</text:p>
          </table:table-cell>
          <table:table-cell table:formula="of:=LEFT(RIGHT([.B62];6);2)" office:value-type="string" office:string-value="ff" calcext:value-type="string">
            <text:p>ff</text:p>
          </table:table-cell>
          <table:table-cell table:formula="of:=RIGHT(LEFT(RIGHT([.B62];6);4);2)" office:value-type="string" office:string-value="ef" calcext:value-type="string">
            <text:p>ef</text:p>
          </table:table-cell>
          <table:table-cell table:formula="of:=RIGHT(RIGHT([.B62];6);2)" office:value-type="string" office:string-value="d5" calcext:value-type="string">
            <text:p>d5</text:p>
          </table:table-cell>
          <table:table-cell table:formula="of:=HEX2DEC([.C62])/255" office:value-type="float" office:value="1" calcext:value-type="float">
            <text:p>1</text:p>
          </table:table-cell>
          <table:table-cell table:formula="of:=HEX2DEC([.D62])/255" office:value-type="float" office:value="0.937254901960784" calcext:value-type="float">
            <text:p>0.937254902</text:p>
          </table:table-cell>
          <table:table-cell table:formula="of:=HEX2DEC([.E62])/255" office:value-type="float" office:value="0.835294117647059" calcext:value-type="float">
            <text:p>0.8352941176</text:p>
          </table:table-cell>
          <table:table-cell table:formula="of:=MIN([.F62:.H62])" office:value-type="float" office:value="0.835294117647059" calcext:value-type="float">
            <text:p>0.8352941176</text:p>
          </table:table-cell>
          <table:table-cell table:formula="of:=MAX([.F62:.H62])" office:value-type="float" office:value="1" calcext:value-type="float">
            <text:p>1</text:p>
          </table:table-cell>
          <table:table-cell table:formula="of:=([.I62]+[.J62])/2" office:value-type="float" office:value="0.917647058823529" calcext:value-type="float">
            <text:p>0.9176470588</text:p>
          </table:table-cell>
          <table:table-cell table:formula="of:=IF([.K62]&lt;0.5;([.J62]-[.I62])/([.J62]+[.I62]);([.J62]-[.I62])/(2-[.J62]-[.I62]))" office:value-type="float" office:value="1" calcext:value-type="float">
            <text:p>1</text:p>
          </table:table-cell>
          <table:table-cell table:formula="of:=ROUND(IF([.J62]=[.F62];IF([.J62]=[.I62];0;([.G62]-[.H62])/([.J62]-[.I62]));IF([.J62]=[.G62];IF([.J62]=[.I62];0;2+([.H62]-[.F62])/([.J62]-[.I62]));IF([.J62]=[.I62];0;4+([.F62]-[.G62])/([.J62]-[.I62]))));2)" office:value-type="float" office:value="0.62" calcext:value-type="float">
            <text:p>0.62</text:p>
          </table:table-cell>
          <table:table-cell table:formula="of:=[.M62]*60" office:value-type="float" office:value="37.2" calcext:value-type="float">
            <text:p>37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occasin</text:p>
          </table:table-cell>
          <table:table-cell table:style-name="ce3" office:value-type="string" calcext:value-type="string">
            <text:p>#ffe4b5</text:p>
          </table:table-cell>
          <table:table-cell table:formula="of:=LEFT(RIGHT([.B63];6);2)" office:value-type="string" office:string-value="ff" calcext:value-type="string">
            <text:p>ff</text:p>
          </table:table-cell>
          <table:table-cell table:formula="of:=RIGHT(LEFT(RIGHT([.B63];6);4);2)" office:value-type="string" office:string-value="e4" calcext:value-type="string">
            <text:p>e4</text:p>
          </table:table-cell>
          <table:table-cell table:formula="of:=RIGHT(RIGHT([.B63];6);2)" office:value-type="string" office:string-value="b5" calcext:value-type="string">
            <text:p>b5</text:p>
          </table:table-cell>
          <table:table-cell table:formula="of:=HEX2DEC([.C63])/255" office:value-type="float" office:value="1" calcext:value-type="float">
            <text:p>1</text:p>
          </table:table-cell>
          <table:table-cell table:formula="of:=HEX2DEC([.D63])/255" office:value-type="float" office:value="0.894117647058824" calcext:value-type="float">
            <text:p>0.8941176471</text:p>
          </table:table-cell>
          <table:table-cell table:formula="of:=HEX2DEC([.E63])/255" office:value-type="float" office:value="0.709803921568627" calcext:value-type="float">
            <text:p>0.7098039216</text:p>
          </table:table-cell>
          <table:table-cell table:formula="of:=MIN([.F63:.H63])" office:value-type="float" office:value="0.709803921568627" calcext:value-type="float">
            <text:p>0.7098039216</text:p>
          </table:table-cell>
          <table:table-cell table:formula="of:=MAX([.F63:.H63])" office:value-type="float" office:value="1" calcext:value-type="float">
            <text:p>1</text:p>
          </table:table-cell>
          <table:table-cell table:formula="of:=([.I63]+[.J63])/2" office:value-type="float" office:value="0.854901960784314" calcext:value-type="float">
            <text:p>0.8549019608</text:p>
          </table:table-cell>
          <table:table-cell table:formula="of:=IF([.K63]&lt;0.5;([.J63]-[.I63])/([.J63]+[.I63]);([.J63]-[.I63])/(2-[.J63]-[.I63]))" office:value-type="float" office:value="1" calcext:value-type="float">
            <text:p>1</text:p>
          </table:table-cell>
          <table:table-cell table:formula="of:=ROUND(IF([.J63]=[.F63];IF([.J63]=[.I63];0;([.G63]-[.H63])/([.J63]-[.I63]));IF([.J63]=[.G63];IF([.J63]=[.I63];0;2+([.H63]-[.F63])/([.J63]-[.I63]));IF([.J63]=[.I63];0;4+([.F63]-[.G63])/([.J63]-[.I63]))));2)" office:value-type="float" office:value="0.64" calcext:value-type="float">
            <text:p>0.64</text:p>
          </table:table-cell>
          <table:table-cell table:formula="of:=[.M63]*60" office:value-type="float" office:value="38.4" calcext:value-type="float">
            <text:p>38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#ffa500</text:p>
          </table:table-cell>
          <table:table-cell table:formula="of:=LEFT(RIGHT([.B64];6);2)" office:value-type="string" office:string-value="ff" calcext:value-type="string">
            <text:p>ff</text:p>
          </table:table-cell>
          <table:table-cell table:formula="of:=RIGHT(LEFT(RIGHT([.B64];6);4);2)" office:value-type="string" office:string-value="a5" calcext:value-type="string">
            <text:p>a5</text:p>
          </table:table-cell>
          <table:table-cell table:formula="of:=RIGHT(RIGHT([.B64];6);2)" office:value-type="string" office:string-value="00" calcext:value-type="string">
            <text:p>00</text:p>
          </table:table-cell>
          <table:table-cell table:formula="of:=HEX2DEC([.C64])/255" office:value-type="float" office:value="1" calcext:value-type="float">
            <text:p>1</text:p>
          </table:table-cell>
          <table:table-cell table:formula="of:=HEX2DEC([.D64])/255" office:value-type="float" office:value="0.647058823529412" calcext:value-type="float">
            <text:p>0.6470588235</text:p>
          </table:table-cell>
          <table:table-cell table:formula="of:=HEX2DEC([.E64])/255" office:value-type="float" office:value="0" calcext:value-type="float">
            <text:p>0</text:p>
          </table:table-cell>
          <table:table-cell table:formula="of:=MIN([.F64:.H64])" office:value-type="float" office:value="0" calcext:value-type="float">
            <text:p>0</text:p>
          </table:table-cell>
          <table:table-cell table:formula="of:=MAX([.F64:.H64])" office:value-type="float" office:value="1" calcext:value-type="float">
            <text:p>1</text:p>
          </table:table-cell>
          <table:table-cell table:formula="of:=([.I64]+[.J64])/2" office:value-type="float" office:value="0.5" calcext:value-type="float">
            <text:p>0.5</text:p>
          </table:table-cell>
          <table:table-cell table:formula="of:=IF([.K64]&lt;0.5;([.J64]-[.I64])/([.J64]+[.I64]);([.J64]-[.I64])/(2-[.J64]-[.I64]))" office:value-type="float" office:value="1" calcext:value-type="float">
            <text:p>1</text:p>
          </table:table-cell>
          <table:table-cell table:formula="of:=ROUND(IF([.J64]=[.F64];IF([.J64]=[.I64];0;([.G64]-[.H64])/([.J64]-[.I64]));IF([.J64]=[.G64];IF([.J64]=[.I64];0;2+([.H64]-[.F64])/([.J64]-[.I64]));IF([.J64]=[.I64];0;4+([.F64]-[.G64])/([.J64]-[.I64]))));2)" office:value-type="float" office:value="0.65" calcext:value-type="float">
            <text:p>0.65</text:p>
          </table:table-cell>
          <table:table-cell table:formula="of:=[.M64]*60" office:value-type="float" office:value="39" calcext:value-type="float">
            <text:p>39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wheat</text:p>
          </table:table-cell>
          <table:table-cell table:style-name="ce3" office:value-type="string" calcext:value-type="string">
            <text:p>#f5deb3</text:p>
          </table:table-cell>
          <table:table-cell table:formula="of:=LEFT(RIGHT([.B65];6);2)" office:value-type="string" office:string-value="f5" calcext:value-type="string">
            <text:p>f5</text:p>
          </table:table-cell>
          <table:table-cell table:formula="of:=RIGHT(LEFT(RIGHT([.B65];6);4);2)" office:value-type="string" office:string-value="de" calcext:value-type="string">
            <text:p>de</text:p>
          </table:table-cell>
          <table:table-cell table:formula="of:=RIGHT(RIGHT([.B65];6);2)" office:value-type="string" office:string-value="b3" calcext:value-type="string">
            <text:p>b3</text:p>
          </table:table-cell>
          <table:table-cell table:formula="of:=HEX2DEC([.C65])/255" office:value-type="float" office:value="0.96078431372549" calcext:value-type="float">
            <text:p>0.9607843137</text:p>
          </table:table-cell>
          <table:table-cell table:formula="of:=HEX2DEC([.D65])/255" office:value-type="float" office:value="0.870588235294118" calcext:value-type="float">
            <text:p>0.8705882353</text:p>
          </table:table-cell>
          <table:table-cell table:formula="of:=HEX2DEC([.E65])/255" office:value-type="float" office:value="0.701960784313725" calcext:value-type="float">
            <text:p>0.7019607843</text:p>
          </table:table-cell>
          <table:table-cell table:formula="of:=MIN([.F65:.H65])" office:value-type="float" office:value="0.701960784313725" calcext:value-type="float">
            <text:p>0.7019607843</text:p>
          </table:table-cell>
          <table:table-cell table:formula="of:=MAX([.F65:.H65])" office:value-type="float" office:value="0.96078431372549" calcext:value-type="float">
            <text:p>0.9607843137</text:p>
          </table:table-cell>
          <table:table-cell table:formula="of:=([.I65]+[.J65])/2" office:value-type="float" office:value="0.831372549019608" calcext:value-type="float">
            <text:p>0.831372549</text:p>
          </table:table-cell>
          <table:table-cell table:formula="of:=IF([.K65]&lt;0.5;([.J65]-[.I65])/([.J65]+[.I65]);([.J65]-[.I65])/(2-[.J65]-[.I65]))" office:value-type="float" office:value="0.767441860465117" calcext:value-type="float">
            <text:p>0.7674418605</text:p>
          </table:table-cell>
          <table:table-cell table:formula="of:=ROUND(IF([.J65]=[.F65];IF([.J65]=[.I65];0;([.G65]-[.H65])/([.J65]-[.I65]));IF([.J65]=[.G65];IF([.J65]=[.I65];0;2+([.H65]-[.F65])/([.J65]-[.I65]));IF([.J65]=[.I65];0;4+([.F65]-[.G65])/([.J65]-[.I65]))));2)" office:value-type="float" office:value="0.65" calcext:value-type="float">
            <text:p>0.65</text:p>
          </table:table-cell>
          <table:table-cell table:formula="of:=[.M65]*60" office:value-type="float" office:value="39" calcext:value-type="float">
            <text:p>39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ldlace</text:p>
          </table:table-cell>
          <table:table-cell table:style-name="ce3" office:value-type="string" calcext:value-type="string">
            <text:p>#fdf5e6</text:p>
          </table:table-cell>
          <table:table-cell table:formula="of:=LEFT(RIGHT([.B66];6);2)" office:value-type="string" office:string-value="fd" calcext:value-type="string">
            <text:p>fd</text:p>
          </table:table-cell>
          <table:table-cell table:formula="of:=RIGHT(LEFT(RIGHT([.B66];6);4);2)" office:value-type="string" office:string-value="f5" calcext:value-type="string">
            <text:p>f5</text:p>
          </table:table-cell>
          <table:table-cell table:formula="of:=RIGHT(RIGHT([.B66];6);2)" office:value-type="string" office:string-value="e6" calcext:value-type="string">
            <text:p>e6</text:p>
          </table:table-cell>
          <table:table-cell table:formula="of:=HEX2DEC([.C66])/255" office:value-type="float" office:value="0.992156862745098" calcext:value-type="float">
            <text:p>0.9921568627</text:p>
          </table:table-cell>
          <table:table-cell table:formula="of:=HEX2DEC([.D66])/255" office:value-type="float" office:value="0.96078431372549" calcext:value-type="float">
            <text:p>0.9607843137</text:p>
          </table:table-cell>
          <table:table-cell table:formula="of:=HEX2DEC([.E66])/255" office:value-type="float" office:value="0.901960784313726" calcext:value-type="float">
            <text:p>0.9019607843</text:p>
          </table:table-cell>
          <table:table-cell table:formula="of:=MIN([.F66:.H66])" office:value-type="float" office:value="0.901960784313726" calcext:value-type="float">
            <text:p>0.9019607843</text:p>
          </table:table-cell>
          <table:table-cell table:formula="of:=MAX([.F66:.H66])" office:value-type="float" office:value="0.992156862745098" calcext:value-type="float">
            <text:p>0.9921568627</text:p>
          </table:table-cell>
          <table:table-cell table:formula="of:=([.I66]+[.J66])/2" office:value-type="float" office:value="0.947058823529412" calcext:value-type="float">
            <text:p>0.9470588235</text:p>
          </table:table-cell>
          <table:table-cell table:formula="of:=IF([.K66]&lt;0.5;([.J66]-[.I66])/([.J66]+[.I66]);([.J66]-[.I66])/(2-[.J66]-[.I66]))" office:value-type="float" office:value="0.851851851851852" calcext:value-type="float">
            <text:p>0.8518518519</text:p>
          </table:table-cell>
          <table:table-cell table:formula="of:=ROUND(IF([.J66]=[.F66];IF([.J66]=[.I66];0;([.G66]-[.H66])/([.J66]-[.I66]));IF([.J66]=[.G66];IF([.J66]=[.I66];0;2+([.H66]-[.F66])/([.J66]-[.I66]));IF([.J66]=[.I66];0;4+([.F66]-[.G66])/([.J66]-[.I66]))));2)" office:value-type="float" office:value="0.65" calcext:value-type="float">
            <text:p>0.65</text:p>
          </table:table-cell>
          <table:table-cell table:formula="of:=[.M66]*60" office:value-type="float" office:value="39" calcext:value-type="float">
            <text:p>39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floralwhite</text:p>
          </table:table-cell>
          <table:table-cell table:style-name="ce3" office:value-type="string" calcext:value-type="string">
            <text:p>#fffaf0</text:p>
          </table:table-cell>
          <table:table-cell table:formula="of:=LEFT(RIGHT([.B67];6);2)" office:value-type="string" office:string-value="ff" calcext:value-type="string">
            <text:p>ff</text:p>
          </table:table-cell>
          <table:table-cell table:formula="of:=RIGHT(LEFT(RIGHT([.B67];6);4);2)" office:value-type="string" office:string-value="fa" calcext:value-type="string">
            <text:p>fa</text:p>
          </table:table-cell>
          <table:table-cell table:formula="of:=RIGHT(RIGHT([.B67];6);2)" office:value-type="string" office:string-value="f0" calcext:value-type="string">
            <text:p>f0</text:p>
          </table:table-cell>
          <table:table-cell table:formula="of:=HEX2DEC([.C67])/255" office:value-type="float" office:value="1" calcext:value-type="float">
            <text:p>1</text:p>
          </table:table-cell>
          <table:table-cell table:formula="of:=HEX2DEC([.D67])/255" office:value-type="float" office:value="0.980392156862745" calcext:value-type="float">
            <text:p>0.9803921569</text:p>
          </table:table-cell>
          <table:table-cell table:formula="of:=HEX2DEC([.E67])/255" office:value-type="float" office:value="0.941176470588235" calcext:value-type="float">
            <text:p>0.9411764706</text:p>
          </table:table-cell>
          <table:table-cell table:formula="of:=MIN([.F67:.H67])" office:value-type="float" office:value="0.941176470588235" calcext:value-type="float">
            <text:p>0.9411764706</text:p>
          </table:table-cell>
          <table:table-cell table:formula="of:=MAX([.F67:.H67])" office:value-type="float" office:value="1" calcext:value-type="float">
            <text:p>1</text:p>
          </table:table-cell>
          <table:table-cell table:formula="of:=([.I67]+[.J67])/2" office:value-type="float" office:value="0.970588235294118" calcext:value-type="float">
            <text:p>0.9705882353</text:p>
          </table:table-cell>
          <table:table-cell table:formula="of:=IF([.K67]&lt;0.5;([.J67]-[.I67])/([.J67]+[.I67]);([.J67]-[.I67])/(2-[.J67]-[.I67]))" office:value-type="float" office:value="1" calcext:value-type="float">
            <text:p>1</text:p>
          </table:table-cell>
          <table:table-cell table:formula="of:=ROUND(IF([.J67]=[.F67];IF([.J67]=[.I67];0;([.G67]-[.H67])/([.J67]-[.I67]));IF([.J67]=[.G67];IF([.J67]=[.I67];0;2+([.H67]-[.F67])/([.J67]-[.I67]));IF([.J67]=[.I67];0;4+([.F67]-[.G67])/([.J67]-[.I67]))));2)" office:value-type="float" office:value="0.67" calcext:value-type="float">
            <text:p>0.67</text:p>
          </table:table-cell>
          <table:table-cell table:formula="of:=[.M67]*60" office:value-type="float" office:value="40.2" calcext:value-type="float">
            <text:p>40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goldenrod</text:p>
          </table:table-cell>
          <table:table-cell table:style-name="ce3" office:value-type="string" calcext:value-type="string">
            <text:p>#b8860b</text:p>
          </table:table-cell>
          <table:table-cell table:formula="of:=LEFT(RIGHT([.B68];6);2)" office:value-type="string" office:string-value="b8" calcext:value-type="string">
            <text:p>b8</text:p>
          </table:table-cell>
          <table:table-cell table:formula="of:=RIGHT(LEFT(RIGHT([.B68];6);4);2)" office:value-type="string" office:string-value="86" calcext:value-type="string">
            <text:p>86</text:p>
          </table:table-cell>
          <table:table-cell table:formula="of:=RIGHT(RIGHT([.B68];6);2)" office:value-type="string" office:string-value="0b" calcext:value-type="string">
            <text:p>0b</text:p>
          </table:table-cell>
          <table:table-cell table:formula="of:=HEX2DEC([.C68])/255" office:value-type="float" office:value="0.72156862745098" calcext:value-type="float">
            <text:p>0.7215686275</text:p>
          </table:table-cell>
          <table:table-cell table:formula="of:=HEX2DEC([.D68])/255" office:value-type="float" office:value="0.525490196078431" calcext:value-type="float">
            <text:p>0.5254901961</text:p>
          </table:table-cell>
          <table:table-cell table:formula="of:=HEX2DEC([.E68])/255" office:value-type="float" office:value="0.0431372549019608" calcext:value-type="float">
            <text:p>0.0431372549</text:p>
          </table:table-cell>
          <table:table-cell table:formula="of:=MIN([.F68:.H68])" office:value-type="float" office:value="0.0431372549019608" calcext:value-type="float">
            <text:p>0.0431372549</text:p>
          </table:table-cell>
          <table:table-cell table:formula="of:=MAX([.F68:.H68])" office:value-type="float" office:value="0.72156862745098" calcext:value-type="float">
            <text:p>0.7215686275</text:p>
          </table:table-cell>
          <table:table-cell table:formula="of:=([.I68]+[.J68])/2" office:value-type="float" office:value="0.382352941176471" calcext:value-type="float">
            <text:p>0.3823529412</text:p>
          </table:table-cell>
          <table:table-cell table:formula="of:=IF([.K68]&lt;0.5;([.J68]-[.I68])/([.J68]+[.I68]);([.J68]-[.I68])/(2-[.J68]-[.I68]))" office:value-type="float" office:value="0.887179487179487" calcext:value-type="float">
            <text:p>0.8871794872</text:p>
          </table:table-cell>
          <table:table-cell table:formula="of:=ROUND(IF([.J68]=[.F68];IF([.J68]=[.I68];0;([.G68]-[.H68])/([.J68]-[.I68]));IF([.J68]=[.G68];IF([.J68]=[.I68];0;2+([.H68]-[.F68])/([.J68]-[.I68]));IF([.J68]=[.I68];0;4+([.F68]-[.G68])/([.J68]-[.I68]))));2)" office:value-type="float" office:value="0.71" calcext:value-type="float">
            <text:p>0.71</text:p>
          </table:table-cell>
          <table:table-cell table:formula="of:=[.M68]*60" office:value-type="float" office:value="42.6" calcext:value-type="float">
            <text:p>42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oldenrod</text:p>
          </table:table-cell>
          <table:table-cell table:style-name="ce3" office:value-type="string" calcext:value-type="string">
            <text:p>#daa520</text:p>
          </table:table-cell>
          <table:table-cell table:formula="of:=LEFT(RIGHT([.B69];6);2)" office:value-type="string" office:string-value="da" calcext:value-type="string">
            <text:p>da</text:p>
          </table:table-cell>
          <table:table-cell table:formula="of:=RIGHT(LEFT(RIGHT([.B69];6);4);2)" office:value-type="string" office:string-value="a5" calcext:value-type="string">
            <text:p>a5</text:p>
          </table:table-cell>
          <table:table-cell table:formula="of:=RIGHT(RIGHT([.B69];6);2)" office:value-type="string" office:string-value="20" calcext:value-type="string">
            <text:p>20</text:p>
          </table:table-cell>
          <table:table-cell table:formula="of:=HEX2DEC([.C69])/255" office:value-type="float" office:value="0.854901960784314" calcext:value-type="float">
            <text:p>0.8549019608</text:p>
          </table:table-cell>
          <table:table-cell table:formula="of:=HEX2DEC([.D69])/255" office:value-type="float" office:value="0.647058823529412" calcext:value-type="float">
            <text:p>0.6470588235</text:p>
          </table:table-cell>
          <table:table-cell table:formula="of:=HEX2DEC([.E69])/255" office:value-type="float" office:value="0.125490196078431" calcext:value-type="float">
            <text:p>0.1254901961</text:p>
          </table:table-cell>
          <table:table-cell table:formula="of:=MIN([.F69:.H69])" office:value-type="float" office:value="0.125490196078431" calcext:value-type="float">
            <text:p>0.1254901961</text:p>
          </table:table-cell>
          <table:table-cell table:formula="of:=MAX([.F69:.H69])" office:value-type="float" office:value="0.854901960784314" calcext:value-type="float">
            <text:p>0.8549019608</text:p>
          </table:table-cell>
          <table:table-cell table:formula="of:=([.I69]+[.J69])/2" office:value-type="float" office:value="0.490196078431373" calcext:value-type="float">
            <text:p>0.4901960784</text:p>
          </table:table-cell>
          <table:table-cell table:formula="of:=IF([.K69]&lt;0.5;([.J69]-[.I69])/([.J69]+[.I69]);([.J69]-[.I69])/(2-[.J69]-[.I69]))" office:value-type="float" office:value="0.744" calcext:value-type="float">
            <text:p>0.744</text:p>
          </table:table-cell>
          <table:table-cell table:formula="of:=ROUND(IF([.J69]=[.F69];IF([.J69]=[.I69];0;([.G69]-[.H69])/([.J69]-[.I69]));IF([.J69]=[.G69];IF([.J69]=[.I69];0;2+([.H69]-[.F69])/([.J69]-[.I69]));IF([.J69]=[.I69];0;4+([.F69]-[.G69])/([.J69]-[.I69]))));2)" office:value-type="float" office:value="0.72" calcext:value-type="float">
            <text:p>0.72</text:p>
          </table:table-cell>
          <table:table-cell table:formula="of:=[.M69]*60" office:value-type="float" office:value="43.2" calcext:value-type="float">
            <text:p>43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ornsilk</text:p>
          </table:table-cell>
          <table:table-cell table:style-name="ce3" office:value-type="string" calcext:value-type="string">
            <text:p>#fff8dc</text:p>
          </table:table-cell>
          <table:table-cell table:formula="of:=LEFT(RIGHT([.B70];6);2)" office:value-type="string" office:string-value="ff" calcext:value-type="string">
            <text:p>ff</text:p>
          </table:table-cell>
          <table:table-cell table:formula="of:=RIGHT(LEFT(RIGHT([.B70];6);4);2)" office:value-type="string" office:string-value="f8" calcext:value-type="string">
            <text:p>f8</text:p>
          </table:table-cell>
          <table:table-cell table:formula="of:=RIGHT(RIGHT([.B70];6);2)" office:value-type="string" office:string-value="dc" calcext:value-type="string">
            <text:p>dc</text:p>
          </table:table-cell>
          <table:table-cell table:formula="of:=HEX2DEC([.C70])/255" office:value-type="float" office:value="1" calcext:value-type="float">
            <text:p>1</text:p>
          </table:table-cell>
          <table:table-cell table:formula="of:=HEX2DEC([.D70])/255" office:value-type="float" office:value="0.972549019607843" calcext:value-type="float">
            <text:p>0.9725490196</text:p>
          </table:table-cell>
          <table:table-cell table:formula="of:=HEX2DEC([.E70])/255" office:value-type="float" office:value="0.862745098039216" calcext:value-type="float">
            <text:p>0.862745098</text:p>
          </table:table-cell>
          <table:table-cell table:formula="of:=MIN([.F70:.H70])" office:value-type="float" office:value="0.862745098039216" calcext:value-type="float">
            <text:p>0.862745098</text:p>
          </table:table-cell>
          <table:table-cell table:formula="of:=MAX([.F70:.H70])" office:value-type="float" office:value="1" calcext:value-type="float">
            <text:p>1</text:p>
          </table:table-cell>
          <table:table-cell table:formula="of:=([.I70]+[.J70])/2" office:value-type="float" office:value="0.931372549019608" calcext:value-type="float">
            <text:p>0.931372549</text:p>
          </table:table-cell>
          <table:table-cell table:formula="of:=IF([.K70]&lt;0.5;([.J70]-[.I70])/([.J70]+[.I70]);([.J70]-[.I70])/(2-[.J70]-[.I70]))" office:value-type="float" office:value="1" calcext:value-type="float">
            <text:p>1</text:p>
          </table:table-cell>
          <table:table-cell table:formula="of:=ROUND(IF([.J70]=[.F70];IF([.J70]=[.I70];0;([.G70]-[.H70])/([.J70]-[.I70]));IF([.J70]=[.G70];IF([.J70]=[.I70];0;2+([.H70]-[.F70])/([.J70]-[.I70]));IF([.J70]=[.I70];0;4+([.F70]-[.G70])/([.J70]-[.I70]))));2)" office:value-type="float" office:value="0.8" calcext:value-type="float">
            <text:p>0.8</text:p>
          </table:table-cell>
          <table:table-cell table:formula="of:=[.M70]*60" office:value-type="float" office:value="48" calcext:value-type="float">
            <text:p>48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old</text:p>
          </table:table-cell>
          <table:table-cell table:style-name="ce3" office:value-type="string" calcext:value-type="string">
            <text:p>#ffd700</text:p>
          </table:table-cell>
          <table:table-cell table:formula="of:=LEFT(RIGHT([.B71];6);2)" office:value-type="string" office:string-value="ff" calcext:value-type="string">
            <text:p>ff</text:p>
          </table:table-cell>
          <table:table-cell table:formula="of:=RIGHT(LEFT(RIGHT([.B71];6);4);2)" office:value-type="string" office:string-value="d7" calcext:value-type="string">
            <text:p>d7</text:p>
          </table:table-cell>
          <table:table-cell table:formula="of:=RIGHT(RIGHT([.B71];6);2)" office:value-type="string" office:string-value="00" calcext:value-type="string">
            <text:p>00</text:p>
          </table:table-cell>
          <table:table-cell table:formula="of:=HEX2DEC([.C71])/255" office:value-type="float" office:value="1" calcext:value-type="float">
            <text:p>1</text:p>
          </table:table-cell>
          <table:table-cell table:formula="of:=HEX2DEC([.D71])/255" office:value-type="float" office:value="0.843137254901961" calcext:value-type="float">
            <text:p>0.8431372549</text:p>
          </table:table-cell>
          <table:table-cell table:formula="of:=HEX2DEC([.E71])/255" office:value-type="float" office:value="0" calcext:value-type="float">
            <text:p>0</text:p>
          </table:table-cell>
          <table:table-cell table:formula="of:=MIN([.F71:.H71])" office:value-type="float" office:value="0" calcext:value-type="float">
            <text:p>0</text:p>
          </table:table-cell>
          <table:table-cell table:formula="of:=MAX([.F71:.H71])" office:value-type="float" office:value="1" calcext:value-type="float">
            <text:p>1</text:p>
          </table:table-cell>
          <table:table-cell table:formula="of:=([.I71]+[.J71])/2" office:value-type="float" office:value="0.5" calcext:value-type="float">
            <text:p>0.5</text:p>
          </table:table-cell>
          <table:table-cell table:formula="of:=IF([.K71]&lt;0.5;([.J71]-[.I71])/([.J71]+[.I71]);([.J71]-[.I71])/(2-[.J71]-[.I71]))" office:value-type="float" office:value="1" calcext:value-type="float">
            <text:p>1</text:p>
          </table:table-cell>
          <table:table-cell table:formula="of:=ROUND(IF([.J71]=[.F71];IF([.J71]=[.I71];0;([.G71]-[.H71])/([.J71]-[.I71]));IF([.J71]=[.G71];IF([.J71]=[.I71];0;2+([.H71]-[.F71])/([.J71]-[.I71]));IF([.J71]=[.I71];0;4+([.F71]-[.G71])/([.J71]-[.I71]))));2)" office:value-type="float" office:value="0.84" calcext:value-type="float">
            <text:p>0.84</text:p>
          </table:table-cell>
          <table:table-cell table:formula="of:=[.M71]*60" office:value-type="float" office:value="50.4" calcext:value-type="float">
            <text:p>50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khaki</text:p>
          </table:table-cell>
          <table:table-cell table:style-name="ce3" office:value-type="string" calcext:value-type="string">
            <text:p>#f0e68c</text:p>
          </table:table-cell>
          <table:table-cell table:formula="of:=LEFT(RIGHT([.B72];6);2)" office:value-type="string" office:string-value="f0" calcext:value-type="string">
            <text:p>f0</text:p>
          </table:table-cell>
          <table:table-cell table:formula="of:=RIGHT(LEFT(RIGHT([.B72];6);4);2)" office:value-type="string" office:string-value="e6" calcext:value-type="string">
            <text:p>e6</text:p>
          </table:table-cell>
          <table:table-cell table:formula="of:=RIGHT(RIGHT([.B72];6);2)" office:value-type="string" office:string-value="8c" calcext:value-type="string">
            <text:p>8c</text:p>
          </table:table-cell>
          <table:table-cell table:formula="of:=HEX2DEC([.C72])/255" office:value-type="float" office:value="0.941176470588235" calcext:value-type="float">
            <text:p>0.9411764706</text:p>
          </table:table-cell>
          <table:table-cell table:formula="of:=HEX2DEC([.D72])/255" office:value-type="float" office:value="0.901960784313726" calcext:value-type="float">
            <text:p>0.9019607843</text:p>
          </table:table-cell>
          <table:table-cell table:formula="of:=HEX2DEC([.E72])/255" office:value-type="float" office:value="0.549019607843137" calcext:value-type="float">
            <text:p>0.5490196078</text:p>
          </table:table-cell>
          <table:table-cell table:formula="of:=MIN([.F72:.H72])" office:value-type="float" office:value="0.549019607843137" calcext:value-type="float">
            <text:p>0.5490196078</text:p>
          </table:table-cell>
          <table:table-cell table:formula="of:=MAX([.F72:.H72])" office:value-type="float" office:value="0.941176470588235" calcext:value-type="float">
            <text:p>0.9411764706</text:p>
          </table:table-cell>
          <table:table-cell table:formula="of:=([.I72]+[.J72])/2" office:value-type="float" office:value="0.745098039215686" calcext:value-type="float">
            <text:p>0.7450980392</text:p>
          </table:table-cell>
          <table:table-cell table:formula="of:=IF([.K72]&lt;0.5;([.J72]-[.I72])/([.J72]+[.I72]);([.J72]-[.I72])/(2-[.J72]-[.I72]))" office:value-type="float" office:value="0.769230769230769" calcext:value-type="float">
            <text:p>0.7692307692</text:p>
          </table:table-cell>
          <table:table-cell table:formula="of:=ROUND(IF([.J72]=[.F72];IF([.J72]=[.I72];0;([.G72]-[.H72])/([.J72]-[.I72]));IF([.J72]=[.G72];IF([.J72]=[.I72];0;2+([.H72]-[.F72])/([.J72]-[.I72]));IF([.J72]=[.I72];0;4+([.F72]-[.G72])/([.J72]-[.I72]))));2)" office:value-type="float" office:value="0.9" calcext:value-type="float">
            <text:p>0.9</text:p>
          </table:table-cell>
          <table:table-cell table:formula="of:=[.M72]*60" office:value-type="float" office:value="54" calcext:value-type="float">
            <text:p>54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emonchiffon</text:p>
          </table:table-cell>
          <table:table-cell table:style-name="ce3" office:value-type="string" calcext:value-type="string">
            <text:p>#fffacd</text:p>
          </table:table-cell>
          <table:table-cell table:formula="of:=LEFT(RIGHT([.B73];6);2)" office:value-type="string" office:string-value="ff" calcext:value-type="string">
            <text:p>ff</text:p>
          </table:table-cell>
          <table:table-cell table:formula="of:=RIGHT(LEFT(RIGHT([.B73];6);4);2)" office:value-type="string" office:string-value="fa" calcext:value-type="string">
            <text:p>fa</text:p>
          </table:table-cell>
          <table:table-cell table:formula="of:=RIGHT(RIGHT([.B73];6);2)" office:value-type="string" office:string-value="cd" calcext:value-type="string">
            <text:p>cd</text:p>
          </table:table-cell>
          <table:table-cell table:formula="of:=HEX2DEC([.C73])/255" office:value-type="float" office:value="1" calcext:value-type="float">
            <text:p>1</text:p>
          </table:table-cell>
          <table:table-cell table:formula="of:=HEX2DEC([.D73])/255" office:value-type="float" office:value="0.980392156862745" calcext:value-type="float">
            <text:p>0.9803921569</text:p>
          </table:table-cell>
          <table:table-cell table:formula="of:=HEX2DEC([.E73])/255" office:value-type="float" office:value="0.803921568627451" calcext:value-type="float">
            <text:p>0.8039215686</text:p>
          </table:table-cell>
          <table:table-cell table:formula="of:=MIN([.F73:.H73])" office:value-type="float" office:value="0.803921568627451" calcext:value-type="float">
            <text:p>0.8039215686</text:p>
          </table:table-cell>
          <table:table-cell table:formula="of:=MAX([.F73:.H73])" office:value-type="float" office:value="1" calcext:value-type="float">
            <text:p>1</text:p>
          </table:table-cell>
          <table:table-cell table:formula="of:=([.I73]+[.J73])/2" office:value-type="float" office:value="0.901960784313726" calcext:value-type="float">
            <text:p>0.9019607843</text:p>
          </table:table-cell>
          <table:table-cell table:formula="of:=IF([.K73]&lt;0.5;([.J73]-[.I73])/([.J73]+[.I73]);([.J73]-[.I73])/(2-[.J73]-[.I73]))" office:value-type="float" office:value="1" calcext:value-type="float">
            <text:p>1</text:p>
          </table:table-cell>
          <table:table-cell table:formula="of:=ROUND(IF([.J73]=[.F73];IF([.J73]=[.I73];0;([.G73]-[.H73])/([.J73]-[.I73]));IF([.J73]=[.G73];IF([.J73]=[.I73];0;2+([.H73]-[.F73])/([.J73]-[.I73]));IF([.J73]=[.I73];0;4+([.F73]-[.G73])/([.J73]-[.I73]))));2)" office:value-type="float" office:value="0.9" calcext:value-type="float">
            <text:p>0.9</text:p>
          </table:table-cell>
          <table:table-cell table:formula="of:=[.M73]*60" office:value-type="float" office:value="54" calcext:value-type="float">
            <text:p>54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alegoldenrod</text:p>
          </table:table-cell>
          <table:table-cell table:style-name="ce3" office:value-type="string" calcext:value-type="string">
            <text:p>#eee8aa</text:p>
          </table:table-cell>
          <table:table-cell table:formula="of:=LEFT(RIGHT([.B74];6);2)" office:value-type="string" office:string-value="ee" calcext:value-type="string">
            <text:p>ee</text:p>
          </table:table-cell>
          <table:table-cell table:formula="of:=RIGHT(LEFT(RIGHT([.B74];6);4);2)" office:value-type="string" office:string-value="e8" calcext:value-type="string">
            <text:p>e8</text:p>
          </table:table-cell>
          <table:table-cell table:formula="of:=RIGHT(RIGHT([.B74];6);2)" office:value-type="string" office:string-value="aa" calcext:value-type="string">
            <text:p>aa</text:p>
          </table:table-cell>
          <table:table-cell table:formula="of:=HEX2DEC([.C74])/255" office:value-type="float" office:value="0.933333333333333" calcext:value-type="float">
            <text:p>0.9333333333</text:p>
          </table:table-cell>
          <table:table-cell table:formula="of:=HEX2DEC([.D74])/255" office:value-type="float" office:value="0.909803921568627" calcext:value-type="float">
            <text:p>0.9098039216</text:p>
          </table:table-cell>
          <table:table-cell table:formula="of:=HEX2DEC([.E74])/255" office:value-type="float" office:value="0.666666666666667" calcext:value-type="float">
            <text:p>0.6666666667</text:p>
          </table:table-cell>
          <table:table-cell table:formula="of:=MIN([.F74:.H74])" office:value-type="float" office:value="0.666666666666667" calcext:value-type="float">
            <text:p>0.6666666667</text:p>
          </table:table-cell>
          <table:table-cell table:formula="of:=MAX([.F74:.H74])" office:value-type="float" office:value="0.933333333333333" calcext:value-type="float">
            <text:p>0.9333333333</text:p>
          </table:table-cell>
          <table:table-cell table:formula="of:=([.I74]+[.J74])/2" office:value-type="float" office:value="0.8" calcext:value-type="float">
            <text:p>0.8</text:p>
          </table:table-cell>
          <table:table-cell table:formula="of:=IF([.K74]&lt;0.5;([.J74]-[.I74])/([.J74]+[.I74]);([.J74]-[.I74])/(2-[.J74]-[.I74]))" office:value-type="float" office:value="0.666666666666667" calcext:value-type="float">
            <text:p>0.6666666667</text:p>
          </table:table-cell>
          <table:table-cell table:formula="of:=ROUND(IF([.J74]=[.F74];IF([.J74]=[.I74];0;([.G74]-[.H74])/([.J74]-[.I74]));IF([.J74]=[.G74];IF([.J74]=[.I74];0;2+([.H74]-[.F74])/([.J74]-[.I74]));IF([.J74]=[.I74];0;4+([.F74]-[.G74])/([.J74]-[.I74]))));2)" office:value-type="float" office:value="0.91" calcext:value-type="float">
            <text:p>0.91</text:p>
          </table:table-cell>
          <table:table-cell table:formula="of:=[.M74]*60" office:value-type="float" office:value="54.6" calcext:value-type="float">
            <text:p>54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khaki</text:p>
          </table:table-cell>
          <table:table-cell table:style-name="ce3" office:value-type="string" calcext:value-type="string">
            <text:p>#bdb76b</text:p>
          </table:table-cell>
          <table:table-cell table:formula="of:=LEFT(RIGHT([.B75];6);2)" office:value-type="string" office:string-value="bd" calcext:value-type="string">
            <text:p>bd</text:p>
          </table:table-cell>
          <table:table-cell table:formula="of:=RIGHT(LEFT(RIGHT([.B75];6);4);2)" office:value-type="string" office:string-value="b7" calcext:value-type="string">
            <text:p>b7</text:p>
          </table:table-cell>
          <table:table-cell table:formula="of:=RIGHT(RIGHT([.B75];6);2)" office:value-type="string" office:string-value="6b" calcext:value-type="string">
            <text:p>6b</text:p>
          </table:table-cell>
          <table:table-cell table:formula="of:=HEX2DEC([.C75])/255" office:value-type="float" office:value="0.741176470588235" calcext:value-type="float">
            <text:p>0.7411764706</text:p>
          </table:table-cell>
          <table:table-cell table:formula="of:=HEX2DEC([.D75])/255" office:value-type="float" office:value="0.717647058823529" calcext:value-type="float">
            <text:p>0.7176470588</text:p>
          </table:table-cell>
          <table:table-cell table:formula="of:=HEX2DEC([.E75])/255" office:value-type="float" office:value="0.419607843137255" calcext:value-type="float">
            <text:p>0.4196078431</text:p>
          </table:table-cell>
          <table:table-cell table:formula="of:=MIN([.F75:.H75])" office:value-type="float" office:value="0.419607843137255" calcext:value-type="float">
            <text:p>0.4196078431</text:p>
          </table:table-cell>
          <table:table-cell table:formula="of:=MAX([.F75:.H75])" office:value-type="float" office:value="0.741176470588235" calcext:value-type="float">
            <text:p>0.7411764706</text:p>
          </table:table-cell>
          <table:table-cell table:formula="of:=([.I75]+[.J75])/2" office:value-type="float" office:value="0.580392156862745" calcext:value-type="float">
            <text:p>0.5803921569</text:p>
          </table:table-cell>
          <table:table-cell table:formula="of:=IF([.K75]&lt;0.5;([.J75]-[.I75])/([.J75]+[.I75]);([.J75]-[.I75])/(2-[.J75]-[.I75]))" office:value-type="float" office:value="0.383177570093458" calcext:value-type="float">
            <text:p>0.3831775701</text:p>
          </table:table-cell>
          <table:table-cell table:formula="of:=ROUND(IF([.J75]=[.F75];IF([.J75]=[.I75];0;([.G75]-[.H75])/([.J75]-[.I75]));IF([.J75]=[.G75];IF([.J75]=[.I75];0;2+([.H75]-[.F75])/([.J75]-[.I75]));IF([.J75]=[.I75];0;4+([.F75]-[.G75])/([.J75]-[.I75]))));2)" office:value-type="float" office:value="0.93" calcext:value-type="float">
            <text:p>0.93</text:p>
          </table:table-cell>
          <table:table-cell table:formula="of:=[.M75]*60" office:value-type="float" office:value="55.8" calcext:value-type="float">
            <text:p>55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live</text:p>
          </table:table-cell>
          <table:table-cell table:style-name="ce3" office:value-type="string" calcext:value-type="string">
            <text:p>#808000</text:p>
          </table:table-cell>
          <table:table-cell table:formula="of:=LEFT(RIGHT([.B76];6);2)" office:value-type="string" office:string-value="80" calcext:value-type="string">
            <text:p>80</text:p>
          </table:table-cell>
          <table:table-cell table:formula="of:=RIGHT(LEFT(RIGHT([.B76];6);4);2)" office:value-type="string" office:string-value="80" calcext:value-type="string">
            <text:p>80</text:p>
          </table:table-cell>
          <table:table-cell table:formula="of:=RIGHT(RIGHT([.B76];6);2)" office:value-type="string" office:string-value="00" calcext:value-type="string">
            <text:p>00</text:p>
          </table:table-cell>
          <table:table-cell table:formula="of:=HEX2DEC([.C76])/255" office:value-type="float" office:value="0.501960784313726" calcext:value-type="float">
            <text:p>0.5019607843</text:p>
          </table:table-cell>
          <table:table-cell table:formula="of:=HEX2DEC([.D76])/255" office:value-type="float" office:value="0.501960784313726" calcext:value-type="float">
            <text:p>0.5019607843</text:p>
          </table:table-cell>
          <table:table-cell table:formula="of:=HEX2DEC([.E76])/255" office:value-type="float" office:value="0" calcext:value-type="float">
            <text:p>0</text:p>
          </table:table-cell>
          <table:table-cell table:formula="of:=MIN([.F76:.H76])" office:value-type="float" office:value="0" calcext:value-type="float">
            <text:p>0</text:p>
          </table:table-cell>
          <table:table-cell table:formula="of:=MAX([.F76:.H76])" office:value-type="float" office:value="0.501960784313726" calcext:value-type="float">
            <text:p>0.5019607843</text:p>
          </table:table-cell>
          <table:table-cell table:formula="of:=([.I76]+[.J76])/2" office:value-type="float" office:value="0.250980392156863" calcext:value-type="float">
            <text:p>0.2509803922</text:p>
          </table:table-cell>
          <table:table-cell table:formula="of:=IF([.K76]&lt;0.5;([.J76]-[.I76])/([.J76]+[.I76]);([.J76]-[.I76])/(2-[.J76]-[.I76]))" office:value-type="float" office:value="1" calcext:value-type="float">
            <text:p>1</text:p>
          </table:table-cell>
          <table:table-cell table:formula="of:=ROUND(IF([.J76]=[.F76];IF([.J76]=[.I76];0;([.G76]-[.H76])/([.J76]-[.I76]));IF([.J76]=[.G76];IF([.J76]=[.I76];0;2+([.H76]-[.F76])/([.J76]-[.I76]));IF([.J76]=[.I76];0;4+([.F76]-[.G76])/([.J76]-[.I76]))));2)" office:value-type="float" office:value="1" calcext:value-type="float">
            <text:p>1</text:p>
          </table:table-cell>
          <table:table-cell table:formula="of:=[.M76]*60" office:value-type="float" office:value="60" calcext:value-type="float">
            <text:p>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#ffff00</text:p>
          </table:table-cell>
          <table:table-cell table:formula="of:=LEFT(RIGHT([.B77];6);2)" office:value-type="string" office:string-value="ff" calcext:value-type="string">
            <text:p>ff</text:p>
          </table:table-cell>
          <table:table-cell table:formula="of:=RIGHT(LEFT(RIGHT([.B77];6);4);2)" office:value-type="string" office:string-value="ff" calcext:value-type="string">
            <text:p>ff</text:p>
          </table:table-cell>
          <table:table-cell table:formula="of:=RIGHT(RIGHT([.B77];6);2)" office:value-type="string" office:string-value="00" calcext:value-type="string">
            <text:p>00</text:p>
          </table:table-cell>
          <table:table-cell table:formula="of:=HEX2DEC([.C77])/255" office:value-type="float" office:value="1" calcext:value-type="float">
            <text:p>1</text:p>
          </table:table-cell>
          <table:table-cell table:formula="of:=HEX2DEC([.D77])/255" office:value-type="float" office:value="1" calcext:value-type="float">
            <text:p>1</text:p>
          </table:table-cell>
          <table:table-cell table:formula="of:=HEX2DEC([.E77])/255" office:value-type="float" office:value="0" calcext:value-type="float">
            <text:p>0</text:p>
          </table:table-cell>
          <table:table-cell table:formula="of:=MIN([.F77:.H77])" office:value-type="float" office:value="0" calcext:value-type="float">
            <text:p>0</text:p>
          </table:table-cell>
          <table:table-cell table:formula="of:=MAX([.F77:.H77])" office:value-type="float" office:value="1" calcext:value-type="float">
            <text:p>1</text:p>
          </table:table-cell>
          <table:table-cell table:formula="of:=([.I77]+[.J77])/2" office:value-type="float" office:value="0.5" calcext:value-type="float">
            <text:p>0.5</text:p>
          </table:table-cell>
          <table:table-cell table:formula="of:=IF([.K77]&lt;0.5;([.J77]-[.I77])/([.J77]+[.I77]);([.J77]-[.I77])/(2-[.J77]-[.I77]))" office:value-type="float" office:value="1" calcext:value-type="float">
            <text:p>1</text:p>
          </table:table-cell>
          <table:table-cell table:formula="of:=ROUND(IF([.J77]=[.F77];IF([.J77]=[.I77];0;([.G77]-[.H77])/([.J77]-[.I77]));IF([.J77]=[.G77];IF([.J77]=[.I77];0;2+([.H77]-[.F77])/([.J77]-[.I77]));IF([.J77]=[.I77];0;4+([.F77]-[.G77])/([.J77]-[.I77]))));2)" office:value-type="float" office:value="1" calcext:value-type="float">
            <text:p>1</text:p>
          </table:table-cell>
          <table:table-cell table:formula="of:=[.M77]*60" office:value-type="float" office:value="60" calcext:value-type="float">
            <text:p>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goldenrodyellow</text:p>
          </table:table-cell>
          <table:table-cell table:style-name="ce3" office:value-type="string" calcext:value-type="string">
            <text:p>#fafad2</text:p>
          </table:table-cell>
          <table:table-cell table:formula="of:=LEFT(RIGHT([.B78];6);2)" office:value-type="string" office:string-value="fa" calcext:value-type="string">
            <text:p>fa</text:p>
          </table:table-cell>
          <table:table-cell table:formula="of:=RIGHT(LEFT(RIGHT([.B78];6);4);2)" office:value-type="string" office:string-value="fa" calcext:value-type="string">
            <text:p>fa</text:p>
          </table:table-cell>
          <table:table-cell table:formula="of:=RIGHT(RIGHT([.B78];6);2)" office:value-type="string" office:string-value="d2" calcext:value-type="string">
            <text:p>d2</text:p>
          </table:table-cell>
          <table:table-cell table:formula="of:=HEX2DEC([.C78])/255" office:value-type="float" office:value="0.980392156862745" calcext:value-type="float">
            <text:p>0.9803921569</text:p>
          </table:table-cell>
          <table:table-cell table:formula="of:=HEX2DEC([.D78])/255" office:value-type="float" office:value="0.980392156862745" calcext:value-type="float">
            <text:p>0.9803921569</text:p>
          </table:table-cell>
          <table:table-cell table:formula="of:=HEX2DEC([.E78])/255" office:value-type="float" office:value="0.823529411764706" calcext:value-type="float">
            <text:p>0.8235294118</text:p>
          </table:table-cell>
          <table:table-cell table:formula="of:=MIN([.F78:.H78])" office:value-type="float" office:value="0.823529411764706" calcext:value-type="float">
            <text:p>0.8235294118</text:p>
          </table:table-cell>
          <table:table-cell table:formula="of:=MAX([.F78:.H78])" office:value-type="float" office:value="0.980392156862745" calcext:value-type="float">
            <text:p>0.9803921569</text:p>
          </table:table-cell>
          <table:table-cell table:formula="of:=([.I78]+[.J78])/2" office:value-type="float" office:value="0.901960784313725" calcext:value-type="float">
            <text:p>0.9019607843</text:p>
          </table:table-cell>
          <table:table-cell table:formula="of:=IF([.K78]&lt;0.5;([.J78]-[.I78])/([.J78]+[.I78]);([.J78]-[.I78])/(2-[.J78]-[.I78]))" office:value-type="float" office:value="0.8" calcext:value-type="float">
            <text:p>0.8</text:p>
          </table:table-cell>
          <table:table-cell table:formula="of:=ROUND(IF([.J78]=[.F78];IF([.J78]=[.I78];0;([.G78]-[.H78])/([.J78]-[.I78]));IF([.J78]=[.G78];IF([.J78]=[.I78];0;2+([.H78]-[.F78])/([.J78]-[.I78]));IF([.J78]=[.I78];0;4+([.F78]-[.G78])/([.J78]-[.I78]))));2)" office:value-type="float" office:value="1" calcext:value-type="float">
            <text:p>1</text:p>
          </table:table-cell>
          <table:table-cell table:formula="of:=[.M78]*60" office:value-type="float" office:value="60" calcext:value-type="float">
            <text:p>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eige</text:p>
          </table:table-cell>
          <table:table-cell table:style-name="ce3" office:value-type="string" calcext:value-type="string">
            <text:p>#f5f5dc</text:p>
          </table:table-cell>
          <table:table-cell table:formula="of:=LEFT(RIGHT([.B79];6);2)" office:value-type="string" office:string-value="f5" calcext:value-type="string">
            <text:p>f5</text:p>
          </table:table-cell>
          <table:table-cell table:formula="of:=RIGHT(LEFT(RIGHT([.B79];6);4);2)" office:value-type="string" office:string-value="f5" calcext:value-type="string">
            <text:p>f5</text:p>
          </table:table-cell>
          <table:table-cell table:formula="of:=RIGHT(RIGHT([.B79];6);2)" office:value-type="string" office:string-value="dc" calcext:value-type="string">
            <text:p>dc</text:p>
          </table:table-cell>
          <table:table-cell table:formula="of:=HEX2DEC([.C79])/255" office:value-type="float" office:value="0.96078431372549" calcext:value-type="float">
            <text:p>0.9607843137</text:p>
          </table:table-cell>
          <table:table-cell table:formula="of:=HEX2DEC([.D79])/255" office:value-type="float" office:value="0.96078431372549" calcext:value-type="float">
            <text:p>0.9607843137</text:p>
          </table:table-cell>
          <table:table-cell table:formula="of:=HEX2DEC([.E79])/255" office:value-type="float" office:value="0.862745098039216" calcext:value-type="float">
            <text:p>0.862745098</text:p>
          </table:table-cell>
          <table:table-cell table:formula="of:=MIN([.F79:.H79])" office:value-type="float" office:value="0.862745098039216" calcext:value-type="float">
            <text:p>0.862745098</text:p>
          </table:table-cell>
          <table:table-cell table:formula="of:=MAX([.F79:.H79])" office:value-type="float" office:value="0.96078431372549" calcext:value-type="float">
            <text:p>0.9607843137</text:p>
          </table:table-cell>
          <table:table-cell table:formula="of:=([.I79]+[.J79])/2" office:value-type="float" office:value="0.911764705882353" calcext:value-type="float">
            <text:p>0.9117647059</text:p>
          </table:table-cell>
          <table:table-cell table:formula="of:=IF([.K79]&lt;0.5;([.J79]-[.I79])/([.J79]+[.I79]);([.J79]-[.I79])/(2-[.J79]-[.I79]))" office:value-type="float" office:value="0.555555555555556" calcext:value-type="float">
            <text:p>0.5555555556</text:p>
          </table:table-cell>
          <table:table-cell table:formula="of:=ROUND(IF([.J79]=[.F79];IF([.J79]=[.I79];0;([.G79]-[.H79])/([.J79]-[.I79]));IF([.J79]=[.G79];IF([.J79]=[.I79];0;2+([.H79]-[.F79])/([.J79]-[.I79]));IF([.J79]=[.I79];0;4+([.F79]-[.G79])/([.J79]-[.I79]))));2)" office:value-type="float" office:value="1" calcext:value-type="float">
            <text:p>1</text:p>
          </table:table-cell>
          <table:table-cell table:formula="of:=[.M79]*60" office:value-type="float" office:value="60" calcext:value-type="float">
            <text:p>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yellow</text:p>
          </table:table-cell>
          <table:table-cell table:style-name="ce3" office:value-type="string" calcext:value-type="string">
            <text:p>#ffffe0</text:p>
          </table:table-cell>
          <table:table-cell table:formula="of:=LEFT(RIGHT([.B80];6);2)" office:value-type="string" office:string-value="ff" calcext:value-type="string">
            <text:p>ff</text:p>
          </table:table-cell>
          <table:table-cell table:formula="of:=RIGHT(LEFT(RIGHT([.B80];6);4);2)" office:value-type="string" office:string-value="ff" calcext:value-type="string">
            <text:p>ff</text:p>
          </table:table-cell>
          <table:table-cell table:formula="of:=RIGHT(RIGHT([.B80];6);2)" office:value-type="string" office:string-value="e0" calcext:value-type="string">
            <text:p>e0</text:p>
          </table:table-cell>
          <table:table-cell table:formula="of:=HEX2DEC([.C80])/255" office:value-type="float" office:value="1" calcext:value-type="float">
            <text:p>1</text:p>
          </table:table-cell>
          <table:table-cell table:formula="of:=HEX2DEC([.D80])/255" office:value-type="float" office:value="1" calcext:value-type="float">
            <text:p>1</text:p>
          </table:table-cell>
          <table:table-cell table:formula="of:=HEX2DEC([.E80])/255" office:value-type="float" office:value="0.87843137254902" calcext:value-type="float">
            <text:p>0.8784313725</text:p>
          </table:table-cell>
          <table:table-cell table:formula="of:=MIN([.F80:.H80])" office:value-type="float" office:value="0.87843137254902" calcext:value-type="float">
            <text:p>0.8784313725</text:p>
          </table:table-cell>
          <table:table-cell table:formula="of:=MAX([.F80:.H80])" office:value-type="float" office:value="1" calcext:value-type="float">
            <text:p>1</text:p>
          </table:table-cell>
          <table:table-cell table:formula="of:=([.I80]+[.J80])/2" office:value-type="float" office:value="0.93921568627451" calcext:value-type="float">
            <text:p>0.9392156863</text:p>
          </table:table-cell>
          <table:table-cell table:formula="of:=IF([.K80]&lt;0.5;([.J80]-[.I80])/([.J80]+[.I80]);([.J80]-[.I80])/(2-[.J80]-[.I80]))" office:value-type="float" office:value="1" calcext:value-type="float">
            <text:p>1</text:p>
          </table:table-cell>
          <table:table-cell table:formula="of:=ROUND(IF([.J80]=[.F80];IF([.J80]=[.I80];0;([.G80]-[.H80])/([.J80]-[.I80]));IF([.J80]=[.G80];IF([.J80]=[.I80];0;2+([.H80]-[.F80])/([.J80]-[.I80]));IF([.J80]=[.I80];0;4+([.F80]-[.G80])/([.J80]-[.I80]))));2)" office:value-type="float" office:value="1" calcext:value-type="float">
            <text:p>1</text:p>
          </table:table-cell>
          <table:table-cell table:formula="of:=[.M80]*60" office:value-type="float" office:value="60" calcext:value-type="float">
            <text:p>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ivory</text:p>
          </table:table-cell>
          <table:table-cell table:style-name="ce3" office:value-type="string" calcext:value-type="string">
            <text:p>#fffff0</text:p>
          </table:table-cell>
          <table:table-cell table:formula="of:=LEFT(RIGHT([.B81];6);2)" office:value-type="string" office:string-value="ff" calcext:value-type="string">
            <text:p>ff</text:p>
          </table:table-cell>
          <table:table-cell table:formula="of:=RIGHT(LEFT(RIGHT([.B81];6);4);2)" office:value-type="string" office:string-value="ff" calcext:value-type="string">
            <text:p>ff</text:p>
          </table:table-cell>
          <table:table-cell table:formula="of:=RIGHT(RIGHT([.B81];6);2)" office:value-type="string" office:string-value="f0" calcext:value-type="string">
            <text:p>f0</text:p>
          </table:table-cell>
          <table:table-cell table:formula="of:=HEX2DEC([.C81])/255" office:value-type="float" office:value="1" calcext:value-type="float">
            <text:p>1</text:p>
          </table:table-cell>
          <table:table-cell table:formula="of:=HEX2DEC([.D81])/255" office:value-type="float" office:value="1" calcext:value-type="float">
            <text:p>1</text:p>
          </table:table-cell>
          <table:table-cell table:formula="of:=HEX2DEC([.E81])/255" office:value-type="float" office:value="0.941176470588235" calcext:value-type="float">
            <text:p>0.9411764706</text:p>
          </table:table-cell>
          <table:table-cell table:formula="of:=MIN([.F81:.H81])" office:value-type="float" office:value="0.941176470588235" calcext:value-type="float">
            <text:p>0.9411764706</text:p>
          </table:table-cell>
          <table:table-cell table:formula="of:=MAX([.F81:.H81])" office:value-type="float" office:value="1" calcext:value-type="float">
            <text:p>1</text:p>
          </table:table-cell>
          <table:table-cell table:formula="of:=([.I81]+[.J81])/2" office:value-type="float" office:value="0.970588235294118" calcext:value-type="float">
            <text:p>0.9705882353</text:p>
          </table:table-cell>
          <table:table-cell table:formula="of:=IF([.K81]&lt;0.5;([.J81]-[.I81])/([.J81]+[.I81]);([.J81]-[.I81])/(2-[.J81]-[.I81]))" office:value-type="float" office:value="1" calcext:value-type="float">
            <text:p>1</text:p>
          </table:table-cell>
          <table:table-cell table:formula="of:=ROUND(IF([.J81]=[.F81];IF([.J81]=[.I81];0;([.G81]-[.H81])/([.J81]-[.I81]));IF([.J81]=[.G81];IF([.J81]=[.I81];0;2+([.H81]-[.F81])/([.J81]-[.I81]));IF([.J81]=[.I81];0;4+([.F81]-[.G81])/([.J81]-[.I81]))));2)" office:value-type="float" office:value="1" calcext:value-type="float">
            <text:p>1</text:p>
          </table:table-cell>
          <table:table-cell table:formula="of:=[.M81]*60" office:value-type="float" office:value="60" calcext:value-type="float">
            <text:p>6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livedrab</text:p>
          </table:table-cell>
          <table:table-cell table:style-name="ce3" office:value-type="string" calcext:value-type="string">
            <text:p>#6b8e23</text:p>
          </table:table-cell>
          <table:table-cell table:formula="of:=LEFT(RIGHT([.B82];6);2)" office:value-type="string" office:string-value="6b" calcext:value-type="string">
            <text:p>6b</text:p>
          </table:table-cell>
          <table:table-cell table:formula="of:=RIGHT(LEFT(RIGHT([.B82];6);4);2)" office:value-type="string" office:string-value="8e" calcext:value-type="string">
            <text:p>8e</text:p>
          </table:table-cell>
          <table:table-cell table:formula="of:=RIGHT(RIGHT([.B82];6);2)" office:value-type="string" office:string-value="23" calcext:value-type="string">
            <text:p>23</text:p>
          </table:table-cell>
          <table:table-cell table:formula="of:=HEX2DEC([.C82])/255" office:value-type="float" office:value="0.419607843137255" calcext:value-type="float">
            <text:p>0.4196078431</text:p>
          </table:table-cell>
          <table:table-cell table:formula="of:=HEX2DEC([.D82])/255" office:value-type="float" office:value="0.556862745098039" calcext:value-type="float">
            <text:p>0.5568627451</text:p>
          </table:table-cell>
          <table:table-cell table:formula="of:=HEX2DEC([.E82])/255" office:value-type="float" office:value="0.137254901960784" calcext:value-type="float">
            <text:p>0.137254902</text:p>
          </table:table-cell>
          <table:table-cell table:formula="of:=MIN([.F82:.H82])" office:value-type="float" office:value="0.137254901960784" calcext:value-type="float">
            <text:p>0.137254902</text:p>
          </table:table-cell>
          <table:table-cell table:formula="of:=MAX([.F82:.H82])" office:value-type="float" office:value="0.556862745098039" calcext:value-type="float">
            <text:p>0.5568627451</text:p>
          </table:table-cell>
          <table:table-cell table:formula="of:=([.I82]+[.J82])/2" office:value-type="float" office:value="0.347058823529412" calcext:value-type="float">
            <text:p>0.3470588235</text:p>
          </table:table-cell>
          <table:table-cell table:formula="of:=IF([.K82]&lt;0.5;([.J82]-[.I82])/([.J82]+[.I82]);([.J82]-[.I82])/(2-[.J82]-[.I82]))" office:value-type="float" office:value="0.604519774011299" calcext:value-type="float">
            <text:p>0.604519774</text:p>
          </table:table-cell>
          <table:table-cell table:formula="of:=ROUND(IF([.J82]=[.F82];IF([.J82]=[.I82];0;([.G82]-[.H82])/([.J82]-[.I82]));IF([.J82]=[.G82];IF([.J82]=[.I82];0;2+([.H82]-[.F82])/([.J82]-[.I82]));IF([.J82]=[.I82];0;4+([.F82]-[.G82])/([.J82]-[.I82]))));2)" office:value-type="float" office:value="1.33" calcext:value-type="float">
            <text:p>1.33</text:p>
          </table:table-cell>
          <table:table-cell table:formula="of:=[.M82]*60" office:value-type="float" office:value="79.8" calcext:value-type="float">
            <text:p>79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yellowgreen</text:p>
          </table:table-cell>
          <table:table-cell table:style-name="ce3" office:value-type="string" calcext:value-type="string">
            <text:p>#9acd32</text:p>
          </table:table-cell>
          <table:table-cell table:formula="of:=LEFT(RIGHT([.B83];6);2)" office:value-type="string" office:string-value="9a" calcext:value-type="string">
            <text:p>9a</text:p>
          </table:table-cell>
          <table:table-cell table:formula="of:=RIGHT(LEFT(RIGHT([.B83];6);4);2)" office:value-type="string" office:string-value="cd" calcext:value-type="string">
            <text:p>cd</text:p>
          </table:table-cell>
          <table:table-cell table:formula="of:=RIGHT(RIGHT([.B83];6);2)" office:value-type="string" office:string-value="32" calcext:value-type="string">
            <text:p>32</text:p>
          </table:table-cell>
          <table:table-cell table:formula="of:=HEX2DEC([.C83])/255" office:value-type="float" office:value="0.603921568627451" calcext:value-type="float">
            <text:p>0.6039215686</text:p>
          </table:table-cell>
          <table:table-cell table:formula="of:=HEX2DEC([.D83])/255" office:value-type="float" office:value="0.803921568627451" calcext:value-type="float">
            <text:p>0.8039215686</text:p>
          </table:table-cell>
          <table:table-cell table:formula="of:=HEX2DEC([.E83])/255" office:value-type="float" office:value="0.196078431372549" calcext:value-type="float">
            <text:p>0.1960784314</text:p>
          </table:table-cell>
          <table:table-cell table:formula="of:=MIN([.F83:.H83])" office:value-type="float" office:value="0.196078431372549" calcext:value-type="float">
            <text:p>0.1960784314</text:p>
          </table:table-cell>
          <table:table-cell table:formula="of:=MAX([.F83:.H83])" office:value-type="float" office:value="0.803921568627451" calcext:value-type="float">
            <text:p>0.8039215686</text:p>
          </table:table-cell>
          <table:table-cell table:formula="of:=([.I83]+[.J83])/2" office:value-type="float" office:value="0.5" calcext:value-type="float">
            <text:p>0.5</text:p>
          </table:table-cell>
          <table:table-cell table:formula="of:=IF([.K83]&lt;0.5;([.J83]-[.I83])/([.J83]+[.I83]);([.J83]-[.I83])/(2-[.J83]-[.I83]))" office:value-type="float" office:value="0.607843137254902" calcext:value-type="float">
            <text:p>0.6078431373</text:p>
          </table:table-cell>
          <table:table-cell table:formula="of:=ROUND(IF([.J83]=[.F83];IF([.J83]=[.I83];0;([.G83]-[.H83])/([.J83]-[.I83]));IF([.J83]=[.G83];IF([.J83]=[.I83];0;2+([.H83]-[.F83])/([.J83]-[.I83]));IF([.J83]=[.I83];0;4+([.F83]-[.G83])/([.J83]-[.I83]))));2)" office:value-type="float" office:value="1.33" calcext:value-type="float">
            <text:p>1.33</text:p>
          </table:table-cell>
          <table:table-cell table:formula="of:=[.M83]*60" office:value-type="float" office:value="79.8" calcext:value-type="float">
            <text:p>79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olivegreen</text:p>
          </table:table-cell>
          <table:table-cell table:style-name="ce3" office:value-type="string" calcext:value-type="string">
            <text:p>#556b2f</text:p>
          </table:table-cell>
          <table:table-cell table:formula="of:=LEFT(RIGHT([.B84];6);2)" office:value-type="string" office:string-value="55" calcext:value-type="string">
            <text:p>55</text:p>
          </table:table-cell>
          <table:table-cell table:formula="of:=RIGHT(LEFT(RIGHT([.B84];6);4);2)" office:value-type="string" office:string-value="6b" calcext:value-type="string">
            <text:p>6b</text:p>
          </table:table-cell>
          <table:table-cell table:formula="of:=RIGHT(RIGHT([.B84];6);2)" office:value-type="string" office:string-value="2f" calcext:value-type="string">
            <text:p>2f</text:p>
          </table:table-cell>
          <table:table-cell table:formula="of:=HEX2DEC([.C84])/255" office:value-type="float" office:value="0.333333333333333" calcext:value-type="float">
            <text:p>0.3333333333</text:p>
          </table:table-cell>
          <table:table-cell table:formula="of:=HEX2DEC([.D84])/255" office:value-type="float" office:value="0.419607843137255" calcext:value-type="float">
            <text:p>0.4196078431</text:p>
          </table:table-cell>
          <table:table-cell table:formula="of:=HEX2DEC([.E84])/255" office:value-type="float" office:value="0.184313725490196" calcext:value-type="float">
            <text:p>0.1843137255</text:p>
          </table:table-cell>
          <table:table-cell table:formula="of:=MIN([.F84:.H84])" office:value-type="float" office:value="0.184313725490196" calcext:value-type="float">
            <text:p>0.1843137255</text:p>
          </table:table-cell>
          <table:table-cell table:formula="of:=MAX([.F84:.H84])" office:value-type="float" office:value="0.419607843137255" calcext:value-type="float">
            <text:p>0.4196078431</text:p>
          </table:table-cell>
          <table:table-cell table:formula="of:=([.I84]+[.J84])/2" office:value-type="float" office:value="0.301960784313726" calcext:value-type="float">
            <text:p>0.3019607843</text:p>
          </table:table-cell>
          <table:table-cell table:formula="of:=IF([.K84]&lt;0.5;([.J84]-[.I84])/([.J84]+[.I84]);([.J84]-[.I84])/(2-[.J84]-[.I84]))" office:value-type="float" office:value="0.38961038961039" calcext:value-type="float">
            <text:p>0.3896103896</text:p>
          </table:table-cell>
          <table:table-cell table:formula="of:=ROUND(IF([.J84]=[.F84];IF([.J84]=[.I84];0;([.G84]-[.H84])/([.J84]-[.I84]));IF([.J84]=[.G84];IF([.J84]=[.I84];0;2+([.H84]-[.F84])/([.J84]-[.I84]));IF([.J84]=[.I84];0;4+([.F84]-[.G84])/([.J84]-[.I84]))));2)" office:value-type="float" office:value="1.37" calcext:value-type="float">
            <text:p>1.37</text:p>
          </table:table-cell>
          <table:table-cell table:formula="of:=[.M84]*60" office:value-type="float" office:value="82.2" calcext:value-type="float">
            <text:p>82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reenyellow</text:p>
          </table:table-cell>
          <table:table-cell table:style-name="ce3" office:value-type="string" calcext:value-type="string">
            <text:p>#adff2f</text:p>
          </table:table-cell>
          <table:table-cell table:formula="of:=LEFT(RIGHT([.B85];6);2)" office:value-type="string" office:string-value="ad" calcext:value-type="string">
            <text:p>ad</text:p>
          </table:table-cell>
          <table:table-cell table:formula="of:=RIGHT(LEFT(RIGHT([.B85];6);4);2)" office:value-type="string" office:string-value="ff" calcext:value-type="string">
            <text:p>ff</text:p>
          </table:table-cell>
          <table:table-cell table:formula="of:=RIGHT(RIGHT([.B85];6);2)" office:value-type="string" office:string-value="2f" calcext:value-type="string">
            <text:p>2f</text:p>
          </table:table-cell>
          <table:table-cell table:formula="of:=HEX2DEC([.C85])/255" office:value-type="float" office:value="0.67843137254902" calcext:value-type="float">
            <text:p>0.6784313725</text:p>
          </table:table-cell>
          <table:table-cell table:formula="of:=HEX2DEC([.D85])/255" office:value-type="float" office:value="1" calcext:value-type="float">
            <text:p>1</text:p>
          </table:table-cell>
          <table:table-cell table:formula="of:=HEX2DEC([.E85])/255" office:value-type="float" office:value="0.184313725490196" calcext:value-type="float">
            <text:p>0.1843137255</text:p>
          </table:table-cell>
          <table:table-cell table:formula="of:=MIN([.F85:.H85])" office:value-type="float" office:value="0.184313725490196" calcext:value-type="float">
            <text:p>0.1843137255</text:p>
          </table:table-cell>
          <table:table-cell table:formula="of:=MAX([.F85:.H85])" office:value-type="float" office:value="1" calcext:value-type="float">
            <text:p>1</text:p>
          </table:table-cell>
          <table:table-cell table:formula="of:=([.I85]+[.J85])/2" office:value-type="float" office:value="0.592156862745098" calcext:value-type="float">
            <text:p>0.5921568627</text:p>
          </table:table-cell>
          <table:table-cell table:formula="of:=IF([.K85]&lt;0.5;([.J85]-[.I85])/([.J85]+[.I85]);([.J85]-[.I85])/(2-[.J85]-[.I85]))" office:value-type="float" office:value="1" calcext:value-type="float">
            <text:p>1</text:p>
          </table:table-cell>
          <table:table-cell table:formula="of:=ROUND(IF([.J85]=[.F85];IF([.J85]=[.I85];0;([.G85]-[.H85])/([.J85]-[.I85]));IF([.J85]=[.G85];IF([.J85]=[.I85];0;2+([.H85]-[.F85])/([.J85]-[.I85]));IF([.J85]=[.I85];0;4+([.F85]-[.G85])/([.J85]-[.I85]))));2)" office:value-type="float" office:value="1.39" calcext:value-type="float">
            <text:p>1.39</text:p>
          </table:table-cell>
          <table:table-cell table:formula="of:=[.M85]*60" office:value-type="float" office:value="83.4" calcext:value-type="float">
            <text:p>83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hartreuse</text:p>
          </table:table-cell>
          <table:table-cell table:style-name="ce3" office:value-type="string" calcext:value-type="string">
            <text:p>#7fff00</text:p>
          </table:table-cell>
          <table:table-cell table:formula="of:=LEFT(RIGHT([.B86];6);2)" office:value-type="string" office:string-value="7f" calcext:value-type="string">
            <text:p>7f</text:p>
          </table:table-cell>
          <table:table-cell table:formula="of:=RIGHT(LEFT(RIGHT([.B86];6);4);2)" office:value-type="string" office:string-value="ff" calcext:value-type="string">
            <text:p>ff</text:p>
          </table:table-cell>
          <table:table-cell table:formula="of:=RIGHT(RIGHT([.B86];6);2)" office:value-type="string" office:string-value="00" calcext:value-type="string">
            <text:p>00</text:p>
          </table:table-cell>
          <table:table-cell table:formula="of:=HEX2DEC([.C86])/255" office:value-type="float" office:value="0.498039215686275" calcext:value-type="float">
            <text:p>0.4980392157</text:p>
          </table:table-cell>
          <table:table-cell table:formula="of:=HEX2DEC([.D86])/255" office:value-type="float" office:value="1" calcext:value-type="float">
            <text:p>1</text:p>
          </table:table-cell>
          <table:table-cell table:formula="of:=HEX2DEC([.E86])/255" office:value-type="float" office:value="0" calcext:value-type="float">
            <text:p>0</text:p>
          </table:table-cell>
          <table:table-cell table:formula="of:=MIN([.F86:.H86])" office:value-type="float" office:value="0" calcext:value-type="float">
            <text:p>0</text:p>
          </table:table-cell>
          <table:table-cell table:formula="of:=MAX([.F86:.H86])" office:value-type="float" office:value="1" calcext:value-type="float">
            <text:p>1</text:p>
          </table:table-cell>
          <table:table-cell table:formula="of:=([.I86]+[.J86])/2" office:value-type="float" office:value="0.5" calcext:value-type="float">
            <text:p>0.5</text:p>
          </table:table-cell>
          <table:table-cell table:formula="of:=IF([.K86]&lt;0.5;([.J86]-[.I86])/([.J86]+[.I86]);([.J86]-[.I86])/(2-[.J86]-[.I86]))" office:value-type="float" office:value="1" calcext:value-type="float">
            <text:p>1</text:p>
          </table:table-cell>
          <table:table-cell table:formula="of:=ROUND(IF([.J86]=[.F86];IF([.J86]=[.I86];0;([.G86]-[.H86])/([.J86]-[.I86]));IF([.J86]=[.G86];IF([.J86]=[.I86];0;2+([.H86]-[.F86])/([.J86]-[.I86]));IF([.J86]=[.I86];0;4+([.F86]-[.G86])/([.J86]-[.I86]))));2)" office:value-type="float" office:value="1.5" calcext:value-type="float">
            <text:p>1.5</text:p>
          </table:table-cell>
          <table:table-cell table:formula="of:=[.M86]*60" office:value-type="float" office:value="90" calcext:value-type="float">
            <text:p>9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awngreen</text:p>
          </table:table-cell>
          <table:table-cell table:style-name="ce3" office:value-type="string" calcext:value-type="string">
            <text:p>#7cfc00</text:p>
          </table:table-cell>
          <table:table-cell table:formula="of:=LEFT(RIGHT([.B87];6);2)" office:value-type="string" office:string-value="7c" calcext:value-type="string">
            <text:p>7c</text:p>
          </table:table-cell>
          <table:table-cell table:formula="of:=RIGHT(LEFT(RIGHT([.B87];6);4);2)" office:value-type="string" office:string-value="fc" calcext:value-type="string">
            <text:p>fc</text:p>
          </table:table-cell>
          <table:table-cell table:formula="of:=RIGHT(RIGHT([.B87];6);2)" office:value-type="string" office:string-value="00" calcext:value-type="string">
            <text:p>00</text:p>
          </table:table-cell>
          <table:table-cell table:formula="of:=HEX2DEC([.C87])/255" office:value-type="float" office:value="0.486274509803922" calcext:value-type="float">
            <text:p>0.4862745098</text:p>
          </table:table-cell>
          <table:table-cell table:formula="of:=HEX2DEC([.D87])/255" office:value-type="float" office:value="0.988235294117647" calcext:value-type="float">
            <text:p>0.9882352941</text:p>
          </table:table-cell>
          <table:table-cell table:formula="of:=HEX2DEC([.E87])/255" office:value-type="float" office:value="0" calcext:value-type="float">
            <text:p>0</text:p>
          </table:table-cell>
          <table:table-cell table:formula="of:=MIN([.F87:.H87])" office:value-type="float" office:value="0" calcext:value-type="float">
            <text:p>0</text:p>
          </table:table-cell>
          <table:table-cell table:formula="of:=MAX([.F87:.H87])" office:value-type="float" office:value="0.988235294117647" calcext:value-type="float">
            <text:p>0.9882352941</text:p>
          </table:table-cell>
          <table:table-cell table:formula="of:=([.I87]+[.J87])/2" office:value-type="float" office:value="0.494117647058824" calcext:value-type="float">
            <text:p>0.4941176471</text:p>
          </table:table-cell>
          <table:table-cell table:formula="of:=IF([.K87]&lt;0.5;([.J87]-[.I87])/([.J87]+[.I87]);([.J87]-[.I87])/(2-[.J87]-[.I87]))" office:value-type="float" office:value="1" calcext:value-type="float">
            <text:p>1</text:p>
          </table:table-cell>
          <table:table-cell table:formula="of:=ROUND(IF([.J87]=[.F87];IF([.J87]=[.I87];0;([.G87]-[.H87])/([.J87]-[.I87]));IF([.J87]=[.G87];IF([.J87]=[.I87];0;2+([.H87]-[.F87])/([.J87]-[.I87]));IF([.J87]=[.I87];0;4+([.F87]-[.G87])/([.J87]-[.I87]))));2)" office:value-type="float" office:value="1.51" calcext:value-type="float">
            <text:p>1.51</text:p>
          </table:table-cell>
          <table:table-cell table:formula="of:=[.M87]*60" office:value-type="float" office:value="90.6" calcext:value-type="float">
            <text:p>90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green</text:p>
          </table:table-cell>
          <table:table-cell table:style-name="ce3" office:value-type="string" calcext:value-type="string">
            <text:p>#006400</text:p>
          </table:table-cell>
          <table:table-cell table:formula="of:=LEFT(RIGHT([.B88];6);2)" office:value-type="string" office:string-value="00" calcext:value-type="string">
            <text:p>00</text:p>
          </table:table-cell>
          <table:table-cell table:formula="of:=RIGHT(LEFT(RIGHT([.B88];6);4);2)" office:value-type="string" office:string-value="64" calcext:value-type="string">
            <text:p>64</text:p>
          </table:table-cell>
          <table:table-cell table:formula="of:=RIGHT(RIGHT([.B88];6);2)" office:value-type="string" office:string-value="00" calcext:value-type="string">
            <text:p>00</text:p>
          </table:table-cell>
          <table:table-cell table:formula="of:=HEX2DEC([.C88])/255" office:value-type="float" office:value="0" calcext:value-type="float">
            <text:p>0</text:p>
          </table:table-cell>
          <table:table-cell table:formula="of:=HEX2DEC([.D88])/255" office:value-type="float" office:value="0.392156862745098" calcext:value-type="float">
            <text:p>0.3921568627</text:p>
          </table:table-cell>
          <table:table-cell table:formula="of:=HEX2DEC([.E88])/255" office:value-type="float" office:value="0" calcext:value-type="float">
            <text:p>0</text:p>
          </table:table-cell>
          <table:table-cell table:formula="of:=MIN([.F88:.H88])" office:value-type="float" office:value="0" calcext:value-type="float">
            <text:p>0</text:p>
          </table:table-cell>
          <table:table-cell table:formula="of:=MAX([.F88:.H88])" office:value-type="float" office:value="0.392156862745098" calcext:value-type="float">
            <text:p>0.3921568627</text:p>
          </table:table-cell>
          <table:table-cell table:formula="of:=([.I88]+[.J88])/2" office:value-type="float" office:value="0.196078431372549" calcext:value-type="float">
            <text:p>0.1960784314</text:p>
          </table:table-cell>
          <table:table-cell table:formula="of:=IF([.K88]&lt;0.5;([.J88]-[.I88])/([.J88]+[.I88]);([.J88]-[.I88])/(2-[.J88]-[.I88]))" office:value-type="float" office:value="1" calcext:value-type="float">
            <text:p>1</text:p>
          </table:table-cell>
          <table:table-cell table:formula="of:=ROUND(IF([.J88]=[.F88];IF([.J88]=[.I88];0;([.G88]-[.H88])/([.J88]-[.I88]));IF([.J88]=[.G88];IF([.J88]=[.I88];0;2+([.H88]-[.F88])/([.J88]-[.I88]));IF([.J88]=[.I88];0;4+([.F88]-[.G88])/([.J88]-[.I88]))));2)" office:value-type="float" office:value="2" calcext:value-type="float">
            <text:p>2</text:p>
          </table:table-cell>
          <table:table-cell table:formula="of:=[.M88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#008000</text:p>
          </table:table-cell>
          <table:table-cell table:formula="of:=LEFT(RIGHT([.B89];6);2)" office:value-type="string" office:string-value="00" calcext:value-type="string">
            <text:p>00</text:p>
          </table:table-cell>
          <table:table-cell table:formula="of:=RIGHT(LEFT(RIGHT([.B89];6);4);2)" office:value-type="string" office:string-value="80" calcext:value-type="string">
            <text:p>80</text:p>
          </table:table-cell>
          <table:table-cell table:formula="of:=RIGHT(RIGHT([.B89];6);2)" office:value-type="string" office:string-value="00" calcext:value-type="string">
            <text:p>00</text:p>
          </table:table-cell>
          <table:table-cell table:formula="of:=HEX2DEC([.C89])/255" office:value-type="float" office:value="0" calcext:value-type="float">
            <text:p>0</text:p>
          </table:table-cell>
          <table:table-cell table:formula="of:=HEX2DEC([.D89])/255" office:value-type="float" office:value="0.501960784313726" calcext:value-type="float">
            <text:p>0.5019607843</text:p>
          </table:table-cell>
          <table:table-cell table:formula="of:=HEX2DEC([.E89])/255" office:value-type="float" office:value="0" calcext:value-type="float">
            <text:p>0</text:p>
          </table:table-cell>
          <table:table-cell table:formula="of:=MIN([.F89:.H89])" office:value-type="float" office:value="0" calcext:value-type="float">
            <text:p>0</text:p>
          </table:table-cell>
          <table:table-cell table:formula="of:=MAX([.F89:.H89])" office:value-type="float" office:value="0.501960784313726" calcext:value-type="float">
            <text:p>0.5019607843</text:p>
          </table:table-cell>
          <table:table-cell table:formula="of:=([.I89]+[.J89])/2" office:value-type="float" office:value="0.250980392156863" calcext:value-type="float">
            <text:p>0.2509803922</text:p>
          </table:table-cell>
          <table:table-cell table:formula="of:=IF([.K89]&lt;0.5;([.J89]-[.I89])/([.J89]+[.I89]);([.J89]-[.I89])/(2-[.J89]-[.I89]))" office:value-type="float" office:value="1" calcext:value-type="float">
            <text:p>1</text:p>
          </table:table-cell>
          <table:table-cell table:formula="of:=ROUND(IF([.J89]=[.F89];IF([.J89]=[.I89];0;([.G89]-[.H89])/([.J89]-[.I89]));IF([.J89]=[.G89];IF([.J89]=[.I89];0;2+([.H89]-[.F89])/([.J89]-[.I89]));IF([.J89]=[.I89];0;4+([.F89]-[.G89])/([.J89]-[.I89]))));2)" office:value-type="float" office:value="2" calcext:value-type="float">
            <text:p>2</text:p>
          </table:table-cell>
          <table:table-cell table:formula="of:=[.M89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forestgreen</text:p>
          </table:table-cell>
          <table:table-cell table:style-name="ce3" office:value-type="string" calcext:value-type="string">
            <text:p>#228b22</text:p>
          </table:table-cell>
          <table:table-cell table:formula="of:=LEFT(RIGHT([.B90];6);2)" office:value-type="string" office:string-value="22" calcext:value-type="string">
            <text:p>22</text:p>
          </table:table-cell>
          <table:table-cell table:formula="of:=RIGHT(LEFT(RIGHT([.B90];6);4);2)" office:value-type="string" office:string-value="8b" calcext:value-type="string">
            <text:p>8b</text:p>
          </table:table-cell>
          <table:table-cell table:formula="of:=RIGHT(RIGHT([.B90];6);2)" office:value-type="string" office:string-value="22" calcext:value-type="string">
            <text:p>22</text:p>
          </table:table-cell>
          <table:table-cell table:formula="of:=HEX2DEC([.C90])/255" office:value-type="float" office:value="0.133333333333333" calcext:value-type="float">
            <text:p>0.1333333333</text:p>
          </table:table-cell>
          <table:table-cell table:formula="of:=HEX2DEC([.D90])/255" office:value-type="float" office:value="0.545098039215686" calcext:value-type="float">
            <text:p>0.5450980392</text:p>
          </table:table-cell>
          <table:table-cell table:formula="of:=HEX2DEC([.E90])/255" office:value-type="float" office:value="0.133333333333333" calcext:value-type="float">
            <text:p>0.1333333333</text:p>
          </table:table-cell>
          <table:table-cell table:formula="of:=MIN([.F90:.H90])" office:value-type="float" office:value="0.133333333333333" calcext:value-type="float">
            <text:p>0.1333333333</text:p>
          </table:table-cell>
          <table:table-cell table:formula="of:=MAX([.F90:.H90])" office:value-type="float" office:value="0.545098039215686" calcext:value-type="float">
            <text:p>0.5450980392</text:p>
          </table:table-cell>
          <table:table-cell table:formula="of:=([.I90]+[.J90])/2" office:value-type="float" office:value="0.33921568627451" calcext:value-type="float">
            <text:p>0.3392156863</text:p>
          </table:table-cell>
          <table:table-cell table:formula="of:=IF([.K90]&lt;0.5;([.J90]-[.I90])/([.J90]+[.I90]);([.J90]-[.I90])/(2-[.J90]-[.I90]))" office:value-type="float" office:value="0.606936416184971" calcext:value-type="float">
            <text:p>0.6069364162</text:p>
          </table:table-cell>
          <table:table-cell table:formula="of:=ROUND(IF([.J90]=[.F90];IF([.J90]=[.I90];0;([.G90]-[.H90])/([.J90]-[.I90]));IF([.J90]=[.G90];IF([.J90]=[.I90];0;2+([.H90]-[.F90])/([.J90]-[.I90]));IF([.J90]=[.I90];0;4+([.F90]-[.G90])/([.J90]-[.I90]))));2)" office:value-type="float" office:value="2" calcext:value-type="float">
            <text:p>2</text:p>
          </table:table-cell>
          <table:table-cell table:formula="of:=[.M90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megreen</text:p>
          </table:table-cell>
          <table:table-cell table:style-name="ce3" office:value-type="string" calcext:value-type="string">
            <text:p>#32cd32</text:p>
          </table:table-cell>
          <table:table-cell table:formula="of:=LEFT(RIGHT([.B91];6);2)" office:value-type="string" office:string-value="32" calcext:value-type="string">
            <text:p>32</text:p>
          </table:table-cell>
          <table:table-cell table:formula="of:=RIGHT(LEFT(RIGHT([.B91];6);4);2)" office:value-type="string" office:string-value="cd" calcext:value-type="string">
            <text:p>cd</text:p>
          </table:table-cell>
          <table:table-cell table:formula="of:=RIGHT(RIGHT([.B91];6);2)" office:value-type="string" office:string-value="32" calcext:value-type="string">
            <text:p>32</text:p>
          </table:table-cell>
          <table:table-cell table:formula="of:=HEX2DEC([.C91])/255" office:value-type="float" office:value="0.196078431372549" calcext:value-type="float">
            <text:p>0.1960784314</text:p>
          </table:table-cell>
          <table:table-cell table:formula="of:=HEX2DEC([.D91])/255" office:value-type="float" office:value="0.803921568627451" calcext:value-type="float">
            <text:p>0.8039215686</text:p>
          </table:table-cell>
          <table:table-cell table:formula="of:=HEX2DEC([.E91])/255" office:value-type="float" office:value="0.196078431372549" calcext:value-type="float">
            <text:p>0.1960784314</text:p>
          </table:table-cell>
          <table:table-cell table:formula="of:=MIN([.F91:.H91])" office:value-type="float" office:value="0.196078431372549" calcext:value-type="float">
            <text:p>0.1960784314</text:p>
          </table:table-cell>
          <table:table-cell table:formula="of:=MAX([.F91:.H91])" office:value-type="float" office:value="0.803921568627451" calcext:value-type="float">
            <text:p>0.8039215686</text:p>
          </table:table-cell>
          <table:table-cell table:formula="of:=([.I91]+[.J91])/2" office:value-type="float" office:value="0.5" calcext:value-type="float">
            <text:p>0.5</text:p>
          </table:table-cell>
          <table:table-cell table:formula="of:=IF([.K91]&lt;0.5;([.J91]-[.I91])/([.J91]+[.I91]);([.J91]-[.I91])/(2-[.J91]-[.I91]))" office:value-type="float" office:value="0.607843137254902" calcext:value-type="float">
            <text:p>0.6078431373</text:p>
          </table:table-cell>
          <table:table-cell table:formula="of:=ROUND(IF([.J91]=[.F91];IF([.J91]=[.I91];0;([.G91]-[.H91])/([.J91]-[.I91]));IF([.J91]=[.G91];IF([.J91]=[.I91];0;2+([.H91]-[.F91])/([.J91]-[.I91]));IF([.J91]=[.I91];0;4+([.F91]-[.G91])/([.J91]-[.I91]))));2)" office:value-type="float" office:value="2" calcext:value-type="float">
            <text:p>2</text:p>
          </table:table-cell>
          <table:table-cell table:formula="of:=[.M91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me</text:p>
          </table:table-cell>
          <table:table-cell table:style-name="ce3" office:value-type="string" calcext:value-type="string">
            <text:p>#00ff00</text:p>
          </table:table-cell>
          <table:table-cell table:formula="of:=LEFT(RIGHT([.B92];6);2)" office:value-type="string" office:string-value="00" calcext:value-type="string">
            <text:p>00</text:p>
          </table:table-cell>
          <table:table-cell table:formula="of:=RIGHT(LEFT(RIGHT([.B92];6);4);2)" office:value-type="string" office:string-value="ff" calcext:value-type="string">
            <text:p>ff</text:p>
          </table:table-cell>
          <table:table-cell table:formula="of:=RIGHT(RIGHT([.B92];6);2)" office:value-type="string" office:string-value="00" calcext:value-type="string">
            <text:p>00</text:p>
          </table:table-cell>
          <table:table-cell table:formula="of:=HEX2DEC([.C92])/255" office:value-type="float" office:value="0" calcext:value-type="float">
            <text:p>0</text:p>
          </table:table-cell>
          <table:table-cell table:formula="of:=HEX2DEC([.D92])/255" office:value-type="float" office:value="1" calcext:value-type="float">
            <text:p>1</text:p>
          </table:table-cell>
          <table:table-cell table:formula="of:=HEX2DEC([.E92])/255" office:value-type="float" office:value="0" calcext:value-type="float">
            <text:p>0</text:p>
          </table:table-cell>
          <table:table-cell table:formula="of:=MIN([.F92:.H92])" office:value-type="float" office:value="0" calcext:value-type="float">
            <text:p>0</text:p>
          </table:table-cell>
          <table:table-cell table:formula="of:=MAX([.F92:.H92])" office:value-type="float" office:value="1" calcext:value-type="float">
            <text:p>1</text:p>
          </table:table-cell>
          <table:table-cell table:formula="of:=([.I92]+[.J92])/2" office:value-type="float" office:value="0.5" calcext:value-type="float">
            <text:p>0.5</text:p>
          </table:table-cell>
          <table:table-cell table:formula="of:=IF([.K92]&lt;0.5;([.J92]-[.I92])/([.J92]+[.I92]);([.J92]-[.I92])/(2-[.J92]-[.I92]))" office:value-type="float" office:value="1" calcext:value-type="float">
            <text:p>1</text:p>
          </table:table-cell>
          <table:table-cell table:formula="of:=ROUND(IF([.J92]=[.F92];IF([.J92]=[.I92];0;([.G92]-[.H92])/([.J92]-[.I92]));IF([.J92]=[.G92];IF([.J92]=[.I92];0;2+([.H92]-[.F92])/([.J92]-[.I92]));IF([.J92]=[.I92];0;4+([.F92]-[.G92])/([.J92]-[.I92]))));2)" office:value-type="float" office:value="2" calcext:value-type="float">
            <text:p>2</text:p>
          </table:table-cell>
          <table:table-cell table:formula="of:=[.M92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seagreen</text:p>
          </table:table-cell>
          <table:table-cell table:style-name="ce3" office:value-type="string" calcext:value-type="string">
            <text:p>#8fbc8f</text:p>
          </table:table-cell>
          <table:table-cell table:formula="of:=LEFT(RIGHT([.B93];6);2)" office:value-type="string" office:string-value="8f" calcext:value-type="string">
            <text:p>8f</text:p>
          </table:table-cell>
          <table:table-cell table:formula="of:=RIGHT(LEFT(RIGHT([.B93];6);4);2)" office:value-type="string" office:string-value="bc" calcext:value-type="string">
            <text:p>bc</text:p>
          </table:table-cell>
          <table:table-cell table:formula="of:=RIGHT(RIGHT([.B93];6);2)" office:value-type="string" office:string-value="8f" calcext:value-type="string">
            <text:p>8f</text:p>
          </table:table-cell>
          <table:table-cell table:formula="of:=HEX2DEC([.C93])/255" office:value-type="float" office:value="0.56078431372549" calcext:value-type="float">
            <text:p>0.5607843137</text:p>
          </table:table-cell>
          <table:table-cell table:formula="of:=HEX2DEC([.D93])/255" office:value-type="float" office:value="0.737254901960784" calcext:value-type="float">
            <text:p>0.737254902</text:p>
          </table:table-cell>
          <table:table-cell table:formula="of:=HEX2DEC([.E93])/255" office:value-type="float" office:value="0.56078431372549" calcext:value-type="float">
            <text:p>0.5607843137</text:p>
          </table:table-cell>
          <table:table-cell table:formula="of:=MIN([.F93:.H93])" office:value-type="float" office:value="0.56078431372549" calcext:value-type="float">
            <text:p>0.5607843137</text:p>
          </table:table-cell>
          <table:table-cell table:formula="of:=MAX([.F93:.H93])" office:value-type="float" office:value="0.737254901960784" calcext:value-type="float">
            <text:p>0.737254902</text:p>
          </table:table-cell>
          <table:table-cell table:formula="of:=([.I93]+[.J93])/2" office:value-type="float" office:value="0.649019607843137" calcext:value-type="float">
            <text:p>0.6490196078</text:p>
          </table:table-cell>
          <table:table-cell table:formula="of:=IF([.K93]&lt;0.5;([.J93]-[.I93])/([.J93]+[.I93]);([.J93]-[.I93])/(2-[.J93]-[.I93]))" office:value-type="float" office:value="0.251396648044693" calcext:value-type="float">
            <text:p>0.251396648</text:p>
          </table:table-cell>
          <table:table-cell table:formula="of:=ROUND(IF([.J93]=[.F93];IF([.J93]=[.I93];0;([.G93]-[.H93])/([.J93]-[.I93]));IF([.J93]=[.G93];IF([.J93]=[.I93];0;2+([.H93]-[.F93])/([.J93]-[.I93]));IF([.J93]=[.I93];0;4+([.F93]-[.G93])/([.J93]-[.I93]))));2)" office:value-type="float" office:value="2" calcext:value-type="float">
            <text:p>2</text:p>
          </table:table-cell>
          <table:table-cell table:formula="of:=[.M93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green</text:p>
          </table:table-cell>
          <table:table-cell table:style-name="ce3" office:value-type="string" calcext:value-type="string">
            <text:p>#90ee90</text:p>
          </table:table-cell>
          <table:table-cell table:formula="of:=LEFT(RIGHT([.B94];6);2)" office:value-type="string" office:string-value="90" calcext:value-type="string">
            <text:p>90</text:p>
          </table:table-cell>
          <table:table-cell table:formula="of:=RIGHT(LEFT(RIGHT([.B94];6);4);2)" office:value-type="string" office:string-value="ee" calcext:value-type="string">
            <text:p>ee</text:p>
          </table:table-cell>
          <table:table-cell table:formula="of:=RIGHT(RIGHT([.B94];6);2)" office:value-type="string" office:string-value="90" calcext:value-type="string">
            <text:p>90</text:p>
          </table:table-cell>
          <table:table-cell table:formula="of:=HEX2DEC([.C94])/255" office:value-type="float" office:value="0.564705882352941" calcext:value-type="float">
            <text:p>0.5647058824</text:p>
          </table:table-cell>
          <table:table-cell table:formula="of:=HEX2DEC([.D94])/255" office:value-type="float" office:value="0.933333333333333" calcext:value-type="float">
            <text:p>0.9333333333</text:p>
          </table:table-cell>
          <table:table-cell table:formula="of:=HEX2DEC([.E94])/255" office:value-type="float" office:value="0.564705882352941" calcext:value-type="float">
            <text:p>0.5647058824</text:p>
          </table:table-cell>
          <table:table-cell table:formula="of:=MIN([.F94:.H94])" office:value-type="float" office:value="0.564705882352941" calcext:value-type="float">
            <text:p>0.5647058824</text:p>
          </table:table-cell>
          <table:table-cell table:formula="of:=MAX([.F94:.H94])" office:value-type="float" office:value="0.933333333333333" calcext:value-type="float">
            <text:p>0.9333333333</text:p>
          </table:table-cell>
          <table:table-cell table:formula="of:=([.I94]+[.J94])/2" office:value-type="float" office:value="0.749019607843137" calcext:value-type="float">
            <text:p>0.7490196078</text:p>
          </table:table-cell>
          <table:table-cell table:formula="of:=IF([.K94]&lt;0.5;([.J94]-[.I94])/([.J94]+[.I94]);([.J94]-[.I94])/(2-[.J94]-[.I94]))" office:value-type="float" office:value="0.734375" calcext:value-type="float">
            <text:p>0.734375</text:p>
          </table:table-cell>
          <table:table-cell table:formula="of:=ROUND(IF([.J94]=[.F94];IF([.J94]=[.I94];0;([.G94]-[.H94])/([.J94]-[.I94]));IF([.J94]=[.G94];IF([.J94]=[.I94];0;2+([.H94]-[.F94])/([.J94]-[.I94]));IF([.J94]=[.I94];0;4+([.F94]-[.G94])/([.J94]-[.I94]))));2)" office:value-type="float" office:value="2" calcext:value-type="float">
            <text:p>2</text:p>
          </table:table-cell>
          <table:table-cell table:formula="of:=[.M94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alegreen</text:p>
          </table:table-cell>
          <table:table-cell table:style-name="ce3" office:value-type="string" calcext:value-type="string">
            <text:p>#98fb98</text:p>
          </table:table-cell>
          <table:table-cell table:formula="of:=LEFT(RIGHT([.B95];6);2)" office:value-type="string" office:string-value="98" calcext:value-type="string">
            <text:p>98</text:p>
          </table:table-cell>
          <table:table-cell table:formula="of:=RIGHT(LEFT(RIGHT([.B95];6);4);2)" office:value-type="string" office:string-value="fb" calcext:value-type="string">
            <text:p>fb</text:p>
          </table:table-cell>
          <table:table-cell table:formula="of:=RIGHT(RIGHT([.B95];6);2)" office:value-type="string" office:string-value="98" calcext:value-type="string">
            <text:p>98</text:p>
          </table:table-cell>
          <table:table-cell table:formula="of:=HEX2DEC([.C95])/255" office:value-type="float" office:value="0.596078431372549" calcext:value-type="float">
            <text:p>0.5960784314</text:p>
          </table:table-cell>
          <table:table-cell table:formula="of:=HEX2DEC([.D95])/255" office:value-type="float" office:value="0.984313725490196" calcext:value-type="float">
            <text:p>0.9843137255</text:p>
          </table:table-cell>
          <table:table-cell table:formula="of:=HEX2DEC([.E95])/255" office:value-type="float" office:value="0.596078431372549" calcext:value-type="float">
            <text:p>0.5960784314</text:p>
          </table:table-cell>
          <table:table-cell table:formula="of:=MIN([.F95:.H95])" office:value-type="float" office:value="0.596078431372549" calcext:value-type="float">
            <text:p>0.5960784314</text:p>
          </table:table-cell>
          <table:table-cell table:formula="of:=MAX([.F95:.H95])" office:value-type="float" office:value="0.984313725490196" calcext:value-type="float">
            <text:p>0.9843137255</text:p>
          </table:table-cell>
          <table:table-cell table:formula="of:=([.I95]+[.J95])/2" office:value-type="float" office:value="0.790196078431373" calcext:value-type="float">
            <text:p>0.7901960784</text:p>
          </table:table-cell>
          <table:table-cell table:formula="of:=IF([.K95]&lt;0.5;([.J95]-[.I95])/([.J95]+[.I95]);([.J95]-[.I95])/(2-[.J95]-[.I95]))" office:value-type="float" office:value="0.925233644859813" calcext:value-type="float">
            <text:p>0.9252336449</text:p>
          </table:table-cell>
          <table:table-cell table:formula="of:=ROUND(IF([.J95]=[.F95];IF([.J95]=[.I95];0;([.G95]-[.H95])/([.J95]-[.I95]));IF([.J95]=[.G95];IF([.J95]=[.I95];0;2+([.H95]-[.F95])/([.J95]-[.I95]));IF([.J95]=[.I95];0;4+([.F95]-[.G95])/([.J95]-[.I95]))));2)" office:value-type="float" office:value="2" calcext:value-type="float">
            <text:p>2</text:p>
          </table:table-cell>
          <table:table-cell table:formula="of:=[.M95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honeydew</text:p>
          </table:table-cell>
          <table:table-cell table:style-name="ce3" office:value-type="string" calcext:value-type="string">
            <text:p>#f0fff0</text:p>
          </table:table-cell>
          <table:table-cell table:formula="of:=LEFT(RIGHT([.B96];6);2)" office:value-type="string" office:string-value="f0" calcext:value-type="string">
            <text:p>f0</text:p>
          </table:table-cell>
          <table:table-cell table:formula="of:=RIGHT(LEFT(RIGHT([.B96];6);4);2)" office:value-type="string" office:string-value="ff" calcext:value-type="string">
            <text:p>ff</text:p>
          </table:table-cell>
          <table:table-cell table:formula="of:=RIGHT(RIGHT([.B96];6);2)" office:value-type="string" office:string-value="f0" calcext:value-type="string">
            <text:p>f0</text:p>
          </table:table-cell>
          <table:table-cell table:formula="of:=HEX2DEC([.C96])/255" office:value-type="float" office:value="0.941176470588235" calcext:value-type="float">
            <text:p>0.9411764706</text:p>
          </table:table-cell>
          <table:table-cell table:formula="of:=HEX2DEC([.D96])/255" office:value-type="float" office:value="1" calcext:value-type="float">
            <text:p>1</text:p>
          </table:table-cell>
          <table:table-cell table:formula="of:=HEX2DEC([.E96])/255" office:value-type="float" office:value="0.941176470588235" calcext:value-type="float">
            <text:p>0.9411764706</text:p>
          </table:table-cell>
          <table:table-cell table:formula="of:=MIN([.F96:.H96])" office:value-type="float" office:value="0.941176470588235" calcext:value-type="float">
            <text:p>0.9411764706</text:p>
          </table:table-cell>
          <table:table-cell table:formula="of:=MAX([.F96:.H96])" office:value-type="float" office:value="1" calcext:value-type="float">
            <text:p>1</text:p>
          </table:table-cell>
          <table:table-cell table:formula="of:=([.I96]+[.J96])/2" office:value-type="float" office:value="0.970588235294118" calcext:value-type="float">
            <text:p>0.9705882353</text:p>
          </table:table-cell>
          <table:table-cell table:formula="of:=IF([.K96]&lt;0.5;([.J96]-[.I96])/([.J96]+[.I96]);([.J96]-[.I96])/(2-[.J96]-[.I96]))" office:value-type="float" office:value="1" calcext:value-type="float">
            <text:p>1</text:p>
          </table:table-cell>
          <table:table-cell table:formula="of:=ROUND(IF([.J96]=[.F96];IF([.J96]=[.I96];0;([.G96]-[.H96])/([.J96]-[.I96]));IF([.J96]=[.G96];IF([.J96]=[.I96];0;2+([.H96]-[.F96])/([.J96]-[.I96]));IF([.J96]=[.I96];0;4+([.F96]-[.G96])/([.J96]-[.I96]))));2)" office:value-type="float" office:value="2" calcext:value-type="float">
            <text:p>2</text:p>
          </table:table-cell>
          <table:table-cell table:formula="of:=[.M96]*60" office:value-type="float" office:value="120" calcext:value-type="float">
            <text:p>12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eagreen</text:p>
          </table:table-cell>
          <table:table-cell table:style-name="ce3" office:value-type="string" calcext:value-type="string">
            <text:p>#2e8b57</text:p>
          </table:table-cell>
          <table:table-cell table:formula="of:=LEFT(RIGHT([.B97];6);2)" office:value-type="string" office:string-value="2e" calcext:value-type="string">
            <text:p>2e</text:p>
          </table:table-cell>
          <table:table-cell table:formula="of:=RIGHT(LEFT(RIGHT([.B97];6);4);2)" office:value-type="string" office:string-value="8b" calcext:value-type="string">
            <text:p>8b</text:p>
          </table:table-cell>
          <table:table-cell table:formula="of:=RIGHT(RIGHT([.B97];6);2)" office:value-type="string" office:string-value="57" calcext:value-type="string">
            <text:p>57</text:p>
          </table:table-cell>
          <table:table-cell table:formula="of:=HEX2DEC([.C97])/255" office:value-type="float" office:value="0.180392156862745" calcext:value-type="float">
            <text:p>0.1803921569</text:p>
          </table:table-cell>
          <table:table-cell table:formula="of:=HEX2DEC([.D97])/255" office:value-type="float" office:value="0.545098039215686" calcext:value-type="float">
            <text:p>0.5450980392</text:p>
          </table:table-cell>
          <table:table-cell table:formula="of:=HEX2DEC([.E97])/255" office:value-type="float" office:value="0.341176470588235" calcext:value-type="float">
            <text:p>0.3411764706</text:p>
          </table:table-cell>
          <table:table-cell table:formula="of:=MIN([.F97:.H97])" office:value-type="float" office:value="0.180392156862745" calcext:value-type="float">
            <text:p>0.1803921569</text:p>
          </table:table-cell>
          <table:table-cell table:formula="of:=MAX([.F97:.H97])" office:value-type="float" office:value="0.545098039215686" calcext:value-type="float">
            <text:p>0.5450980392</text:p>
          </table:table-cell>
          <table:table-cell table:formula="of:=([.I97]+[.J97])/2" office:value-type="float" office:value="0.362745098039216" calcext:value-type="float">
            <text:p>0.362745098</text:p>
          </table:table-cell>
          <table:table-cell table:formula="of:=IF([.K97]&lt;0.5;([.J97]-[.I97])/([.J97]+[.I97]);([.J97]-[.I97])/(2-[.J97]-[.I97]))" office:value-type="float" office:value="0.502702702702703" calcext:value-type="float">
            <text:p>0.5027027027</text:p>
          </table:table-cell>
          <table:table-cell table:formula="of:=ROUND(IF([.J97]=[.F97];IF([.J97]=[.I97];0;([.G97]-[.H97])/([.J97]-[.I97]));IF([.J97]=[.G97];IF([.J97]=[.I97];0;2+([.H97]-[.F97])/([.J97]-[.I97]));IF([.J97]=[.I97];0;4+([.F97]-[.G97])/([.J97]-[.I97]))));2)" office:value-type="float" office:value="2.44" calcext:value-type="float">
            <text:p>2.44</text:p>
          </table:table-cell>
          <table:table-cell table:formula="of:=[.M97]*60" office:value-type="float" office:value="146.4" calcext:value-type="float">
            <text:p>146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seagreen</text:p>
          </table:table-cell>
          <table:table-cell table:style-name="ce3" office:value-type="string" calcext:value-type="string">
            <text:p>#3cb371</text:p>
          </table:table-cell>
          <table:table-cell table:formula="of:=LEFT(RIGHT([.B98];6);2)" office:value-type="string" office:string-value="3c" calcext:value-type="string">
            <text:p>3c</text:p>
          </table:table-cell>
          <table:table-cell table:formula="of:=RIGHT(LEFT(RIGHT([.B98];6);4);2)" office:value-type="string" office:string-value="b3" calcext:value-type="string">
            <text:p>b3</text:p>
          </table:table-cell>
          <table:table-cell table:formula="of:=RIGHT(RIGHT([.B98];6);2)" office:value-type="string" office:string-value="71" calcext:value-type="string">
            <text:p>71</text:p>
          </table:table-cell>
          <table:table-cell table:formula="of:=HEX2DEC([.C98])/255" office:value-type="float" office:value="0.235294117647059" calcext:value-type="float">
            <text:p>0.2352941176</text:p>
          </table:table-cell>
          <table:table-cell table:formula="of:=HEX2DEC([.D98])/255" office:value-type="float" office:value="0.701960784313725" calcext:value-type="float">
            <text:p>0.7019607843</text:p>
          </table:table-cell>
          <table:table-cell table:formula="of:=HEX2DEC([.E98])/255" office:value-type="float" office:value="0.443137254901961" calcext:value-type="float">
            <text:p>0.4431372549</text:p>
          </table:table-cell>
          <table:table-cell table:formula="of:=MIN([.F98:.H98])" office:value-type="float" office:value="0.235294117647059" calcext:value-type="float">
            <text:p>0.2352941176</text:p>
          </table:table-cell>
          <table:table-cell table:formula="of:=MAX([.F98:.H98])" office:value-type="float" office:value="0.701960784313725" calcext:value-type="float">
            <text:p>0.7019607843</text:p>
          </table:table-cell>
          <table:table-cell table:formula="of:=([.I98]+[.J98])/2" office:value-type="float" office:value="0.468627450980392" calcext:value-type="float">
            <text:p>0.468627451</text:p>
          </table:table-cell>
          <table:table-cell table:formula="of:=IF([.K98]&lt;0.5;([.J98]-[.I98])/([.J98]+[.I98]);([.J98]-[.I98])/(2-[.J98]-[.I98]))" office:value-type="float" office:value="0.497907949790795" calcext:value-type="float">
            <text:p>0.4979079498</text:p>
          </table:table-cell>
          <table:table-cell table:formula="of:=ROUND(IF([.J98]=[.F98];IF([.J98]=[.I98];0;([.G98]-[.H98])/([.J98]-[.I98]));IF([.J98]=[.G98];IF([.J98]=[.I98];0;2+([.H98]-[.F98])/([.J98]-[.I98]));IF([.J98]=[.I98];0;4+([.F98]-[.G98])/([.J98]-[.I98]))));2)" office:value-type="float" office:value="2.45" calcext:value-type="float">
            <text:p>2.45</text:p>
          </table:table-cell>
          <table:table-cell table:formula="of:=[.M98]*60" office:value-type="float" office:value="147" calcext:value-type="float">
            <text:p>147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pringgreen</text:p>
          </table:table-cell>
          <table:table-cell table:style-name="ce3" office:value-type="string" calcext:value-type="string">
            <text:p>#00ff7f</text:p>
          </table:table-cell>
          <table:table-cell table:formula="of:=LEFT(RIGHT([.B99];6);2)" office:value-type="string" office:string-value="00" calcext:value-type="string">
            <text:p>00</text:p>
          </table:table-cell>
          <table:table-cell table:formula="of:=RIGHT(LEFT(RIGHT([.B99];6);4);2)" office:value-type="string" office:string-value="ff" calcext:value-type="string">
            <text:p>ff</text:p>
          </table:table-cell>
          <table:table-cell table:formula="of:=RIGHT(RIGHT([.B99];6);2)" office:value-type="string" office:string-value="7f" calcext:value-type="string">
            <text:p>7f</text:p>
          </table:table-cell>
          <table:table-cell table:formula="of:=HEX2DEC([.C99])/255" office:value-type="float" office:value="0" calcext:value-type="float">
            <text:p>0</text:p>
          </table:table-cell>
          <table:table-cell table:formula="of:=HEX2DEC([.D99])/255" office:value-type="float" office:value="1" calcext:value-type="float">
            <text:p>1</text:p>
          </table:table-cell>
          <table:table-cell table:formula="of:=HEX2DEC([.E99])/255" office:value-type="float" office:value="0.498039215686275" calcext:value-type="float">
            <text:p>0.4980392157</text:p>
          </table:table-cell>
          <table:table-cell table:formula="of:=MIN([.F99:.H99])" office:value-type="float" office:value="0" calcext:value-type="float">
            <text:p>0</text:p>
          </table:table-cell>
          <table:table-cell table:formula="of:=MAX([.F99:.H99])" office:value-type="float" office:value="1" calcext:value-type="float">
            <text:p>1</text:p>
          </table:table-cell>
          <table:table-cell table:formula="of:=([.I99]+[.J99])/2" office:value-type="float" office:value="0.5" calcext:value-type="float">
            <text:p>0.5</text:p>
          </table:table-cell>
          <table:table-cell table:formula="of:=IF([.K99]&lt;0.5;([.J99]-[.I99])/([.J99]+[.I99]);([.J99]-[.I99])/(2-[.J99]-[.I99]))" office:value-type="float" office:value="1" calcext:value-type="float">
            <text:p>1</text:p>
          </table:table-cell>
          <table:table-cell table:formula="of:=ROUND(IF([.J99]=[.F99];IF([.J99]=[.I99];0;([.G99]-[.H99])/([.J99]-[.I99]));IF([.J99]=[.G99];IF([.J99]=[.I99];0;2+([.H99]-[.F99])/([.J99]-[.I99]));IF([.J99]=[.I99];0;4+([.F99]-[.G99])/([.J99]-[.I99]))));2)" office:value-type="float" office:value="2.5" calcext:value-type="float">
            <text:p>2.5</text:p>
          </table:table-cell>
          <table:table-cell table:formula="of:=[.M99]*60" office:value-type="float" office:value="150" calcext:value-type="float">
            <text:p>15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intcream</text:p>
          </table:table-cell>
          <table:table-cell table:style-name="ce3" office:value-type="string" calcext:value-type="string">
            <text:p>#f5fffa</text:p>
          </table:table-cell>
          <table:table-cell table:formula="of:=LEFT(RIGHT([.B100];6);2)" office:value-type="string" office:string-value="f5" calcext:value-type="string">
            <text:p>f5</text:p>
          </table:table-cell>
          <table:table-cell table:formula="of:=RIGHT(LEFT(RIGHT([.B100];6);4);2)" office:value-type="string" office:string-value="ff" calcext:value-type="string">
            <text:p>ff</text:p>
          </table:table-cell>
          <table:table-cell table:formula="of:=RIGHT(RIGHT([.B100];6);2)" office:value-type="string" office:string-value="fa" calcext:value-type="string">
            <text:p>fa</text:p>
          </table:table-cell>
          <table:table-cell table:formula="of:=HEX2DEC([.C100])/255" office:value-type="float" office:value="0.96078431372549" calcext:value-type="float">
            <text:p>0.9607843137</text:p>
          </table:table-cell>
          <table:table-cell table:formula="of:=HEX2DEC([.D100])/255" office:value-type="float" office:value="1" calcext:value-type="float">
            <text:p>1</text:p>
          </table:table-cell>
          <table:table-cell table:formula="of:=HEX2DEC([.E100])/255" office:value-type="float" office:value="0.980392156862745" calcext:value-type="float">
            <text:p>0.9803921569</text:p>
          </table:table-cell>
          <table:table-cell table:formula="of:=MIN([.F100:.H100])" office:value-type="float" office:value="0.96078431372549" calcext:value-type="float">
            <text:p>0.9607843137</text:p>
          </table:table-cell>
          <table:table-cell table:formula="of:=MAX([.F100:.H100])" office:value-type="float" office:value="1" calcext:value-type="float">
            <text:p>1</text:p>
          </table:table-cell>
          <table:table-cell table:formula="of:=([.I100]+[.J100])/2" office:value-type="float" office:value="0.980392156862745" calcext:value-type="float">
            <text:p>0.9803921569</text:p>
          </table:table-cell>
          <table:table-cell table:formula="of:=IF([.K100]&lt;0.5;([.J100]-[.I100])/([.J100]+[.I100]);([.J100]-[.I100])/(2-[.J100]-[.I100]))" office:value-type="float" office:value="1" calcext:value-type="float">
            <text:p>1</text:p>
          </table:table-cell>
          <table:table-cell table:formula="of:=ROUND(IF([.J100]=[.F100];IF([.J100]=[.I100];0;([.G100]-[.H100])/([.J100]-[.I100]));IF([.J100]=[.G100];IF([.J100]=[.I100];0;2+([.H100]-[.F100])/([.J100]-[.I100]));IF([.J100]=[.I100];0;4+([.F100]-[.G100])/([.J100]-[.I100]))));2)" office:value-type="float" office:value="2.5" calcext:value-type="float">
            <text:p>2.5</text:p>
          </table:table-cell>
          <table:table-cell table:formula="of:=[.M100]*60" office:value-type="float" office:value="150" calcext:value-type="float">
            <text:p>15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springgreen</text:p>
          </table:table-cell>
          <table:table-cell table:style-name="ce3" office:value-type="string" calcext:value-type="string">
            <text:p>#00fa9a</text:p>
          </table:table-cell>
          <table:table-cell table:formula="of:=LEFT(RIGHT([.B101];6);2)" office:value-type="string" office:string-value="00" calcext:value-type="string">
            <text:p>00</text:p>
          </table:table-cell>
          <table:table-cell table:formula="of:=RIGHT(LEFT(RIGHT([.B101];6);4);2)" office:value-type="string" office:string-value="fa" calcext:value-type="string">
            <text:p>fa</text:p>
          </table:table-cell>
          <table:table-cell table:formula="of:=RIGHT(RIGHT([.B101];6);2)" office:value-type="string" office:string-value="9a" calcext:value-type="string">
            <text:p>9a</text:p>
          </table:table-cell>
          <table:table-cell table:formula="of:=HEX2DEC([.C101])/255" office:value-type="float" office:value="0" calcext:value-type="float">
            <text:p>0</text:p>
          </table:table-cell>
          <table:table-cell table:formula="of:=HEX2DEC([.D101])/255" office:value-type="float" office:value="0.980392156862745" calcext:value-type="float">
            <text:p>0.9803921569</text:p>
          </table:table-cell>
          <table:table-cell table:formula="of:=HEX2DEC([.E101])/255" office:value-type="float" office:value="0.603921568627451" calcext:value-type="float">
            <text:p>0.6039215686</text:p>
          </table:table-cell>
          <table:table-cell table:formula="of:=MIN([.F101:.H101])" office:value-type="float" office:value="0" calcext:value-type="float">
            <text:p>0</text:p>
          </table:table-cell>
          <table:table-cell table:formula="of:=MAX([.F101:.H101])" office:value-type="float" office:value="0.980392156862745" calcext:value-type="float">
            <text:p>0.9803921569</text:p>
          </table:table-cell>
          <table:table-cell table:formula="of:=([.I101]+[.J101])/2" office:value-type="float" office:value="0.490196078431373" calcext:value-type="float">
            <text:p>0.4901960784</text:p>
          </table:table-cell>
          <table:table-cell table:formula="of:=IF([.K101]&lt;0.5;([.J101]-[.I101])/([.J101]+[.I101]);([.J101]-[.I101])/(2-[.J101]-[.I101]))" office:value-type="float" office:value="1" calcext:value-type="float">
            <text:p>1</text:p>
          </table:table-cell>
          <table:table-cell table:formula="of:=ROUND(IF([.J101]=[.F101];IF([.J101]=[.I101];0;([.G101]-[.H101])/([.J101]-[.I101]));IF([.J101]=[.G101];IF([.J101]=[.I101];0;2+([.H101]-[.F101])/([.J101]-[.I101]));IF([.J101]=[.I101];0;4+([.F101]-[.G101])/([.J101]-[.I101]))));2)" office:value-type="float" office:value="2.62" calcext:value-type="float">
            <text:p>2.62</text:p>
          </table:table-cell>
          <table:table-cell table:formula="of:=[.M101]*60" office:value-type="float" office:value="157.2" calcext:value-type="float">
            <text:p>157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aquamarine</text:p>
          </table:table-cell>
          <table:table-cell table:style-name="ce3" office:value-type="string" calcext:value-type="string">
            <text:p>#66cdaa</text:p>
          </table:table-cell>
          <table:table-cell table:formula="of:=LEFT(RIGHT([.B102];6);2)" office:value-type="string" office:string-value="66" calcext:value-type="string">
            <text:p>66</text:p>
          </table:table-cell>
          <table:table-cell table:formula="of:=RIGHT(LEFT(RIGHT([.B102];6);4);2)" office:value-type="string" office:string-value="cd" calcext:value-type="string">
            <text:p>cd</text:p>
          </table:table-cell>
          <table:table-cell table:formula="of:=RIGHT(RIGHT([.B102];6);2)" office:value-type="string" office:string-value="aa" calcext:value-type="string">
            <text:p>aa</text:p>
          </table:table-cell>
          <table:table-cell table:formula="of:=HEX2DEC([.C102])/255" office:value-type="float" office:value="0.4" calcext:value-type="float">
            <text:p>0.4</text:p>
          </table:table-cell>
          <table:table-cell table:formula="of:=HEX2DEC([.D102])/255" office:value-type="float" office:value="0.803921568627451" calcext:value-type="float">
            <text:p>0.8039215686</text:p>
          </table:table-cell>
          <table:table-cell table:formula="of:=HEX2DEC([.E102])/255" office:value-type="float" office:value="0.666666666666667" calcext:value-type="float">
            <text:p>0.6666666667</text:p>
          </table:table-cell>
          <table:table-cell table:formula="of:=MIN([.F102:.H102])" office:value-type="float" office:value="0.4" calcext:value-type="float">
            <text:p>0.4</text:p>
          </table:table-cell>
          <table:table-cell table:formula="of:=MAX([.F102:.H102])" office:value-type="float" office:value="0.803921568627451" calcext:value-type="float">
            <text:p>0.8039215686</text:p>
          </table:table-cell>
          <table:table-cell table:formula="of:=([.I102]+[.J102])/2" office:value-type="float" office:value="0.601960784313726" calcext:value-type="float">
            <text:p>0.6019607843</text:p>
          </table:table-cell>
          <table:table-cell table:formula="of:=IF([.K102]&lt;0.5;([.J102]-[.I102])/([.J102]+[.I102]);([.J102]-[.I102])/(2-[.J102]-[.I102]))" office:value-type="float" office:value="0.507389162561576" calcext:value-type="float">
            <text:p>0.5073891626</text:p>
          </table:table-cell>
          <table:table-cell table:formula="of:=ROUND(IF([.J102]=[.F102];IF([.J102]=[.I102];0;([.G102]-[.H102])/([.J102]-[.I102]));IF([.J102]=[.G102];IF([.J102]=[.I102];0;2+([.H102]-[.F102])/([.J102]-[.I102]));IF([.J102]=[.I102];0;4+([.F102]-[.G102])/([.J102]-[.I102]))));2)" office:value-type="float" office:value="2.66" calcext:value-type="float">
            <text:p>2.66</text:p>
          </table:table-cell>
          <table:table-cell table:formula="of:=[.M102]*60" office:value-type="float" office:value="159.6" calcext:value-type="float">
            <text:p>159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aquamarine</text:p>
          </table:table-cell>
          <table:table-cell table:style-name="ce3" office:value-type="string" calcext:value-type="string">
            <text:p>#7fffd4</text:p>
          </table:table-cell>
          <table:table-cell table:formula="of:=LEFT(RIGHT([.B103];6);2)" office:value-type="string" office:string-value="7f" calcext:value-type="string">
            <text:p>7f</text:p>
          </table:table-cell>
          <table:table-cell table:formula="of:=RIGHT(LEFT(RIGHT([.B103];6);4);2)" office:value-type="string" office:string-value="ff" calcext:value-type="string">
            <text:p>ff</text:p>
          </table:table-cell>
          <table:table-cell table:formula="of:=RIGHT(RIGHT([.B103];6);2)" office:value-type="string" office:string-value="d4" calcext:value-type="string">
            <text:p>d4</text:p>
          </table:table-cell>
          <table:table-cell table:formula="of:=HEX2DEC([.C103])/255" office:value-type="float" office:value="0.498039215686275" calcext:value-type="float">
            <text:p>0.4980392157</text:p>
          </table:table-cell>
          <table:table-cell table:formula="of:=HEX2DEC([.D103])/255" office:value-type="float" office:value="1" calcext:value-type="float">
            <text:p>1</text:p>
          </table:table-cell>
          <table:table-cell table:formula="of:=HEX2DEC([.E103])/255" office:value-type="float" office:value="0.831372549019608" calcext:value-type="float">
            <text:p>0.831372549</text:p>
          </table:table-cell>
          <table:table-cell table:formula="of:=MIN([.F103:.H103])" office:value-type="float" office:value="0.498039215686275" calcext:value-type="float">
            <text:p>0.4980392157</text:p>
          </table:table-cell>
          <table:table-cell table:formula="of:=MAX([.F103:.H103])" office:value-type="float" office:value="1" calcext:value-type="float">
            <text:p>1</text:p>
          </table:table-cell>
          <table:table-cell table:formula="of:=([.I103]+[.J103])/2" office:value-type="float" office:value="0.749019607843137" calcext:value-type="float">
            <text:p>0.7490196078</text:p>
          </table:table-cell>
          <table:table-cell table:formula="of:=IF([.K103]&lt;0.5;([.J103]-[.I103])/([.J103]+[.I103]);([.J103]-[.I103])/(2-[.J103]-[.I103]))" office:value-type="float" office:value="1" calcext:value-type="float">
            <text:p>1</text:p>
          </table:table-cell>
          <table:table-cell table:formula="of:=ROUND(IF([.J103]=[.F103];IF([.J103]=[.I103];0;([.G103]-[.H103])/([.J103]-[.I103]));IF([.J103]=[.G103];IF([.J103]=[.I103];0;2+([.H103]-[.F103])/([.J103]-[.I103]));IF([.J103]=[.I103];0;4+([.F103]-[.G103])/([.J103]-[.I103]))));2)" office:value-type="float" office:value="2.66" calcext:value-type="float">
            <text:p>2.66</text:p>
          </table:table-cell>
          <table:table-cell table:formula="of:=[.M103]*60" office:value-type="float" office:value="159.6" calcext:value-type="float">
            <text:p>159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urquoise</text:p>
          </table:table-cell>
          <table:table-cell table:style-name="ce3" office:value-type="string" calcext:value-type="string">
            <text:p>#40e0d0</text:p>
          </table:table-cell>
          <table:table-cell table:formula="of:=LEFT(RIGHT([.B104];6);2)" office:value-type="string" office:string-value="40" calcext:value-type="string">
            <text:p>40</text:p>
          </table:table-cell>
          <table:table-cell table:formula="of:=RIGHT(LEFT(RIGHT([.B104];6);4);2)" office:value-type="string" office:string-value="e0" calcext:value-type="string">
            <text:p>e0</text:p>
          </table:table-cell>
          <table:table-cell table:formula="of:=RIGHT(RIGHT([.B104];6);2)" office:value-type="string" office:string-value="d0" calcext:value-type="string">
            <text:p>d0</text:p>
          </table:table-cell>
          <table:table-cell table:formula="of:=HEX2DEC([.C104])/255" office:value-type="float" office:value="0.250980392156863" calcext:value-type="float">
            <text:p>0.2509803922</text:p>
          </table:table-cell>
          <table:table-cell table:formula="of:=HEX2DEC([.D104])/255" office:value-type="float" office:value="0.87843137254902" calcext:value-type="float">
            <text:p>0.8784313725</text:p>
          </table:table-cell>
          <table:table-cell table:formula="of:=HEX2DEC([.E104])/255" office:value-type="float" office:value="0.815686274509804" calcext:value-type="float">
            <text:p>0.8156862745</text:p>
          </table:table-cell>
          <table:table-cell table:formula="of:=MIN([.F104:.H104])" office:value-type="float" office:value="0.250980392156863" calcext:value-type="float">
            <text:p>0.2509803922</text:p>
          </table:table-cell>
          <table:table-cell table:formula="of:=MAX([.F104:.H104])" office:value-type="float" office:value="0.87843137254902" calcext:value-type="float">
            <text:p>0.8784313725</text:p>
          </table:table-cell>
          <table:table-cell table:formula="of:=([.I104]+[.J104])/2" office:value-type="float" office:value="0.564705882352941" calcext:value-type="float">
            <text:p>0.5647058824</text:p>
          </table:table-cell>
          <table:table-cell table:formula="of:=IF([.K104]&lt;0.5;([.J104]-[.I104])/([.J104]+[.I104]);([.J104]-[.I104])/(2-[.J104]-[.I104]))" office:value-type="float" office:value="0.720720720720721" calcext:value-type="float">
            <text:p>0.7207207207</text:p>
          </table:table-cell>
          <table:table-cell table:formula="of:=ROUND(IF([.J104]=[.F104];IF([.J104]=[.I104];0;([.G104]-[.H104])/([.J104]-[.I104]));IF([.J104]=[.G104];IF([.J104]=[.I104];0;2+([.H104]-[.F104])/([.J104]-[.I104]));IF([.J104]=[.I104];0;4+([.F104]-[.G104])/([.J104]-[.I104]))));2)" office:value-type="float" office:value="2.9" calcext:value-type="float">
            <text:p>2.9</text:p>
          </table:table-cell>
          <table:table-cell table:formula="of:=[.M104]*60" office:value-type="float" office:value="174" calcext:value-type="float">
            <text:p>174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seagreen</text:p>
          </table:table-cell>
          <table:table-cell table:style-name="ce3" office:value-type="string" calcext:value-type="string">
            <text:p>#20b2aa</text:p>
          </table:table-cell>
          <table:table-cell table:formula="of:=LEFT(RIGHT([.B105];6);2)" office:value-type="string" office:string-value="20" calcext:value-type="string">
            <text:p>20</text:p>
          </table:table-cell>
          <table:table-cell table:formula="of:=RIGHT(LEFT(RIGHT([.B105];6);4);2)" office:value-type="string" office:string-value="b2" calcext:value-type="string">
            <text:p>b2</text:p>
          </table:table-cell>
          <table:table-cell table:formula="of:=RIGHT(RIGHT([.B105];6);2)" office:value-type="string" office:string-value="aa" calcext:value-type="string">
            <text:p>aa</text:p>
          </table:table-cell>
          <table:table-cell table:formula="of:=HEX2DEC([.C105])/255" office:value-type="float" office:value="0.125490196078431" calcext:value-type="float">
            <text:p>0.1254901961</text:p>
          </table:table-cell>
          <table:table-cell table:formula="of:=HEX2DEC([.D105])/255" office:value-type="float" office:value="0.698039215686274" calcext:value-type="float">
            <text:p>0.6980392157</text:p>
          </table:table-cell>
          <table:table-cell table:formula="of:=HEX2DEC([.E105])/255" office:value-type="float" office:value="0.666666666666667" calcext:value-type="float">
            <text:p>0.6666666667</text:p>
          </table:table-cell>
          <table:table-cell table:formula="of:=MIN([.F105:.H105])" office:value-type="float" office:value="0.125490196078431" calcext:value-type="float">
            <text:p>0.1254901961</text:p>
          </table:table-cell>
          <table:table-cell table:formula="of:=MAX([.F105:.H105])" office:value-type="float" office:value="0.698039215686274" calcext:value-type="float">
            <text:p>0.6980392157</text:p>
          </table:table-cell>
          <table:table-cell table:formula="of:=([.I105]+[.J105])/2" office:value-type="float" office:value="0.411764705882353" calcext:value-type="float">
            <text:p>0.4117647059</text:p>
          </table:table-cell>
          <table:table-cell table:formula="of:=IF([.K105]&lt;0.5;([.J105]-[.I105])/([.J105]+[.I105]);([.J105]-[.I105])/(2-[.J105]-[.I105]))" office:value-type="float" office:value="0.695238095238095" calcext:value-type="float">
            <text:p>0.6952380952</text:p>
          </table:table-cell>
          <table:table-cell table:formula="of:=ROUND(IF([.J105]=[.F105];IF([.J105]=[.I105];0;([.G105]-[.H105])/([.J105]-[.I105]));IF([.J105]=[.G105];IF([.J105]=[.I105];0;2+([.H105]-[.F105])/([.J105]-[.I105]));IF([.J105]=[.I105];0;4+([.F105]-[.G105])/([.J105]-[.I105]))));2)" office:value-type="float" office:value="2.95" calcext:value-type="float">
            <text:p>2.95</text:p>
          </table:table-cell>
          <table:table-cell table:formula="of:=[.M105]*60" office:value-type="float" office:value="177" calcext:value-type="float">
            <text:p>177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turquoise</text:p>
          </table:table-cell>
          <table:table-cell table:style-name="ce3" office:value-type="string" calcext:value-type="string">
            <text:p>#48d1cc</text:p>
          </table:table-cell>
          <table:table-cell table:formula="of:=LEFT(RIGHT([.B106];6);2)" office:value-type="string" office:string-value="48" calcext:value-type="string">
            <text:p>48</text:p>
          </table:table-cell>
          <table:table-cell table:formula="of:=RIGHT(LEFT(RIGHT([.B106];6);4);2)" office:value-type="string" office:string-value="d1" calcext:value-type="string">
            <text:p>d1</text:p>
          </table:table-cell>
          <table:table-cell table:formula="of:=RIGHT(RIGHT([.B106];6);2)" office:value-type="string" office:string-value="cc" calcext:value-type="string">
            <text:p>cc</text:p>
          </table:table-cell>
          <table:table-cell table:formula="of:=HEX2DEC([.C106])/255" office:value-type="float" office:value="0.282352941176471" calcext:value-type="float">
            <text:p>0.2823529412</text:p>
          </table:table-cell>
          <table:table-cell table:formula="of:=HEX2DEC([.D106])/255" office:value-type="float" office:value="0.819607843137255" calcext:value-type="float">
            <text:p>0.8196078431</text:p>
          </table:table-cell>
          <table:table-cell table:formula="of:=HEX2DEC([.E106])/255" office:value-type="float" office:value="0.8" calcext:value-type="float">
            <text:p>0.8</text:p>
          </table:table-cell>
          <table:table-cell table:formula="of:=MIN([.F106:.H106])" office:value-type="float" office:value="0.282352941176471" calcext:value-type="float">
            <text:p>0.2823529412</text:p>
          </table:table-cell>
          <table:table-cell table:formula="of:=MAX([.F106:.H106])" office:value-type="float" office:value="0.819607843137255" calcext:value-type="float">
            <text:p>0.8196078431</text:p>
          </table:table-cell>
          <table:table-cell table:formula="of:=([.I106]+[.J106])/2" office:value-type="float" office:value="0.550980392156863" calcext:value-type="float">
            <text:p>0.5509803922</text:p>
          </table:table-cell>
          <table:table-cell table:formula="of:=IF([.K106]&lt;0.5;([.J106]-[.I106])/([.J106]+[.I106]);([.J106]-[.I106])/(2-[.J106]-[.I106]))" office:value-type="float" office:value="0.59825327510917" calcext:value-type="float">
            <text:p>0.5982532751</text:p>
          </table:table-cell>
          <table:table-cell table:formula="of:=ROUND(IF([.J106]=[.F106];IF([.J106]=[.I106];0;([.G106]-[.H106])/([.J106]-[.I106]));IF([.J106]=[.G106];IF([.J106]=[.I106];0;2+([.H106]-[.F106])/([.J106]-[.I106]));IF([.J106]=[.I106];0;4+([.F106]-[.G106])/([.J106]-[.I106]))));2)" office:value-type="float" office:value="2.96" calcext:value-type="float">
            <text:p>2.96</text:p>
          </table:table-cell>
          <table:table-cell table:formula="of:=[.M106]*60" office:value-type="float" office:value="177.6" calcext:value-type="float">
            <text:p>177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slategray</text:p>
          </table:table-cell>
          <table:table-cell table:style-name="ce3" office:value-type="string" calcext:value-type="string">
            <text:p>#2f4f4f</text:p>
          </table:table-cell>
          <table:table-cell table:formula="of:=LEFT(RIGHT([.B107];6);2)" office:value-type="string" office:string-value="2f" calcext:value-type="string">
            <text:p>2f</text:p>
          </table:table-cell>
          <table:table-cell table:formula="of:=RIGHT(LEFT(RIGHT([.B107];6);4);2)" office:value-type="string" office:string-value="4f" calcext:value-type="string">
            <text:p>4f</text:p>
          </table:table-cell>
          <table:table-cell table:formula="of:=RIGHT(RIGHT([.B107];6);2)" office:value-type="string" office:string-value="4f" calcext:value-type="string">
            <text:p>4f</text:p>
          </table:table-cell>
          <table:table-cell table:formula="of:=HEX2DEC([.C107])/255" office:value-type="float" office:value="0.184313725490196" calcext:value-type="float">
            <text:p>0.1843137255</text:p>
          </table:table-cell>
          <table:table-cell table:formula="of:=HEX2DEC([.D107])/255" office:value-type="float" office:value="0.309803921568627" calcext:value-type="float">
            <text:p>0.3098039216</text:p>
          </table:table-cell>
          <table:table-cell table:formula="of:=HEX2DEC([.E107])/255" office:value-type="float" office:value="0.309803921568627" calcext:value-type="float">
            <text:p>0.3098039216</text:p>
          </table:table-cell>
          <table:table-cell table:formula="of:=MIN([.F107:.H107])" office:value-type="float" office:value="0.184313725490196" calcext:value-type="float">
            <text:p>0.1843137255</text:p>
          </table:table-cell>
          <table:table-cell table:formula="of:=MAX([.F107:.H107])" office:value-type="float" office:value="0.309803921568627" calcext:value-type="float">
            <text:p>0.3098039216</text:p>
          </table:table-cell>
          <table:table-cell table:formula="of:=([.I107]+[.J107])/2" office:value-type="float" office:value="0.247058823529412" calcext:value-type="float">
            <text:p>0.2470588235</text:p>
          </table:table-cell>
          <table:table-cell table:formula="of:=IF([.K107]&lt;0.5;([.J107]-[.I107])/([.J107]+[.I107]);([.J107]-[.I107])/(2-[.J107]-[.I107]))" office:value-type="float" office:value="0.253968253968254" calcext:value-type="float">
            <text:p>0.253968254</text:p>
          </table:table-cell>
          <table:table-cell table:formula="of:=ROUND(IF([.J107]=[.F107];IF([.J107]=[.I107];0;([.G107]-[.H107])/([.J107]-[.I107]));IF([.J107]=[.G107];IF([.J107]=[.I107];0;2+([.H107]-[.F107])/([.J107]-[.I107]));IF([.J107]=[.I107];0;4+([.F107]-[.G107])/([.J107]-[.I107]))));2)" office:value-type="float" office:value="3" calcext:value-type="float">
            <text:p>3</text:p>
          </table:table-cell>
          <table:table-cell table:formula="of:=[.M107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slategrey</text:p>
          </table:table-cell>
          <table:table-cell table:style-name="ce3" office:value-type="string" calcext:value-type="string">
            <text:p>#2f4f4f</text:p>
          </table:table-cell>
          <table:table-cell table:formula="of:=LEFT(RIGHT([.B108];6);2)" office:value-type="string" office:string-value="2f" calcext:value-type="string">
            <text:p>2f</text:p>
          </table:table-cell>
          <table:table-cell table:formula="of:=RIGHT(LEFT(RIGHT([.B108];6);4);2)" office:value-type="string" office:string-value="4f" calcext:value-type="string">
            <text:p>4f</text:p>
          </table:table-cell>
          <table:table-cell table:formula="of:=RIGHT(RIGHT([.B108];6);2)" office:value-type="string" office:string-value="4f" calcext:value-type="string">
            <text:p>4f</text:p>
          </table:table-cell>
          <table:table-cell table:formula="of:=HEX2DEC([.C108])/255" office:value-type="float" office:value="0.184313725490196" calcext:value-type="float">
            <text:p>0.1843137255</text:p>
          </table:table-cell>
          <table:table-cell table:formula="of:=HEX2DEC([.D108])/255" office:value-type="float" office:value="0.309803921568627" calcext:value-type="float">
            <text:p>0.3098039216</text:p>
          </table:table-cell>
          <table:table-cell table:formula="of:=HEX2DEC([.E108])/255" office:value-type="float" office:value="0.309803921568627" calcext:value-type="float">
            <text:p>0.3098039216</text:p>
          </table:table-cell>
          <table:table-cell table:formula="of:=MIN([.F108:.H108])" office:value-type="float" office:value="0.184313725490196" calcext:value-type="float">
            <text:p>0.1843137255</text:p>
          </table:table-cell>
          <table:table-cell table:formula="of:=MAX([.F108:.H108])" office:value-type="float" office:value="0.309803921568627" calcext:value-type="float">
            <text:p>0.3098039216</text:p>
          </table:table-cell>
          <table:table-cell table:formula="of:=([.I108]+[.J108])/2" office:value-type="float" office:value="0.247058823529412" calcext:value-type="float">
            <text:p>0.2470588235</text:p>
          </table:table-cell>
          <table:table-cell table:formula="of:=IF([.K108]&lt;0.5;([.J108]-[.I108])/([.J108]+[.I108]);([.J108]-[.I108])/(2-[.J108]-[.I108]))" office:value-type="float" office:value="0.253968253968254" calcext:value-type="float">
            <text:p>0.253968254</text:p>
          </table:table-cell>
          <table:table-cell table:formula="of:=ROUND(IF([.J108]=[.F108];IF([.J108]=[.I108];0;([.G108]-[.H108])/([.J108]-[.I108]));IF([.J108]=[.G108];IF([.J108]=[.I108];0;2+([.H108]-[.F108])/([.J108]-[.I108]));IF([.J108]=[.I108];0;4+([.F108]-[.G108])/([.J108]-[.I108]))));2)" office:value-type="float" office:value="3" calcext:value-type="float">
            <text:p>3</text:p>
          </table:table-cell>
          <table:table-cell table:formula="of:=[.M108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eal</text:p>
          </table:table-cell>
          <table:table-cell table:style-name="ce3" office:value-type="string" calcext:value-type="string">
            <text:p>#008080</text:p>
          </table:table-cell>
          <table:table-cell table:formula="of:=LEFT(RIGHT([.B109];6);2)" office:value-type="string" office:string-value="00" calcext:value-type="string">
            <text:p>00</text:p>
          </table:table-cell>
          <table:table-cell table:formula="of:=RIGHT(LEFT(RIGHT([.B109];6);4);2)" office:value-type="string" office:string-value="80" calcext:value-type="string">
            <text:p>80</text:p>
          </table:table-cell>
          <table:table-cell table:formula="of:=RIGHT(RIGHT([.B109];6);2)" office:value-type="string" office:string-value="80" calcext:value-type="string">
            <text:p>80</text:p>
          </table:table-cell>
          <table:table-cell table:formula="of:=HEX2DEC([.C109])/255" office:value-type="float" office:value="0" calcext:value-type="float">
            <text:p>0</text:p>
          </table:table-cell>
          <table:table-cell table:formula="of:=HEX2DEC([.D109])/255" office:value-type="float" office:value="0.501960784313726" calcext:value-type="float">
            <text:p>0.5019607843</text:p>
          </table:table-cell>
          <table:table-cell table:formula="of:=HEX2DEC([.E109])/255" office:value-type="float" office:value="0.501960784313726" calcext:value-type="float">
            <text:p>0.5019607843</text:p>
          </table:table-cell>
          <table:table-cell table:formula="of:=MIN([.F109:.H109])" office:value-type="float" office:value="0" calcext:value-type="float">
            <text:p>0</text:p>
          </table:table-cell>
          <table:table-cell table:formula="of:=MAX([.F109:.H109])" office:value-type="float" office:value="0.501960784313726" calcext:value-type="float">
            <text:p>0.5019607843</text:p>
          </table:table-cell>
          <table:table-cell table:formula="of:=([.I109]+[.J109])/2" office:value-type="float" office:value="0.250980392156863" calcext:value-type="float">
            <text:p>0.2509803922</text:p>
          </table:table-cell>
          <table:table-cell table:formula="of:=IF([.K109]&lt;0.5;([.J109]-[.I109])/([.J109]+[.I109]);([.J109]-[.I109])/(2-[.J109]-[.I109]))" office:value-type="float" office:value="1" calcext:value-type="float">
            <text:p>1</text:p>
          </table:table-cell>
          <table:table-cell table:formula="of:=ROUND(IF([.J109]=[.F109];IF([.J109]=[.I109];0;([.G109]-[.H109])/([.J109]-[.I109]));IF([.J109]=[.G109];IF([.J109]=[.I109];0;2+([.H109]-[.F109])/([.J109]-[.I109]));IF([.J109]=[.I109];0;4+([.F109]-[.G109])/([.J109]-[.I109]))));2)" office:value-type="float" office:value="3" calcext:value-type="float">
            <text:p>3</text:p>
          </table:table-cell>
          <table:table-cell table:formula="of:=[.M109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cyan</text:p>
          </table:table-cell>
          <table:table-cell table:style-name="ce3" office:value-type="string" calcext:value-type="string">
            <text:p>#008b8b</text:p>
          </table:table-cell>
          <table:table-cell table:formula="of:=LEFT(RIGHT([.B110];6);2)" office:value-type="string" office:string-value="00" calcext:value-type="string">
            <text:p>00</text:p>
          </table:table-cell>
          <table:table-cell table:formula="of:=RIGHT(LEFT(RIGHT([.B110];6);4);2)" office:value-type="string" office:string-value="8b" calcext:value-type="string">
            <text:p>8b</text:p>
          </table:table-cell>
          <table:table-cell table:formula="of:=RIGHT(RIGHT([.B110];6);2)" office:value-type="string" office:string-value="8b" calcext:value-type="string">
            <text:p>8b</text:p>
          </table:table-cell>
          <table:table-cell table:formula="of:=HEX2DEC([.C110])/255" office:value-type="float" office:value="0" calcext:value-type="float">
            <text:p>0</text:p>
          </table:table-cell>
          <table:table-cell table:formula="of:=HEX2DEC([.D110])/255" office:value-type="float" office:value="0.545098039215686" calcext:value-type="float">
            <text:p>0.5450980392</text:p>
          </table:table-cell>
          <table:table-cell table:formula="of:=HEX2DEC([.E110])/255" office:value-type="float" office:value="0.545098039215686" calcext:value-type="float">
            <text:p>0.5450980392</text:p>
          </table:table-cell>
          <table:table-cell table:formula="of:=MIN([.F110:.H110])" office:value-type="float" office:value="0" calcext:value-type="float">
            <text:p>0</text:p>
          </table:table-cell>
          <table:table-cell table:formula="of:=MAX([.F110:.H110])" office:value-type="float" office:value="0.545098039215686" calcext:value-type="float">
            <text:p>0.5450980392</text:p>
          </table:table-cell>
          <table:table-cell table:formula="of:=([.I110]+[.J110])/2" office:value-type="float" office:value="0.272549019607843" calcext:value-type="float">
            <text:p>0.2725490196</text:p>
          </table:table-cell>
          <table:table-cell table:formula="of:=IF([.K110]&lt;0.5;([.J110]-[.I110])/([.J110]+[.I110]);([.J110]-[.I110])/(2-[.J110]-[.I110]))" office:value-type="float" office:value="1" calcext:value-type="float">
            <text:p>1</text:p>
          </table:table-cell>
          <table:table-cell table:formula="of:=ROUND(IF([.J110]=[.F110];IF([.J110]=[.I110];0;([.G110]-[.H110])/([.J110]-[.I110]));IF([.J110]=[.G110];IF([.J110]=[.I110];0;2+([.H110]-[.F110])/([.J110]-[.I110]));IF([.J110]=[.I110];0;4+([.F110]-[.G110])/([.J110]-[.I110]))));2)" office:value-type="float" office:value="3" calcext:value-type="float">
            <text:p>3</text:p>
          </table:table-cell>
          <table:table-cell table:formula="of:=[.M110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aqua</text:p>
          </table:table-cell>
          <table:table-cell table:style-name="ce3" office:value-type="string" calcext:value-type="string">
            <text:p>#00ffff</text:p>
          </table:table-cell>
          <table:table-cell table:formula="of:=LEFT(RIGHT([.B111];6);2)" office:value-type="string" office:string-value="00" calcext:value-type="string">
            <text:p>00</text:p>
          </table:table-cell>
          <table:table-cell table:formula="of:=RIGHT(LEFT(RIGHT([.B111];6);4);2)" office:value-type="string" office:string-value="ff" calcext:value-type="string">
            <text:p>ff</text:p>
          </table:table-cell>
          <table:table-cell table:formula="of:=RIGHT(RIGHT([.B111];6);2)" office:value-type="string" office:string-value="ff" calcext:value-type="string">
            <text:p>ff</text:p>
          </table:table-cell>
          <table:table-cell table:formula="of:=HEX2DEC([.C111])/255" office:value-type="float" office:value="0" calcext:value-type="float">
            <text:p>0</text:p>
          </table:table-cell>
          <table:table-cell table:formula="of:=HEX2DEC([.D111])/255" office:value-type="float" office:value="1" calcext:value-type="float">
            <text:p>1</text:p>
          </table:table-cell>
          <table:table-cell table:formula="of:=HEX2DEC([.E111])/255" office:value-type="float" office:value="1" calcext:value-type="float">
            <text:p>1</text:p>
          </table:table-cell>
          <table:table-cell table:formula="of:=MIN([.F111:.H111])" office:value-type="float" office:value="0" calcext:value-type="float">
            <text:p>0</text:p>
          </table:table-cell>
          <table:table-cell table:formula="of:=MAX([.F111:.H111])" office:value-type="float" office:value="1" calcext:value-type="float">
            <text:p>1</text:p>
          </table:table-cell>
          <table:table-cell table:formula="of:=([.I111]+[.J111])/2" office:value-type="float" office:value="0.5" calcext:value-type="float">
            <text:p>0.5</text:p>
          </table:table-cell>
          <table:table-cell table:formula="of:=IF([.K111]&lt;0.5;([.J111]-[.I111])/([.J111]+[.I111]);([.J111]-[.I111])/(2-[.J111]-[.I111]))" office:value-type="float" office:value="1" calcext:value-type="float">
            <text:p>1</text:p>
          </table:table-cell>
          <table:table-cell table:formula="of:=ROUND(IF([.J111]=[.F111];IF([.J111]=[.I111];0;([.G111]-[.H111])/([.J111]-[.I111]));IF([.J111]=[.G111];IF([.J111]=[.I111];0;2+([.H111]-[.F111])/([.J111]-[.I111]));IF([.J111]=[.I111];0;4+([.F111]-[.G111])/([.J111]-[.I111]))));2)" office:value-type="float" office:value="3" calcext:value-type="float">
            <text:p>3</text:p>
          </table:table-cell>
          <table:table-cell table:formula="of:=[.M111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aleturquoise</text:p>
          </table:table-cell>
          <table:table-cell table:style-name="ce3" office:value-type="string" calcext:value-type="string">
            <text:p>#afeeee</text:p>
          </table:table-cell>
          <table:table-cell table:formula="of:=LEFT(RIGHT([.B112];6);2)" office:value-type="string" office:string-value="af" calcext:value-type="string">
            <text:p>af</text:p>
          </table:table-cell>
          <table:table-cell table:formula="of:=RIGHT(LEFT(RIGHT([.B112];6);4);2)" office:value-type="string" office:string-value="ee" calcext:value-type="string">
            <text:p>ee</text:p>
          </table:table-cell>
          <table:table-cell table:formula="of:=RIGHT(RIGHT([.B112];6);2)" office:value-type="string" office:string-value="ee" calcext:value-type="string">
            <text:p>ee</text:p>
          </table:table-cell>
          <table:table-cell table:formula="of:=HEX2DEC([.C112])/255" office:value-type="float" office:value="0.686274509803922" calcext:value-type="float">
            <text:p>0.6862745098</text:p>
          </table:table-cell>
          <table:table-cell table:formula="of:=HEX2DEC([.D112])/255" office:value-type="float" office:value="0.933333333333333" calcext:value-type="float">
            <text:p>0.9333333333</text:p>
          </table:table-cell>
          <table:table-cell table:formula="of:=HEX2DEC([.E112])/255" office:value-type="float" office:value="0.933333333333333" calcext:value-type="float">
            <text:p>0.9333333333</text:p>
          </table:table-cell>
          <table:table-cell table:formula="of:=MIN([.F112:.H112])" office:value-type="float" office:value="0.686274509803922" calcext:value-type="float">
            <text:p>0.6862745098</text:p>
          </table:table-cell>
          <table:table-cell table:formula="of:=MAX([.F112:.H112])" office:value-type="float" office:value="0.933333333333333" calcext:value-type="float">
            <text:p>0.9333333333</text:p>
          </table:table-cell>
          <table:table-cell table:formula="of:=([.I112]+[.J112])/2" office:value-type="float" office:value="0.809803921568627" calcext:value-type="float">
            <text:p>0.8098039216</text:p>
          </table:table-cell>
          <table:table-cell table:formula="of:=IF([.K112]&lt;0.5;([.J112]-[.I112])/([.J112]+[.I112]);([.J112]-[.I112])/(2-[.J112]-[.I112]))" office:value-type="float" office:value="0.649484536082474" calcext:value-type="float">
            <text:p>0.6494845361</text:p>
          </table:table-cell>
          <table:table-cell table:formula="of:=ROUND(IF([.J112]=[.F112];IF([.J112]=[.I112];0;([.G112]-[.H112])/([.J112]-[.I112]));IF([.J112]=[.G112];IF([.J112]=[.I112];0;2+([.H112]-[.F112])/([.J112]-[.I112]));IF([.J112]=[.I112];0;4+([.F112]-[.G112])/([.J112]-[.I112]))));2)" office:value-type="float" office:value="3" calcext:value-type="float">
            <text:p>3</text:p>
          </table:table-cell>
          <table:table-cell table:formula="of:=[.M112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cyan</text:p>
          </table:table-cell>
          <table:table-cell table:style-name="ce3" office:value-type="string" calcext:value-type="string">
            <text:p>#e0ffff</text:p>
          </table:table-cell>
          <table:table-cell table:formula="of:=LEFT(RIGHT([.B113];6);2)" office:value-type="string" office:string-value="e0" calcext:value-type="string">
            <text:p>e0</text:p>
          </table:table-cell>
          <table:table-cell table:formula="of:=RIGHT(LEFT(RIGHT([.B113];6);4);2)" office:value-type="string" office:string-value="ff" calcext:value-type="string">
            <text:p>ff</text:p>
          </table:table-cell>
          <table:table-cell table:formula="of:=RIGHT(RIGHT([.B113];6);2)" office:value-type="string" office:string-value="ff" calcext:value-type="string">
            <text:p>ff</text:p>
          </table:table-cell>
          <table:table-cell table:formula="of:=HEX2DEC([.C113])/255" office:value-type="float" office:value="0.87843137254902" calcext:value-type="float">
            <text:p>0.8784313725</text:p>
          </table:table-cell>
          <table:table-cell table:formula="of:=HEX2DEC([.D113])/255" office:value-type="float" office:value="1" calcext:value-type="float">
            <text:p>1</text:p>
          </table:table-cell>
          <table:table-cell table:formula="of:=HEX2DEC([.E113])/255" office:value-type="float" office:value="1" calcext:value-type="float">
            <text:p>1</text:p>
          </table:table-cell>
          <table:table-cell table:formula="of:=MIN([.F113:.H113])" office:value-type="float" office:value="0.87843137254902" calcext:value-type="float">
            <text:p>0.8784313725</text:p>
          </table:table-cell>
          <table:table-cell table:formula="of:=MAX([.F113:.H113])" office:value-type="float" office:value="1" calcext:value-type="float">
            <text:p>1</text:p>
          </table:table-cell>
          <table:table-cell table:formula="of:=([.I113]+[.J113])/2" office:value-type="float" office:value="0.93921568627451" calcext:value-type="float">
            <text:p>0.9392156863</text:p>
          </table:table-cell>
          <table:table-cell table:formula="of:=IF([.K113]&lt;0.5;([.J113]-[.I113])/([.J113]+[.I113]);([.J113]-[.I113])/(2-[.J113]-[.I113]))" office:value-type="float" office:value="1" calcext:value-type="float">
            <text:p>1</text:p>
          </table:table-cell>
          <table:table-cell table:formula="of:=ROUND(IF([.J113]=[.F113];IF([.J113]=[.I113];0;([.G113]-[.H113])/([.J113]-[.I113]));IF([.J113]=[.G113];IF([.J113]=[.I113];0;2+([.H113]-[.F113])/([.J113]-[.I113]));IF([.J113]=[.I113];0;4+([.F113]-[.G113])/([.J113]-[.I113]))));2)" office:value-type="float" office:value="3" calcext:value-type="float">
            <text:p>3</text:p>
          </table:table-cell>
          <table:table-cell table:formula="of:=[.M113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azure</text:p>
          </table:table-cell>
          <table:table-cell table:style-name="ce3" office:value-type="string" calcext:value-type="string">
            <text:p>#f0ffff</text:p>
          </table:table-cell>
          <table:table-cell table:formula="of:=LEFT(RIGHT([.B114];6);2)" office:value-type="string" office:string-value="f0" calcext:value-type="string">
            <text:p>f0</text:p>
          </table:table-cell>
          <table:table-cell table:formula="of:=RIGHT(LEFT(RIGHT([.B114];6);4);2)" office:value-type="string" office:string-value="ff" calcext:value-type="string">
            <text:p>ff</text:p>
          </table:table-cell>
          <table:table-cell table:formula="of:=RIGHT(RIGHT([.B114];6);2)" office:value-type="string" office:string-value="ff" calcext:value-type="string">
            <text:p>ff</text:p>
          </table:table-cell>
          <table:table-cell table:formula="of:=HEX2DEC([.C114])/255" office:value-type="float" office:value="0.941176470588235" calcext:value-type="float">
            <text:p>0.9411764706</text:p>
          </table:table-cell>
          <table:table-cell table:formula="of:=HEX2DEC([.D114])/255" office:value-type="float" office:value="1" calcext:value-type="float">
            <text:p>1</text:p>
          </table:table-cell>
          <table:table-cell table:formula="of:=HEX2DEC([.E114])/255" office:value-type="float" office:value="1" calcext:value-type="float">
            <text:p>1</text:p>
          </table:table-cell>
          <table:table-cell table:formula="of:=MIN([.F114:.H114])" office:value-type="float" office:value="0.941176470588235" calcext:value-type="float">
            <text:p>0.9411764706</text:p>
          </table:table-cell>
          <table:table-cell table:formula="of:=MAX([.F114:.H114])" office:value-type="float" office:value="1" calcext:value-type="float">
            <text:p>1</text:p>
          </table:table-cell>
          <table:table-cell table:formula="of:=([.I114]+[.J114])/2" office:value-type="float" office:value="0.970588235294118" calcext:value-type="float">
            <text:p>0.9705882353</text:p>
          </table:table-cell>
          <table:table-cell table:formula="of:=IF([.K114]&lt;0.5;([.J114]-[.I114])/([.J114]+[.I114]);([.J114]-[.I114])/(2-[.J114]-[.I114]))" office:value-type="float" office:value="1" calcext:value-type="float">
            <text:p>1</text:p>
          </table:table-cell>
          <table:table-cell table:formula="of:=ROUND(IF([.J114]=[.F114];IF([.J114]=[.I114];0;([.G114]-[.H114])/([.J114]-[.I114]));IF([.J114]=[.G114];IF([.J114]=[.I114];0;2+([.H114]-[.F114])/([.J114]-[.I114]));IF([.J114]=[.I114];0;4+([.F114]-[.G114])/([.J114]-[.I114]))));2)" office:value-type="float" office:value="3" calcext:value-type="float">
            <text:p>3</text:p>
          </table:table-cell>
          <table:table-cell table:formula="of:=[.M114]*60" office:value-type="float" office:value="180" calcext:value-type="float">
            <text:p>18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turquoise</text:p>
          </table:table-cell>
          <table:table-cell table:style-name="ce3" office:value-type="string" calcext:value-type="string">
            <text:p>#00ced1</text:p>
          </table:table-cell>
          <table:table-cell table:formula="of:=LEFT(RIGHT([.B115];6);2)" office:value-type="string" office:string-value="00" calcext:value-type="string">
            <text:p>00</text:p>
          </table:table-cell>
          <table:table-cell table:formula="of:=RIGHT(LEFT(RIGHT([.B115];6);4);2)" office:value-type="string" office:string-value="ce" calcext:value-type="string">
            <text:p>ce</text:p>
          </table:table-cell>
          <table:table-cell table:formula="of:=RIGHT(RIGHT([.B115];6);2)" office:value-type="string" office:string-value="d1" calcext:value-type="string">
            <text:p>d1</text:p>
          </table:table-cell>
          <table:table-cell table:formula="of:=HEX2DEC([.C115])/255" office:value-type="float" office:value="0" calcext:value-type="float">
            <text:p>0</text:p>
          </table:table-cell>
          <table:table-cell table:formula="of:=HEX2DEC([.D115])/255" office:value-type="float" office:value="0.807843137254902" calcext:value-type="float">
            <text:p>0.8078431373</text:p>
          </table:table-cell>
          <table:table-cell table:formula="of:=HEX2DEC([.E115])/255" office:value-type="float" office:value="0.819607843137255" calcext:value-type="float">
            <text:p>0.8196078431</text:p>
          </table:table-cell>
          <table:table-cell table:formula="of:=MIN([.F115:.H115])" office:value-type="float" office:value="0" calcext:value-type="float">
            <text:p>0</text:p>
          </table:table-cell>
          <table:table-cell table:formula="of:=MAX([.F115:.H115])" office:value-type="float" office:value="0.819607843137255" calcext:value-type="float">
            <text:p>0.8196078431</text:p>
          </table:table-cell>
          <table:table-cell table:formula="of:=([.I115]+[.J115])/2" office:value-type="float" office:value="0.409803921568627" calcext:value-type="float">
            <text:p>0.4098039216</text:p>
          </table:table-cell>
          <table:table-cell table:formula="of:=IF([.K115]&lt;0.5;([.J115]-[.I115])/([.J115]+[.I115]);([.J115]-[.I115])/(2-[.J115]-[.I115]))" office:value-type="float" office:value="1" calcext:value-type="float">
            <text:p>1</text:p>
          </table:table-cell>
          <table:table-cell table:formula="of:=ROUND(IF([.J115]=[.F115];IF([.J115]=[.I115];0;([.G115]-[.H115])/([.J115]-[.I115]));IF([.J115]=[.G115];IF([.J115]=[.I115];0;2+([.H115]-[.F115])/([.J115]-[.I115]));IF([.J115]=[.I115];0;4+([.F115]-[.G115])/([.J115]-[.I115]))));2)" office:value-type="float" office:value="3.01" calcext:value-type="float">
            <text:p>3.01</text:p>
          </table:table-cell>
          <table:table-cell table:formula="of:=[.M115]*60" office:value-type="float" office:value="180.6" calcext:value-type="float">
            <text:p>180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adetblue</text:p>
          </table:table-cell>
          <table:table-cell table:style-name="ce3" office:value-type="string" calcext:value-type="string">
            <text:p>#5f9ea0</text:p>
          </table:table-cell>
          <table:table-cell table:formula="of:=LEFT(RIGHT([.B116];6);2)" office:value-type="string" office:string-value="5f" calcext:value-type="string">
            <text:p>5f</text:p>
          </table:table-cell>
          <table:table-cell table:formula="of:=RIGHT(LEFT(RIGHT([.B116];6);4);2)" office:value-type="string" office:string-value="9e" calcext:value-type="string">
            <text:p>9e</text:p>
          </table:table-cell>
          <table:table-cell table:formula="of:=RIGHT(RIGHT([.B116];6);2)" office:value-type="string" office:string-value="a0" calcext:value-type="string">
            <text:p>a0</text:p>
          </table:table-cell>
          <table:table-cell table:formula="of:=HEX2DEC([.C116])/255" office:value-type="float" office:value="0.372549019607843" calcext:value-type="float">
            <text:p>0.3725490196</text:p>
          </table:table-cell>
          <table:table-cell table:formula="of:=HEX2DEC([.D116])/255" office:value-type="float" office:value="0.619607843137255" calcext:value-type="float">
            <text:p>0.6196078431</text:p>
          </table:table-cell>
          <table:table-cell table:formula="of:=HEX2DEC([.E116])/255" office:value-type="float" office:value="0.627450980392157" calcext:value-type="float">
            <text:p>0.6274509804</text:p>
          </table:table-cell>
          <table:table-cell table:formula="of:=MIN([.F116:.H116])" office:value-type="float" office:value="0.372549019607843" calcext:value-type="float">
            <text:p>0.3725490196</text:p>
          </table:table-cell>
          <table:table-cell table:formula="of:=MAX([.F116:.H116])" office:value-type="float" office:value="0.627450980392157" calcext:value-type="float">
            <text:p>0.6274509804</text:p>
          </table:table-cell>
          <table:table-cell table:formula="of:=([.I116]+[.J116])/2" office:value-type="float" office:value="0.5" calcext:value-type="float">
            <text:p>0.5</text:p>
          </table:table-cell>
          <table:table-cell table:formula="of:=IF([.K116]&lt;0.5;([.J116]-[.I116])/([.J116]+[.I116]);([.J116]-[.I116])/(2-[.J116]-[.I116]))" office:value-type="float" office:value="0.254901960784314" calcext:value-type="float">
            <text:p>0.2549019608</text:p>
          </table:table-cell>
          <table:table-cell table:formula="of:=ROUND(IF([.J116]=[.F116];IF([.J116]=[.I116];0;([.G116]-[.H116])/([.J116]-[.I116]));IF([.J116]=[.G116];IF([.J116]=[.I116];0;2+([.H116]-[.F116])/([.J116]-[.I116]));IF([.J116]=[.I116];0;4+([.F116]-[.G116])/([.J116]-[.I116]))));2)" office:value-type="float" office:value="3.03" calcext:value-type="float">
            <text:p>3.03</text:p>
          </table:table-cell>
          <table:table-cell table:formula="of:=[.M116]*60" office:value-type="float" office:value="181.8" calcext:value-type="float">
            <text:p>181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owderblue</text:p>
          </table:table-cell>
          <table:table-cell table:style-name="ce3" office:value-type="string" calcext:value-type="string">
            <text:p>#b0e0e6</text:p>
          </table:table-cell>
          <table:table-cell table:formula="of:=LEFT(RIGHT([.B117];6);2)" office:value-type="string" office:string-value="b0" calcext:value-type="string">
            <text:p>b0</text:p>
          </table:table-cell>
          <table:table-cell table:formula="of:=RIGHT(LEFT(RIGHT([.B117];6);4);2)" office:value-type="string" office:string-value="e0" calcext:value-type="string">
            <text:p>e0</text:p>
          </table:table-cell>
          <table:table-cell table:formula="of:=RIGHT(RIGHT([.B117];6);2)" office:value-type="string" office:string-value="e6" calcext:value-type="string">
            <text:p>e6</text:p>
          </table:table-cell>
          <table:table-cell table:formula="of:=HEX2DEC([.C117])/255" office:value-type="float" office:value="0.690196078431373" calcext:value-type="float">
            <text:p>0.6901960784</text:p>
          </table:table-cell>
          <table:table-cell table:formula="of:=HEX2DEC([.D117])/255" office:value-type="float" office:value="0.87843137254902" calcext:value-type="float">
            <text:p>0.8784313725</text:p>
          </table:table-cell>
          <table:table-cell table:formula="of:=HEX2DEC([.E117])/255" office:value-type="float" office:value="0.901960784313726" calcext:value-type="float">
            <text:p>0.9019607843</text:p>
          </table:table-cell>
          <table:table-cell table:formula="of:=MIN([.F117:.H117])" office:value-type="float" office:value="0.690196078431373" calcext:value-type="float">
            <text:p>0.6901960784</text:p>
          </table:table-cell>
          <table:table-cell table:formula="of:=MAX([.F117:.H117])" office:value-type="float" office:value="0.901960784313726" calcext:value-type="float">
            <text:p>0.9019607843</text:p>
          </table:table-cell>
          <table:table-cell table:formula="of:=([.I117]+[.J117])/2" office:value-type="float" office:value="0.796078431372549" calcext:value-type="float">
            <text:p>0.7960784314</text:p>
          </table:table-cell>
          <table:table-cell table:formula="of:=IF([.K117]&lt;0.5;([.J117]-[.I117])/([.J117]+[.I117]);([.J117]-[.I117])/(2-[.J117]-[.I117]))" office:value-type="float" office:value="0.519230769230769" calcext:value-type="float">
            <text:p>0.5192307692</text:p>
          </table:table-cell>
          <table:table-cell table:formula="of:=ROUND(IF([.J117]=[.F117];IF([.J117]=[.I117];0;([.G117]-[.H117])/([.J117]-[.I117]));IF([.J117]=[.G117];IF([.J117]=[.I117];0;2+([.H117]-[.F117])/([.J117]-[.I117]));IF([.J117]=[.I117];0;4+([.F117]-[.G117])/([.J117]-[.I117]))));2)" office:value-type="float" office:value="3.11" calcext:value-type="float">
            <text:p>3.11</text:p>
          </table:table-cell>
          <table:table-cell table:formula="of:=[.M117]*60" office:value-type="float" office:value="186.6" calcext:value-type="float">
            <text:p>186.6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eepskyblue</text:p>
          </table:table-cell>
          <table:table-cell table:style-name="ce3" office:value-type="string" calcext:value-type="string">
            <text:p>#00bfff</text:p>
          </table:table-cell>
          <table:table-cell table:formula="of:=LEFT(RIGHT([.B118];6);2)" office:value-type="string" office:string-value="00" calcext:value-type="string">
            <text:p>00</text:p>
          </table:table-cell>
          <table:table-cell table:formula="of:=RIGHT(LEFT(RIGHT([.B118];6);4);2)" office:value-type="string" office:string-value="bf" calcext:value-type="string">
            <text:p>bf</text:p>
          </table:table-cell>
          <table:table-cell table:formula="of:=RIGHT(RIGHT([.B118];6);2)" office:value-type="string" office:string-value="ff" calcext:value-type="string">
            <text:p>ff</text:p>
          </table:table-cell>
          <table:table-cell table:formula="of:=HEX2DEC([.C118])/255" office:value-type="float" office:value="0" calcext:value-type="float">
            <text:p>0</text:p>
          </table:table-cell>
          <table:table-cell table:formula="of:=HEX2DEC([.D118])/255" office:value-type="float" office:value="0.749019607843137" calcext:value-type="float">
            <text:p>0.7490196078</text:p>
          </table:table-cell>
          <table:table-cell table:formula="of:=HEX2DEC([.E118])/255" office:value-type="float" office:value="1" calcext:value-type="float">
            <text:p>1</text:p>
          </table:table-cell>
          <table:table-cell table:formula="of:=MIN([.F118:.H118])" office:value-type="float" office:value="0" calcext:value-type="float">
            <text:p>0</text:p>
          </table:table-cell>
          <table:table-cell table:formula="of:=MAX([.F118:.H118])" office:value-type="float" office:value="1" calcext:value-type="float">
            <text:p>1</text:p>
          </table:table-cell>
          <table:table-cell table:formula="of:=([.I118]+[.J118])/2" office:value-type="float" office:value="0.5" calcext:value-type="float">
            <text:p>0.5</text:p>
          </table:table-cell>
          <table:table-cell table:formula="of:=IF([.K118]&lt;0.5;([.J118]-[.I118])/([.J118]+[.I118]);([.J118]-[.I118])/(2-[.J118]-[.I118]))" office:value-type="float" office:value="1" calcext:value-type="float">
            <text:p>1</text:p>
          </table:table-cell>
          <table:table-cell table:formula="of:=ROUND(IF([.J118]=[.F118];IF([.J118]=[.I118];0;([.G118]-[.H118])/([.J118]-[.I118]));IF([.J118]=[.G118];IF([.J118]=[.I118];0;2+([.H118]-[.F118])/([.J118]-[.I118]));IF([.J118]=[.I118];0;4+([.F118]-[.G118])/([.J118]-[.I118]))));2)" office:value-type="float" office:value="3.25" calcext:value-type="float">
            <text:p>3.25</text:p>
          </table:table-cell>
          <table:table-cell table:formula="of:=[.M118]*60" office:value-type="float" office:value="195" calcext:value-type="float">
            <text:p>195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blue</text:p>
          </table:table-cell>
          <table:table-cell table:style-name="ce3" office:value-type="string" calcext:value-type="string">
            <text:p>#add8e6</text:p>
          </table:table-cell>
          <table:table-cell table:formula="of:=LEFT(RIGHT([.B119];6);2)" office:value-type="string" office:string-value="ad" calcext:value-type="string">
            <text:p>ad</text:p>
          </table:table-cell>
          <table:table-cell table:formula="of:=RIGHT(LEFT(RIGHT([.B119];6);4);2)" office:value-type="string" office:string-value="d8" calcext:value-type="string">
            <text:p>d8</text:p>
          </table:table-cell>
          <table:table-cell table:formula="of:=RIGHT(RIGHT([.B119];6);2)" office:value-type="string" office:string-value="e6" calcext:value-type="string">
            <text:p>e6</text:p>
          </table:table-cell>
          <table:table-cell table:formula="of:=HEX2DEC([.C119])/255" office:value-type="float" office:value="0.67843137254902" calcext:value-type="float">
            <text:p>0.6784313725</text:p>
          </table:table-cell>
          <table:table-cell table:formula="of:=HEX2DEC([.D119])/255" office:value-type="float" office:value="0.847058823529412" calcext:value-type="float">
            <text:p>0.8470588235</text:p>
          </table:table-cell>
          <table:table-cell table:formula="of:=HEX2DEC([.E119])/255" office:value-type="float" office:value="0.901960784313726" calcext:value-type="float">
            <text:p>0.9019607843</text:p>
          </table:table-cell>
          <table:table-cell table:formula="of:=MIN([.F119:.H119])" office:value-type="float" office:value="0.67843137254902" calcext:value-type="float">
            <text:p>0.6784313725</text:p>
          </table:table-cell>
          <table:table-cell table:formula="of:=MAX([.F119:.H119])" office:value-type="float" office:value="0.901960784313726" calcext:value-type="float">
            <text:p>0.9019607843</text:p>
          </table:table-cell>
          <table:table-cell table:formula="of:=([.I119]+[.J119])/2" office:value-type="float" office:value="0.790196078431373" calcext:value-type="float">
            <text:p>0.7901960784</text:p>
          </table:table-cell>
          <table:table-cell table:formula="of:=IF([.K119]&lt;0.5;([.J119]-[.I119])/([.J119]+[.I119]);([.J119]-[.I119])/(2-[.J119]-[.I119]))" office:value-type="float" office:value="0.532710280373832" calcext:value-type="float">
            <text:p>0.5327102804</text:p>
          </table:table-cell>
          <table:table-cell table:formula="of:=ROUND(IF([.J119]=[.F119];IF([.J119]=[.I119];0;([.G119]-[.H119])/([.J119]-[.I119]));IF([.J119]=[.G119];IF([.J119]=[.I119];0;2+([.H119]-[.F119])/([.J119]-[.I119]));IF([.J119]=[.I119];0;4+([.F119]-[.G119])/([.J119]-[.I119]))));2)" office:value-type="float" office:value="3.25" calcext:value-type="float">
            <text:p>3.25</text:p>
          </table:table-cell>
          <table:table-cell table:formula="of:=[.M119]*60" office:value-type="float" office:value="195" calcext:value-type="float">
            <text:p>195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kyblue</text:p>
          </table:table-cell>
          <table:table-cell table:style-name="ce3" office:value-type="string" calcext:value-type="string">
            <text:p>#87ceeb</text:p>
          </table:table-cell>
          <table:table-cell table:formula="of:=LEFT(RIGHT([.B120];6);2)" office:value-type="string" office:string-value="87" calcext:value-type="string">
            <text:p>87</text:p>
          </table:table-cell>
          <table:table-cell table:formula="of:=RIGHT(LEFT(RIGHT([.B120];6);4);2)" office:value-type="string" office:string-value="ce" calcext:value-type="string">
            <text:p>ce</text:p>
          </table:table-cell>
          <table:table-cell table:formula="of:=RIGHT(RIGHT([.B120];6);2)" office:value-type="string" office:string-value="eb" calcext:value-type="string">
            <text:p>eb</text:p>
          </table:table-cell>
          <table:table-cell table:formula="of:=HEX2DEC([.C120])/255" office:value-type="float" office:value="0.529411764705882" calcext:value-type="float">
            <text:p>0.5294117647</text:p>
          </table:table-cell>
          <table:table-cell table:formula="of:=HEX2DEC([.D120])/255" office:value-type="float" office:value="0.807843137254902" calcext:value-type="float">
            <text:p>0.8078431373</text:p>
          </table:table-cell>
          <table:table-cell table:formula="of:=HEX2DEC([.E120])/255" office:value-type="float" office:value="0.92156862745098" calcext:value-type="float">
            <text:p>0.9215686275</text:p>
          </table:table-cell>
          <table:table-cell table:formula="of:=MIN([.F120:.H120])" office:value-type="float" office:value="0.529411764705882" calcext:value-type="float">
            <text:p>0.5294117647</text:p>
          </table:table-cell>
          <table:table-cell table:formula="of:=MAX([.F120:.H120])" office:value-type="float" office:value="0.92156862745098" calcext:value-type="float">
            <text:p>0.9215686275</text:p>
          </table:table-cell>
          <table:table-cell table:formula="of:=([.I120]+[.J120])/2" office:value-type="float" office:value="0.725490196078431" calcext:value-type="float">
            <text:p>0.7254901961</text:p>
          </table:table-cell>
          <table:table-cell table:formula="of:=IF([.K120]&lt;0.5;([.J120]-[.I120])/([.J120]+[.I120]);([.J120]-[.I120])/(2-[.J120]-[.I120]))" office:value-type="float" office:value="0.714285714285714" calcext:value-type="float">
            <text:p>0.7142857143</text:p>
          </table:table-cell>
          <table:table-cell table:formula="of:=ROUND(IF([.J120]=[.F120];IF([.J120]=[.I120];0;([.G120]-[.H120])/([.J120]-[.I120]));IF([.J120]=[.G120];IF([.J120]=[.I120];0;2+([.H120]-[.F120])/([.J120]-[.I120]));IF([.J120]=[.I120];0;4+([.F120]-[.G120])/([.J120]-[.I120]))));2)" office:value-type="float" office:value="3.29" calcext:value-type="float">
            <text:p>3.29</text:p>
          </table:table-cell>
          <table:table-cell table:formula="of:=[.M120]*60" office:value-type="float" office:value="197.4" calcext:value-type="float">
            <text:p>197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skyblue</text:p>
          </table:table-cell>
          <table:table-cell table:style-name="ce3" office:value-type="string" calcext:value-type="string">
            <text:p>#87cefa</text:p>
          </table:table-cell>
          <table:table-cell table:formula="of:=LEFT(RIGHT([.B121];6);2)" office:value-type="string" office:string-value="87" calcext:value-type="string">
            <text:p>87</text:p>
          </table:table-cell>
          <table:table-cell table:formula="of:=RIGHT(LEFT(RIGHT([.B121];6);4);2)" office:value-type="string" office:string-value="ce" calcext:value-type="string">
            <text:p>ce</text:p>
          </table:table-cell>
          <table:table-cell table:formula="of:=RIGHT(RIGHT([.B121];6);2)" office:value-type="string" office:string-value="fa" calcext:value-type="string">
            <text:p>fa</text:p>
          </table:table-cell>
          <table:table-cell table:formula="of:=HEX2DEC([.C121])/255" office:value-type="float" office:value="0.529411764705882" calcext:value-type="float">
            <text:p>0.5294117647</text:p>
          </table:table-cell>
          <table:table-cell table:formula="of:=HEX2DEC([.D121])/255" office:value-type="float" office:value="0.807843137254902" calcext:value-type="float">
            <text:p>0.8078431373</text:p>
          </table:table-cell>
          <table:table-cell table:formula="of:=HEX2DEC([.E121])/255" office:value-type="float" office:value="0.980392156862745" calcext:value-type="float">
            <text:p>0.9803921569</text:p>
          </table:table-cell>
          <table:table-cell table:formula="of:=MIN([.F121:.H121])" office:value-type="float" office:value="0.529411764705882" calcext:value-type="float">
            <text:p>0.5294117647</text:p>
          </table:table-cell>
          <table:table-cell table:formula="of:=MAX([.F121:.H121])" office:value-type="float" office:value="0.980392156862745" calcext:value-type="float">
            <text:p>0.9803921569</text:p>
          </table:table-cell>
          <table:table-cell table:formula="of:=([.I121]+[.J121])/2" office:value-type="float" office:value="0.754901960784314" calcext:value-type="float">
            <text:p>0.7549019608</text:p>
          </table:table-cell>
          <table:table-cell table:formula="of:=IF([.K121]&lt;0.5;([.J121]-[.I121])/([.J121]+[.I121]);([.J121]-[.I121])/(2-[.J121]-[.I121]))" office:value-type="float" office:value="0.92" calcext:value-type="float">
            <text:p>0.92</text:p>
          </table:table-cell>
          <table:table-cell table:formula="of:=ROUND(IF([.J121]=[.F121];IF([.J121]=[.I121];0;([.G121]-[.H121])/([.J121]-[.I121]));IF([.J121]=[.G121];IF([.J121]=[.I121];0;2+([.H121]-[.F121])/([.J121]-[.I121]));IF([.J121]=[.I121];0;4+([.F121]-[.G121])/([.J121]-[.I121]))));2)" office:value-type="float" office:value="3.38" calcext:value-type="float">
            <text:p>3.38</text:p>
          </table:table-cell>
          <table:table-cell table:formula="of:=[.M121]*60" office:value-type="float" office:value="202.8" calcext:value-type="float">
            <text:p>202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teelblue</text:p>
          </table:table-cell>
          <table:table-cell table:style-name="ce3" office:value-type="string" calcext:value-type="string">
            <text:p>#4682b4</text:p>
          </table:table-cell>
          <table:table-cell table:formula="of:=LEFT(RIGHT([.B122];6);2)" office:value-type="string" office:string-value="46" calcext:value-type="string">
            <text:p>46</text:p>
          </table:table-cell>
          <table:table-cell table:formula="of:=RIGHT(LEFT(RIGHT([.B122];6);4);2)" office:value-type="string" office:string-value="82" calcext:value-type="string">
            <text:p>82</text:p>
          </table:table-cell>
          <table:table-cell table:formula="of:=RIGHT(RIGHT([.B122];6);2)" office:value-type="string" office:string-value="b4" calcext:value-type="string">
            <text:p>b4</text:p>
          </table:table-cell>
          <table:table-cell table:formula="of:=HEX2DEC([.C122])/255" office:value-type="float" office:value="0.274509803921569" calcext:value-type="float">
            <text:p>0.2745098039</text:p>
          </table:table-cell>
          <table:table-cell table:formula="of:=HEX2DEC([.D122])/255" office:value-type="float" office:value="0.509803921568627" calcext:value-type="float">
            <text:p>0.5098039216</text:p>
          </table:table-cell>
          <table:table-cell table:formula="of:=HEX2DEC([.E122])/255" office:value-type="float" office:value="0.705882352941176" calcext:value-type="float">
            <text:p>0.7058823529</text:p>
          </table:table-cell>
          <table:table-cell table:formula="of:=MIN([.F122:.H122])" office:value-type="float" office:value="0.274509803921569" calcext:value-type="float">
            <text:p>0.2745098039</text:p>
          </table:table-cell>
          <table:table-cell table:formula="of:=MAX([.F122:.H122])" office:value-type="float" office:value="0.705882352941176" calcext:value-type="float">
            <text:p>0.7058823529</text:p>
          </table:table-cell>
          <table:table-cell table:formula="of:=([.I122]+[.J122])/2" office:value-type="float" office:value="0.490196078431373" calcext:value-type="float">
            <text:p>0.4901960784</text:p>
          </table:table-cell>
          <table:table-cell table:formula="of:=IF([.K122]&lt;0.5;([.J122]-[.I122])/([.J122]+[.I122]);([.J122]-[.I122])/(2-[.J122]-[.I122]))" office:value-type="float" office:value="0.44" calcext:value-type="float">
            <text:p>0.44</text:p>
          </table:table-cell>
          <table:table-cell table:formula="of:=ROUND(IF([.J122]=[.F122];IF([.J122]=[.I122];0;([.G122]-[.H122])/([.J122]-[.I122]));IF([.J122]=[.G122];IF([.J122]=[.I122];0;2+([.H122]-[.F122])/([.J122]-[.I122]));IF([.J122]=[.I122];0;4+([.F122]-[.G122])/([.J122]-[.I122]))));2)" office:value-type="float" office:value="3.45" calcext:value-type="float">
            <text:p>3.45</text:p>
          </table:table-cell>
          <table:table-cell table:formula="of:=[.M122]*60" office:value-type="float" office:value="207" calcext:value-type="float">
            <text:p>207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aliceblue</text:p>
          </table:table-cell>
          <table:table-cell table:style-name="ce3" office:value-type="string" calcext:value-type="string">
            <text:p>#f0f8ff</text:p>
          </table:table-cell>
          <table:table-cell table:formula="of:=LEFT(RIGHT([.B123];6);2)" office:value-type="string" office:string-value="f0" calcext:value-type="string">
            <text:p>f0</text:p>
          </table:table-cell>
          <table:table-cell table:formula="of:=RIGHT(LEFT(RIGHT([.B123];6);4);2)" office:value-type="string" office:string-value="f8" calcext:value-type="string">
            <text:p>f8</text:p>
          </table:table-cell>
          <table:table-cell table:formula="of:=RIGHT(RIGHT([.B123];6);2)" office:value-type="string" office:string-value="ff" calcext:value-type="string">
            <text:p>ff</text:p>
          </table:table-cell>
          <table:table-cell table:formula="of:=HEX2DEC([.C123])/255" office:value-type="float" office:value="0.941176470588235" calcext:value-type="float">
            <text:p>0.9411764706</text:p>
          </table:table-cell>
          <table:table-cell table:formula="of:=HEX2DEC([.D123])/255" office:value-type="float" office:value="0.972549019607843" calcext:value-type="float">
            <text:p>0.9725490196</text:p>
          </table:table-cell>
          <table:table-cell table:formula="of:=HEX2DEC([.E123])/255" office:value-type="float" office:value="1" calcext:value-type="float">
            <text:p>1</text:p>
          </table:table-cell>
          <table:table-cell table:formula="of:=MIN([.F123:.H123])" office:value-type="float" office:value="0.941176470588235" calcext:value-type="float">
            <text:p>0.9411764706</text:p>
          </table:table-cell>
          <table:table-cell table:formula="of:=MAX([.F123:.H123])" office:value-type="float" office:value="1" calcext:value-type="float">
            <text:p>1</text:p>
          </table:table-cell>
          <table:table-cell table:formula="of:=([.I123]+[.J123])/2" office:value-type="float" office:value="0.970588235294118" calcext:value-type="float">
            <text:p>0.9705882353</text:p>
          </table:table-cell>
          <table:table-cell table:formula="of:=IF([.K123]&lt;0.5;([.J123]-[.I123])/([.J123]+[.I123]);([.J123]-[.I123])/(2-[.J123]-[.I123]))" office:value-type="float" office:value="1" calcext:value-type="float">
            <text:p>1</text:p>
          </table:table-cell>
          <table:table-cell table:formula="of:=ROUND(IF([.J123]=[.F123];IF([.J123]=[.I123];0;([.G123]-[.H123])/([.J123]-[.I123]));IF([.J123]=[.G123];IF([.J123]=[.I123];0;2+([.H123]-[.F123])/([.J123]-[.I123]));IF([.J123]=[.I123];0;4+([.F123]-[.G123])/([.J123]-[.I123]))));2)" office:value-type="float" office:value="3.47" calcext:value-type="float">
            <text:p>3.47</text:p>
          </table:table-cell>
          <table:table-cell table:formula="of:=[.M123]*60" office:value-type="float" office:value="208.2" calcext:value-type="float">
            <text:p>208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odgerblue</text:p>
          </table:table-cell>
          <table:table-cell table:style-name="ce3" office:value-type="string" calcext:value-type="string">
            <text:p>#1e90ff</text:p>
          </table:table-cell>
          <table:table-cell table:formula="of:=LEFT(RIGHT([.B124];6);2)" office:value-type="string" office:string-value="1e" calcext:value-type="string">
            <text:p>1e</text:p>
          </table:table-cell>
          <table:table-cell table:formula="of:=RIGHT(LEFT(RIGHT([.B124];6);4);2)" office:value-type="string" office:string-value="90" calcext:value-type="string">
            <text:p>90</text:p>
          </table:table-cell>
          <table:table-cell table:formula="of:=RIGHT(RIGHT([.B124];6);2)" office:value-type="string" office:string-value="ff" calcext:value-type="string">
            <text:p>ff</text:p>
          </table:table-cell>
          <table:table-cell table:formula="of:=HEX2DEC([.C124])/255" office:value-type="float" office:value="0.117647058823529" calcext:value-type="float">
            <text:p>0.1176470588</text:p>
          </table:table-cell>
          <table:table-cell table:formula="of:=HEX2DEC([.D124])/255" office:value-type="float" office:value="0.564705882352941" calcext:value-type="float">
            <text:p>0.5647058824</text:p>
          </table:table-cell>
          <table:table-cell table:formula="of:=HEX2DEC([.E124])/255" office:value-type="float" office:value="1" calcext:value-type="float">
            <text:p>1</text:p>
          </table:table-cell>
          <table:table-cell table:formula="of:=MIN([.F124:.H124])" office:value-type="float" office:value="0.117647058823529" calcext:value-type="float">
            <text:p>0.1176470588</text:p>
          </table:table-cell>
          <table:table-cell table:formula="of:=MAX([.F124:.H124])" office:value-type="float" office:value="1" calcext:value-type="float">
            <text:p>1</text:p>
          </table:table-cell>
          <table:table-cell table:formula="of:=([.I124]+[.J124])/2" office:value-type="float" office:value="0.558823529411765" calcext:value-type="float">
            <text:p>0.5588235294</text:p>
          </table:table-cell>
          <table:table-cell table:formula="of:=IF([.K124]&lt;0.5;([.J124]-[.I124])/([.J124]+[.I124]);([.J124]-[.I124])/(2-[.J124]-[.I124]))" office:value-type="float" office:value="1" calcext:value-type="float">
            <text:p>1</text:p>
          </table:table-cell>
          <table:table-cell table:formula="of:=ROUND(IF([.J124]=[.F124];IF([.J124]=[.I124];0;([.G124]-[.H124])/([.J124]-[.I124]));IF([.J124]=[.G124];IF([.J124]=[.I124];0;2+([.H124]-[.F124])/([.J124]-[.I124]));IF([.J124]=[.I124];0;4+([.F124]-[.G124])/([.J124]-[.I124]))));2)" office:value-type="float" office:value="3.49" calcext:value-type="float">
            <text:p>3.49</text:p>
          </table:table-cell>
          <table:table-cell table:formula="of:=[.M124]*60" office:value-type="float" office:value="209.4" calcext:value-type="float">
            <text:p>209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lategray</text:p>
          </table:table-cell>
          <table:table-cell table:style-name="ce3" office:value-type="string" calcext:value-type="string">
            <text:p>#708090</text:p>
          </table:table-cell>
          <table:table-cell table:formula="of:=LEFT(RIGHT([.B125];6);2)" office:value-type="string" office:string-value="70" calcext:value-type="string">
            <text:p>70</text:p>
          </table:table-cell>
          <table:table-cell table:formula="of:=RIGHT(LEFT(RIGHT([.B125];6);4);2)" office:value-type="string" office:string-value="80" calcext:value-type="string">
            <text:p>80</text:p>
          </table:table-cell>
          <table:table-cell table:formula="of:=RIGHT(RIGHT([.B125];6);2)" office:value-type="string" office:string-value="90" calcext:value-type="string">
            <text:p>90</text:p>
          </table:table-cell>
          <table:table-cell table:formula="of:=HEX2DEC([.C125])/255" office:value-type="float" office:value="0.43921568627451" calcext:value-type="float">
            <text:p>0.4392156863</text:p>
          </table:table-cell>
          <table:table-cell table:formula="of:=HEX2DEC([.D125])/255" office:value-type="float" office:value="0.501960784313726" calcext:value-type="float">
            <text:p>0.5019607843</text:p>
          </table:table-cell>
          <table:table-cell table:formula="of:=HEX2DEC([.E125])/255" office:value-type="float" office:value="0.564705882352941" calcext:value-type="float">
            <text:p>0.5647058824</text:p>
          </table:table-cell>
          <table:table-cell table:formula="of:=MIN([.F125:.H125])" office:value-type="float" office:value="0.43921568627451" calcext:value-type="float">
            <text:p>0.4392156863</text:p>
          </table:table-cell>
          <table:table-cell table:formula="of:=MAX([.F125:.H125])" office:value-type="float" office:value="0.564705882352941" calcext:value-type="float">
            <text:p>0.5647058824</text:p>
          </table:table-cell>
          <table:table-cell table:formula="of:=([.I125]+[.J125])/2" office:value-type="float" office:value="0.501960784313726" calcext:value-type="float">
            <text:p>0.5019607843</text:p>
          </table:table-cell>
          <table:table-cell table:formula="of:=IF([.K125]&lt;0.5;([.J125]-[.I125])/([.J125]+[.I125]);([.J125]-[.I125])/(2-[.J125]-[.I125]))" office:value-type="float" office:value="0.125984251968504" calcext:value-type="float">
            <text:p>0.125984252</text:p>
          </table:table-cell>
          <table:table-cell table:formula="of:=ROUND(IF([.J125]=[.F125];IF([.J125]=[.I125];0;([.G125]-[.H125])/([.J125]-[.I125]));IF([.J125]=[.G125];IF([.J125]=[.I125];0;2+([.H125]-[.F125])/([.J125]-[.I125]));IF([.J125]=[.I125];0;4+([.F125]-[.G125])/([.J125]-[.I125]))));2)" office:value-type="float" office:value="3.5" calcext:value-type="float">
            <text:p>3.5</text:p>
          </table:table-cell>
          <table:table-cell table:formula="of:=[.M125]*60" office:value-type="float" office:value="210" calcext:value-type="float">
            <text:p>21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lategrey</text:p>
          </table:table-cell>
          <table:table-cell table:style-name="ce3" office:value-type="string" calcext:value-type="string">
            <text:p>#708090</text:p>
          </table:table-cell>
          <table:table-cell table:formula="of:=LEFT(RIGHT([.B126];6);2)" office:value-type="string" office:string-value="70" calcext:value-type="string">
            <text:p>70</text:p>
          </table:table-cell>
          <table:table-cell table:formula="of:=RIGHT(LEFT(RIGHT([.B126];6);4);2)" office:value-type="string" office:string-value="80" calcext:value-type="string">
            <text:p>80</text:p>
          </table:table-cell>
          <table:table-cell table:formula="of:=RIGHT(RIGHT([.B126];6);2)" office:value-type="string" office:string-value="90" calcext:value-type="string">
            <text:p>90</text:p>
          </table:table-cell>
          <table:table-cell table:formula="of:=HEX2DEC([.C126])/255" office:value-type="float" office:value="0.43921568627451" calcext:value-type="float">
            <text:p>0.4392156863</text:p>
          </table:table-cell>
          <table:table-cell table:formula="of:=HEX2DEC([.D126])/255" office:value-type="float" office:value="0.501960784313726" calcext:value-type="float">
            <text:p>0.5019607843</text:p>
          </table:table-cell>
          <table:table-cell table:formula="of:=HEX2DEC([.E126])/255" office:value-type="float" office:value="0.564705882352941" calcext:value-type="float">
            <text:p>0.5647058824</text:p>
          </table:table-cell>
          <table:table-cell table:formula="of:=MIN([.F126:.H126])" office:value-type="float" office:value="0.43921568627451" calcext:value-type="float">
            <text:p>0.4392156863</text:p>
          </table:table-cell>
          <table:table-cell table:formula="of:=MAX([.F126:.H126])" office:value-type="float" office:value="0.564705882352941" calcext:value-type="float">
            <text:p>0.5647058824</text:p>
          </table:table-cell>
          <table:table-cell table:formula="of:=([.I126]+[.J126])/2" office:value-type="float" office:value="0.501960784313726" calcext:value-type="float">
            <text:p>0.5019607843</text:p>
          </table:table-cell>
          <table:table-cell table:formula="of:=IF([.K126]&lt;0.5;([.J126]-[.I126])/([.J126]+[.I126]);([.J126]-[.I126])/(2-[.J126]-[.I126]))" office:value-type="float" office:value="0.125984251968504" calcext:value-type="float">
            <text:p>0.125984252</text:p>
          </table:table-cell>
          <table:table-cell table:formula="of:=ROUND(IF([.J126]=[.F126];IF([.J126]=[.I126];0;([.G126]-[.H126])/([.J126]-[.I126]));IF([.J126]=[.G126];IF([.J126]=[.I126];0;2+([.H126]-[.F126])/([.J126]-[.I126]));IF([.J126]=[.I126];0;4+([.F126]-[.G126])/([.J126]-[.I126]))));2)" office:value-type="float" office:value="3.5" calcext:value-type="float">
            <text:p>3.5</text:p>
          </table:table-cell>
          <table:table-cell table:formula="of:=[.M126]*60" office:value-type="float" office:value="210" calcext:value-type="float">
            <text:p>21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slategray</text:p>
          </table:table-cell>
          <table:table-cell table:style-name="ce3" office:value-type="string" calcext:value-type="string">
            <text:p>#778899</text:p>
          </table:table-cell>
          <table:table-cell table:formula="of:=LEFT(RIGHT([.B127];6);2)" office:value-type="string" office:string-value="77" calcext:value-type="string">
            <text:p>77</text:p>
          </table:table-cell>
          <table:table-cell table:formula="of:=RIGHT(LEFT(RIGHT([.B127];6);4);2)" office:value-type="string" office:string-value="88" calcext:value-type="string">
            <text:p>88</text:p>
          </table:table-cell>
          <table:table-cell table:formula="of:=RIGHT(RIGHT([.B127];6);2)" office:value-type="string" office:string-value="99" calcext:value-type="string">
            <text:p>99</text:p>
          </table:table-cell>
          <table:table-cell table:formula="of:=HEX2DEC([.C127])/255" office:value-type="float" office:value="0.466666666666667" calcext:value-type="float">
            <text:p>0.4666666667</text:p>
          </table:table-cell>
          <table:table-cell table:formula="of:=HEX2DEC([.D127])/255" office:value-type="float" office:value="0.533333333333333" calcext:value-type="float">
            <text:p>0.5333333333</text:p>
          </table:table-cell>
          <table:table-cell table:formula="of:=HEX2DEC([.E127])/255" office:value-type="float" office:value="0.6" calcext:value-type="float">
            <text:p>0.6</text:p>
          </table:table-cell>
          <table:table-cell table:formula="of:=MIN([.F127:.H127])" office:value-type="float" office:value="0.466666666666667" calcext:value-type="float">
            <text:p>0.4666666667</text:p>
          </table:table-cell>
          <table:table-cell table:formula="of:=MAX([.F127:.H127])" office:value-type="float" office:value="0.6" calcext:value-type="float">
            <text:p>0.6</text:p>
          </table:table-cell>
          <table:table-cell table:formula="of:=([.I127]+[.J127])/2" office:value-type="float" office:value="0.533333333333333" calcext:value-type="float">
            <text:p>0.5333333333</text:p>
          </table:table-cell>
          <table:table-cell table:formula="of:=IF([.K127]&lt;0.5;([.J127]-[.I127])/([.J127]+[.I127]);([.J127]-[.I127])/(2-[.J127]-[.I127]))" office:value-type="float" office:value="0.142857142857143" calcext:value-type="float">
            <text:p>0.1428571429</text:p>
          </table:table-cell>
          <table:table-cell table:formula="of:=ROUND(IF([.J127]=[.F127];IF([.J127]=[.I127];0;([.G127]-[.H127])/([.J127]-[.I127]));IF([.J127]=[.G127];IF([.J127]=[.I127];0;2+([.H127]-[.F127])/([.J127]-[.I127]));IF([.J127]=[.I127];0;4+([.F127]-[.G127])/([.J127]-[.I127]))));2)" office:value-type="float" office:value="3.5" calcext:value-type="float">
            <text:p>3.5</text:p>
          </table:table-cell>
          <table:table-cell table:formula="of:=[.M127]*60" office:value-type="float" office:value="210" calcext:value-type="float">
            <text:p>21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slategrey</text:p>
          </table:table-cell>
          <table:table-cell table:style-name="ce3" office:value-type="string" calcext:value-type="string">
            <text:p>#778899</text:p>
          </table:table-cell>
          <table:table-cell table:formula="of:=LEFT(RIGHT([.B128];6);2)" office:value-type="string" office:string-value="77" calcext:value-type="string">
            <text:p>77</text:p>
          </table:table-cell>
          <table:table-cell table:formula="of:=RIGHT(LEFT(RIGHT([.B128];6);4);2)" office:value-type="string" office:string-value="88" calcext:value-type="string">
            <text:p>88</text:p>
          </table:table-cell>
          <table:table-cell table:formula="of:=RIGHT(RIGHT([.B128];6);2)" office:value-type="string" office:string-value="99" calcext:value-type="string">
            <text:p>99</text:p>
          </table:table-cell>
          <table:table-cell table:formula="of:=HEX2DEC([.C128])/255" office:value-type="float" office:value="0.466666666666667" calcext:value-type="float">
            <text:p>0.4666666667</text:p>
          </table:table-cell>
          <table:table-cell table:formula="of:=HEX2DEC([.D128])/255" office:value-type="float" office:value="0.533333333333333" calcext:value-type="float">
            <text:p>0.5333333333</text:p>
          </table:table-cell>
          <table:table-cell table:formula="of:=HEX2DEC([.E128])/255" office:value-type="float" office:value="0.6" calcext:value-type="float">
            <text:p>0.6</text:p>
          </table:table-cell>
          <table:table-cell table:formula="of:=MIN([.F128:.H128])" office:value-type="float" office:value="0.466666666666667" calcext:value-type="float">
            <text:p>0.4666666667</text:p>
          </table:table-cell>
          <table:table-cell table:formula="of:=MAX([.F128:.H128])" office:value-type="float" office:value="0.6" calcext:value-type="float">
            <text:p>0.6</text:p>
          </table:table-cell>
          <table:table-cell table:formula="of:=([.I128]+[.J128])/2" office:value-type="float" office:value="0.533333333333333" calcext:value-type="float">
            <text:p>0.5333333333</text:p>
          </table:table-cell>
          <table:table-cell table:formula="of:=IF([.K128]&lt;0.5;([.J128]-[.I128])/([.J128]+[.I128]);([.J128]-[.I128])/(2-[.J128]-[.I128]))" office:value-type="float" office:value="0.142857142857143" calcext:value-type="float">
            <text:p>0.1428571429</text:p>
          </table:table-cell>
          <table:table-cell table:formula="of:=ROUND(IF([.J128]=[.F128];IF([.J128]=[.I128];0;([.G128]-[.H128])/([.J128]-[.I128]));IF([.J128]=[.G128];IF([.J128]=[.I128];0;2+([.H128]-[.F128])/([.J128]-[.I128]));IF([.J128]=[.I128];0;4+([.F128]-[.G128])/([.J128]-[.I128]))));2)" office:value-type="float" office:value="3.5" calcext:value-type="float">
            <text:p>3.5</text:p>
          </table:table-cell>
          <table:table-cell table:formula="of:=[.M128]*60" office:value-type="float" office:value="210" calcext:value-type="float">
            <text:p>21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ightsteelblue</text:p>
          </table:table-cell>
          <table:table-cell table:style-name="ce3" office:value-type="string" calcext:value-type="string">
            <text:p>#b0c4de</text:p>
          </table:table-cell>
          <table:table-cell table:formula="of:=LEFT(RIGHT([.B129];6);2)" office:value-type="string" office:string-value="b0" calcext:value-type="string">
            <text:p>b0</text:p>
          </table:table-cell>
          <table:table-cell table:formula="of:=RIGHT(LEFT(RIGHT([.B129];6);4);2)" office:value-type="string" office:string-value="c4" calcext:value-type="string">
            <text:p>c4</text:p>
          </table:table-cell>
          <table:table-cell table:formula="of:=RIGHT(RIGHT([.B129];6);2)" office:value-type="string" office:string-value="de" calcext:value-type="string">
            <text:p>de</text:p>
          </table:table-cell>
          <table:table-cell table:formula="of:=HEX2DEC([.C129])/255" office:value-type="float" office:value="0.690196078431373" calcext:value-type="float">
            <text:p>0.6901960784</text:p>
          </table:table-cell>
          <table:table-cell table:formula="of:=HEX2DEC([.D129])/255" office:value-type="float" office:value="0.768627450980392" calcext:value-type="float">
            <text:p>0.768627451</text:p>
          </table:table-cell>
          <table:table-cell table:formula="of:=HEX2DEC([.E129])/255" office:value-type="float" office:value="0.870588235294118" calcext:value-type="float">
            <text:p>0.8705882353</text:p>
          </table:table-cell>
          <table:table-cell table:formula="of:=MIN([.F129:.H129])" office:value-type="float" office:value="0.690196078431373" calcext:value-type="float">
            <text:p>0.6901960784</text:p>
          </table:table-cell>
          <table:table-cell table:formula="of:=MAX([.F129:.H129])" office:value-type="float" office:value="0.870588235294118" calcext:value-type="float">
            <text:p>0.8705882353</text:p>
          </table:table-cell>
          <table:table-cell table:formula="of:=([.I129]+[.J129])/2" office:value-type="float" office:value="0.780392156862745" calcext:value-type="float">
            <text:p>0.7803921569</text:p>
          </table:table-cell>
          <table:table-cell table:formula="of:=IF([.K129]&lt;0.5;([.J129]-[.I129])/([.J129]+[.I129]);([.J129]-[.I129])/(2-[.J129]-[.I129]))" office:value-type="float" office:value="0.410714285714286" calcext:value-type="float">
            <text:p>0.4107142857</text:p>
          </table:table-cell>
          <table:table-cell table:formula="of:=ROUND(IF([.J129]=[.F129];IF([.J129]=[.I129];0;([.G129]-[.H129])/([.J129]-[.I129]));IF([.J129]=[.G129];IF([.J129]=[.I129];0;2+([.H129]-[.F129])/([.J129]-[.I129]));IF([.J129]=[.I129];0;4+([.F129]-[.G129])/([.J129]-[.I129]))));2)" office:value-type="float" office:value="3.57" calcext:value-type="float">
            <text:p>3.57</text:p>
          </table:table-cell>
          <table:table-cell table:formula="of:=[.M129]*60" office:value-type="float" office:value="214.2" calcext:value-type="float">
            <text:p>214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ornflowerblue</text:p>
          </table:table-cell>
          <table:table-cell table:style-name="ce3" office:value-type="string" calcext:value-type="string">
            <text:p>#6495ed</text:p>
          </table:table-cell>
          <table:table-cell table:formula="of:=LEFT(RIGHT([.B130];6);2)" office:value-type="string" office:string-value="64" calcext:value-type="string">
            <text:p>64</text:p>
          </table:table-cell>
          <table:table-cell table:formula="of:=RIGHT(LEFT(RIGHT([.B130];6);4);2)" office:value-type="string" office:string-value="95" calcext:value-type="string">
            <text:p>95</text:p>
          </table:table-cell>
          <table:table-cell table:formula="of:=RIGHT(RIGHT([.B130];6);2)" office:value-type="string" office:string-value="ed" calcext:value-type="string">
            <text:p>ed</text:p>
          </table:table-cell>
          <table:table-cell table:formula="of:=HEX2DEC([.C130])/255" office:value-type="float" office:value="0.392156862745098" calcext:value-type="float">
            <text:p>0.3921568627</text:p>
          </table:table-cell>
          <table:table-cell table:formula="of:=HEX2DEC([.D130])/255" office:value-type="float" office:value="0.584313725490196" calcext:value-type="float">
            <text:p>0.5843137255</text:p>
          </table:table-cell>
          <table:table-cell table:formula="of:=HEX2DEC([.E130])/255" office:value-type="float" office:value="0.929411764705882" calcext:value-type="float">
            <text:p>0.9294117647</text:p>
          </table:table-cell>
          <table:table-cell table:formula="of:=MIN([.F130:.H130])" office:value-type="float" office:value="0.392156862745098" calcext:value-type="float">
            <text:p>0.3921568627</text:p>
          </table:table-cell>
          <table:table-cell table:formula="of:=MAX([.F130:.H130])" office:value-type="float" office:value="0.929411764705882" calcext:value-type="float">
            <text:p>0.9294117647</text:p>
          </table:table-cell>
          <table:table-cell table:formula="of:=([.I130]+[.J130])/2" office:value-type="float" office:value="0.66078431372549" calcext:value-type="float">
            <text:p>0.6607843137</text:p>
          </table:table-cell>
          <table:table-cell table:formula="of:=IF([.K130]&lt;0.5;([.J130]-[.I130])/([.J130]+[.I130]);([.J130]-[.I130])/(2-[.J130]-[.I130]))" office:value-type="float" office:value="0.791907514450867" calcext:value-type="float">
            <text:p>0.7919075145</text:p>
          </table:table-cell>
          <table:table-cell table:formula="of:=ROUND(IF([.J130]=[.F130];IF([.J130]=[.I130];0;([.G130]-[.H130])/([.J130]-[.I130]));IF([.J130]=[.G130];IF([.J130]=[.I130];0;2+([.H130]-[.F130])/([.J130]-[.I130]));IF([.J130]=[.I130];0;4+([.F130]-[.G130])/([.J130]-[.I130]))));2)" office:value-type="float" office:value="3.64" calcext:value-type="float">
            <text:p>3.64</text:p>
          </table:table-cell>
          <table:table-cell table:formula="of:=[.M130]*60" office:value-type="float" office:value="218.4" calcext:value-type="float">
            <text:p>218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royalblue</text:p>
          </table:table-cell>
          <table:table-cell table:style-name="ce3" office:value-type="string" calcext:value-type="string">
            <text:p>#4169e1</text:p>
          </table:table-cell>
          <table:table-cell table:formula="of:=LEFT(RIGHT([.B131];6);2)" office:value-type="string" office:string-value="41" calcext:value-type="string">
            <text:p>41</text:p>
          </table:table-cell>
          <table:table-cell table:formula="of:=RIGHT(LEFT(RIGHT([.B131];6);4);2)" office:value-type="string" office:string-value="69" calcext:value-type="string">
            <text:p>69</text:p>
          </table:table-cell>
          <table:table-cell table:formula="of:=RIGHT(RIGHT([.B131];6);2)" office:value-type="string" office:string-value="e1" calcext:value-type="string">
            <text:p>e1</text:p>
          </table:table-cell>
          <table:table-cell table:formula="of:=HEX2DEC([.C131])/255" office:value-type="float" office:value="0.254901960784314" calcext:value-type="float">
            <text:p>0.2549019608</text:p>
          </table:table-cell>
          <table:table-cell table:formula="of:=HEX2DEC([.D131])/255" office:value-type="float" office:value="0.411764705882353" calcext:value-type="float">
            <text:p>0.4117647059</text:p>
          </table:table-cell>
          <table:table-cell table:formula="of:=HEX2DEC([.E131])/255" office:value-type="float" office:value="0.882352941176471" calcext:value-type="float">
            <text:p>0.8823529412</text:p>
          </table:table-cell>
          <table:table-cell table:formula="of:=MIN([.F131:.H131])" office:value-type="float" office:value="0.254901960784314" calcext:value-type="float">
            <text:p>0.2549019608</text:p>
          </table:table-cell>
          <table:table-cell table:formula="of:=MAX([.F131:.H131])" office:value-type="float" office:value="0.882352941176471" calcext:value-type="float">
            <text:p>0.8823529412</text:p>
          </table:table-cell>
          <table:table-cell table:formula="of:=([.I131]+[.J131])/2" office:value-type="float" office:value="0.568627450980392" calcext:value-type="float">
            <text:p>0.568627451</text:p>
          </table:table-cell>
          <table:table-cell table:formula="of:=IF([.K131]&lt;0.5;([.J131]-[.I131])/([.J131]+[.I131]);([.J131]-[.I131])/(2-[.J131]-[.I131]))" office:value-type="float" office:value="0.727272727272727" calcext:value-type="float">
            <text:p>0.7272727273</text:p>
          </table:table-cell>
          <table:table-cell table:formula="of:=ROUND(IF([.J131]=[.F131];IF([.J131]=[.I131];0;([.G131]-[.H131])/([.J131]-[.I131]));IF([.J131]=[.G131];IF([.J131]=[.I131];0;2+([.H131]-[.F131])/([.J131]-[.I131]));IF([.J131]=[.I131];0;4+([.F131]-[.G131])/([.J131]-[.I131]))));2)" office:value-type="float" office:value="3.75" calcext:value-type="float">
            <text:p>3.75</text:p>
          </table:table-cell>
          <table:table-cell table:formula="of:=[.M131]*60" office:value-type="float" office:value="225" calcext:value-type="float">
            <text:p>225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navy</text:p>
          </table:table-cell>
          <table:table-cell table:style-name="ce3" office:value-type="string" calcext:value-type="string">
            <text:p>#000080</text:p>
          </table:table-cell>
          <table:table-cell table:formula="of:=LEFT(RIGHT([.B132];6);2)" office:value-type="string" office:string-value="00" calcext:value-type="string">
            <text:p>00</text:p>
          </table:table-cell>
          <table:table-cell table:formula="of:=RIGHT(LEFT(RIGHT([.B132];6);4);2)" office:value-type="string" office:string-value="00" calcext:value-type="string">
            <text:p>00</text:p>
          </table:table-cell>
          <table:table-cell table:formula="of:=RIGHT(RIGHT([.B132];6);2)" office:value-type="string" office:string-value="80" calcext:value-type="string">
            <text:p>80</text:p>
          </table:table-cell>
          <table:table-cell table:formula="of:=HEX2DEC([.C132])/255" office:value-type="float" office:value="0" calcext:value-type="float">
            <text:p>0</text:p>
          </table:table-cell>
          <table:table-cell table:formula="of:=HEX2DEC([.D132])/255" office:value-type="float" office:value="0" calcext:value-type="float">
            <text:p>0</text:p>
          </table:table-cell>
          <table:table-cell table:formula="of:=HEX2DEC([.E132])/255" office:value-type="float" office:value="0.501960784313726" calcext:value-type="float">
            <text:p>0.5019607843</text:p>
          </table:table-cell>
          <table:table-cell table:formula="of:=MIN([.F132:.H132])" office:value-type="float" office:value="0" calcext:value-type="float">
            <text:p>0</text:p>
          </table:table-cell>
          <table:table-cell table:formula="of:=MAX([.F132:.H132])" office:value-type="float" office:value="0.501960784313726" calcext:value-type="float">
            <text:p>0.5019607843</text:p>
          </table:table-cell>
          <table:table-cell table:formula="of:=([.I132]+[.J132])/2" office:value-type="float" office:value="0.250980392156863" calcext:value-type="float">
            <text:p>0.2509803922</text:p>
          </table:table-cell>
          <table:table-cell table:formula="of:=IF([.K132]&lt;0.5;([.J132]-[.I132])/([.J132]+[.I132]);([.J132]-[.I132])/(2-[.J132]-[.I132]))" office:value-type="float" office:value="1" calcext:value-type="float">
            <text:p>1</text:p>
          </table:table-cell>
          <table:table-cell table:formula="of:=ROUND(IF([.J132]=[.F132];IF([.J132]=[.I132];0;([.G132]-[.H132])/([.J132]-[.I132]));IF([.J132]=[.G132];IF([.J132]=[.I132];0;2+([.H132]-[.F132])/([.J132]-[.I132]));IF([.J132]=[.I132];0;4+([.F132]-[.G132])/([.J132]-[.I132]))));2)" office:value-type="float" office:value="4" calcext:value-type="float">
            <text:p>4</text:p>
          </table:table-cell>
          <table:table-cell table:formula="of:=[.M132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idnightblue</text:p>
          </table:table-cell>
          <table:table-cell table:style-name="ce3" office:value-type="string" calcext:value-type="string">
            <text:p>#191970</text:p>
          </table:table-cell>
          <table:table-cell table:formula="of:=LEFT(RIGHT([.B133];6);2)" office:value-type="string" office:string-value="19" calcext:value-type="string">
            <text:p>19</text:p>
          </table:table-cell>
          <table:table-cell table:formula="of:=RIGHT(LEFT(RIGHT([.B133];6);4);2)" office:value-type="string" office:string-value="19" calcext:value-type="string">
            <text:p>19</text:p>
          </table:table-cell>
          <table:table-cell table:formula="of:=RIGHT(RIGHT([.B133];6);2)" office:value-type="string" office:string-value="70" calcext:value-type="string">
            <text:p>70</text:p>
          </table:table-cell>
          <table:table-cell table:formula="of:=HEX2DEC([.C133])/255" office:value-type="float" office:value="0.0980392156862745" calcext:value-type="float">
            <text:p>0.0980392157</text:p>
          </table:table-cell>
          <table:table-cell table:formula="of:=HEX2DEC([.D133])/255" office:value-type="float" office:value="0.0980392156862745" calcext:value-type="float">
            <text:p>0.0980392157</text:p>
          </table:table-cell>
          <table:table-cell table:formula="of:=HEX2DEC([.E133])/255" office:value-type="float" office:value="0.43921568627451" calcext:value-type="float">
            <text:p>0.4392156863</text:p>
          </table:table-cell>
          <table:table-cell table:formula="of:=MIN([.F133:.H133])" office:value-type="float" office:value="0.0980392156862745" calcext:value-type="float">
            <text:p>0.0980392157</text:p>
          </table:table-cell>
          <table:table-cell table:formula="of:=MAX([.F133:.H133])" office:value-type="float" office:value="0.43921568627451" calcext:value-type="float">
            <text:p>0.4392156863</text:p>
          </table:table-cell>
          <table:table-cell table:formula="of:=([.I133]+[.J133])/2" office:value-type="float" office:value="0.268627450980392" calcext:value-type="float">
            <text:p>0.268627451</text:p>
          </table:table-cell>
          <table:table-cell table:formula="of:=IF([.K133]&lt;0.5;([.J133]-[.I133])/([.J133]+[.I133]);([.J133]-[.I133])/(2-[.J133]-[.I133]))" office:value-type="float" office:value="0.635036496350365" calcext:value-type="float">
            <text:p>0.6350364964</text:p>
          </table:table-cell>
          <table:table-cell table:formula="of:=ROUND(IF([.J133]=[.F133];IF([.J133]=[.I133];0;([.G133]-[.H133])/([.J133]-[.I133]));IF([.J133]=[.G133];IF([.J133]=[.I133];0;2+([.H133]-[.F133])/([.J133]-[.I133]));IF([.J133]=[.I133];0;4+([.F133]-[.G133])/([.J133]-[.I133]))));2)" office:value-type="float" office:value="4" calcext:value-type="float">
            <text:p>4</text:p>
          </table:table-cell>
          <table:table-cell table:formula="of:=[.M133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blue</text:p>
          </table:table-cell>
          <table:table-cell table:style-name="ce3" office:value-type="string" calcext:value-type="string">
            <text:p>#00008b</text:p>
          </table:table-cell>
          <table:table-cell table:formula="of:=LEFT(RIGHT([.B134];6);2)" office:value-type="string" office:string-value="00" calcext:value-type="string">
            <text:p>00</text:p>
          </table:table-cell>
          <table:table-cell table:formula="of:=RIGHT(LEFT(RIGHT([.B134];6);4);2)" office:value-type="string" office:string-value="00" calcext:value-type="string">
            <text:p>00</text:p>
          </table:table-cell>
          <table:table-cell table:formula="of:=RIGHT(RIGHT([.B134];6);2)" office:value-type="string" office:string-value="8b" calcext:value-type="string">
            <text:p>8b</text:p>
          </table:table-cell>
          <table:table-cell table:formula="of:=HEX2DEC([.C134])/255" office:value-type="float" office:value="0" calcext:value-type="float">
            <text:p>0</text:p>
          </table:table-cell>
          <table:table-cell table:formula="of:=HEX2DEC([.D134])/255" office:value-type="float" office:value="0" calcext:value-type="float">
            <text:p>0</text:p>
          </table:table-cell>
          <table:table-cell table:formula="of:=HEX2DEC([.E134])/255" office:value-type="float" office:value="0.545098039215686" calcext:value-type="float">
            <text:p>0.5450980392</text:p>
          </table:table-cell>
          <table:table-cell table:formula="of:=MIN([.F134:.H134])" office:value-type="float" office:value="0" calcext:value-type="float">
            <text:p>0</text:p>
          </table:table-cell>
          <table:table-cell table:formula="of:=MAX([.F134:.H134])" office:value-type="float" office:value="0.545098039215686" calcext:value-type="float">
            <text:p>0.5450980392</text:p>
          </table:table-cell>
          <table:table-cell table:formula="of:=([.I134]+[.J134])/2" office:value-type="float" office:value="0.272549019607843" calcext:value-type="float">
            <text:p>0.2725490196</text:p>
          </table:table-cell>
          <table:table-cell table:formula="of:=IF([.K134]&lt;0.5;([.J134]-[.I134])/([.J134]+[.I134]);([.J134]-[.I134])/(2-[.J134]-[.I134]))" office:value-type="float" office:value="1" calcext:value-type="float">
            <text:p>1</text:p>
          </table:table-cell>
          <table:table-cell table:formula="of:=ROUND(IF([.J134]=[.F134];IF([.J134]=[.I134];0;([.G134]-[.H134])/([.J134]-[.I134]));IF([.J134]=[.G134];IF([.J134]=[.I134];0;2+([.H134]-[.F134])/([.J134]-[.I134]));IF([.J134]=[.I134];0;4+([.F134]-[.G134])/([.J134]-[.I134]))));2)" office:value-type="float" office:value="4" calcext:value-type="float">
            <text:p>4</text:p>
          </table:table-cell>
          <table:table-cell table:formula="of:=[.M134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blue</text:p>
          </table:table-cell>
          <table:table-cell table:style-name="ce3" office:value-type="string" calcext:value-type="string">
            <text:p>#0000cd</text:p>
          </table:table-cell>
          <table:table-cell table:formula="of:=LEFT(RIGHT([.B135];6);2)" office:value-type="string" office:string-value="00" calcext:value-type="string">
            <text:p>00</text:p>
          </table:table-cell>
          <table:table-cell table:formula="of:=RIGHT(LEFT(RIGHT([.B135];6);4);2)" office:value-type="string" office:string-value="00" calcext:value-type="string">
            <text:p>00</text:p>
          </table:table-cell>
          <table:table-cell table:formula="of:=RIGHT(RIGHT([.B135];6);2)" office:value-type="string" office:string-value="cd" calcext:value-type="string">
            <text:p>cd</text:p>
          </table:table-cell>
          <table:table-cell table:formula="of:=HEX2DEC([.C135])/255" office:value-type="float" office:value="0" calcext:value-type="float">
            <text:p>0</text:p>
          </table:table-cell>
          <table:table-cell table:formula="of:=HEX2DEC([.D135])/255" office:value-type="float" office:value="0" calcext:value-type="float">
            <text:p>0</text:p>
          </table:table-cell>
          <table:table-cell table:formula="of:=HEX2DEC([.E135])/255" office:value-type="float" office:value="0.803921568627451" calcext:value-type="float">
            <text:p>0.8039215686</text:p>
          </table:table-cell>
          <table:table-cell table:formula="of:=MIN([.F135:.H135])" office:value-type="float" office:value="0" calcext:value-type="float">
            <text:p>0</text:p>
          </table:table-cell>
          <table:table-cell table:formula="of:=MAX([.F135:.H135])" office:value-type="float" office:value="0.803921568627451" calcext:value-type="float">
            <text:p>0.8039215686</text:p>
          </table:table-cell>
          <table:table-cell table:formula="of:=([.I135]+[.J135])/2" office:value-type="float" office:value="0.401960784313726" calcext:value-type="float">
            <text:p>0.4019607843</text:p>
          </table:table-cell>
          <table:table-cell table:formula="of:=IF([.K135]&lt;0.5;([.J135]-[.I135])/([.J135]+[.I135]);([.J135]-[.I135])/(2-[.J135]-[.I135]))" office:value-type="float" office:value="1" calcext:value-type="float">
            <text:p>1</text:p>
          </table:table-cell>
          <table:table-cell table:formula="of:=ROUND(IF([.J135]=[.F135];IF([.J135]=[.I135];0;([.G135]-[.H135])/([.J135]-[.I135]));IF([.J135]=[.G135];IF([.J135]=[.I135];0;2+([.H135]-[.F135])/([.J135]-[.I135]));IF([.J135]=[.I135];0;4+([.F135]-[.G135])/([.J135]-[.I135]))));2)" office:value-type="float" office:value="4" calcext:value-type="float">
            <text:p>4</text:p>
          </table:table-cell>
          <table:table-cell table:formula="of:=[.M135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#0000ff</text:p>
          </table:table-cell>
          <table:table-cell table:formula="of:=LEFT(RIGHT([.B136];6);2)" office:value-type="string" office:string-value="00" calcext:value-type="string">
            <text:p>00</text:p>
          </table:table-cell>
          <table:table-cell table:formula="of:=RIGHT(LEFT(RIGHT([.B136];6);4);2)" office:value-type="string" office:string-value="00" calcext:value-type="string">
            <text:p>00</text:p>
          </table:table-cell>
          <table:table-cell table:formula="of:=RIGHT(RIGHT([.B136];6);2)" office:value-type="string" office:string-value="ff" calcext:value-type="string">
            <text:p>ff</text:p>
          </table:table-cell>
          <table:table-cell table:formula="of:=HEX2DEC([.C136])/255" office:value-type="float" office:value="0" calcext:value-type="float">
            <text:p>0</text:p>
          </table:table-cell>
          <table:table-cell table:formula="of:=HEX2DEC([.D136])/255" office:value-type="float" office:value="0" calcext:value-type="float">
            <text:p>0</text:p>
          </table:table-cell>
          <table:table-cell table:formula="of:=HEX2DEC([.E136])/255" office:value-type="float" office:value="1" calcext:value-type="float">
            <text:p>1</text:p>
          </table:table-cell>
          <table:table-cell table:formula="of:=MIN([.F136:.H136])" office:value-type="float" office:value="0" calcext:value-type="float">
            <text:p>0</text:p>
          </table:table-cell>
          <table:table-cell table:formula="of:=MAX([.F136:.H136])" office:value-type="float" office:value="1" calcext:value-type="float">
            <text:p>1</text:p>
          </table:table-cell>
          <table:table-cell table:formula="of:=([.I136]+[.J136])/2" office:value-type="float" office:value="0.5" calcext:value-type="float">
            <text:p>0.5</text:p>
          </table:table-cell>
          <table:table-cell table:formula="of:=IF([.K136]&lt;0.5;([.J136]-[.I136])/([.J136]+[.I136]);([.J136]-[.I136])/(2-[.J136]-[.I136]))" office:value-type="float" office:value="1" calcext:value-type="float">
            <text:p>1</text:p>
          </table:table-cell>
          <table:table-cell table:formula="of:=ROUND(IF([.J136]=[.F136];IF([.J136]=[.I136];0;([.G136]-[.H136])/([.J136]-[.I136]));IF([.J136]=[.G136];IF([.J136]=[.I136];0;2+([.H136]-[.F136])/([.J136]-[.I136]));IF([.J136]=[.I136];0;4+([.F136]-[.G136])/([.J136]-[.I136]))));2)" office:value-type="float" office:value="4" calcext:value-type="float">
            <text:p>4</text:p>
          </table:table-cell>
          <table:table-cell table:formula="of:=[.M136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lavender</text:p>
          </table:table-cell>
          <table:table-cell table:style-name="ce3" office:value-type="string" calcext:value-type="string">
            <text:p>#e6e6fa</text:p>
          </table:table-cell>
          <table:table-cell table:formula="of:=LEFT(RIGHT([.B137];6);2)" office:value-type="string" office:string-value="e6" calcext:value-type="string">
            <text:p>e6</text:p>
          </table:table-cell>
          <table:table-cell table:formula="of:=RIGHT(LEFT(RIGHT([.B137];6);4);2)" office:value-type="string" office:string-value="e6" calcext:value-type="string">
            <text:p>e6</text:p>
          </table:table-cell>
          <table:table-cell table:formula="of:=RIGHT(RIGHT([.B137];6);2)" office:value-type="string" office:string-value="fa" calcext:value-type="string">
            <text:p>fa</text:p>
          </table:table-cell>
          <table:table-cell table:formula="of:=HEX2DEC([.C137])/255" office:value-type="float" office:value="0.901960784313726" calcext:value-type="float">
            <text:p>0.9019607843</text:p>
          </table:table-cell>
          <table:table-cell table:formula="of:=HEX2DEC([.D137])/255" office:value-type="float" office:value="0.901960784313726" calcext:value-type="float">
            <text:p>0.9019607843</text:p>
          </table:table-cell>
          <table:table-cell table:formula="of:=HEX2DEC([.E137])/255" office:value-type="float" office:value="0.980392156862745" calcext:value-type="float">
            <text:p>0.9803921569</text:p>
          </table:table-cell>
          <table:table-cell table:formula="of:=MIN([.F137:.H137])" office:value-type="float" office:value="0.901960784313726" calcext:value-type="float">
            <text:p>0.9019607843</text:p>
          </table:table-cell>
          <table:table-cell table:formula="of:=MAX([.F137:.H137])" office:value-type="float" office:value="0.980392156862745" calcext:value-type="float">
            <text:p>0.9803921569</text:p>
          </table:table-cell>
          <table:table-cell table:formula="of:=([.I137]+[.J137])/2" office:value-type="float" office:value="0.941176470588235" calcext:value-type="float">
            <text:p>0.9411764706</text:p>
          </table:table-cell>
          <table:table-cell table:formula="of:=IF([.K137]&lt;0.5;([.J137]-[.I137])/([.J137]+[.I137]);([.J137]-[.I137])/(2-[.J137]-[.I137]))" office:value-type="float" office:value="0.666666666666667" calcext:value-type="float">
            <text:p>0.6666666667</text:p>
          </table:table-cell>
          <table:table-cell table:formula="of:=ROUND(IF([.J137]=[.F137];IF([.J137]=[.I137];0;([.G137]-[.H137])/([.J137]-[.I137]));IF([.J137]=[.G137];IF([.J137]=[.I137];0;2+([.H137]-[.F137])/([.J137]-[.I137]));IF([.J137]=[.I137];0;4+([.F137]-[.G137])/([.J137]-[.I137]))));2)" office:value-type="float" office:value="4" calcext:value-type="float">
            <text:p>4</text:p>
          </table:table-cell>
          <table:table-cell table:formula="of:=[.M137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hostwhite</text:p>
          </table:table-cell>
          <table:table-cell table:style-name="ce3" office:value-type="string" calcext:value-type="string">
            <text:p>#f8f8ff</text:p>
          </table:table-cell>
          <table:table-cell table:formula="of:=LEFT(RIGHT([.B138];6);2)" office:value-type="string" office:string-value="f8" calcext:value-type="string">
            <text:p>f8</text:p>
          </table:table-cell>
          <table:table-cell table:formula="of:=RIGHT(LEFT(RIGHT([.B138];6);4);2)" office:value-type="string" office:string-value="f8" calcext:value-type="string">
            <text:p>f8</text:p>
          </table:table-cell>
          <table:table-cell table:formula="of:=RIGHT(RIGHT([.B138];6);2)" office:value-type="string" office:string-value="ff" calcext:value-type="string">
            <text:p>ff</text:p>
          </table:table-cell>
          <table:table-cell table:formula="of:=HEX2DEC([.C138])/255" office:value-type="float" office:value="0.972549019607843" calcext:value-type="float">
            <text:p>0.9725490196</text:p>
          </table:table-cell>
          <table:table-cell table:formula="of:=HEX2DEC([.D138])/255" office:value-type="float" office:value="0.972549019607843" calcext:value-type="float">
            <text:p>0.9725490196</text:p>
          </table:table-cell>
          <table:table-cell table:formula="of:=HEX2DEC([.E138])/255" office:value-type="float" office:value="1" calcext:value-type="float">
            <text:p>1</text:p>
          </table:table-cell>
          <table:table-cell table:formula="of:=MIN([.F138:.H138])" office:value-type="float" office:value="0.972549019607843" calcext:value-type="float">
            <text:p>0.9725490196</text:p>
          </table:table-cell>
          <table:table-cell table:formula="of:=MAX([.F138:.H138])" office:value-type="float" office:value="1" calcext:value-type="float">
            <text:p>1</text:p>
          </table:table-cell>
          <table:table-cell table:formula="of:=([.I138]+[.J138])/2" office:value-type="float" office:value="0.986274509803922" calcext:value-type="float">
            <text:p>0.9862745098</text:p>
          </table:table-cell>
          <table:table-cell table:formula="of:=IF([.K138]&lt;0.5;([.J138]-[.I138])/([.J138]+[.I138]);([.J138]-[.I138])/(2-[.J138]-[.I138]))" office:value-type="float" office:value="1" calcext:value-type="float">
            <text:p>1</text:p>
          </table:table-cell>
          <table:table-cell table:formula="of:=ROUND(IF([.J138]=[.F138];IF([.J138]=[.I138];0;([.G138]-[.H138])/([.J138]-[.I138]));IF([.J138]=[.G138];IF([.J138]=[.I138];0;2+([.H138]-[.F138])/([.J138]-[.I138]));IF([.J138]=[.I138];0;4+([.F138]-[.G138])/([.J138]-[.I138]))));2)" office:value-type="float" office:value="4" calcext:value-type="float">
            <text:p>4</text:p>
          </table:table-cell>
          <table:table-cell table:formula="of:=[.M138]*60" office:value-type="float" office:value="240" calcext:value-type="float">
            <text:p>24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slateblue</text:p>
          </table:table-cell>
          <table:table-cell table:style-name="ce3" office:value-type="string" calcext:value-type="string">
            <text:p>#483d8b</text:p>
          </table:table-cell>
          <table:table-cell table:formula="of:=LEFT(RIGHT([.B139];6);2)" office:value-type="string" office:string-value="48" calcext:value-type="string">
            <text:p>48</text:p>
          </table:table-cell>
          <table:table-cell table:formula="of:=RIGHT(LEFT(RIGHT([.B139];6);4);2)" office:value-type="string" office:string-value="3d" calcext:value-type="string">
            <text:p>3d</text:p>
          </table:table-cell>
          <table:table-cell table:formula="of:=RIGHT(RIGHT([.B139];6);2)" office:value-type="string" office:string-value="8b" calcext:value-type="string">
            <text:p>8b</text:p>
          </table:table-cell>
          <table:table-cell table:formula="of:=HEX2DEC([.C139])/255" office:value-type="float" office:value="0.282352941176471" calcext:value-type="float">
            <text:p>0.2823529412</text:p>
          </table:table-cell>
          <table:table-cell table:formula="of:=HEX2DEC([.D139])/255" office:value-type="float" office:value="0.23921568627451" calcext:value-type="float">
            <text:p>0.2392156863</text:p>
          </table:table-cell>
          <table:table-cell table:formula="of:=HEX2DEC([.E139])/255" office:value-type="float" office:value="0.545098039215686" calcext:value-type="float">
            <text:p>0.5450980392</text:p>
          </table:table-cell>
          <table:table-cell table:formula="of:=MIN([.F139:.H139])" office:value-type="float" office:value="0.23921568627451" calcext:value-type="float">
            <text:p>0.2392156863</text:p>
          </table:table-cell>
          <table:table-cell table:formula="of:=MAX([.F139:.H139])" office:value-type="float" office:value="0.545098039215686" calcext:value-type="float">
            <text:p>0.5450980392</text:p>
          </table:table-cell>
          <table:table-cell table:formula="of:=([.I139]+[.J139])/2" office:value-type="float" office:value="0.392156862745098" calcext:value-type="float">
            <text:p>0.3921568627</text:p>
          </table:table-cell>
          <table:table-cell table:formula="of:=IF([.K139]&lt;0.5;([.J139]-[.I139])/([.J139]+[.I139]);([.J139]-[.I139])/(2-[.J139]-[.I139]))" office:value-type="float" office:value="0.39" calcext:value-type="float">
            <text:p>0.39</text:p>
          </table:table-cell>
          <table:table-cell table:formula="of:=ROUND(IF([.J139]=[.F139];IF([.J139]=[.I139];0;([.G139]-[.H139])/([.J139]-[.I139]));IF([.J139]=[.G139];IF([.J139]=[.I139];0;2+([.H139]-[.F139])/([.J139]-[.I139]));IF([.J139]=[.I139];0;4+([.F139]-[.G139])/([.J139]-[.I139]))));2)" office:value-type="float" office:value="4.14" calcext:value-type="float">
            <text:p>4.14</text:p>
          </table:table-cell>
          <table:table-cell table:formula="of:=[.M139]*60" office:value-type="float" office:value="248.4" calcext:value-type="float">
            <text:p>248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slateblue</text:p>
          </table:table-cell>
          <table:table-cell table:style-name="ce3" office:value-type="string" calcext:value-type="string">
            <text:p>#6a5acd</text:p>
          </table:table-cell>
          <table:table-cell table:formula="of:=LEFT(RIGHT([.B140];6);2)" office:value-type="string" office:string-value="6a" calcext:value-type="string">
            <text:p>6a</text:p>
          </table:table-cell>
          <table:table-cell table:formula="of:=RIGHT(LEFT(RIGHT([.B140];6);4);2)" office:value-type="string" office:string-value="5a" calcext:value-type="string">
            <text:p>5a</text:p>
          </table:table-cell>
          <table:table-cell table:formula="of:=RIGHT(RIGHT([.B140];6);2)" office:value-type="string" office:string-value="cd" calcext:value-type="string">
            <text:p>cd</text:p>
          </table:table-cell>
          <table:table-cell table:formula="of:=HEX2DEC([.C140])/255" office:value-type="float" office:value="0.415686274509804" calcext:value-type="float">
            <text:p>0.4156862745</text:p>
          </table:table-cell>
          <table:table-cell table:formula="of:=HEX2DEC([.D140])/255" office:value-type="float" office:value="0.352941176470588" calcext:value-type="float">
            <text:p>0.3529411765</text:p>
          </table:table-cell>
          <table:table-cell table:formula="of:=HEX2DEC([.E140])/255" office:value-type="float" office:value="0.803921568627451" calcext:value-type="float">
            <text:p>0.8039215686</text:p>
          </table:table-cell>
          <table:table-cell table:formula="of:=MIN([.F140:.H140])" office:value-type="float" office:value="0.352941176470588" calcext:value-type="float">
            <text:p>0.3529411765</text:p>
          </table:table-cell>
          <table:table-cell table:formula="of:=MAX([.F140:.H140])" office:value-type="float" office:value="0.803921568627451" calcext:value-type="float">
            <text:p>0.8039215686</text:p>
          </table:table-cell>
          <table:table-cell table:formula="of:=([.I140]+[.J140])/2" office:value-type="float" office:value="0.57843137254902" calcext:value-type="float">
            <text:p>0.5784313725</text:p>
          </table:table-cell>
          <table:table-cell table:formula="of:=IF([.K140]&lt;0.5;([.J140]-[.I140])/([.J140]+[.I140]);([.J140]-[.I140])/(2-[.J140]-[.I140]))" office:value-type="float" office:value="0.534883720930233" calcext:value-type="float">
            <text:p>0.5348837209</text:p>
          </table:table-cell>
          <table:table-cell table:formula="of:=ROUND(IF([.J140]=[.F140];IF([.J140]=[.I140];0;([.G140]-[.H140])/([.J140]-[.I140]));IF([.J140]=[.G140];IF([.J140]=[.I140];0;2+([.H140]-[.F140])/([.J140]-[.I140]));IF([.J140]=[.I140];0;4+([.F140]-[.G140])/([.J140]-[.I140]))));2)" office:value-type="float" office:value="4.14" calcext:value-type="float">
            <text:p>4.14</text:p>
          </table:table-cell>
          <table:table-cell table:formula="of:=[.M140]*60" office:value-type="float" office:value="248.4" calcext:value-type="float">
            <text:p>248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slateblue</text:p>
          </table:table-cell>
          <table:table-cell table:style-name="ce3" office:value-type="string" calcext:value-type="string">
            <text:p>#7b68ee</text:p>
          </table:table-cell>
          <table:table-cell table:formula="of:=LEFT(RIGHT([.B141];6);2)" office:value-type="string" office:string-value="7b" calcext:value-type="string">
            <text:p>7b</text:p>
          </table:table-cell>
          <table:table-cell table:formula="of:=RIGHT(LEFT(RIGHT([.B141];6);4);2)" office:value-type="string" office:string-value="68" calcext:value-type="string">
            <text:p>68</text:p>
          </table:table-cell>
          <table:table-cell table:formula="of:=RIGHT(RIGHT([.B141];6);2)" office:value-type="string" office:string-value="ee" calcext:value-type="string">
            <text:p>ee</text:p>
          </table:table-cell>
          <table:table-cell table:formula="of:=HEX2DEC([.C141])/255" office:value-type="float" office:value="0.482352941176471" calcext:value-type="float">
            <text:p>0.4823529412</text:p>
          </table:table-cell>
          <table:table-cell table:formula="of:=HEX2DEC([.D141])/255" office:value-type="float" office:value="0.407843137254902" calcext:value-type="float">
            <text:p>0.4078431373</text:p>
          </table:table-cell>
          <table:table-cell table:formula="of:=HEX2DEC([.E141])/255" office:value-type="float" office:value="0.933333333333333" calcext:value-type="float">
            <text:p>0.9333333333</text:p>
          </table:table-cell>
          <table:table-cell table:formula="of:=MIN([.F141:.H141])" office:value-type="float" office:value="0.407843137254902" calcext:value-type="float">
            <text:p>0.4078431373</text:p>
          </table:table-cell>
          <table:table-cell table:formula="of:=MAX([.F141:.H141])" office:value-type="float" office:value="0.933333333333333" calcext:value-type="float">
            <text:p>0.9333333333</text:p>
          </table:table-cell>
          <table:table-cell table:formula="of:=([.I141]+[.J141])/2" office:value-type="float" office:value="0.670588235294118" calcext:value-type="float">
            <text:p>0.6705882353</text:p>
          </table:table-cell>
          <table:table-cell table:formula="of:=IF([.K141]&lt;0.5;([.J141]-[.I141])/([.J141]+[.I141]);([.J141]-[.I141])/(2-[.J141]-[.I141]))" office:value-type="float" office:value="0.797619047619048" calcext:value-type="float">
            <text:p>0.7976190476</text:p>
          </table:table-cell>
          <table:table-cell table:formula="of:=ROUND(IF([.J141]=[.F141];IF([.J141]=[.I141];0;([.G141]-[.H141])/([.J141]-[.I141]));IF([.J141]=[.G141];IF([.J141]=[.I141];0;2+([.H141]-[.F141])/([.J141]-[.I141]));IF([.J141]=[.I141];0;4+([.F141]-[.G141])/([.J141]-[.I141]))));2)" office:value-type="float" office:value="4.14" calcext:value-type="float">
            <text:p>4.14</text:p>
          </table:table-cell>
          <table:table-cell table:formula="of:=[.M141]*60" office:value-type="float" office:value="248.4" calcext:value-type="float">
            <text:p>248.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purple</text:p>
          </table:table-cell>
          <table:table-cell table:style-name="ce3" office:value-type="string" calcext:value-type="string">
            <text:p>#9370db</text:p>
          </table:table-cell>
          <table:table-cell table:formula="of:=LEFT(RIGHT([.B142];6);2)" office:value-type="string" office:string-value="93" calcext:value-type="string">
            <text:p>93</text:p>
          </table:table-cell>
          <table:table-cell table:formula="of:=RIGHT(LEFT(RIGHT([.B142];6);4);2)" office:value-type="string" office:string-value="70" calcext:value-type="string">
            <text:p>70</text:p>
          </table:table-cell>
          <table:table-cell table:formula="of:=RIGHT(RIGHT([.B142];6);2)" office:value-type="string" office:string-value="db" calcext:value-type="string">
            <text:p>db</text:p>
          </table:table-cell>
          <table:table-cell table:formula="of:=HEX2DEC([.C142])/255" office:value-type="float" office:value="0.576470588235294" calcext:value-type="float">
            <text:p>0.5764705882</text:p>
          </table:table-cell>
          <table:table-cell table:formula="of:=HEX2DEC([.D142])/255" office:value-type="float" office:value="0.43921568627451" calcext:value-type="float">
            <text:p>0.4392156863</text:p>
          </table:table-cell>
          <table:table-cell table:formula="of:=HEX2DEC([.E142])/255" office:value-type="float" office:value="0.858823529411765" calcext:value-type="float">
            <text:p>0.8588235294</text:p>
          </table:table-cell>
          <table:table-cell table:formula="of:=MIN([.F142:.H142])" office:value-type="float" office:value="0.43921568627451" calcext:value-type="float">
            <text:p>0.4392156863</text:p>
          </table:table-cell>
          <table:table-cell table:formula="of:=MAX([.F142:.H142])" office:value-type="float" office:value="0.858823529411765" calcext:value-type="float">
            <text:p>0.8588235294</text:p>
          </table:table-cell>
          <table:table-cell table:formula="of:=([.I142]+[.J142])/2" office:value-type="float" office:value="0.649019607843137" calcext:value-type="float">
            <text:p>0.6490196078</text:p>
          </table:table-cell>
          <table:table-cell table:formula="of:=IF([.K142]&lt;0.5;([.J142]-[.I142])/([.J142]+[.I142]);([.J142]-[.I142])/(2-[.J142]-[.I142]))" office:value-type="float" office:value="0.597765363128492" calcext:value-type="float">
            <text:p>0.5977653631</text:p>
          </table:table-cell>
          <table:table-cell table:formula="of:=ROUND(IF([.J142]=[.F142];IF([.J142]=[.I142];0;([.G142]-[.H142])/([.J142]-[.I142]));IF([.J142]=[.G142];IF([.J142]=[.I142];0;2+([.H142]-[.F142])/([.J142]-[.I142]));IF([.J142]=[.I142];0;4+([.F142]-[.G142])/([.J142]-[.I142]))));2)" office:value-type="float" office:value="4.33" calcext:value-type="float">
            <text:p>4.33</text:p>
          </table:table-cell>
          <table:table-cell table:formula="of:=[.M142]*60" office:value-type="float" office:value="259.8" calcext:value-type="float">
            <text:p>259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rebeccapurple</text:p>
          </table:table-cell>
          <table:table-cell table:style-name="ce3" office:value-type="string" calcext:value-type="string">
            <text:p>#663399</text:p>
          </table:table-cell>
          <table:table-cell table:formula="of:=LEFT(RIGHT([.B143];6);2)" office:value-type="string" office:string-value="66" calcext:value-type="string">
            <text:p>66</text:p>
          </table:table-cell>
          <table:table-cell table:formula="of:=RIGHT(LEFT(RIGHT([.B143];6);4);2)" office:value-type="string" office:string-value="33" calcext:value-type="string">
            <text:p>33</text:p>
          </table:table-cell>
          <table:table-cell table:formula="of:=RIGHT(RIGHT([.B143];6);2)" office:value-type="string" office:string-value="99" calcext:value-type="string">
            <text:p>99</text:p>
          </table:table-cell>
          <table:table-cell table:formula="of:=HEX2DEC([.C143])/255" office:value-type="float" office:value="0.4" calcext:value-type="float">
            <text:p>0.4</text:p>
          </table:table-cell>
          <table:table-cell table:formula="of:=HEX2DEC([.D143])/255" office:value-type="float" office:value="0.2" calcext:value-type="float">
            <text:p>0.2</text:p>
          </table:table-cell>
          <table:table-cell table:formula="of:=HEX2DEC([.E143])/255" office:value-type="float" office:value="0.6" calcext:value-type="float">
            <text:p>0.6</text:p>
          </table:table-cell>
          <table:table-cell table:formula="of:=MIN([.F143:.H143])" office:value-type="float" office:value="0.2" calcext:value-type="float">
            <text:p>0.2</text:p>
          </table:table-cell>
          <table:table-cell table:formula="of:=MAX([.F143:.H143])" office:value-type="float" office:value="0.6" calcext:value-type="float">
            <text:p>0.6</text:p>
          </table:table-cell>
          <table:table-cell table:formula="of:=([.I143]+[.J143])/2" office:value-type="float" office:value="0.4" calcext:value-type="float">
            <text:p>0.4</text:p>
          </table:table-cell>
          <table:table-cell table:formula="of:=IF([.K143]&lt;0.5;([.J143]-[.I143])/([.J143]+[.I143]);([.J143]-[.I143])/(2-[.J143]-[.I143]))" office:value-type="float" office:value="0.5" calcext:value-type="float">
            <text:p>0.5</text:p>
          </table:table-cell>
          <table:table-cell table:formula="of:=ROUND(IF([.J143]=[.F143];IF([.J143]=[.I143];0;([.G143]-[.H143])/([.J143]-[.I143]));IF([.J143]=[.G143];IF([.J143]=[.I143];0;2+([.H143]-[.F143])/([.J143]-[.I143]));IF([.J143]=[.I143];0;4+([.F143]-[.G143])/([.J143]-[.I143]))));2)" office:value-type="float" office:value="4.5" calcext:value-type="float">
            <text:p>4.5</text:p>
          </table:table-cell>
          <table:table-cell table:formula="of:=[.M143]*60" office:value-type="float" office:value="270" calcext:value-type="float">
            <text:p>270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blueviolet</text:p>
          </table:table-cell>
          <table:table-cell table:style-name="ce3" office:value-type="string" calcext:value-type="string">
            <text:p>#8a2be2</text:p>
          </table:table-cell>
          <table:table-cell table:formula="of:=LEFT(RIGHT([.B144];6);2)" office:value-type="string" office:string-value="8a" calcext:value-type="string">
            <text:p>8a</text:p>
          </table:table-cell>
          <table:table-cell table:formula="of:=RIGHT(LEFT(RIGHT([.B144];6);4);2)" office:value-type="string" office:string-value="2b" calcext:value-type="string">
            <text:p>2b</text:p>
          </table:table-cell>
          <table:table-cell table:formula="of:=RIGHT(RIGHT([.B144];6);2)" office:value-type="string" office:string-value="e2" calcext:value-type="string">
            <text:p>e2</text:p>
          </table:table-cell>
          <table:table-cell table:formula="of:=HEX2DEC([.C144])/255" office:value-type="float" office:value="0.541176470588235" calcext:value-type="float">
            <text:p>0.5411764706</text:p>
          </table:table-cell>
          <table:table-cell table:formula="of:=HEX2DEC([.D144])/255" office:value-type="float" office:value="0.168627450980392" calcext:value-type="float">
            <text:p>0.168627451</text:p>
          </table:table-cell>
          <table:table-cell table:formula="of:=HEX2DEC([.E144])/255" office:value-type="float" office:value="0.886274509803921" calcext:value-type="float">
            <text:p>0.8862745098</text:p>
          </table:table-cell>
          <table:table-cell table:formula="of:=MIN([.F144:.H144])" office:value-type="float" office:value="0.168627450980392" calcext:value-type="float">
            <text:p>0.168627451</text:p>
          </table:table-cell>
          <table:table-cell table:formula="of:=MAX([.F144:.H144])" office:value-type="float" office:value="0.886274509803921" calcext:value-type="float">
            <text:p>0.8862745098</text:p>
          </table:table-cell>
          <table:table-cell table:formula="of:=([.I144]+[.J144])/2" office:value-type="float" office:value="0.527450980392157" calcext:value-type="float">
            <text:p>0.5274509804</text:p>
          </table:table-cell>
          <table:table-cell table:formula="of:=IF([.K144]&lt;0.5;([.J144]-[.I144])/([.J144]+[.I144]);([.J144]-[.I144])/(2-[.J144]-[.I144]))" office:value-type="float" office:value="0.759336099585062" calcext:value-type="float">
            <text:p>0.7593360996</text:p>
          </table:table-cell>
          <table:table-cell table:formula="of:=ROUND(IF([.J144]=[.F144];IF([.J144]=[.I144];0;([.G144]-[.H144])/([.J144]-[.I144]));IF([.J144]=[.G144];IF([.J144]=[.I144];0;2+([.H144]-[.F144])/([.J144]-[.I144]));IF([.J144]=[.I144];0;4+([.F144]-[.G144])/([.J144]-[.I144]))));2)" office:value-type="float" office:value="4.52" calcext:value-type="float">
            <text:p>4.52</text:p>
          </table:table-cell>
          <table:table-cell table:formula="of:=[.M144]*60" office:value-type="float" office:value="271.2" calcext:value-type="float">
            <text:p>271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indigo</text:p>
          </table:table-cell>
          <table:table-cell table:style-name="ce3" office:value-type="string" calcext:value-type="string">
            <text:p>#4b0082</text:p>
          </table:table-cell>
          <table:table-cell table:formula="of:=LEFT(RIGHT([.B145];6);2)" office:value-type="string" office:string-value="4b" calcext:value-type="string">
            <text:p>4b</text:p>
          </table:table-cell>
          <table:table-cell table:formula="of:=RIGHT(LEFT(RIGHT([.B145];6);4);2)" office:value-type="string" office:string-value="00" calcext:value-type="string">
            <text:p>00</text:p>
          </table:table-cell>
          <table:table-cell table:formula="of:=RIGHT(RIGHT([.B145];6);2)" office:value-type="string" office:string-value="82" calcext:value-type="string">
            <text:p>82</text:p>
          </table:table-cell>
          <table:table-cell table:formula="of:=HEX2DEC([.C145])/255" office:value-type="float" office:value="0.294117647058823" calcext:value-type="float">
            <text:p>0.2941176471</text:p>
          </table:table-cell>
          <table:table-cell table:formula="of:=HEX2DEC([.D145])/255" office:value-type="float" office:value="0" calcext:value-type="float">
            <text:p>0</text:p>
          </table:table-cell>
          <table:table-cell table:formula="of:=HEX2DEC([.E145])/255" office:value-type="float" office:value="0.509803921568627" calcext:value-type="float">
            <text:p>0.5098039216</text:p>
          </table:table-cell>
          <table:table-cell table:formula="of:=MIN([.F145:.H145])" office:value-type="float" office:value="0" calcext:value-type="float">
            <text:p>0</text:p>
          </table:table-cell>
          <table:table-cell table:formula="of:=MAX([.F145:.H145])" office:value-type="float" office:value="0.509803921568627" calcext:value-type="float">
            <text:p>0.5098039216</text:p>
          </table:table-cell>
          <table:table-cell table:formula="of:=([.I145]+[.J145])/2" office:value-type="float" office:value="0.254901960784314" calcext:value-type="float">
            <text:p>0.2549019608</text:p>
          </table:table-cell>
          <table:table-cell table:formula="of:=IF([.K145]&lt;0.5;([.J145]-[.I145])/([.J145]+[.I145]);([.J145]-[.I145])/(2-[.J145]-[.I145]))" office:value-type="float" office:value="1" calcext:value-type="float">
            <text:p>1</text:p>
          </table:table-cell>
          <table:table-cell table:formula="of:=ROUND(IF([.J145]=[.F145];IF([.J145]=[.I145];0;([.G145]-[.H145])/([.J145]-[.I145]));IF([.J145]=[.G145];IF([.J145]=[.I145];0;2+([.H145]-[.F145])/([.J145]-[.I145]));IF([.J145]=[.I145];0;4+([.F145]-[.G145])/([.J145]-[.I145]))));2)" office:value-type="float" office:value="4.58" calcext:value-type="float">
            <text:p>4.58</text:p>
          </table:table-cell>
          <table:table-cell table:formula="of:=[.M145]*60" office:value-type="float" office:value="274.8" calcext:value-type="float">
            <text:p>274.8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orchid</text:p>
          </table:table-cell>
          <table:table-cell table:style-name="ce3" office:value-type="string" calcext:value-type="string">
            <text:p>#9932cc</text:p>
          </table:table-cell>
          <table:table-cell table:formula="of:=LEFT(RIGHT([.B146];6);2)" office:value-type="string" office:string-value="99" calcext:value-type="string">
            <text:p>99</text:p>
          </table:table-cell>
          <table:table-cell table:formula="of:=RIGHT(LEFT(RIGHT([.B146];6);4);2)" office:value-type="string" office:string-value="32" calcext:value-type="string">
            <text:p>32</text:p>
          </table:table-cell>
          <table:table-cell table:formula="of:=RIGHT(RIGHT([.B146];6);2)" office:value-type="string" office:string-value="cc" calcext:value-type="string">
            <text:p>cc</text:p>
          </table:table-cell>
          <table:table-cell table:formula="of:=HEX2DEC([.C146])/255" office:value-type="float" office:value="0.6" calcext:value-type="float">
            <text:p>0.6</text:p>
          </table:table-cell>
          <table:table-cell table:formula="of:=HEX2DEC([.D146])/255" office:value-type="float" office:value="0.196078431372549" calcext:value-type="float">
            <text:p>0.1960784314</text:p>
          </table:table-cell>
          <table:table-cell table:formula="of:=HEX2DEC([.E146])/255" office:value-type="float" office:value="0.8" calcext:value-type="float">
            <text:p>0.8</text:p>
          </table:table-cell>
          <table:table-cell table:formula="of:=MIN([.F146:.H146])" office:value-type="float" office:value="0.196078431372549" calcext:value-type="float">
            <text:p>0.1960784314</text:p>
          </table:table-cell>
          <table:table-cell table:formula="of:=MAX([.F146:.H146])" office:value-type="float" office:value="0.8" calcext:value-type="float">
            <text:p>0.8</text:p>
          </table:table-cell>
          <table:table-cell table:formula="of:=([.I146]+[.J146])/2" office:value-type="float" office:value="0.498039215686275" calcext:value-type="float">
            <text:p>0.4980392157</text:p>
          </table:table-cell>
          <table:table-cell table:formula="of:=IF([.K146]&lt;0.5;([.J146]-[.I146])/([.J146]+[.I146]);([.J146]-[.I146])/(2-[.J146]-[.I146]))" office:value-type="float" office:value="0.606299212598425" calcext:value-type="float">
            <text:p>0.6062992126</text:p>
          </table:table-cell>
          <table:table-cell table:formula="of:=ROUND(IF([.J146]=[.F146];IF([.J146]=[.I146];0;([.G146]-[.H146])/([.J146]-[.I146]));IF([.J146]=[.G146];IF([.J146]=[.I146];0;2+([.H146]-[.F146])/([.J146]-[.I146]));IF([.J146]=[.I146];0;4+([.F146]-[.G146])/([.J146]-[.I146]))));2)" office:value-type="float" office:value="4.67" calcext:value-type="float">
            <text:p>4.67</text:p>
          </table:table-cell>
          <table:table-cell table:formula="of:=[.M146]*60" office:value-type="float" office:value="280.2" calcext:value-type="float">
            <text:p>280.2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darkviolet</text:p>
          </table:table-cell>
          <table:table-cell table:style-name="ce3" office:value-type="string" calcext:value-type="string">
            <text:p>#9400d3</text:p>
          </table:table-cell>
          <table:table-cell table:formula="of:=LEFT(RIGHT([.B147];6);2)" office:value-type="string" office:string-value="94" calcext:value-type="string">
            <text:p>94</text:p>
          </table:table-cell>
          <table:table-cell table:formula="of:=RIGHT(LEFT(RIGHT([.B147];6);4);2)" office:value-type="string" office:string-value="00" calcext:value-type="string">
            <text:p>00</text:p>
          </table:table-cell>
          <table:table-cell table:formula="of:=RIGHT(RIGHT([.B147];6);2)" office:value-type="string" office:string-value="d3" calcext:value-type="string">
            <text:p>d3</text:p>
          </table:table-cell>
          <table:table-cell table:formula="of:=HEX2DEC([.C147])/255" office:value-type="float" office:value="0.580392156862745" calcext:value-type="float">
            <text:p>0.5803921569</text:p>
          </table:table-cell>
          <table:table-cell table:formula="of:=HEX2DEC([.D147])/255" office:value-type="float" office:value="0" calcext:value-type="float">
            <text:p>0</text:p>
          </table:table-cell>
          <table:table-cell table:formula="of:=HEX2DEC([.E147])/255" office:value-type="float" office:value="0.827450980392157" calcext:value-type="float">
            <text:p>0.8274509804</text:p>
          </table:table-cell>
          <table:table-cell table:formula="of:=MIN([.F147:.H147])" office:value-type="float" office:value="0" calcext:value-type="float">
            <text:p>0</text:p>
          </table:table-cell>
          <table:table-cell table:formula="of:=MAX([.F147:.H147])" office:value-type="float" office:value="0.827450980392157" calcext:value-type="float">
            <text:p>0.8274509804</text:p>
          </table:table-cell>
          <table:table-cell table:formula="of:=([.I147]+[.J147])/2" office:value-type="float" office:value="0.413725490196078" calcext:value-type="float">
            <text:p>0.4137254902</text:p>
          </table:table-cell>
          <table:table-cell table:formula="of:=IF([.K147]&lt;0.5;([.J147]-[.I147])/([.J147]+[.I147]);([.J147]-[.I147])/(2-[.J147]-[.I147]))" office:value-type="float" office:value="1" calcext:value-type="float">
            <text:p>1</text:p>
          </table:table-cell>
          <table:table-cell table:formula="of:=ROUND(IF([.J147]=[.F147];IF([.J147]=[.I147];0;([.G147]-[.H147])/([.J147]-[.I147]));IF([.J147]=[.G147];IF([.J147]=[.I147];0;2+([.H147]-[.F147])/([.J147]-[.I147]));IF([.J147]=[.I147];0;4+([.F147]-[.G147])/([.J147]-[.I147]))));2)" office:value-type="float" office:value="4.7" calcext:value-type="float">
            <text:p>4.7</text:p>
          </table:table-cell>
          <table:table-cell table:formula="of:=[.M147]*60" office:value-type="float" office:value="282" calcext:value-type="float">
            <text:p>282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mediumorchid</text:p>
          </table:table-cell>
          <table:table-cell table:style-name="ce3" office:value-type="string" calcext:value-type="string">
            <text:p>#ba55d3</text:p>
          </table:table-cell>
          <table:table-cell table:formula="of:=LEFT(RIGHT([.B148];6);2)" office:value-type="string" office:string-value="ba" calcext:value-type="string">
            <text:p>ba</text:p>
          </table:table-cell>
          <table:table-cell table:formula="of:=RIGHT(LEFT(RIGHT([.B148];6);4);2)" office:value-type="string" office:string-value="55" calcext:value-type="string">
            <text:p>55</text:p>
          </table:table-cell>
          <table:table-cell table:formula="of:=RIGHT(RIGHT([.B148];6);2)" office:value-type="string" office:string-value="d3" calcext:value-type="string">
            <text:p>d3</text:p>
          </table:table-cell>
          <table:table-cell table:formula="of:=HEX2DEC([.C148])/255" office:value-type="float" office:value="0.729411764705882" calcext:value-type="float">
            <text:p>0.7294117647</text:p>
          </table:table-cell>
          <table:table-cell table:formula="of:=HEX2DEC([.D148])/255" office:value-type="float" office:value="0.333333333333333" calcext:value-type="float">
            <text:p>0.3333333333</text:p>
          </table:table-cell>
          <table:table-cell table:formula="of:=HEX2DEC([.E148])/255" office:value-type="float" office:value="0.827450980392157" calcext:value-type="float">
            <text:p>0.8274509804</text:p>
          </table:table-cell>
          <table:table-cell table:formula="of:=MIN([.F148:.H148])" office:value-type="float" office:value="0.333333333333333" calcext:value-type="float">
            <text:p>0.3333333333</text:p>
          </table:table-cell>
          <table:table-cell table:formula="of:=MAX([.F148:.H148])" office:value-type="float" office:value="0.827450980392157" calcext:value-type="float">
            <text:p>0.8274509804</text:p>
          </table:table-cell>
          <table:table-cell table:formula="of:=([.I148]+[.J148])/2" office:value-type="float" office:value="0.580392156862745" calcext:value-type="float">
            <text:p>0.5803921569</text:p>
          </table:table-cell>
          <table:table-cell table:formula="of:=IF([.K148]&lt;0.5;([.J148]-[.I148])/([.J148]+[.I148]);([.J148]-[.I148])/(2-[.J148]-[.I148]))" office:value-type="float" office:value="0.588785046728972" calcext:value-type="float">
            <text:p>0.5887850467</text:p>
          </table:table-cell>
          <table:table-cell table:formula="of:=ROUND(IF([.J148]=[.F148];IF([.J148]=[.I148];0;([.G148]-[.H148])/([.J148]-[.I148]));IF([.J148]=[.G148];IF([.J148]=[.I148];0;2+([.H148]-[.F148])/([.J148]-[.I148]));IF([.J148]=[.I148];0;4+([.F148]-[.G148])/([.J148]-[.I148]))));2)" office:value-type="float" office:value="4.8" calcext:value-type="float">
            <text:p>4.8</text:p>
          </table:table-cell>
          <table:table-cell table:formula="of:=[.M148]*60" office:value-type="float" office:value="288" calcext:value-type="float">
            <text:p>288.0</text:p>
          </table:table-cell>
          <table:table-cell table:number-columns-repeated="1010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1" number:min-integer-digits="1"/>
    </number:number-style>
    <number:number-style style:name="N118">
      <style:text-properties fo:color="#ff0000"/>
      <number:text>-</number:text>
      <number:number number:decimal-places="1" number:min-integer-digits="1"/>
      <style:map style:condition="value()&gt;=0" style:apply-style-name="N118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1:46:52.468000000</meta:creation-date>
    <dc:date>2016-10-19T00:47:24.498000000</dc:date>
    <meta:editing-cycles>5</meta:editing-cycles>
    <meta:editing-duration>PT2H50M21S</meta:editing-duration>
    <meta:document-statistic meta:table-count="1" meta:cell-count="2060" meta:object-count="0"/>
    <meta:generator>LibreOffice/4.2.8.2$Linux_X86_64 LibreOffice_project/420m0$Build-2</meta:generator>
  </office:meta>
</office:document-meta>
</file>